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2.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style-name="Default" office:value-type="string">
            <text:p>Mesure effectuée le 31/03/2014 à 15:02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exl 116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Vitesse 0.1mm/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ection 1.37mm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0.013">
            <text:p>0,013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1.37">
            <text:p>1,3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20.517143">
            <text:p>20,51714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28108">
            <text:p>0,028108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0.517143">
            <text:p>20,51714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28108">
            <text:p>0,028108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0.517143">
            <text:p>20,51714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28108">
            <text:p>0,028108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0.97308">
            <text:p>20,9730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28733">
            <text:p>0,028733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0.97308">
            <text:p>20,9730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28733">
            <text:p>0,028733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1.884953">
            <text:p>21,88495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29982">
            <text:p>0,029982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1.884953">
            <text:p>21,88495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29982">
            <text:p>0,029982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1.884953">
            <text:p>21,88495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29982">
            <text:p>0,029982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1.884953">
            <text:p>21,884953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029982">
            <text:p>0,029982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1.884953">
            <text:p>21,884953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029982">
            <text:p>0,029982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1.884953">
            <text:p>21,884953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29982">
            <text:p>0,029982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1.429016">
            <text:p>21,42901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29358">
            <text:p>0,029358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1.429016">
            <text:p>21,42901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29358">
            <text:p>0,029358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1.429016">
            <text:p>21,42901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29358">
            <text:p>0,029358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1.429016">
            <text:p>21,42901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29358">
            <text:p>0,029358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0.97308">
            <text:p>20,9730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28733">
            <text:p>0,028733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0.97308">
            <text:p>20,9730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28733">
            <text:p>0,028733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0.517143">
            <text:p>20,51714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28108">
            <text:p>0,028108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0.517143">
            <text:p>20,517143</text:p>
          </table:table-cell>
          <table:table-cell office:value-type="float" office:value="-0.003233">
            <text:p>-0,003233</text:p>
          </table:table-cell>
          <table:table-cell office:value-type="float" office:value="-0.003204">
            <text:p>-0,003204</text:p>
          </table:table-cell>
          <table:table-cell office:value-type="float" office:value="0.028108">
            <text:p>0,028108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0.517143">
            <text:p>20,51714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28108">
            <text:p>0,028108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1.429016">
            <text:p>21,42901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29358">
            <text:p>0,029358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1.884953">
            <text:p>21,88495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29982">
            <text:p>0,029982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1.884953">
            <text:p>21,884953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029982">
            <text:p>0,029982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0.97308">
            <text:p>20,97308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28733">
            <text:p>0,028733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0.97308">
            <text:p>20,97308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028733">
            <text:p>0,028733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1.884953">
            <text:p>21,88495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29982">
            <text:p>0,029982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1.884953">
            <text:p>21,884953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029982">
            <text:p>0,029982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0.97308">
            <text:p>20,97308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028733">
            <text:p>0,028733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0.97308">
            <text:p>20,97308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28733">
            <text:p>0,028733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2.340889">
            <text:p>22,340889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030607">
            <text:p>0,030607</text:p>
          </table:table-cell>
          <table:table-cell office:value-type="float" office:value="-0.027353">
            <text:p>-0,027353</text:p>
          </table:table-cell>
          <table:table-cell table:number-columns-repeated="1019"/>
        </table:table-row>
        <table:table-row table:style-name="ro1">
          <table:table-cell office:value-type="float" office:value="22.340889">
            <text:p>22,340889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30607">
            <text:p>0,030607</text:p>
          </table:table-cell>
          <table:table-cell office:value-type="float" office:value="-0.027353">
            <text:p>-0,027353</text:p>
          </table:table-cell>
          <table:table-cell table:number-columns-repeated="1019"/>
        </table:table-row>
        <table:table-row table:style-name="ro1">
          <table:table-cell office:value-type="float" office:value="22.796825">
            <text:p>22,79682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31232">
            <text:p>0,031232</text:p>
          </table:table-cell>
          <table:table-cell office:value-type="float" office:value="-0.049706">
            <text:p>-0,049706</text:p>
          </table:table-cell>
          <table:table-cell table:number-columns-repeated="1019"/>
        </table:table-row>
        <table:table-row table:style-name="ro1">
          <table:table-cell office:value-type="float" office:value="22.796825">
            <text:p>22,796825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031232">
            <text:p>0,031232</text:p>
          </table:table-cell>
          <table:table-cell office:value-type="float" office:value="-0.049706">
            <text:p>-0,049706</text:p>
          </table:table-cell>
          <table:table-cell table:number-columns-repeated="1019"/>
        </table:table-row>
        <table:table-row table:style-name="ro1">
          <table:table-cell office:value-type="float" office:value="25.532444">
            <text:p>25,532444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034979">
            <text:p>0,034979</text:p>
          </table:table-cell>
          <table:table-cell office:value-type="float" office:value="-0.070294">
            <text:p>-0,070294</text:p>
          </table:table-cell>
          <table:table-cell table:number-columns-repeated="1019"/>
        </table:table-row>
        <table:table-row table:style-name="ro1">
          <table:table-cell office:value-type="float" office:value="25.532444">
            <text:p>25,532444</text:p>
          </table:table-cell>
          <table:table-cell office:value-type="float" office:value="-0.00324">
            <text:p>-0,00324</text:p>
          </table:table-cell>
          <table:table-cell office:value-type="float" office:value="-0.003201">
            <text:p>-0,003201</text:p>
          </table:table-cell>
          <table:table-cell office:value-type="float" office:value="0.034979">
            <text:p>0,034979</text:p>
          </table:table-cell>
          <table:table-cell office:value-type="float" office:value="-0.070294">
            <text:p>-0,070294</text:p>
          </table:table-cell>
          <table:table-cell table:number-columns-repeated="1019"/>
        </table:table-row>
        <table:table-row table:style-name="ro1">
          <table:table-cell office:value-type="float" office:value="26.900255">
            <text:p>26,900255</text:p>
          </table:table-cell>
          <table:table-cell office:value-type="float" office:value="-0.00324">
            <text:p>-0,00324</text:p>
          </table:table-cell>
          <table:table-cell office:value-type="float" office:value="-0.003201">
            <text:p>-0,003201</text:p>
          </table:table-cell>
          <table:table-cell office:value-type="float" office:value="0.036853">
            <text:p>0,036853</text:p>
          </table:table-cell>
          <table:table-cell office:value-type="float" office:value="-0.090588">
            <text:p>-0,090588</text:p>
          </table:table-cell>
          <table:table-cell table:number-columns-repeated="1019"/>
        </table:table-row>
        <table:table-row table:style-name="ro1">
          <table:table-cell office:value-type="float" office:value="26.900255">
            <text:p>26,900255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036853">
            <text:p>0,036853</text:p>
          </table:table-cell>
          <table:table-cell office:value-type="float" office:value="-0.090588">
            <text:p>-0,090588</text:p>
          </table:table-cell>
          <table:table-cell table:number-columns-repeated="1019"/>
        </table:table-row>
        <table:table-row table:style-name="ro1">
          <table:table-cell office:value-type="float" office:value="26.900255">
            <text:p>26,90025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36853">
            <text:p>0,036853</text:p>
          </table:table-cell>
          <table:table-cell office:value-type="float" office:value="-0.111176">
            <text:p>-0,111176</text:p>
          </table:table-cell>
          <table:table-cell table:number-columns-repeated="1019"/>
        </table:table-row>
        <table:table-row table:style-name="ro1">
          <table:table-cell office:value-type="float" office:value="26.900255">
            <text:p>26,900255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036853">
            <text:p>0,036853</text:p>
          </table:table-cell>
          <table:table-cell office:value-type="float" office:value="-0.111176">
            <text:p>-0,111176</text:p>
          </table:table-cell>
          <table:table-cell table:number-columns-repeated="1019"/>
        </table:table-row>
        <table:table-row table:style-name="ro1">
          <table:table-cell office:value-type="float" office:value="28.268064">
            <text:p>28,268064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038727">
            <text:p>0,038727</text:p>
          </table:table-cell>
          <table:table-cell office:value-type="float" office:value="-0.132353">
            <text:p>-0,132353</text:p>
          </table:table-cell>
          <table:table-cell table:number-columns-repeated="1019"/>
        </table:table-row>
        <table:table-row table:style-name="ro1">
          <table:table-cell office:value-type="float" office:value="28.268064">
            <text:p>28,26806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38727">
            <text:p>0,038727</text:p>
          </table:table-cell>
          <table:table-cell office:value-type="float" office:value="-0.132353">
            <text:p>-0,132353</text:p>
          </table:table-cell>
          <table:table-cell table:number-columns-repeated="1019"/>
        </table:table-row>
        <table:table-row table:style-name="ro1">
          <table:table-cell office:value-type="float" office:value="28.268064">
            <text:p>28,268064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038727">
            <text:p>0,038727</text:p>
          </table:table-cell>
          <table:table-cell office:value-type="float" office:value="-0.151765">
            <text:p>-0,151765</text:p>
          </table:table-cell>
          <table:table-cell table:number-columns-repeated="1019"/>
        </table:table-row>
        <table:table-row table:style-name="ro1">
          <table:table-cell office:value-type="float" office:value="28.268064">
            <text:p>28,268064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038727">
            <text:p>0,038727</text:p>
          </table:table-cell>
          <table:table-cell office:value-type="float" office:value="-0.151765">
            <text:p>-0,151765</text:p>
          </table:table-cell>
          <table:table-cell table:number-columns-repeated="1019"/>
        </table:table-row>
        <table:table-row table:style-name="ro1">
          <table:table-cell office:value-type="float" office:value="31.003683">
            <text:p>31,003683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42475">
            <text:p>0,042475</text:p>
          </table:table-cell>
          <table:table-cell office:value-type="float" office:value="-0.171176">
            <text:p>-0,171176</text:p>
          </table:table-cell>
          <table:table-cell table:number-columns-repeated="1019"/>
        </table:table-row>
        <table:table-row table:style-name="ro1">
          <table:table-cell office:value-type="float" office:value="31.003683">
            <text:p>31,003683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42475">
            <text:p>0,042475</text:p>
          </table:table-cell>
          <table:table-cell office:value-type="float" office:value="-0.171176">
            <text:p>-0,171176</text:p>
          </table:table-cell>
          <table:table-cell table:number-columns-repeated="1019"/>
        </table:table-row>
        <table:table-row table:style-name="ro1">
          <table:table-cell office:value-type="float" office:value="31.45962">
            <text:p>31,4596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431">
            <text:p>0,0431</text:p>
          </table:table-cell>
          <table:table-cell office:value-type="float" office:value="-0.191471">
            <text:p>-0,191471</text:p>
          </table:table-cell>
          <table:table-cell table:number-columns-repeated="1019"/>
        </table:table-row>
        <table:table-row table:style-name="ro1">
          <table:table-cell office:value-type="float" office:value="31.45962">
            <text:p>31,45962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0431">
            <text:p>0,0431</text:p>
          </table:table-cell>
          <table:table-cell office:value-type="float" office:value="-0.191471">
            <text:p>-0,191471</text:p>
          </table:table-cell>
          <table:table-cell table:number-columns-repeated="1019"/>
        </table:table-row>
        <table:table-row table:style-name="ro1">
          <table:table-cell office:value-type="float" office:value="32.371494">
            <text:p>32,371494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44349">
            <text:p>0,044349</text:p>
          </table:table-cell>
          <table:table-cell office:value-type="float" office:value="-0.210882">
            <text:p>-0,210882</text:p>
          </table:table-cell>
          <table:table-cell table:number-columns-repeated="1019"/>
        </table:table-row>
        <table:table-row table:style-name="ro1">
          <table:table-cell office:value-type="float" office:value="32.371494">
            <text:p>32,37149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44349">
            <text:p>0,044349</text:p>
          </table:table-cell>
          <table:table-cell office:value-type="float" office:value="-0.210882">
            <text:p>-0,210882</text:p>
          </table:table-cell>
          <table:table-cell table:number-columns-repeated="1019"/>
        </table:table-row>
        <table:table-row table:style-name="ro1">
          <table:table-cell office:value-type="float" office:value="33.739304">
            <text:p>33,739304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046223">
            <text:p>0,046223</text:p>
          </table:table-cell>
          <table:table-cell office:value-type="float" office:value="-0.231176">
            <text:p>-0,231176</text:p>
          </table:table-cell>
          <table:table-cell table:number-columns-repeated="1019"/>
        </table:table-row>
        <table:table-row table:style-name="ro1">
          <table:table-cell office:value-type="float" office:value="33.739304">
            <text:p>33,739304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046223">
            <text:p>0,046223</text:p>
          </table:table-cell>
          <table:table-cell office:value-type="float" office:value="-0.231176">
            <text:p>-0,231176</text:p>
          </table:table-cell>
          <table:table-cell table:number-columns-repeated="1019"/>
        </table:table-row>
        <table:table-row table:style-name="ro1">
          <table:table-cell office:value-type="float" office:value="35.563049">
            <text:p>35,563049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048721">
            <text:p>0,048721</text:p>
          </table:table-cell>
          <table:table-cell office:value-type="float" office:value="-0.252941">
            <text:p>-0,252941</text:p>
          </table:table-cell>
          <table:table-cell table:number-columns-repeated="1019"/>
        </table:table-row>
        <table:table-row table:style-name="ro1">
          <table:table-cell office:value-type="float" office:value="35.563049">
            <text:p>35,563049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048721">
            <text:p>0,048721</text:p>
          </table:table-cell>
          <table:table-cell office:value-type="float" office:value="-0.252941">
            <text:p>-0,252941</text:p>
          </table:table-cell>
          <table:table-cell table:number-columns-repeated="1019"/>
        </table:table-row>
        <table:table-row table:style-name="ro1">
          <table:table-cell office:value-type="float" office:value="35.563049">
            <text:p>35,563049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048721">
            <text:p>0,048721</text:p>
          </table:table-cell>
          <table:table-cell office:value-type="float" office:value="-0.273824">
            <text:p>-0,273824</text:p>
          </table:table-cell>
          <table:table-cell table:number-columns-repeated="1019"/>
        </table:table-row>
        <table:table-row table:style-name="ro1">
          <table:table-cell office:value-type="float" office:value="35.563049">
            <text:p>35,563049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048721">
            <text:p>0,048721</text:p>
          </table:table-cell>
          <table:table-cell office:value-type="float" office:value="-0.273824">
            <text:p>-0,273824</text:p>
          </table:table-cell>
          <table:table-cell table:number-columns-repeated="1019"/>
        </table:table-row>
        <table:table-row table:style-name="ro1">
          <table:table-cell office:value-type="float" office:value="36.474922">
            <text:p>36,474922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049971">
            <text:p>0,049971</text:p>
          </table:table-cell>
          <table:table-cell office:value-type="float" office:value="-0.293235">
            <text:p>-0,293235</text:p>
          </table:table-cell>
          <table:table-cell table:number-columns-repeated="1019"/>
        </table:table-row>
        <table:table-row table:style-name="ro1">
          <table:table-cell office:value-type="float" office:value="36.474922">
            <text:p>36,474922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49971">
            <text:p>0,049971</text:p>
          </table:table-cell>
          <table:table-cell office:value-type="float" office:value="-0.293235">
            <text:p>-0,293235</text:p>
          </table:table-cell>
          <table:table-cell table:number-columns-repeated="1019"/>
        </table:table-row>
        <table:table-row table:style-name="ro1">
          <table:table-cell office:value-type="float" office:value="37.842731">
            <text:p>37,842731</text:p>
          </table:table-cell>
          <table:table-cell office:value-type="float" office:value="-0.003236">
            <text:p>-0,003236</text:p>
          </table:table-cell>
          <table:table-cell office:value-type="float" office:value="-0.003205">
            <text:p>-0,003205</text:p>
          </table:table-cell>
          <table:table-cell office:value-type="float" office:value="0.051845">
            <text:p>0,051845</text:p>
          </table:table-cell>
          <table:table-cell office:value-type="float" office:value="-0.312647">
            <text:p>-0,312647</text:p>
          </table:table-cell>
          <table:table-cell table:number-columns-repeated="1019"/>
        </table:table-row>
        <table:table-row table:style-name="ro1">
          <table:table-cell office:value-type="float" office:value="37.842731">
            <text:p>37,842731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051845">
            <text:p>0,051845</text:p>
          </table:table-cell>
          <table:table-cell office:value-type="float" office:value="-0.312647">
            <text:p>-0,312647</text:p>
          </table:table-cell>
          <table:table-cell table:number-columns-repeated="1019"/>
        </table:table-row>
        <table:table-row table:style-name="ro1">
          <table:table-cell office:value-type="float" office:value="38.298668">
            <text:p>38,298668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52469">
            <text:p>0,052469</text:p>
          </table:table-cell>
          <table:table-cell office:value-type="float" office:value="-0.331176">
            <text:p>-0,331176</text:p>
          </table:table-cell>
          <table:table-cell table:number-columns-repeated="1019"/>
        </table:table-row>
        <table:table-row table:style-name="ro1">
          <table:table-cell office:value-type="float" office:value="38.298668">
            <text:p>38,29866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52469">
            <text:p>0,052469</text:p>
          </table:table-cell>
          <table:table-cell office:value-type="float" office:value="-0.331176">
            <text:p>-0,331176</text:p>
          </table:table-cell>
          <table:table-cell table:number-columns-repeated="1019"/>
        </table:table-row>
        <table:table-row table:style-name="ro1">
          <table:table-cell office:value-type="float" office:value="37.842731">
            <text:p>37,84273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51845">
            <text:p>0,051845</text:p>
          </table:table-cell>
          <table:table-cell office:value-type="float" office:value="-0.352941">
            <text:p>-0,352941</text:p>
          </table:table-cell>
          <table:table-cell table:number-columns-repeated="1019"/>
        </table:table-row>
        <table:table-row table:style-name="ro1">
          <table:table-cell office:value-type="float" office:value="37.842731">
            <text:p>37,842731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051845">
            <text:p>0,051845</text:p>
          </table:table-cell>
          <table:table-cell office:value-type="float" office:value="-0.352941">
            <text:p>-0,352941</text:p>
          </table:table-cell>
          <table:table-cell table:number-columns-repeated="1019"/>
        </table:table-row>
        <table:table-row table:style-name="ro1">
          <table:table-cell office:value-type="float" office:value="38.298668">
            <text:p>38,29866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052469">
            <text:p>0,052469</text:p>
          </table:table-cell>
          <table:table-cell office:value-type="float" office:value="-0.371471">
            <text:p>-0,371471</text:p>
          </table:table-cell>
          <table:table-cell table:number-columns-repeated="1019"/>
        </table:table-row>
        <table:table-row table:style-name="ro1">
          <table:table-cell office:value-type="float" office:value="38.298668">
            <text:p>38,298668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052469">
            <text:p>0,052469</text:p>
          </table:table-cell>
          <table:table-cell office:value-type="float" office:value="-0.371471">
            <text:p>-0,371471</text:p>
          </table:table-cell>
          <table:table-cell table:number-columns-repeated="1019"/>
        </table:table-row>
        <table:table-row table:style-name="ro1">
          <table:table-cell office:value-type="float" office:value="37.386795">
            <text:p>37,386795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05122">
            <text:p>0,05122</text:p>
          </table:table-cell>
          <table:table-cell office:value-type="float" office:value="-0.390588">
            <text:p>-0,390588</text:p>
          </table:table-cell>
          <table:table-cell table:number-columns-repeated="1019"/>
        </table:table-row>
        <table:table-row table:style-name="ro1">
          <table:table-cell office:value-type="float" office:value="37.386795">
            <text:p>37,38679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5122">
            <text:p>0,05122</text:p>
          </table:table-cell>
          <table:table-cell office:value-type="float" office:value="-0.390588">
            <text:p>-0,390588</text:p>
          </table:table-cell>
          <table:table-cell table:number-columns-repeated="1019"/>
        </table:table-row>
        <table:table-row table:style-name="ro1">
          <table:table-cell office:value-type="float" office:value="38.754604">
            <text:p>38,75460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53094">
            <text:p>0,053094</text:p>
          </table:table-cell>
          <table:table-cell office:value-type="float" office:value="-0.410294">
            <text:p>-0,410294</text:p>
          </table:table-cell>
          <table:table-cell table:number-columns-repeated="1019"/>
        </table:table-row>
        <table:table-row table:style-name="ro1">
          <table:table-cell office:value-type="float" office:value="38.754604">
            <text:p>38,754604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053094">
            <text:p>0,053094</text:p>
          </table:table-cell>
          <table:table-cell office:value-type="float" office:value="-0.410294">
            <text:p>-0,410294</text:p>
          </table:table-cell>
          <table:table-cell table:number-columns-repeated="1019"/>
        </table:table-row>
        <table:table-row table:style-name="ro1">
          <table:table-cell office:value-type="float" office:value="38.754604">
            <text:p>38,754604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053094">
            <text:p>0,053094</text:p>
          </table:table-cell>
          <table:table-cell office:value-type="float" office:value="-0.431176">
            <text:p>-0,431176</text:p>
          </table:table-cell>
          <table:table-cell table:number-columns-repeated="1019"/>
        </table:table-row>
        <table:table-row table:style-name="ro1">
          <table:table-cell office:value-type="float" office:value="38.754604">
            <text:p>38,75460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53094">
            <text:p>0,053094</text:p>
          </table:table-cell>
          <table:table-cell office:value-type="float" office:value="-0.431176">
            <text:p>-0,431176</text:p>
          </table:table-cell>
          <table:table-cell table:number-columns-repeated="1019"/>
        </table:table-row>
        <table:table-row table:style-name="ro1">
          <table:table-cell office:value-type="float" office:value="38.298668">
            <text:p>38,29866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52469">
            <text:p>0,052469</text:p>
          </table:table-cell>
          <table:table-cell office:value-type="float" office:value="-0.452059">
            <text:p>-0,452059</text:p>
          </table:table-cell>
          <table:table-cell table:number-columns-repeated="1019"/>
        </table:table-row>
        <table:table-row table:style-name="ro1">
          <table:table-cell office:value-type="float" office:value="38.298668">
            <text:p>38,298668</text:p>
          </table:table-cell>
          <table:table-cell office:value-type="float" office:value="-0.003236">
            <text:p>-0,003236</text:p>
          </table:table-cell>
          <table:table-cell office:value-type="float" office:value="-0.003207">
            <text:p>-0,003207</text:p>
          </table:table-cell>
          <table:table-cell office:value-type="float" office:value="0.052469">
            <text:p>0,052469</text:p>
          </table:table-cell>
          <table:table-cell office:value-type="float" office:value="-0.452059">
            <text:p>-0,452059</text:p>
          </table:table-cell>
          <table:table-cell table:number-columns-repeated="1019"/>
        </table:table-row>
        <table:table-row table:style-name="ro1">
          <table:table-cell office:value-type="float" office:value="39.210541">
            <text:p>39,210541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053718">
            <text:p>0,053718</text:p>
          </table:table-cell>
          <table:table-cell office:value-type="float" office:value="-0.470882">
            <text:p>-0,470882</text:p>
          </table:table-cell>
          <table:table-cell table:number-columns-repeated="1019"/>
        </table:table-row>
        <table:table-row table:style-name="ro1">
          <table:table-cell office:value-type="float" office:value="39.210541">
            <text:p>39,210541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053718">
            <text:p>0,053718</text:p>
          </table:table-cell>
          <table:table-cell office:value-type="float" office:value="-0.470882">
            <text:p>-0,470882</text:p>
          </table:table-cell>
          <table:table-cell table:number-columns-repeated="1019"/>
        </table:table-row>
        <table:table-row table:style-name="ro1">
          <table:table-cell office:value-type="float" office:value="39.666477">
            <text:p>39,666477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54343">
            <text:p>0,054343</text:p>
          </table:table-cell>
          <table:table-cell office:value-type="float" office:value="-0.490294">
            <text:p>-0,490294</text:p>
          </table:table-cell>
          <table:table-cell table:number-columns-repeated="1019"/>
        </table:table-row>
        <table:table-row table:style-name="ro1">
          <table:table-cell office:value-type="float" office:value="39.666477">
            <text:p>39,666477</text:p>
          </table:table-cell>
          <table:table-cell office:value-type="float" office:value="-0.003237">
            <text:p>-0,003237</text:p>
          </table:table-cell>
          <table:table-cell office:value-type="float" office:value="-0.003205">
            <text:p>-0,003205</text:p>
          </table:table-cell>
          <table:table-cell office:value-type="float" office:value="0.054343">
            <text:p>0,054343</text:p>
          </table:table-cell>
          <table:table-cell office:value-type="float" office:value="-0.490294">
            <text:p>-0,490294</text:p>
          </table:table-cell>
          <table:table-cell table:number-columns-repeated="1019"/>
        </table:table-row>
        <table:table-row table:style-name="ro1">
          <table:table-cell office:value-type="float" office:value="40.122414">
            <text:p>40,122414</text:p>
          </table:table-cell>
          <table:table-cell office:value-type="float" office:value="-0.003237">
            <text:p>-0,003237</text:p>
          </table:table-cell>
          <table:table-cell office:value-type="float" office:value="-0.003205">
            <text:p>-0,003205</text:p>
          </table:table-cell>
          <table:table-cell office:value-type="float" office:value="0.054968">
            <text:p>0,054968</text:p>
          </table:table-cell>
          <table:table-cell office:value-type="float" office:value="-0.510294">
            <text:p>-0,510294</text:p>
          </table:table-cell>
          <table:table-cell table:number-columns-repeated="1019"/>
        </table:table-row>
        <table:table-row table:style-name="ro1">
          <table:table-cell office:value-type="float" office:value="40.122414">
            <text:p>40,122414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054968">
            <text:p>0,054968</text:p>
          </table:table-cell>
          <table:table-cell office:value-type="float" office:value="-0.510294">
            <text:p>-0,510294</text:p>
          </table:table-cell>
          <table:table-cell table:number-columns-repeated="1019"/>
        </table:table-row>
        <table:table-row table:style-name="ro1">
          <table:table-cell office:value-type="float" office:value="40.122414">
            <text:p>40,122414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054968">
            <text:p>0,054968</text:p>
          </table:table-cell>
          <table:table-cell office:value-type="float" office:value="-0.531176">
            <text:p>-0,531176</text:p>
          </table:table-cell>
          <table:table-cell table:number-columns-repeated="1019"/>
        </table:table-row>
        <table:table-row table:style-name="ro1">
          <table:table-cell office:value-type="float" office:value="40.122414">
            <text:p>40,12241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54968">
            <text:p>0,054968</text:p>
          </table:table-cell>
          <table:table-cell office:value-type="float" office:value="-0.531176">
            <text:p>-0,531176</text:p>
          </table:table-cell>
          <table:table-cell table:number-columns-repeated="1019"/>
        </table:table-row>
        <table:table-row table:style-name="ro1">
          <table:table-cell office:value-type="float" office:value="41.490223">
            <text:p>41,490223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56842">
            <text:p>0,056842</text:p>
          </table:table-cell>
          <table:table-cell office:value-type="float" office:value="-0.550294">
            <text:p>-0,550294</text:p>
          </table:table-cell>
          <table:table-cell table:number-columns-repeated="1019"/>
        </table:table-row>
        <table:table-row table:style-name="ro1">
          <table:table-cell office:value-type="float" office:value="41.490223">
            <text:p>41,490223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56842">
            <text:p>0,056842</text:p>
          </table:table-cell>
          <table:table-cell office:value-type="float" office:value="-0.550294">
            <text:p>-0,550294</text:p>
          </table:table-cell>
          <table:table-cell table:number-columns-repeated="1019"/>
        </table:table-row>
        <table:table-row table:style-name="ro1">
          <table:table-cell office:value-type="float" office:value="42.858032">
            <text:p>42,858032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058716">
            <text:p>0,058716</text:p>
          </table:table-cell>
          <table:table-cell office:value-type="float" office:value="-0.569118">
            <text:p>-0,569118</text:p>
          </table:table-cell>
          <table:table-cell table:number-columns-repeated="1019"/>
        </table:table-row>
        <table:table-row table:style-name="ro1">
          <table:table-cell office:value-type="float" office:value="42.858032">
            <text:p>42,85803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058716">
            <text:p>0,058716</text:p>
          </table:table-cell>
          <table:table-cell office:value-type="float" office:value="-0.569118">
            <text:p>-0,569118</text:p>
          </table:table-cell>
          <table:table-cell table:number-columns-repeated="1019"/>
        </table:table-row>
        <table:table-row table:style-name="ro1">
          <table:table-cell office:value-type="float" office:value="43.769905">
            <text:p>43,769905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059965">
            <text:p>0,059965</text:p>
          </table:table-cell>
          <table:table-cell office:value-type="float" office:value="-0.591176">
            <text:p>-0,591176</text:p>
          </table:table-cell>
          <table:table-cell table:number-columns-repeated="1019"/>
        </table:table-row>
        <table:table-row table:style-name="ro1">
          <table:table-cell office:value-type="float" office:value="43.769905">
            <text:p>43,76990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59965">
            <text:p>0,059965</text:p>
          </table:table-cell>
          <table:table-cell office:value-type="float" office:value="-0.591176">
            <text:p>-0,591176</text:p>
          </table:table-cell>
          <table:table-cell table:number-columns-repeated="1019"/>
        </table:table-row>
        <table:table-row table:style-name="ro1">
          <table:table-cell office:value-type="float" office:value="43.769905">
            <text:p>43,76990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59965">
            <text:p>0,059965</text:p>
          </table:table-cell>
          <table:table-cell office:value-type="float" office:value="-0.609118">
            <text:p>-0,609118</text:p>
          </table:table-cell>
          <table:table-cell table:number-columns-repeated="1019"/>
        </table:table-row>
        <table:table-row table:style-name="ro1">
          <table:table-cell office:value-type="float" office:value="43.769905">
            <text:p>43,769905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059965">
            <text:p>0,059965</text:p>
          </table:table-cell>
          <table:table-cell office:value-type="float" office:value="-0.609118">
            <text:p>-0,609118</text:p>
          </table:table-cell>
          <table:table-cell table:number-columns-repeated="1019"/>
        </table:table-row>
        <table:table-row table:style-name="ro1">
          <table:table-cell office:value-type="float" office:value="44.681778">
            <text:p>44,681778</text:p>
          </table:table-cell>
          <table:table-cell office:value-type="float" office:value="-0.003237">
            <text:p>-0,003237</text:p>
          </table:table-cell>
          <table:table-cell office:value-type="float" office:value="-0.003205">
            <text:p>-0,003205</text:p>
          </table:table-cell>
          <table:table-cell office:value-type="float" office:value="0.061214">
            <text:p>0,061214</text:p>
          </table:table-cell>
          <table:table-cell office:value-type="float" office:value="-0.628529">
            <text:p>-0,628529</text:p>
          </table:table-cell>
          <table:table-cell table:number-columns-repeated="1019"/>
        </table:table-row>
        <table:table-row table:style-name="ro1">
          <table:table-cell office:value-type="float" office:value="44.681778">
            <text:p>44,68177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61214">
            <text:p>0,061214</text:p>
          </table:table-cell>
          <table:table-cell office:value-type="float" office:value="-0.647059">
            <text:p>-0,647059</text:p>
          </table:table-cell>
          <table:table-cell table:number-columns-repeated="1019"/>
        </table:table-row>
        <table:table-row table:style-name="ro1">
          <table:table-cell office:value-type="float" office:value="46.505524">
            <text:p>46,505524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063713">
            <text:p>0,063713</text:p>
          </table:table-cell>
          <table:table-cell office:value-type="float" office:value="-0.647059">
            <text:p>-0,647059</text:p>
          </table:table-cell>
          <table:table-cell table:number-columns-repeated="1019"/>
        </table:table-row>
        <table:table-row table:style-name="ro1">
          <table:table-cell office:value-type="float" office:value="46.505524">
            <text:p>46,50552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63713">
            <text:p>0,063713</text:p>
          </table:table-cell>
          <table:table-cell office:value-type="float" office:value="-0.666471">
            <text:p>-0,666471</text:p>
          </table:table-cell>
          <table:table-cell table:number-columns-repeated="1019"/>
        </table:table-row>
        <table:table-row table:style-name="ro1">
          <table:table-cell office:value-type="float" office:value="47.417397">
            <text:p>47,417397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64962">
            <text:p>0,064962</text:p>
          </table:table-cell>
          <table:table-cell office:value-type="float" office:value="-0.666471">
            <text:p>-0,666471</text:p>
          </table:table-cell>
          <table:table-cell table:number-columns-repeated="1019"/>
        </table:table-row>
        <table:table-row table:style-name="ro1">
          <table:table-cell office:value-type="float" office:value="47.417397">
            <text:p>47,41739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64962">
            <text:p>0,064962</text:p>
          </table:table-cell>
          <table:table-cell office:value-type="float" office:value="-0.685294">
            <text:p>-0,685294</text:p>
          </table:table-cell>
          <table:table-cell table:number-columns-repeated="1019"/>
        </table:table-row>
        <table:table-row table:style-name="ro1">
          <table:table-cell office:value-type="float" office:value="49.241142">
            <text:p>49,241142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6746">
            <text:p>0,06746</text:p>
          </table:table-cell>
          <table:table-cell office:value-type="float" office:value="-0.685294">
            <text:p>-0,685294</text:p>
          </table:table-cell>
          <table:table-cell table:number-columns-repeated="1019"/>
        </table:table-row>
        <table:table-row table:style-name="ro1">
          <table:table-cell office:value-type="float" office:value="48.785206">
            <text:p>48,785206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066836">
            <text:p>0,066836</text:p>
          </table:table-cell>
          <table:table-cell office:value-type="float" office:value="-0.704706">
            <text:p>-0,704706</text:p>
          </table:table-cell>
          <table:table-cell table:number-columns-repeated="1019"/>
        </table:table-row>
        <table:table-row table:style-name="ro1">
          <table:table-cell office:value-type="float" office:value="48.785206">
            <text:p>48,785206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66836">
            <text:p>0,066836</text:p>
          </table:table-cell>
          <table:table-cell office:value-type="float" office:value="-0.704706">
            <text:p>-0,704706</text:p>
          </table:table-cell>
          <table:table-cell table:number-columns-repeated="1019"/>
        </table:table-row>
        <table:table-row table:style-name="ro1">
          <table:table-cell office:value-type="float" office:value="50.153015">
            <text:p>50,153015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6871">
            <text:p>0,06871</text:p>
          </table:table-cell>
          <table:table-cell office:value-type="float" office:value="-0.724118">
            <text:p>-0,724118</text:p>
          </table:table-cell>
          <table:table-cell table:number-columns-repeated="1019"/>
        </table:table-row>
        <table:table-row table:style-name="ro1">
          <table:table-cell office:value-type="float" office:value="50.153015">
            <text:p>50,153015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6871">
            <text:p>0,06871</text:p>
          </table:table-cell>
          <table:table-cell office:value-type="float" office:value="-0.724118">
            <text:p>-0,724118</text:p>
          </table:table-cell>
          <table:table-cell table:number-columns-repeated="1019"/>
        </table:table-row>
        <table:table-row table:style-name="ro1">
          <table:table-cell office:value-type="float" office:value="50.608952">
            <text:p>50,608952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069334">
            <text:p>0,069334</text:p>
          </table:table-cell>
          <table:table-cell office:value-type="float" office:value="-0.742941">
            <text:p>-0,742941</text:p>
          </table:table-cell>
          <table:table-cell table:number-columns-repeated="1019"/>
        </table:table-row>
        <table:table-row table:style-name="ro1">
          <table:table-cell office:value-type="float" office:value="50.608952">
            <text:p>50,608952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069334">
            <text:p>0,069334</text:p>
          </table:table-cell>
          <table:table-cell office:value-type="float" office:value="-0.742941">
            <text:p>-0,742941</text:p>
          </table:table-cell>
          <table:table-cell table:number-columns-repeated="1019"/>
        </table:table-row>
        <table:table-row table:style-name="ro1">
          <table:table-cell office:value-type="float" office:value="52.888638">
            <text:p>52,888638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072457">
            <text:p>0,072457</text:p>
          </table:table-cell>
          <table:table-cell office:value-type="float" office:value="-0.762353">
            <text:p>-0,762353</text:p>
          </table:table-cell>
          <table:table-cell table:number-columns-repeated="1019"/>
        </table:table-row>
        <table:table-row table:style-name="ro1">
          <table:table-cell office:value-type="float" office:value="52.888638">
            <text:p>52,88863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72457">
            <text:p>0,072457</text:p>
          </table:table-cell>
          <table:table-cell office:value-type="float" office:value="-0.762353">
            <text:p>-0,762353</text:p>
          </table:table-cell>
          <table:table-cell table:number-columns-repeated="1019"/>
        </table:table-row>
        <table:table-row table:style-name="ro1">
          <table:table-cell office:value-type="float" office:value="54.256447">
            <text:p>54,256447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74331">
            <text:p>0,074331</text:p>
          </table:table-cell>
          <table:table-cell office:value-type="float" office:value="-0.781471">
            <text:p>-0,781471</text:p>
          </table:table-cell>
          <table:table-cell table:number-columns-repeated="1019"/>
        </table:table-row>
        <table:table-row table:style-name="ro1">
          <table:table-cell office:value-type="float" office:value="54.256447">
            <text:p>54,25644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74331">
            <text:p>0,074331</text:p>
          </table:table-cell>
          <table:table-cell office:value-type="float" office:value="-0.781471">
            <text:p>-0,781471</text:p>
          </table:table-cell>
          <table:table-cell table:number-columns-repeated="1019"/>
        </table:table-row>
        <table:table-row table:style-name="ro1">
          <table:table-cell office:value-type="float" office:value="55.16832">
            <text:p>55,1683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75581">
            <text:p>0,075581</text:p>
          </table:table-cell>
          <table:table-cell office:value-type="float" office:value="-0.800294">
            <text:p>-0,800294</text:p>
          </table:table-cell>
          <table:table-cell table:number-columns-repeated="1019"/>
        </table:table-row>
        <table:table-row table:style-name="ro1">
          <table:table-cell office:value-type="float" office:value="55.16832">
            <text:p>55,16832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075581">
            <text:p>0,075581</text:p>
          </table:table-cell>
          <table:table-cell office:value-type="float" office:value="-0.800294">
            <text:p>-0,800294</text:p>
          </table:table-cell>
          <table:table-cell table:number-columns-repeated="1019"/>
        </table:table-row>
        <table:table-row table:style-name="ro1">
          <table:table-cell office:value-type="float" office:value="56.080193">
            <text:p>56,08019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7683">
            <text:p>0,07683</text:p>
          </table:table-cell>
          <table:table-cell office:value-type="float" office:value="-0.822353">
            <text:p>-0,822353</text:p>
          </table:table-cell>
          <table:table-cell table:number-columns-repeated="1019"/>
        </table:table-row>
        <table:table-row table:style-name="ro1">
          <table:table-cell office:value-type="float" office:value="56.080193">
            <text:p>56,08019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7683">
            <text:p>0,07683</text:p>
          </table:table-cell>
          <table:table-cell office:value-type="float" office:value="-0.822353">
            <text:p>-0,822353</text:p>
          </table:table-cell>
          <table:table-cell table:number-columns-repeated="1019"/>
        </table:table-row>
        <table:table-row table:style-name="ro1">
          <table:table-cell office:value-type="float" office:value="56.536129">
            <text:p>56,536129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77454">
            <text:p>0,077454</text:p>
          </table:table-cell>
          <table:table-cell office:value-type="float" office:value="-0.84">
            <text:p>-0,84</text:p>
          </table:table-cell>
          <table:table-cell table:number-columns-repeated="1019"/>
        </table:table-row>
        <table:table-row table:style-name="ro1">
          <table:table-cell office:value-type="float" office:value="56.536129">
            <text:p>56,53612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77454">
            <text:p>0,077454</text:p>
          </table:table-cell>
          <table:table-cell office:value-type="float" office:value="-0.84">
            <text:p>-0,84</text:p>
          </table:table-cell>
          <table:table-cell table:number-columns-repeated="1019"/>
        </table:table-row>
        <table:table-row table:style-name="ro1">
          <table:table-cell office:value-type="float" office:value="56.992065">
            <text:p>56,992065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78079">
            <text:p>0,078079</text:p>
          </table:table-cell>
          <table:table-cell office:value-type="float" office:value="-0.859118">
            <text:p>-0,859118</text:p>
          </table:table-cell>
          <table:table-cell table:number-columns-repeated="1019"/>
        </table:table-row>
        <table:table-row table:style-name="ro1">
          <table:table-cell office:value-type="float" office:value="56.992065">
            <text:p>56,99206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78079">
            <text:p>0,078079</text:p>
          </table:table-cell>
          <table:table-cell office:value-type="float" office:value="-0.859118">
            <text:p>-0,859118</text:p>
          </table:table-cell>
          <table:table-cell table:number-columns-repeated="1019"/>
        </table:table-row>
        <table:table-row table:style-name="ro1">
          <table:table-cell office:value-type="float" office:value="58.815811">
            <text:p>58,815811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080578">
            <text:p>0,080578</text:p>
          </table:table-cell>
          <table:table-cell office:value-type="float" office:value="-0.878824">
            <text:p>-0,878824</text:p>
          </table:table-cell>
          <table:table-cell table:number-columns-repeated="1019"/>
        </table:table-row>
        <table:table-row table:style-name="ro1">
          <table:table-cell office:value-type="float" office:value="58.815811">
            <text:p>58,815811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080578">
            <text:p>0,080578</text:p>
          </table:table-cell>
          <table:table-cell office:value-type="float" office:value="-0.878824">
            <text:p>-0,878824</text:p>
          </table:table-cell>
          <table:table-cell table:number-columns-repeated="1019"/>
        </table:table-row>
        <table:table-row table:style-name="ro1">
          <table:table-cell office:value-type="float" office:value="59.727684">
            <text:p>59,727684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081827">
            <text:p>0,081827</text:p>
          </table:table-cell>
          <table:table-cell office:value-type="float" office:value="-0.897353">
            <text:p>-0,897353</text:p>
          </table:table-cell>
          <table:table-cell table:number-columns-repeated="1019"/>
        </table:table-row>
        <table:table-row table:style-name="ro1">
          <table:table-cell office:value-type="float" office:value="59.727684">
            <text:p>59,72768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81827">
            <text:p>0,081827</text:p>
          </table:table-cell>
          <table:table-cell office:value-type="float" office:value="-0.916765">
            <text:p>-0,916765</text:p>
          </table:table-cell>
          <table:table-cell table:number-columns-repeated="1019"/>
        </table:table-row>
        <table:table-row table:style-name="ro1">
          <table:table-cell office:value-type="float" office:value="61.095493">
            <text:p>61,09549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83701">
            <text:p>0,083701</text:p>
          </table:table-cell>
          <table:table-cell office:value-type="float" office:value="-0.916765">
            <text:p>-0,916765</text:p>
          </table:table-cell>
          <table:table-cell table:number-columns-repeated="1019"/>
        </table:table-row>
        <table:table-row table:style-name="ro1">
          <table:table-cell office:value-type="float" office:value="61.095493">
            <text:p>61,095493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083701">
            <text:p>0,083701</text:p>
          </table:table-cell>
          <table:table-cell office:value-type="float" office:value="-0.935588">
            <text:p>-0,935588</text:p>
          </table:table-cell>
          <table:table-cell table:number-columns-repeated="1019"/>
        </table:table-row>
        <table:table-row table:style-name="ro1">
          <table:table-cell office:value-type="float" office:value="61.095493">
            <text:p>61,095493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083701">
            <text:p>0,083701</text:p>
          </table:table-cell>
          <table:table-cell office:value-type="float" office:value="-0.935588">
            <text:p>-0,935588</text:p>
          </table:table-cell>
          <table:table-cell table:number-columns-repeated="1019"/>
        </table:table-row>
        <table:table-row table:style-name="ro1">
          <table:table-cell office:value-type="float" office:value="64.742989">
            <text:p>64,74298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88698">
            <text:p>0,088698</text:p>
          </table:table-cell>
          <table:table-cell office:value-type="float" office:value="-0.954706">
            <text:p>-0,954706</text:p>
          </table:table-cell>
          <table:table-cell table:number-columns-repeated="1019"/>
        </table:table-row>
        <table:table-row table:style-name="ro1">
          <table:table-cell office:value-type="float" office:value="64.742989">
            <text:p>64,742989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88698">
            <text:p>0,088698</text:p>
          </table:table-cell>
          <table:table-cell office:value-type="float" office:value="-0.954706">
            <text:p>-0,954706</text:p>
          </table:table-cell>
          <table:table-cell table:number-columns-repeated="1019"/>
        </table:table-row>
        <table:table-row table:style-name="ro1">
          <table:table-cell office:value-type="float" office:value="64.287048">
            <text:p>64,287048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88073">
            <text:p>0,088073</text:p>
          </table:table-cell>
          <table:table-cell office:value-type="float" office:value="-0.973824">
            <text:p>-0,973824</text:p>
          </table:table-cell>
          <table:table-cell table:number-columns-repeated="1019"/>
        </table:table-row>
        <table:table-row table:style-name="ro1">
          <table:table-cell office:value-type="float" office:value="64.287048">
            <text:p>64,28704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088073">
            <text:p>0,088073</text:p>
          </table:table-cell>
          <table:table-cell office:value-type="float" office:value="-0.973824">
            <text:p>-0,973824</text:p>
          </table:table-cell>
          <table:table-cell table:number-columns-repeated="1019"/>
        </table:table-row>
        <table:table-row table:style-name="ro1">
          <table:table-cell office:value-type="float" office:value="66.110794">
            <text:p>66,110794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090572">
            <text:p>0,090572</text:p>
          </table:table-cell>
          <table:table-cell office:value-type="float" office:value="-0.993235">
            <text:p>-0,993235</text:p>
          </table:table-cell>
          <table:table-cell table:number-columns-repeated="1019"/>
        </table:table-row>
        <table:table-row table:style-name="ro1">
          <table:table-cell office:value-type="float" office:value="66.110794">
            <text:p>66,110794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090572">
            <text:p>0,090572</text:p>
          </table:table-cell>
          <table:table-cell office:value-type="float" office:value="-0.993235">
            <text:p>-0,993235</text:p>
          </table:table-cell>
          <table:table-cell table:number-columns-repeated="1019"/>
        </table:table-row>
        <table:table-row table:style-name="ro1">
          <table:table-cell office:value-type="float" office:value="67.93454">
            <text:p>67,93454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9307">
            <text:p>0,09307</text:p>
          </table:table-cell>
          <table:table-cell office:value-type="float" office:value="-1.012353">
            <text:p>-1,012353</text:p>
          </table:table-cell>
          <table:table-cell table:number-columns-repeated="1019"/>
        </table:table-row>
        <table:table-row table:style-name="ro1">
          <table:table-cell office:value-type="float" office:value="67.93454">
            <text:p>67,9345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9307">
            <text:p>0,09307</text:p>
          </table:table-cell>
          <table:table-cell office:value-type="float" office:value="-1.012353">
            <text:p>-1,012353</text:p>
          </table:table-cell>
          <table:table-cell table:number-columns-repeated="1019"/>
        </table:table-row>
        <table:table-row table:style-name="ro1">
          <table:table-cell office:value-type="float" office:value="67.478607">
            <text:p>67,47860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92446">
            <text:p>0,092446</text:p>
          </table:table-cell>
          <table:table-cell office:value-type="float" office:value="-1.031471">
            <text:p>-1,031471</text:p>
          </table:table-cell>
          <table:table-cell table:number-columns-repeated="1019"/>
        </table:table-row>
        <table:table-row table:style-name="ro1">
          <table:table-cell office:value-type="float" office:value="67.478607">
            <text:p>67,478607</text:p>
          </table:table-cell>
          <table:table-cell office:value-type="float" office:value="-0.003239">
            <text:p>-0,003239</text:p>
          </table:table-cell>
          <table:table-cell office:value-type="float" office:value="-0.003203">
            <text:p>-0,003203</text:p>
          </table:table-cell>
          <table:table-cell office:value-type="float" office:value="0.092446">
            <text:p>0,092446</text:p>
          </table:table-cell>
          <table:table-cell office:value-type="float" office:value="-1.031471">
            <text:p>-1,031471</text:p>
          </table:table-cell>
          <table:table-cell table:number-columns-repeated="1019"/>
        </table:table-row>
        <table:table-row table:style-name="ro1">
          <table:table-cell office:value-type="float" office:value="68.846413">
            <text:p>68,846413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9432">
            <text:p>0,09432</text:p>
          </table:table-cell>
          <table:table-cell office:value-type="float" office:value="-1.050882">
            <text:p>-1,050882</text:p>
          </table:table-cell>
          <table:table-cell table:number-columns-repeated="1019"/>
        </table:table-row>
        <table:table-row table:style-name="ro1">
          <table:table-cell office:value-type="float" office:value="68.846413">
            <text:p>68,846413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9432">
            <text:p>0,09432</text:p>
          </table:table-cell>
          <table:table-cell office:value-type="float" office:value="-1.050882">
            <text:p>-1,050882</text:p>
          </table:table-cell>
          <table:table-cell table:number-columns-repeated="1019"/>
        </table:table-row>
        <table:table-row table:style-name="ro1">
          <table:table-cell office:value-type="float" office:value="70.214226">
            <text:p>70,214226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096193">
            <text:p>0,096193</text:p>
          </table:table-cell>
          <table:table-cell office:value-type="float" office:value="-1.069706">
            <text:p>-1,069706</text:p>
          </table:table-cell>
          <table:table-cell table:number-columns-repeated="1019"/>
        </table:table-row>
        <table:table-row table:style-name="ro1">
          <table:table-cell office:value-type="float" office:value="70.214226">
            <text:p>70,214226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96193">
            <text:p>0,096193</text:p>
          </table:table-cell>
          <table:table-cell office:value-type="float" office:value="-1.069706">
            <text:p>-1,069706</text:p>
          </table:table-cell>
          <table:table-cell table:number-columns-repeated="1019"/>
        </table:table-row>
        <table:table-row table:style-name="ro1">
          <table:table-cell office:value-type="float" office:value="70.670158">
            <text:p>70,67015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96818">
            <text:p>0,096818</text:p>
          </table:table-cell>
          <table:table-cell office:value-type="float" office:value="-1.090294">
            <text:p>-1,090294</text:p>
          </table:table-cell>
          <table:table-cell table:number-columns-repeated="1019"/>
        </table:table-row>
        <table:table-row table:style-name="ro1">
          <table:table-cell office:value-type="float" office:value="70.670158">
            <text:p>70,670158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096818">
            <text:p>0,096818</text:p>
          </table:table-cell>
          <table:table-cell office:value-type="float" office:value="-1.090294">
            <text:p>-1,090294</text:p>
          </table:table-cell>
          <table:table-cell table:number-columns-repeated="1019"/>
        </table:table-row>
        <table:table-row table:style-name="ro1">
          <table:table-cell office:value-type="float" office:value="72.493904">
            <text:p>72,49390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99317">
            <text:p>0,099317</text:p>
          </table:table-cell>
          <table:table-cell office:value-type="float" office:value="-1.109412">
            <text:p>-1,109412</text:p>
          </table:table-cell>
          <table:table-cell table:number-columns-repeated="1019"/>
        </table:table-row>
        <table:table-row table:style-name="ro1">
          <table:table-cell office:value-type="float" office:value="72.493904">
            <text:p>72,49390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99317">
            <text:p>0,099317</text:p>
          </table:table-cell>
          <table:table-cell office:value-type="float" office:value="-1.109412">
            <text:p>-1,109412</text:p>
          </table:table-cell>
          <table:table-cell table:number-columns-repeated="1019"/>
        </table:table-row>
        <table:table-row table:style-name="ro1">
          <table:table-cell office:value-type="float" office:value="72.037971">
            <text:p>72,037971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098692">
            <text:p>0,098692</text:p>
          </table:table-cell>
          <table:table-cell office:value-type="float" office:value="-1.129118">
            <text:p>-1,129118</text:p>
          </table:table-cell>
          <table:table-cell table:number-columns-repeated="1019"/>
        </table:table-row>
        <table:table-row table:style-name="ro1">
          <table:table-cell office:value-type="float" office:value="72.037971">
            <text:p>72,037971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98692">
            <text:p>0,098692</text:p>
          </table:table-cell>
          <table:table-cell office:value-type="float" office:value="-1.129118">
            <text:p>-1,129118</text:p>
          </table:table-cell>
          <table:table-cell table:number-columns-repeated="1019"/>
        </table:table-row>
        <table:table-row table:style-name="ro1">
          <table:table-cell office:value-type="float" office:value="73.861717">
            <text:p>73,861717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101191">
            <text:p>0,101191</text:p>
          </table:table-cell>
          <table:table-cell office:value-type="float" office:value="-1.148823">
            <text:p>-1,148823</text:p>
          </table:table-cell>
          <table:table-cell table:number-columns-repeated="1019"/>
        </table:table-row>
        <table:table-row table:style-name="ro1">
          <table:table-cell office:value-type="float" office:value="73.861717">
            <text:p>73,861717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101191">
            <text:p>0,101191</text:p>
          </table:table-cell>
          <table:table-cell office:value-type="float" office:value="-1.148823">
            <text:p>-1,148823</text:p>
          </table:table-cell>
          <table:table-cell table:number-columns-repeated="1019"/>
        </table:table-row>
        <table:table-row table:style-name="ro1">
          <table:table-cell office:value-type="float" office:value="74.77359">
            <text:p>74,77359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10244">
            <text:p>0,10244</text:p>
          </table:table-cell>
          <table:table-cell office:value-type="float" office:value="-1.168823">
            <text:p>-1,168823</text:p>
          </table:table-cell>
          <table:table-cell table:number-columns-repeated="1019"/>
        </table:table-row>
        <table:table-row table:style-name="ro1">
          <table:table-cell office:value-type="float" office:value="74.77359">
            <text:p>74,77359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10244">
            <text:p>0,10244</text:p>
          </table:table-cell>
          <table:table-cell office:value-type="float" office:value="-1.168823">
            <text:p>-1,168823</text:p>
          </table:table-cell>
          <table:table-cell table:number-columns-repeated="1019"/>
        </table:table-row>
        <table:table-row table:style-name="ro1">
          <table:table-cell office:value-type="float" office:value="76.141396">
            <text:p>76,141396</text:p>
          </table:table-cell>
          <table:table-cell office:value-type="float" office:value="-0.003239">
            <text:p>-0,003239</text:p>
          </table:table-cell>
          <table:table-cell office:value-type="float" office:value="-0.003203">
            <text:p>-0,003203</text:p>
          </table:table-cell>
          <table:table-cell office:value-type="float" office:value="0.104314">
            <text:p>0,104314</text:p>
          </table:table-cell>
          <table:table-cell office:value-type="float" office:value="-1.187353">
            <text:p>-1,187353</text:p>
          </table:table-cell>
          <table:table-cell table:number-columns-repeated="1019"/>
        </table:table-row>
        <table:table-row table:style-name="ro1">
          <table:table-cell office:value-type="float" office:value="76.141396">
            <text:p>76,14139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04314">
            <text:p>0,104314</text:p>
          </table:table-cell>
          <table:table-cell office:value-type="float" office:value="-1.206471">
            <text:p>-1,206471</text:p>
          </table:table-cell>
          <table:table-cell table:number-columns-repeated="1019"/>
        </table:table-row>
        <table:table-row table:style-name="ro1">
          <table:table-cell office:value-type="float" office:value="77.053268">
            <text:p>77,05326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05563">
            <text:p>0,105563</text:p>
          </table:table-cell>
          <table:table-cell office:value-type="float" office:value="-1.206471">
            <text:p>-1,206471</text:p>
          </table:table-cell>
          <table:table-cell table:number-columns-repeated="1019"/>
        </table:table-row>
        <table:table-row table:style-name="ro1">
          <table:table-cell office:value-type="float" office:value="77.053268">
            <text:p>77,05326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05563">
            <text:p>0,105563</text:p>
          </table:table-cell>
          <table:table-cell office:value-type="float" office:value="-1.225294">
            <text:p>-1,225294</text:p>
          </table:table-cell>
          <table:table-cell table:number-columns-repeated="1019"/>
        </table:table-row>
        <table:table-row table:style-name="ro1">
          <table:table-cell office:value-type="float" office:value="78.421082">
            <text:p>78,42108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107437">
            <text:p>0,107437</text:p>
          </table:table-cell>
          <table:table-cell office:value-type="float" office:value="-1.225294">
            <text:p>-1,225294</text:p>
          </table:table-cell>
          <table:table-cell table:number-columns-repeated="1019"/>
        </table:table-row>
        <table:table-row table:style-name="ro1">
          <table:table-cell office:value-type="float" office:value="78.421082">
            <text:p>78,42108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07437">
            <text:p>0,107437</text:p>
          </table:table-cell>
          <table:table-cell office:value-type="float" office:value="-1.244412">
            <text:p>-1,244412</text:p>
          </table:table-cell>
          <table:table-cell table:number-columns-repeated="1019"/>
        </table:table-row>
        <table:table-row table:style-name="ro1">
          <table:table-cell office:value-type="float" office:value="78.421082">
            <text:p>78,421082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107437">
            <text:p>0,107437</text:p>
          </table:table-cell>
          <table:table-cell office:value-type="float" office:value="-1.244412">
            <text:p>-1,244412</text:p>
          </table:table-cell>
          <table:table-cell table:number-columns-repeated="1019"/>
        </table:table-row>
        <table:table-row table:style-name="ro1">
          <table:table-cell office:value-type="float" office:value="79.788887">
            <text:p>79,788887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109311">
            <text:p>0,109311</text:p>
          </table:table-cell>
          <table:table-cell office:value-type="float" office:value="-1.263235">
            <text:p>-1,263235</text:p>
          </table:table-cell>
          <table:table-cell table:number-columns-repeated="1019"/>
        </table:table-row>
        <table:table-row table:style-name="ro1">
          <table:table-cell office:value-type="float" office:value="79.788887">
            <text:p>79,788887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109311">
            <text:p>0,109311</text:p>
          </table:table-cell>
          <table:table-cell office:value-type="float" office:value="-1.263235">
            <text:p>-1,263235</text:p>
          </table:table-cell>
          <table:table-cell table:number-columns-repeated="1019"/>
        </table:table-row>
        <table:table-row table:style-name="ro1">
          <table:table-cell office:value-type="float" office:value="80.70076">
            <text:p>80,7007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1056">
            <text:p>0,11056</text:p>
          </table:table-cell>
          <table:table-cell office:value-type="float" office:value="-1.282647">
            <text:p>-1,282647</text:p>
          </table:table-cell>
          <table:table-cell table:number-columns-repeated="1019"/>
        </table:table-row>
        <table:table-row table:style-name="ro1">
          <table:table-cell office:value-type="float" office:value="80.70076">
            <text:p>80,70076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11056">
            <text:p>0,11056</text:p>
          </table:table-cell>
          <table:table-cell office:value-type="float" office:value="-1.282647">
            <text:p>-1,282647</text:p>
          </table:table-cell>
          <table:table-cell table:number-columns-repeated="1019"/>
        </table:table-row>
        <table:table-row table:style-name="ro1">
          <table:table-cell office:value-type="float" office:value="82.068573">
            <text:p>82,06857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12434">
            <text:p>0,112434</text:p>
          </table:table-cell>
          <table:table-cell office:value-type="float" office:value="-1.301471">
            <text:p>-1,301471</text:p>
          </table:table-cell>
          <table:table-cell table:number-columns-repeated="1019"/>
        </table:table-row>
        <table:table-row table:style-name="ro1">
          <table:table-cell office:value-type="float" office:value="82.068573">
            <text:p>82,068573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12434">
            <text:p>0,112434</text:p>
          </table:table-cell>
          <table:table-cell office:value-type="float" office:value="-1.301471">
            <text:p>-1,301471</text:p>
          </table:table-cell>
          <table:table-cell table:number-columns-repeated="1019"/>
        </table:table-row>
        <table:table-row table:style-name="ro1">
          <table:table-cell office:value-type="float" office:value="83.436386">
            <text:p>83,436386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14308">
            <text:p>0,114308</text:p>
          </table:table-cell>
          <table:table-cell office:value-type="float" office:value="-1.321177">
            <text:p>-1,321177</text:p>
          </table:table-cell>
          <table:table-cell table:number-columns-repeated="1019"/>
        </table:table-row>
        <table:table-row table:style-name="ro1">
          <table:table-cell office:value-type="float" office:value="83.436386">
            <text:p>83,436386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14308">
            <text:p>0,114308</text:p>
          </table:table-cell>
          <table:table-cell office:value-type="float" office:value="-1.321177">
            <text:p>-1,321177</text:p>
          </table:table-cell>
          <table:table-cell table:number-columns-repeated="1019"/>
        </table:table-row>
        <table:table-row table:style-name="ro1">
          <table:table-cell office:value-type="float" office:value="83.892319">
            <text:p>83,892319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114932">
            <text:p>0,114932</text:p>
          </table:table-cell>
          <table:table-cell office:value-type="float" office:value="-1.340588">
            <text:p>-1,340588</text:p>
          </table:table-cell>
          <table:table-cell table:number-columns-repeated="1019"/>
        </table:table-row>
        <table:table-row table:style-name="ro1">
          <table:table-cell office:value-type="float" office:value="83.892319">
            <text:p>83,89231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14932">
            <text:p>0,114932</text:p>
          </table:table-cell>
          <table:table-cell office:value-type="float" office:value="-1.340588">
            <text:p>-1,340588</text:p>
          </table:table-cell>
          <table:table-cell table:number-columns-repeated="1019"/>
        </table:table-row>
        <table:table-row table:style-name="ro1">
          <table:table-cell office:value-type="float" office:value="83.892319">
            <text:p>83,89231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14932">
            <text:p>0,114932</text:p>
          </table:table-cell>
          <table:table-cell office:value-type="float" office:value="-1.359118">
            <text:p>-1,359118</text:p>
          </table:table-cell>
          <table:table-cell table:number-columns-repeated="1019"/>
        </table:table-row>
        <table:table-row table:style-name="ro1">
          <table:table-cell office:value-type="float" office:value="83.892319">
            <text:p>83,89231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14932">
            <text:p>0,114932</text:p>
          </table:table-cell>
          <table:table-cell office:value-type="float" office:value="-1.359118">
            <text:p>-1,359118</text:p>
          </table:table-cell>
          <table:table-cell table:number-columns-repeated="1019"/>
        </table:table-row>
        <table:table-row table:style-name="ro1">
          <table:table-cell office:value-type="float" office:value="87.083878">
            <text:p>87,083878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119305">
            <text:p>0,119305</text:p>
          </table:table-cell>
          <table:table-cell office:value-type="float" office:value="-1.379118">
            <text:p>-1,379118</text:p>
          </table:table-cell>
          <table:table-cell table:number-columns-repeated="1019"/>
        </table:table-row>
        <table:table-row table:style-name="ro1">
          <table:table-cell office:value-type="float" office:value="87.083878">
            <text:p>87,08387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19305">
            <text:p>0,119305</text:p>
          </table:table-cell>
          <table:table-cell office:value-type="float" office:value="-1.379118">
            <text:p>-1,379118</text:p>
          </table:table-cell>
          <table:table-cell table:number-columns-repeated="1019"/>
        </table:table-row>
        <table:table-row table:style-name="ro1">
          <table:table-cell office:value-type="float" office:value="86.627937">
            <text:p>86,627937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11868">
            <text:p>0,11868</text:p>
          </table:table-cell>
          <table:table-cell office:value-type="float" office:value="-1.399412">
            <text:p>-1,399412</text:p>
          </table:table-cell>
          <table:table-cell table:number-columns-repeated="1019"/>
        </table:table-row>
        <table:table-row table:style-name="ro1">
          <table:table-cell office:value-type="float" office:value="86.627937">
            <text:p>86,627937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1868">
            <text:p>0,11868</text:p>
          </table:table-cell>
          <table:table-cell office:value-type="float" office:value="-1.399412">
            <text:p>-1,399412</text:p>
          </table:table-cell>
          <table:table-cell table:number-columns-repeated="1019"/>
        </table:table-row>
        <table:table-row table:style-name="ro1">
          <table:table-cell office:value-type="float" office:value="87.99575">
            <text:p>87,99575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120554">
            <text:p>0,120554</text:p>
          </table:table-cell>
          <table:table-cell office:value-type="float" office:value="-1.418823">
            <text:p>-1,418823</text:p>
          </table:table-cell>
          <table:table-cell table:number-columns-repeated="1019"/>
        </table:table-row>
        <table:table-row table:style-name="ro1">
          <table:table-cell office:value-type="float" office:value="87.99575">
            <text:p>87,99575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120554">
            <text:p>0,120554</text:p>
          </table:table-cell>
          <table:table-cell office:value-type="float" office:value="-1.418823">
            <text:p>-1,418823</text:p>
          </table:table-cell>
          <table:table-cell table:number-columns-repeated="1019"/>
        </table:table-row>
        <table:table-row table:style-name="ro1">
          <table:table-cell office:value-type="float" office:value="88.907623">
            <text:p>88,907623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21803">
            <text:p>0,121803</text:p>
          </table:table-cell>
          <table:table-cell office:value-type="float" office:value="-1.439706">
            <text:p>-1,439706</text:p>
          </table:table-cell>
          <table:table-cell table:number-columns-repeated="1019"/>
        </table:table-row>
        <table:table-row table:style-name="ro1">
          <table:table-cell office:value-type="float" office:value="88.907623">
            <text:p>88,907623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21803">
            <text:p>0,121803</text:p>
          </table:table-cell>
          <table:table-cell office:value-type="float" office:value="-1.439706">
            <text:p>-1,439706</text:p>
          </table:table-cell>
          <table:table-cell table:number-columns-repeated="1019"/>
        </table:table-row>
        <table:table-row table:style-name="ro1">
          <table:table-cell office:value-type="float" office:value="90.275429">
            <text:p>90,275429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123677">
            <text:p>0,123677</text:p>
          </table:table-cell>
          <table:table-cell office:value-type="float" office:value="-1.458824">
            <text:p>-1,458824</text:p>
          </table:table-cell>
          <table:table-cell table:number-columns-repeated="1019"/>
        </table:table-row>
        <table:table-row table:style-name="ro1">
          <table:table-cell office:value-type="float" office:value="90.275429">
            <text:p>90,275429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123677">
            <text:p>0,123677</text:p>
          </table:table-cell>
          <table:table-cell office:value-type="float" office:value="-1.458824">
            <text:p>-1,458824</text:p>
          </table:table-cell>
          <table:table-cell table:number-columns-repeated="1019"/>
        </table:table-row>
        <table:table-row table:style-name="ro1">
          <table:table-cell office:value-type="float" office:value="91.187302">
            <text:p>91,187302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124927">
            <text:p>0,124927</text:p>
          </table:table-cell>
          <table:table-cell office:value-type="float" office:value="-1.482941">
            <text:p>-1,482941</text:p>
          </table:table-cell>
          <table:table-cell table:number-columns-repeated="1019"/>
        </table:table-row>
        <table:table-row table:style-name="ro1">
          <table:table-cell office:value-type="float" office:value="91.187302">
            <text:p>91,18730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24927">
            <text:p>0,124927</text:p>
          </table:table-cell>
          <table:table-cell office:value-type="float" office:value="-1.482941">
            <text:p>-1,482941</text:p>
          </table:table-cell>
          <table:table-cell table:number-columns-repeated="1019"/>
        </table:table-row>
        <table:table-row table:style-name="ro1">
          <table:table-cell office:value-type="float" office:value="92.099174">
            <text:p>92,099174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26176">
            <text:p>0,126176</text:p>
          </table:table-cell>
          <table:table-cell office:value-type="float" office:value="-1.501765">
            <text:p>-1,501765</text:p>
          </table:table-cell>
          <table:table-cell table:number-columns-repeated="1019"/>
        </table:table-row>
        <table:table-row table:style-name="ro1">
          <table:table-cell office:value-type="float" office:value="92.099174">
            <text:p>92,099174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126176">
            <text:p>0,126176</text:p>
          </table:table-cell>
          <table:table-cell office:value-type="float" office:value="-1.501765">
            <text:p>-1,501765</text:p>
          </table:table-cell>
          <table:table-cell table:number-columns-repeated="1019"/>
        </table:table-row>
        <table:table-row table:style-name="ro1">
          <table:table-cell office:value-type="float" office:value="93.011047">
            <text:p>93,01104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27425">
            <text:p>0,127425</text:p>
          </table:table-cell>
          <table:table-cell office:value-type="float" office:value="-1.521471">
            <text:p>-1,521471</text:p>
          </table:table-cell>
          <table:table-cell table:number-columns-repeated="1019"/>
        </table:table-row>
        <table:table-row table:style-name="ro1">
          <table:table-cell office:value-type="float" office:value="93.011047">
            <text:p>93,011047</text:p>
          </table:table-cell>
          <table:table-cell office:value-type="float" office:value="-0.003232">
            <text:p>-0,003232</text:p>
          </table:table-cell>
          <table:table-cell office:value-type="float" office:value="-0.003205">
            <text:p>-0,003205</text:p>
          </table:table-cell>
          <table:table-cell office:value-type="float" office:value="0.127425">
            <text:p>0,127425</text:p>
          </table:table-cell>
          <table:table-cell office:value-type="float" office:value="-1.521471">
            <text:p>-1,521471</text:p>
          </table:table-cell>
          <table:table-cell table:number-columns-repeated="1019"/>
        </table:table-row>
        <table:table-row table:style-name="ro1">
          <table:table-cell office:value-type="float" office:value="94.834793">
            <text:p>94,834793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29924">
            <text:p>0,129924</text:p>
          </table:table-cell>
          <table:table-cell office:value-type="float" office:value="-1.540294">
            <text:p>-1,540294</text:p>
          </table:table-cell>
          <table:table-cell table:number-columns-repeated="1019"/>
        </table:table-row>
        <table:table-row table:style-name="ro1">
          <table:table-cell office:value-type="float" office:value="94.834793">
            <text:p>94,834793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129924">
            <text:p>0,129924</text:p>
          </table:table-cell>
          <table:table-cell office:value-type="float" office:value="-1.540294">
            <text:p>-1,540294</text:p>
          </table:table-cell>
          <table:table-cell table:number-columns-repeated="1019"/>
        </table:table-row>
        <table:table-row table:style-name="ro1">
          <table:table-cell office:value-type="float" office:value="95.746666">
            <text:p>95,746666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31173">
            <text:p>0,131173</text:p>
          </table:table-cell>
          <table:table-cell office:value-type="float" office:value="-1.558824">
            <text:p>-1,558824</text:p>
          </table:table-cell>
          <table:table-cell table:number-columns-repeated="1019"/>
        </table:table-row>
        <table:table-row table:style-name="ro1">
          <table:table-cell office:value-type="float" office:value="95.746666">
            <text:p>95,746666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31173">
            <text:p>0,131173</text:p>
          </table:table-cell>
          <table:table-cell office:value-type="float" office:value="-1.558824">
            <text:p>-1,558824</text:p>
          </table:table-cell>
          <table:table-cell table:number-columns-repeated="1019"/>
        </table:table-row>
        <table:table-row table:style-name="ro1">
          <table:table-cell office:value-type="float" office:value="96.202606">
            <text:p>96,202606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31798">
            <text:p>0,131798</text:p>
          </table:table-cell>
          <table:table-cell office:value-type="float" office:value="-1.578529">
            <text:p>-1,578529</text:p>
          </table:table-cell>
          <table:table-cell table:number-columns-repeated="1019"/>
        </table:table-row>
        <table:table-row table:style-name="ro1">
          <table:table-cell office:value-type="float" office:value="96.202606">
            <text:p>96,202606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131798">
            <text:p>0,131798</text:p>
          </table:table-cell>
          <table:table-cell office:value-type="float" office:value="-1.578529">
            <text:p>-1,578529</text:p>
          </table:table-cell>
          <table:table-cell table:number-columns-repeated="1019"/>
        </table:table-row>
        <table:table-row table:style-name="ro1">
          <table:table-cell office:value-type="float" office:value="97.570412">
            <text:p>97,570412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33671">
            <text:p>0,133671</text:p>
          </table:table-cell>
          <table:table-cell office:value-type="float" office:value="-1.597647">
            <text:p>-1,597647</text:p>
          </table:table-cell>
          <table:table-cell table:number-columns-repeated="1019"/>
        </table:table-row>
        <table:table-row table:style-name="ro1">
          <table:table-cell office:value-type="float" office:value="97.570412">
            <text:p>97,570412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133671">
            <text:p>0,133671</text:p>
          </table:table-cell>
          <table:table-cell office:value-type="float" office:value="-1.597647">
            <text:p>-1,597647</text:p>
          </table:table-cell>
          <table:table-cell table:number-columns-repeated="1019"/>
        </table:table-row>
        <table:table-row table:style-name="ro1">
          <table:table-cell office:value-type="float" office:value="97.570412">
            <text:p>97,570412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133671">
            <text:p>0,133671</text:p>
          </table:table-cell>
          <table:table-cell office:value-type="float" office:value="-1.616765">
            <text:p>-1,616765</text:p>
          </table:table-cell>
          <table:table-cell table:number-columns-repeated="1019"/>
        </table:table-row>
        <table:table-row table:style-name="ro1">
          <table:table-cell office:value-type="float" office:value="97.570412">
            <text:p>97,57041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133671">
            <text:p>0,133671</text:p>
          </table:table-cell>
          <table:table-cell office:value-type="float" office:value="-1.635882">
            <text:p>-1,635882</text:p>
          </table:table-cell>
          <table:table-cell table:number-columns-repeated="1019"/>
        </table:table-row>
        <table:table-row table:style-name="ro1">
          <table:table-cell office:value-type="float" office:value="99.850098">
            <text:p>99,85009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36795">
            <text:p>0,136795</text:p>
          </table:table-cell>
          <table:table-cell office:value-type="float" office:value="-1.635882">
            <text:p>-1,635882</text:p>
          </table:table-cell>
          <table:table-cell table:number-columns-repeated="1019"/>
        </table:table-row>
        <table:table-row table:style-name="ro1">
          <table:table-cell office:value-type="float" office:value="99.850098">
            <text:p>99,85009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36795">
            <text:p>0,136795</text:p>
          </table:table-cell>
          <table:table-cell office:value-type="float" office:value="-1.655">
            <text:p>-1,655</text:p>
          </table:table-cell>
          <table:table-cell table:number-columns-repeated="1019"/>
        </table:table-row>
        <table:table-row table:style-name="ro1">
          <table:table-cell office:value-type="float" office:value="100.30603">
            <text:p>100,30603</text:p>
          </table:table-cell>
          <table:table-cell office:value-type="float" office:value="-0.003237">
            <text:p>-0,003237</text:p>
          </table:table-cell>
          <table:table-cell office:value-type="float" office:value="-0.003198">
            <text:p>-0,003198</text:p>
          </table:table-cell>
          <table:table-cell office:value-type="float" office:value="0.137419">
            <text:p>0,137419</text:p>
          </table:table-cell>
          <table:table-cell office:value-type="float" office:value="-1.655">
            <text:p>-1,655</text:p>
          </table:table-cell>
          <table:table-cell table:number-columns-repeated="1019"/>
        </table:table-row>
        <table:table-row table:style-name="ro1">
          <table:table-cell office:value-type="float" office:value="101.673843">
            <text:p>101,673843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139293">
            <text:p>0,139293</text:p>
          </table:table-cell>
          <table:table-cell office:value-type="float" office:value="-1.674118">
            <text:p>-1,674118</text:p>
          </table:table-cell>
          <table:table-cell table:number-columns-repeated="1019"/>
        </table:table-row>
        <table:table-row table:style-name="ro1">
          <table:table-cell office:value-type="float" office:value="101.673843">
            <text:p>101,67384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39293">
            <text:p>0,139293</text:p>
          </table:table-cell>
          <table:table-cell office:value-type="float" office:value="-1.674118">
            <text:p>-1,674118</text:p>
          </table:table-cell>
          <table:table-cell table:number-columns-repeated="1019"/>
        </table:table-row>
        <table:table-row table:style-name="ro1">
          <table:table-cell office:value-type="float" office:value="101.673843">
            <text:p>101,673843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39293">
            <text:p>0,139293</text:p>
          </table:table-cell>
          <table:table-cell office:value-type="float" office:value="-1.693824">
            <text:p>-1,693824</text:p>
          </table:table-cell>
          <table:table-cell table:number-columns-repeated="1019"/>
        </table:table-row>
        <table:table-row table:style-name="ro1">
          <table:table-cell office:value-type="float" office:value="101.673843">
            <text:p>101,67384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39293">
            <text:p>0,139293</text:p>
          </table:table-cell>
          <table:table-cell office:value-type="float" office:value="-1.693824">
            <text:p>-1,693824</text:p>
          </table:table-cell>
          <table:table-cell table:number-columns-repeated="1019"/>
        </table:table-row>
        <table:table-row table:style-name="ro1">
          <table:table-cell office:value-type="float" office:value="102.129776">
            <text:p>102,12977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139918">
            <text:p>0,139918</text:p>
          </table:table-cell>
          <table:table-cell office:value-type="float" office:value="-1.712353">
            <text:p>-1,712353</text:p>
          </table:table-cell>
          <table:table-cell table:number-columns-repeated="1019"/>
        </table:table-row>
        <table:table-row table:style-name="ro1">
          <table:table-cell office:value-type="float" office:value="102.129776">
            <text:p>102,129776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139918">
            <text:p>0,139918</text:p>
          </table:table-cell>
          <table:table-cell office:value-type="float" office:value="-1.712353">
            <text:p>-1,712353</text:p>
          </table:table-cell>
          <table:table-cell table:number-columns-repeated="1019"/>
        </table:table-row>
        <table:table-row table:style-name="ro1">
          <table:table-cell office:value-type="float" office:value="104.409462">
            <text:p>104,40946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143041">
            <text:p>0,143041</text:p>
          </table:table-cell>
          <table:table-cell office:value-type="float" office:value="-1.731471">
            <text:p>-1,731471</text:p>
          </table:table-cell>
          <table:table-cell table:number-columns-repeated="1019"/>
        </table:table-row>
        <table:table-row table:style-name="ro1">
          <table:table-cell office:value-type="float" office:value="104.409462">
            <text:p>104,409462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143041">
            <text:p>0,143041</text:p>
          </table:table-cell>
          <table:table-cell office:value-type="float" office:value="-1.731471">
            <text:p>-1,731471</text:p>
          </table:table-cell>
          <table:table-cell table:number-columns-repeated="1019"/>
        </table:table-row>
        <table:table-row table:style-name="ro1">
          <table:table-cell office:value-type="float" office:value="105.777275">
            <text:p>105,77727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44915">
            <text:p>0,144915</text:p>
          </table:table-cell>
          <table:table-cell office:value-type="float" office:value="-1.750588">
            <text:p>-1,750588</text:p>
          </table:table-cell>
          <table:table-cell table:number-columns-repeated="1019"/>
        </table:table-row>
        <table:table-row table:style-name="ro1">
          <table:table-cell office:value-type="float" office:value="105.777275">
            <text:p>105,777275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144915">
            <text:p>0,144915</text:p>
          </table:table-cell>
          <table:table-cell office:value-type="float" office:value="-1.750588">
            <text:p>-1,750588</text:p>
          </table:table-cell>
          <table:table-cell table:number-columns-repeated="1019"/>
        </table:table-row>
        <table:table-row table:style-name="ro1">
          <table:table-cell office:value-type="float" office:value="105.321335">
            <text:p>105,321335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14429">
            <text:p>0,14429</text:p>
          </table:table-cell>
          <table:table-cell office:value-type="float" office:value="-1.77">
            <text:p>-1,77</text:p>
          </table:table-cell>
          <table:table-cell table:number-columns-repeated="1019"/>
        </table:table-row>
        <table:table-row table:style-name="ro1">
          <table:table-cell office:value-type="float" office:value="105.321335">
            <text:p>105,321335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4429">
            <text:p>0,14429</text:p>
          </table:table-cell>
          <table:table-cell office:value-type="float" office:value="-1.77">
            <text:p>-1,77</text:p>
          </table:table-cell>
          <table:table-cell table:number-columns-repeated="1019"/>
        </table:table-row>
        <table:table-row table:style-name="ro1">
          <table:table-cell office:value-type="float" office:value="106.689148">
            <text:p>106,68914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46164">
            <text:p>0,146164</text:p>
          </table:table-cell>
          <table:table-cell office:value-type="float" office:value="-1.788823">
            <text:p>-1,788823</text:p>
          </table:table-cell>
          <table:table-cell table:number-columns-repeated="1019"/>
        </table:table-row>
        <table:table-row table:style-name="ro1">
          <table:table-cell office:value-type="float" office:value="106.689148">
            <text:p>106,689148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146164">
            <text:p>0,146164</text:p>
          </table:table-cell>
          <table:table-cell office:value-type="float" office:value="-1.788823">
            <text:p>-1,788823</text:p>
          </table:table-cell>
          <table:table-cell table:number-columns-repeated="1019"/>
        </table:table-row>
        <table:table-row table:style-name="ro1">
          <table:table-cell office:value-type="float" office:value="108.512894">
            <text:p>108,512894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148663">
            <text:p>0,148663</text:p>
          </table:table-cell>
          <table:table-cell office:value-type="float" office:value="-1.808235">
            <text:p>-1,808235</text:p>
          </table:table-cell>
          <table:table-cell table:number-columns-repeated="1019"/>
        </table:table-row>
        <table:table-row table:style-name="ro1">
          <table:table-cell office:value-type="float" office:value="108.512894">
            <text:p>108,512894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48663">
            <text:p>0,148663</text:p>
          </table:table-cell>
          <table:table-cell office:value-type="float" office:value="-1.808235">
            <text:p>-1,808235</text:p>
          </table:table-cell>
          <table:table-cell table:number-columns-repeated="1019"/>
        </table:table-row>
        <table:table-row table:style-name="ro1">
          <table:table-cell office:value-type="float" office:value="108.968826">
            <text:p>108,968826</text:p>
          </table:table-cell>
          <table:table-cell office:value-type="float" office:value="-0.003238">
            <text:p>-0,003238</text:p>
          </table:table-cell>
          <table:table-cell office:value-type="float" office:value="-0.0032">
            <text:p>-0,0032</text:p>
          </table:table-cell>
          <table:table-cell office:value-type="float" office:value="0.149287">
            <text:p>0,149287</text:p>
          </table:table-cell>
          <table:table-cell office:value-type="float" office:value="-1.829118">
            <text:p>-1,829118</text:p>
          </table:table-cell>
          <table:table-cell table:number-columns-repeated="1019"/>
        </table:table-row>
        <table:table-row table:style-name="ro1">
          <table:table-cell office:value-type="float" office:value="108.968826">
            <text:p>108,968826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149287">
            <text:p>0,149287</text:p>
          </table:table-cell>
          <table:table-cell office:value-type="float" office:value="-1.829118">
            <text:p>-1,829118</text:p>
          </table:table-cell>
          <table:table-cell table:number-columns-repeated="1019"/>
        </table:table-row>
        <table:table-row table:style-name="ro1">
          <table:table-cell office:value-type="float" office:value="108.968826">
            <text:p>108,968826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49287">
            <text:p>0,149287</text:p>
          </table:table-cell>
          <table:table-cell office:value-type="float" office:value="-1.847059">
            <text:p>-1,847059</text:p>
          </table:table-cell>
          <table:table-cell table:number-columns-repeated="1019"/>
        </table:table-row>
        <table:table-row table:style-name="ro1">
          <table:table-cell office:value-type="float" office:value="108.968826">
            <text:p>108,96882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149287">
            <text:p>0,149287</text:p>
          </table:table-cell>
          <table:table-cell office:value-type="float" office:value="-1.866176">
            <text:p>-1,866176</text:p>
          </table:table-cell>
          <table:table-cell table:number-columns-repeated="1019"/>
        </table:table-row>
        <table:table-row table:style-name="ro1">
          <table:table-cell office:value-type="float" office:value="110.792572">
            <text:p>110,79257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151786">
            <text:p>0,151786</text:p>
          </table:table-cell>
          <table:table-cell office:value-type="float" office:value="-1.866176">
            <text:p>-1,866176</text:p>
          </table:table-cell>
          <table:table-cell table:number-columns-repeated="1019"/>
        </table:table-row>
        <table:table-row table:style-name="ro1">
          <table:table-cell office:value-type="float" office:value="110.792572">
            <text:p>110,79257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151786">
            <text:p>0,151786</text:p>
          </table:table-cell>
          <table:table-cell office:value-type="float" office:value="-1.885">
            <text:p>-1,885</text:p>
          </table:table-cell>
          <table:table-cell table:number-columns-repeated="1019"/>
        </table:table-row>
        <table:table-row table:style-name="ro1">
          <table:table-cell office:value-type="float" office:value="112.160385">
            <text:p>112,160385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15366">
            <text:p>0,15366</text:p>
          </table:table-cell>
          <table:table-cell office:value-type="float" office:value="-1.885">
            <text:p>-1,885</text:p>
          </table:table-cell>
          <table:table-cell table:number-columns-repeated="1019"/>
        </table:table-row>
        <table:table-row table:style-name="ro1">
          <table:table-cell office:value-type="float" office:value="112.616318">
            <text:p>112,61631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54284">
            <text:p>0,154284</text:p>
          </table:table-cell>
          <table:table-cell office:value-type="float" office:value="-1.904118">
            <text:p>-1,904118</text:p>
          </table:table-cell>
          <table:table-cell table:number-columns-repeated="1019"/>
        </table:table-row>
        <table:table-row table:style-name="ro1">
          <table:table-cell office:value-type="float" office:value="112.616318">
            <text:p>112,616318</text:p>
          </table:table-cell>
          <table:table-cell office:value-type="float" office:value="-0.003233">
            <text:p>-0,003233</text:p>
          </table:table-cell>
          <table:table-cell office:value-type="float" office:value="-0.003204">
            <text:p>-0,003204</text:p>
          </table:table-cell>
          <table:table-cell office:value-type="float" office:value="0.154284">
            <text:p>0,154284</text:p>
          </table:table-cell>
          <table:table-cell office:value-type="float" office:value="-1.904118">
            <text:p>-1,904118</text:p>
          </table:table-cell>
          <table:table-cell table:number-columns-repeated="1019"/>
        </table:table-row>
        <table:table-row table:style-name="ro1">
          <table:table-cell office:value-type="float" office:value="113.984131">
            <text:p>113,98413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56158">
            <text:p>0,156158</text:p>
          </table:table-cell>
          <table:table-cell office:value-type="float" office:value="-1.922941">
            <text:p>-1,922941</text:p>
          </table:table-cell>
          <table:table-cell table:number-columns-repeated="1019"/>
        </table:table-row>
        <table:table-row table:style-name="ro1">
          <table:table-cell office:value-type="float" office:value="113.984131">
            <text:p>113,984131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56158">
            <text:p>0,156158</text:p>
          </table:table-cell>
          <table:table-cell office:value-type="float" office:value="-1.922941">
            <text:p>-1,922941</text:p>
          </table:table-cell>
          <table:table-cell table:number-columns-repeated="1019"/>
        </table:table-row>
        <table:table-row table:style-name="ro1">
          <table:table-cell office:value-type="float" office:value="113.984131">
            <text:p>113,984131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156158">
            <text:p>0,156158</text:p>
          </table:table-cell>
          <table:table-cell office:value-type="float" office:value="-1.942353">
            <text:p>-1,942353</text:p>
          </table:table-cell>
          <table:table-cell table:number-columns-repeated="1019"/>
        </table:table-row>
        <table:table-row table:style-name="ro1">
          <table:table-cell office:value-type="float" office:value="113.984131">
            <text:p>113,984131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156158">
            <text:p>0,156158</text:p>
          </table:table-cell>
          <table:table-cell office:value-type="float" office:value="-1.942353">
            <text:p>-1,942353</text:p>
          </table:table-cell>
          <table:table-cell table:number-columns-repeated="1019"/>
        </table:table-row>
        <table:table-row table:style-name="ro1">
          <table:table-cell office:value-type="float" office:value="115.807877">
            <text:p>115,807877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58657">
            <text:p>0,158657</text:p>
          </table:table-cell>
          <table:table-cell office:value-type="float" office:value="-1.961765">
            <text:p>-1,961765</text:p>
          </table:table-cell>
          <table:table-cell table:number-columns-repeated="1019"/>
        </table:table-row>
        <table:table-row table:style-name="ro1">
          <table:table-cell office:value-type="float" office:value="115.807877">
            <text:p>115,807877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158657">
            <text:p>0,158657</text:p>
          </table:table-cell>
          <table:table-cell office:value-type="float" office:value="-1.961765">
            <text:p>-1,961765</text:p>
          </table:table-cell>
          <table:table-cell table:number-columns-repeated="1019"/>
        </table:table-row>
        <table:table-row table:style-name="ro1">
          <table:table-cell office:value-type="float" office:value="116.719749">
            <text:p>116,71974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59906">
            <text:p>0,159906</text:p>
          </table:table-cell>
          <table:table-cell office:value-type="float" office:value="-1.980588">
            <text:p>-1,980588</text:p>
          </table:table-cell>
          <table:table-cell table:number-columns-repeated="1019"/>
        </table:table-row>
        <table:table-row table:style-name="ro1">
          <table:table-cell office:value-type="float" office:value="116.719749">
            <text:p>116,71974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59906">
            <text:p>0,159906</text:p>
          </table:table-cell>
          <table:table-cell office:value-type="float" office:value="-1.980588">
            <text:p>-1,980588</text:p>
          </table:table-cell>
          <table:table-cell table:number-columns-repeated="1019"/>
        </table:table-row>
        <table:table-row table:style-name="ro1">
          <table:table-cell office:value-type="float" office:value="116.719749">
            <text:p>116,71974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59906">
            <text:p>0,159906</text:p>
          </table:table-cell>
          <table:table-cell office:value-type="float" office:value="-2">
            <text:p>-2</text:p>
          </table:table-cell>
          <table:table-cell table:number-columns-repeated="1019"/>
        </table:table-row>
        <table:table-row table:style-name="ro1">
          <table:table-cell office:value-type="float" office:value="116.719749">
            <text:p>116,719749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159906">
            <text:p>0,159906</text:p>
          </table:table-cell>
          <table:table-cell office:value-type="float" office:value="-2">
            <text:p>-2</text:p>
          </table:table-cell>
          <table:table-cell table:number-columns-repeated="1019"/>
        </table:table-row>
        <table:table-row table:style-name="ro1">
          <table:table-cell office:value-type="float" office:value="118.999428">
            <text:p>118,99942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63029">
            <text:p>0,163029</text:p>
          </table:table-cell>
          <table:table-cell office:value-type="float" office:value="-2.019118">
            <text:p>-2,019118</text:p>
          </table:table-cell>
          <table:table-cell table:number-columns-repeated="1019"/>
        </table:table-row>
        <table:table-row table:style-name="ro1">
          <table:table-cell office:value-type="float" office:value="118.999428">
            <text:p>118,999428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163029">
            <text:p>0,163029</text:p>
          </table:table-cell>
          <table:table-cell office:value-type="float" office:value="-2.019118">
            <text:p>-2,019118</text:p>
          </table:table-cell>
          <table:table-cell table:number-columns-repeated="1019"/>
        </table:table-row>
        <table:table-row table:style-name="ro1">
          <table:table-cell office:value-type="float" office:value="119.455368">
            <text:p>119,45536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63654">
            <text:p>0,163654</text:p>
          </table:table-cell>
          <table:table-cell office:value-type="float" office:value="-2.039412">
            <text:p>-2,039412</text:p>
          </table:table-cell>
          <table:table-cell table:number-columns-repeated="1019"/>
        </table:table-row>
        <table:table-row table:style-name="ro1">
          <table:table-cell office:value-type="float" office:value="119.455368">
            <text:p>119,45536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63654">
            <text:p>0,163654</text:p>
          </table:table-cell>
          <table:table-cell office:value-type="float" office:value="-2.039412">
            <text:p>-2,039412</text:p>
          </table:table-cell>
          <table:table-cell table:number-columns-repeated="1019"/>
        </table:table-row>
        <table:table-row table:style-name="ro1">
          <table:table-cell office:value-type="float" office:value="119.455368">
            <text:p>119,455368</text:p>
          </table:table-cell>
          <table:table-cell office:value-type="float" office:value="-0.003239">
            <text:p>-0,003239</text:p>
          </table:table-cell>
          <table:table-cell office:value-type="float" office:value="-0.003203">
            <text:p>-0,003203</text:p>
          </table:table-cell>
          <table:table-cell office:value-type="float" office:value="0.163654">
            <text:p>0,163654</text:p>
          </table:table-cell>
          <table:table-cell office:value-type="float" office:value="-2.058529">
            <text:p>-2,058529</text:p>
          </table:table-cell>
          <table:table-cell table:number-columns-repeated="1019"/>
        </table:table-row>
        <table:table-row table:style-name="ro1">
          <table:table-cell office:value-type="float" office:value="119.455368">
            <text:p>119,455368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163654">
            <text:p>0,163654</text:p>
          </table:table-cell>
          <table:table-cell office:value-type="float" office:value="-2.058529">
            <text:p>-2,058529</text:p>
          </table:table-cell>
          <table:table-cell table:number-columns-repeated="1019"/>
        </table:table-row>
        <table:table-row table:style-name="ro1">
          <table:table-cell office:value-type="float" office:value="121.279114">
            <text:p>121,279114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166152">
            <text:p>0,166152</text:p>
          </table:table-cell>
          <table:table-cell office:value-type="float" office:value="-2.078235">
            <text:p>-2,078235</text:p>
          </table:table-cell>
          <table:table-cell table:number-columns-repeated="1019"/>
        </table:table-row>
        <table:table-row table:style-name="ro1">
          <table:table-cell office:value-type="float" office:value="121.279114">
            <text:p>121,27911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66152">
            <text:p>0,166152</text:p>
          </table:table-cell>
          <table:table-cell office:value-type="float" office:value="-2.078235">
            <text:p>-2,078235</text:p>
          </table:table-cell>
          <table:table-cell table:number-columns-repeated="1019"/>
        </table:table-row>
        <table:table-row table:style-name="ro1">
          <table:table-cell office:value-type="float" office:value="123.102859">
            <text:p>123,102859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168651">
            <text:p>0,168651</text:p>
          </table:table-cell>
          <table:table-cell office:value-type="float" office:value="-2.099706">
            <text:p>-2,099706</text:p>
          </table:table-cell>
          <table:table-cell table:number-columns-repeated="1019"/>
        </table:table-row>
        <table:table-row table:style-name="ro1">
          <table:table-cell office:value-type="float" office:value="123.102859">
            <text:p>123,102859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168651">
            <text:p>0,168651</text:p>
          </table:table-cell>
          <table:table-cell office:value-type="float" office:value="-2.099706">
            <text:p>-2,099706</text:p>
          </table:table-cell>
          <table:table-cell table:number-columns-repeated="1019"/>
        </table:table-row>
        <table:table-row table:style-name="ro1">
          <table:table-cell office:value-type="float" office:value="123.5588">
            <text:p>123,558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69276">
            <text:p>0,169276</text:p>
          </table:table-cell>
          <table:table-cell office:value-type="float" office:value="-2.119412">
            <text:p>-2,119412</text:p>
          </table:table-cell>
          <table:table-cell table:number-columns-repeated="1019"/>
        </table:table-row>
        <table:table-row table:style-name="ro1">
          <table:table-cell office:value-type="float" office:value="123.5588">
            <text:p>123,558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69276">
            <text:p>0,169276</text:p>
          </table:table-cell>
          <table:table-cell office:value-type="float" office:value="-2.119412">
            <text:p>-2,119412</text:p>
          </table:table-cell>
          <table:table-cell table:number-columns-repeated="1019"/>
        </table:table-row>
        <table:table-row table:style-name="ro1">
          <table:table-cell office:value-type="float" office:value="124.014732">
            <text:p>124,014732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699">
            <text:p>0,1699</text:p>
          </table:table-cell>
          <table:table-cell office:value-type="float" office:value="-2.138235">
            <text:p>-2,138235</text:p>
          </table:table-cell>
          <table:table-cell table:number-columns-repeated="1019"/>
        </table:table-row>
        <table:table-row table:style-name="ro1">
          <table:table-cell office:value-type="float" office:value="124.014732">
            <text:p>124,014732</text:p>
          </table:table-cell>
          <table:table-cell office:value-type="float" office:value="-0.003238">
            <text:p>-0,003238</text:p>
          </table:table-cell>
          <table:table-cell office:value-type="float" office:value="-0.003205">
            <text:p>-0,003205</text:p>
          </table:table-cell>
          <table:table-cell office:value-type="float" office:value="0.1699">
            <text:p>0,1699</text:p>
          </table:table-cell>
          <table:table-cell office:value-type="float" office:value="-2.138235">
            <text:p>-2,138235</text:p>
          </table:table-cell>
          <table:table-cell table:number-columns-repeated="1019"/>
        </table:table-row>
        <table:table-row table:style-name="ro1">
          <table:table-cell office:value-type="float" office:value="125.382545">
            <text:p>125,38254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71774">
            <text:p>0,171774</text:p>
          </table:table-cell>
          <table:table-cell office:value-type="float" office:value="-2.157353">
            <text:p>-2,157353</text:p>
          </table:table-cell>
          <table:table-cell table:number-columns-repeated="1019"/>
        </table:table-row>
        <table:table-row table:style-name="ro1">
          <table:table-cell office:value-type="float" office:value="125.382545">
            <text:p>125,382545</text:p>
          </table:table-cell>
          <table:table-cell office:value-type="float" office:value="-0.003238">
            <text:p>-0,003238</text:p>
          </table:table-cell>
          <table:table-cell office:value-type="float" office:value="-0.003205">
            <text:p>-0,003205</text:p>
          </table:table-cell>
          <table:table-cell office:value-type="float" office:value="0.171774">
            <text:p>0,171774</text:p>
          </table:table-cell>
          <table:table-cell office:value-type="float" office:value="-2.157353">
            <text:p>-2,157353</text:p>
          </table:table-cell>
          <table:table-cell table:number-columns-repeated="1019"/>
        </table:table-row>
        <table:table-row table:style-name="ro1">
          <table:table-cell office:value-type="float" office:value="127.662224">
            <text:p>127,66222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74897">
            <text:p>0,174897</text:p>
          </table:table-cell>
          <table:table-cell office:value-type="float" office:value="-2.176765">
            <text:p>-2,176765</text:p>
          </table:table-cell>
          <table:table-cell table:number-columns-repeated="1019"/>
        </table:table-row>
        <table:table-row table:style-name="ro1">
          <table:table-cell office:value-type="float" office:value="127.662224">
            <text:p>127,662224</text:p>
          </table:table-cell>
          <table:table-cell office:value-type="float" office:value="-0.003237">
            <text:p>-0,003237</text:p>
          </table:table-cell>
          <table:table-cell office:value-type="float" office:value="-0.003207">
            <text:p>-0,003207</text:p>
          </table:table-cell>
          <table:table-cell office:value-type="float" office:value="0.174897">
            <text:p>0,174897</text:p>
          </table:table-cell>
          <table:table-cell office:value-type="float" office:value="-2.195882">
            <text:p>-2,195882</text:p>
          </table:table-cell>
          <table:table-cell table:number-columns-repeated="1019"/>
        </table:table-row>
        <table:table-row table:style-name="ro1">
          <table:table-cell office:value-type="float" office:value="128.118164">
            <text:p>128,118164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175522">
            <text:p>0,175522</text:p>
          </table:table-cell>
          <table:table-cell office:value-type="float" office:value="-2.195882">
            <text:p>-2,195882</text:p>
          </table:table-cell>
          <table:table-cell table:number-columns-repeated="1019"/>
        </table:table-row>
        <table:table-row table:style-name="ro1">
          <table:table-cell office:value-type="float" office:value="128.118164">
            <text:p>128,118164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75522">
            <text:p>0,175522</text:p>
          </table:table-cell>
          <table:table-cell office:value-type="float" office:value="-2.215">
            <text:p>-2,215</text:p>
          </table:table-cell>
          <table:table-cell table:number-columns-repeated="1019"/>
        </table:table-row>
        <table:table-row table:style-name="ro1">
          <table:table-cell office:value-type="float" office:value="128.574097">
            <text:p>128,574097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176147">
            <text:p>0,176147</text:p>
          </table:table-cell>
          <table:table-cell office:value-type="float" office:value="-2.215">
            <text:p>-2,215</text:p>
          </table:table-cell>
          <table:table-cell table:number-columns-repeated="1019"/>
        </table:table-row>
        <table:table-row table:style-name="ro1">
          <table:table-cell office:value-type="float" office:value="128.574097">
            <text:p>128,574097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76147">
            <text:p>0,176147</text:p>
          </table:table-cell>
          <table:table-cell office:value-type="float" office:value="-2.234118">
            <text:p>-2,234118</text:p>
          </table:table-cell>
          <table:table-cell table:number-columns-repeated="1019"/>
        </table:table-row>
        <table:table-row table:style-name="ro1">
          <table:table-cell office:value-type="float" office:value="129.485977">
            <text:p>129,485977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77396">
            <text:p>0,177396</text:p>
          </table:table-cell>
          <table:table-cell office:value-type="float" office:value="-2.234118">
            <text:p>-2,234118</text:p>
          </table:table-cell>
          <table:table-cell table:number-columns-repeated="1019"/>
        </table:table-row>
        <table:table-row table:style-name="ro1">
          <table:table-cell office:value-type="float" office:value="129.485977">
            <text:p>129,485977</text:p>
          </table:table-cell>
          <table:table-cell office:value-type="float" office:value="-0.003239">
            <text:p>-0,003239</text:p>
          </table:table-cell>
          <table:table-cell office:value-type="float" office:value="-0.003203">
            <text:p>-0,003203</text:p>
          </table:table-cell>
          <table:table-cell office:value-type="float" office:value="0.177396">
            <text:p>0,177396</text:p>
          </table:table-cell>
          <table:table-cell office:value-type="float" office:value="-2.252647">
            <text:p>-2,252647</text:p>
          </table:table-cell>
          <table:table-cell table:number-columns-repeated="1019"/>
        </table:table-row>
        <table:table-row table:style-name="ro1">
          <table:table-cell office:value-type="float" office:value="129.485977">
            <text:p>129,485977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177396">
            <text:p>0,177396</text:p>
          </table:table-cell>
          <table:table-cell office:value-type="float" office:value="-2.252647">
            <text:p>-2,252647</text:p>
          </table:table-cell>
          <table:table-cell table:number-columns-repeated="1019"/>
        </table:table-row>
        <table:table-row table:style-name="ro1">
          <table:table-cell office:value-type="float" office:value="129.485977">
            <text:p>129,48597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77396">
            <text:p>0,177396</text:p>
          </table:table-cell>
          <table:table-cell office:value-type="float" office:value="-2.272059">
            <text:p>-2,272059</text:p>
          </table:table-cell>
          <table:table-cell table:number-columns-repeated="1019"/>
        </table:table-row>
        <table:table-row table:style-name="ro1">
          <table:table-cell office:value-type="float" office:value="129.485977">
            <text:p>129,48597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77396">
            <text:p>0,177396</text:p>
          </table:table-cell>
          <table:table-cell office:value-type="float" office:value="-2.272059">
            <text:p>-2,272059</text:p>
          </table:table-cell>
          <table:table-cell table:number-columns-repeated="1019"/>
        </table:table-row>
        <table:table-row table:style-name="ro1">
          <table:table-cell office:value-type="float" office:value="129.94191">
            <text:p>129,94191</text:p>
          </table:table-cell>
          <table:table-cell office:value-type="float" office:value="-0.003239">
            <text:p>-0,003239</text:p>
          </table:table-cell>
          <table:table-cell office:value-type="float" office:value="-0.003204">
            <text:p>-0,003204</text:p>
          </table:table-cell>
          <table:table-cell office:value-type="float" office:value="0.17802">
            <text:p>0,17802</text:p>
          </table:table-cell>
          <table:table-cell office:value-type="float" office:value="-2.291471">
            <text:p>-2,291471</text:p>
          </table:table-cell>
          <table:table-cell table:number-columns-repeated="1019"/>
        </table:table-row>
        <table:table-row table:style-name="ro1">
          <table:table-cell office:value-type="float" office:value="129.94191">
            <text:p>129,94191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17802">
            <text:p>0,17802</text:p>
          </table:table-cell>
          <table:table-cell office:value-type="float" office:value="-2.291471">
            <text:p>-2,291471</text:p>
          </table:table-cell>
          <table:table-cell table:number-columns-repeated="1019"/>
        </table:table-row>
        <table:table-row table:style-name="ro1">
          <table:table-cell office:value-type="float" office:value="131.765656">
            <text:p>131,765656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180519">
            <text:p>0,180519</text:p>
          </table:table-cell>
          <table:table-cell office:value-type="float" office:value="-2.310882">
            <text:p>-2,310882</text:p>
          </table:table-cell>
          <table:table-cell table:number-columns-repeated="1019"/>
        </table:table-row>
        <table:table-row table:style-name="ro1">
          <table:table-cell office:value-type="float" office:value="131.765656">
            <text:p>131,76565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80519">
            <text:p>0,180519</text:p>
          </table:table-cell>
          <table:table-cell office:value-type="float" office:value="-2.310882">
            <text:p>-2,310882</text:p>
          </table:table-cell>
          <table:table-cell table:number-columns-repeated="1019"/>
        </table:table-row>
        <table:table-row table:style-name="ro1">
          <table:table-cell office:value-type="float" office:value="133.133469">
            <text:p>133,133469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182393">
            <text:p>0,182393</text:p>
          </table:table-cell>
          <table:table-cell office:value-type="float" office:value="-2.329706">
            <text:p>-2,329706</text:p>
          </table:table-cell>
          <table:table-cell table:number-columns-repeated="1019"/>
        </table:table-row>
        <table:table-row table:style-name="ro1">
          <table:table-cell office:value-type="float" office:value="133.133469">
            <text:p>133,133469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182393">
            <text:p>0,182393</text:p>
          </table:table-cell>
          <table:table-cell office:value-type="float" office:value="-2.329706">
            <text:p>-2,329706</text:p>
          </table:table-cell>
          <table:table-cell table:number-columns-repeated="1019"/>
        </table:table-row>
        <table:table-row table:style-name="ro1">
          <table:table-cell office:value-type="float" office:value="134.501266">
            <text:p>134,501266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84267">
            <text:p>0,184267</text:p>
          </table:table-cell>
          <table:table-cell office:value-type="float" office:value="-2.348824">
            <text:p>-2,348824</text:p>
          </table:table-cell>
          <table:table-cell table:number-columns-repeated="1019"/>
        </table:table-row>
        <table:table-row table:style-name="ro1">
          <table:table-cell office:value-type="float" office:value="134.501266">
            <text:p>134,501266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184267">
            <text:p>0,184267</text:p>
          </table:table-cell>
          <table:table-cell office:value-type="float" office:value="-2.348824">
            <text:p>-2,348824</text:p>
          </table:table-cell>
          <table:table-cell table:number-columns-repeated="1019"/>
        </table:table-row>
        <table:table-row table:style-name="ro1">
          <table:table-cell office:value-type="float" office:value="135.86908">
            <text:p>135,86908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186141">
            <text:p>0,186141</text:p>
          </table:table-cell>
          <table:table-cell office:value-type="float" office:value="-2.368529">
            <text:p>-2,368529</text:p>
          </table:table-cell>
          <table:table-cell table:number-columns-repeated="1019"/>
        </table:table-row>
        <table:table-row table:style-name="ro1">
          <table:table-cell office:value-type="float" office:value="135.86908">
            <text:p>135,8690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86141">
            <text:p>0,186141</text:p>
          </table:table-cell>
          <table:table-cell office:value-type="float" office:value="-2.368529">
            <text:p>-2,368529</text:p>
          </table:table-cell>
          <table:table-cell table:number-columns-repeated="1019"/>
        </table:table-row>
        <table:table-row table:style-name="ro1">
          <table:table-cell office:value-type="float" office:value="136.325012">
            <text:p>136,325012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86765">
            <text:p>0,186765</text:p>
          </table:table-cell>
          <table:table-cell office:value-type="float" office:value="-2.387353">
            <text:p>-2,387353</text:p>
          </table:table-cell>
          <table:table-cell table:number-columns-repeated="1019"/>
        </table:table-row>
        <table:table-row table:style-name="ro1">
          <table:table-cell office:value-type="float" office:value="136.325012">
            <text:p>136,32501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186765">
            <text:p>0,186765</text:p>
          </table:table-cell>
          <table:table-cell office:value-type="float" office:value="-2.387353">
            <text:p>-2,387353</text:p>
          </table:table-cell>
          <table:table-cell table:number-columns-repeated="1019"/>
        </table:table-row>
        <table:table-row table:style-name="ro1">
          <table:table-cell office:value-type="float" office:value="137.236893">
            <text:p>137,23689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88015">
            <text:p>0,188015</text:p>
          </table:table-cell>
          <table:table-cell office:value-type="float" office:value="-2.406471">
            <text:p>-2,406471</text:p>
          </table:table-cell>
          <table:table-cell table:number-columns-repeated="1019"/>
        </table:table-row>
        <table:table-row table:style-name="ro1">
          <table:table-cell office:value-type="float" office:value="137.236893">
            <text:p>137,236893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88015">
            <text:p>0,188015</text:p>
          </table:table-cell>
          <table:table-cell office:value-type="float" office:value="-2.425">
            <text:p>-2,425</text:p>
          </table:table-cell>
          <table:table-cell table:number-columns-repeated="1019"/>
        </table:table-row>
        <table:table-row table:style-name="ro1">
          <table:table-cell office:value-type="float" office:value="136.78096">
            <text:p>136,78096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18739">
            <text:p>0,18739</text:p>
          </table:table-cell>
          <table:table-cell office:value-type="float" office:value="-2.425">
            <text:p>-2,425</text:p>
          </table:table-cell>
          <table:table-cell table:number-columns-repeated="1019"/>
        </table:table-row>
        <table:table-row table:style-name="ro1">
          <table:table-cell office:value-type="float" office:value="136.78096">
            <text:p>136,7809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8739">
            <text:p>0,18739</text:p>
          </table:table-cell>
          <table:table-cell office:value-type="float" office:value="-2.444412">
            <text:p>-2,444412</text:p>
          </table:table-cell>
          <table:table-cell table:number-columns-repeated="1019"/>
        </table:table-row>
        <table:table-row table:style-name="ro1">
          <table:table-cell office:value-type="float" office:value="139.516571">
            <text:p>139,51657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91138">
            <text:p>0,191138</text:p>
          </table:table-cell>
          <table:table-cell office:value-type="float" office:value="-2.444412">
            <text:p>-2,444412</text:p>
          </table:table-cell>
          <table:table-cell table:number-columns-repeated="1019"/>
        </table:table-row>
        <table:table-row table:style-name="ro1">
          <table:table-cell office:value-type="float" office:value="139.060638">
            <text:p>139,060638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190513">
            <text:p>0,190513</text:p>
          </table:table-cell>
          <table:table-cell office:value-type="float" office:value="-2.463824">
            <text:p>-2,463824</text:p>
          </table:table-cell>
          <table:table-cell table:number-columns-repeated="1019"/>
        </table:table-row>
        <table:table-row table:style-name="ro1">
          <table:table-cell office:value-type="float" office:value="139.060638">
            <text:p>139,06063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90513">
            <text:p>0,190513</text:p>
          </table:table-cell>
          <table:table-cell office:value-type="float" office:value="-2.463824">
            <text:p>-2,463824</text:p>
          </table:table-cell>
          <table:table-cell table:number-columns-repeated="1019"/>
        </table:table-row>
        <table:table-row table:style-name="ro1">
          <table:table-cell office:value-type="float" office:value="141.340317">
            <text:p>141,34031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93636">
            <text:p>0,193636</text:p>
          </table:table-cell>
          <table:table-cell office:value-type="float" office:value="-2.483235">
            <text:p>-2,483235</text:p>
          </table:table-cell>
          <table:table-cell table:number-columns-repeated="1019"/>
        </table:table-row>
        <table:table-row table:style-name="ro1">
          <table:table-cell office:value-type="float" office:value="141.340317">
            <text:p>141,34031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93636">
            <text:p>0,193636</text:p>
          </table:table-cell>
          <table:table-cell office:value-type="float" office:value="-2.483235">
            <text:p>-2,483235</text:p>
          </table:table-cell>
          <table:table-cell table:number-columns-repeated="1019"/>
        </table:table-row>
        <table:table-row table:style-name="ro1">
          <table:table-cell office:value-type="float" office:value="140.884384">
            <text:p>140,88438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93012">
            <text:p>0,193012</text:p>
          </table:table-cell>
          <table:table-cell office:value-type="float" office:value="-2.502647">
            <text:p>-2,502647</text:p>
          </table:table-cell>
          <table:table-cell table:number-columns-repeated="1019"/>
        </table:table-row>
        <table:table-row table:style-name="ro1">
          <table:table-cell office:value-type="float" office:value="140.884384">
            <text:p>140,884384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93012">
            <text:p>0,193012</text:p>
          </table:table-cell>
          <table:table-cell office:value-type="float" office:value="-2.502647">
            <text:p>-2,502647</text:p>
          </table:table-cell>
          <table:table-cell table:number-columns-repeated="1019"/>
        </table:table-row>
        <table:table-row table:style-name="ro1">
          <table:table-cell office:value-type="float" office:value="141.796249">
            <text:p>141,796249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194261">
            <text:p>0,194261</text:p>
          </table:table-cell>
          <table:table-cell office:value-type="float" office:value="-2.521471">
            <text:p>-2,521471</text:p>
          </table:table-cell>
          <table:table-cell table:number-columns-repeated="1019"/>
        </table:table-row>
        <table:table-row table:style-name="ro1">
          <table:table-cell office:value-type="float" office:value="141.796249">
            <text:p>141,79624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94261">
            <text:p>0,194261</text:p>
          </table:table-cell>
          <table:table-cell office:value-type="float" office:value="-2.521471">
            <text:p>-2,521471</text:p>
          </table:table-cell>
          <table:table-cell table:number-columns-repeated="1019"/>
        </table:table-row>
        <table:table-row table:style-name="ro1">
          <table:table-cell office:value-type="float" office:value="142.252197">
            <text:p>142,252197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94886">
            <text:p>0,194886</text:p>
          </table:table-cell>
          <table:table-cell office:value-type="float" office:value="-2.540588">
            <text:p>-2,540588</text:p>
          </table:table-cell>
          <table:table-cell table:number-columns-repeated="1019"/>
        </table:table-row>
        <table:table-row table:style-name="ro1">
          <table:table-cell office:value-type="float" office:value="142.252197">
            <text:p>142,25219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194886">
            <text:p>0,194886</text:p>
          </table:table-cell>
          <table:table-cell office:value-type="float" office:value="-2.540588">
            <text:p>-2,540588</text:p>
          </table:table-cell>
          <table:table-cell table:number-columns-repeated="1019"/>
        </table:table-row>
        <table:table-row table:style-name="ro1">
          <table:table-cell office:value-type="float" office:value="144.075943">
            <text:p>144,075943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197384">
            <text:p>0,197384</text:p>
          </table:table-cell>
          <table:table-cell office:value-type="float" office:value="-2.559118">
            <text:p>-2,559118</text:p>
          </table:table-cell>
          <table:table-cell table:number-columns-repeated="1019"/>
        </table:table-row>
        <table:table-row table:style-name="ro1">
          <table:table-cell office:value-type="float" office:value="144.075943">
            <text:p>144,07594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197384">
            <text:p>0,197384</text:p>
          </table:table-cell>
          <table:table-cell office:value-type="float" office:value="-2.559118">
            <text:p>-2,559118</text:p>
          </table:table-cell>
          <table:table-cell table:number-columns-repeated="1019"/>
        </table:table-row>
        <table:table-row table:style-name="ro1">
          <table:table-cell office:value-type="float" office:value="144.531876">
            <text:p>144,531876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98009">
            <text:p>0,198009</text:p>
          </table:table-cell>
          <table:table-cell office:value-type="float" office:value="-2.578235">
            <text:p>-2,578235</text:p>
          </table:table-cell>
          <table:table-cell table:number-columns-repeated="1019"/>
        </table:table-row>
        <table:table-row table:style-name="ro1">
          <table:table-cell office:value-type="float" office:value="144.531876">
            <text:p>144,531876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98009">
            <text:p>0,198009</text:p>
          </table:table-cell>
          <table:table-cell office:value-type="float" office:value="-2.578235">
            <text:p>-2,578235</text:p>
          </table:table-cell>
          <table:table-cell table:number-columns-repeated="1019"/>
        </table:table-row>
        <table:table-row table:style-name="ro1">
          <table:table-cell office:value-type="float" office:value="144.987808">
            <text:p>144,98780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198633">
            <text:p>0,198633</text:p>
          </table:table-cell>
          <table:table-cell office:value-type="float" office:value="-2.598235">
            <text:p>-2,598235</text:p>
          </table:table-cell>
          <table:table-cell table:number-columns-repeated="1019"/>
        </table:table-row>
        <table:table-row table:style-name="ro1">
          <table:table-cell office:value-type="float" office:value="144.987808">
            <text:p>144,987808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198633">
            <text:p>0,198633</text:p>
          </table:table-cell>
          <table:table-cell office:value-type="float" office:value="-2.598235">
            <text:p>-2,598235</text:p>
          </table:table-cell>
          <table:table-cell table:number-columns-repeated="1019"/>
        </table:table-row>
        <table:table-row table:style-name="ro1">
          <table:table-cell office:value-type="float" office:value="146.811554">
            <text:p>146,81155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201132">
            <text:p>0,201132</text:p>
          </table:table-cell>
          <table:table-cell office:value-type="float" office:value="-2.617647">
            <text:p>-2,617647</text:p>
          </table:table-cell>
          <table:table-cell table:number-columns-repeated="1019"/>
        </table:table-row>
        <table:table-row table:style-name="ro1">
          <table:table-cell office:value-type="float" office:value="146.811554">
            <text:p>146,811554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201132">
            <text:p>0,201132</text:p>
          </table:table-cell>
          <table:table-cell office:value-type="float" office:value="-2.617647">
            <text:p>-2,617647</text:p>
          </table:table-cell>
          <table:table-cell table:number-columns-repeated="1019"/>
        </table:table-row>
        <table:table-row table:style-name="ro1">
          <table:table-cell office:value-type="float" office:value="147.267502">
            <text:p>147,267502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201756">
            <text:p>0,201756</text:p>
          </table:table-cell>
          <table:table-cell office:value-type="float" office:value="-2.636471">
            <text:p>-2,636471</text:p>
          </table:table-cell>
          <table:table-cell table:number-columns-repeated="1019"/>
        </table:table-row>
        <table:table-row table:style-name="ro1">
          <table:table-cell office:value-type="float" office:value="147.267502">
            <text:p>147,267502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201756">
            <text:p>0,201756</text:p>
          </table:table-cell>
          <table:table-cell office:value-type="float" office:value="-2.655294">
            <text:p>-2,655294</text:p>
          </table:table-cell>
          <table:table-cell table:number-columns-repeated="1019"/>
        </table:table-row>
        <table:table-row table:style-name="ro1">
          <table:table-cell office:value-type="float" office:value="148.6353">
            <text:p>148,6353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20363">
            <text:p>0,20363</text:p>
          </table:table-cell>
          <table:table-cell office:value-type="float" office:value="-2.655294">
            <text:p>-2,655294</text:p>
          </table:table-cell>
          <table:table-cell table:number-columns-repeated="1019"/>
        </table:table-row>
        <table:table-row table:style-name="ro1">
          <table:table-cell office:value-type="float" office:value="148.6353">
            <text:p>148,6353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20363">
            <text:p>0,20363</text:p>
          </table:table-cell>
          <table:table-cell office:value-type="float" office:value="-2.674706">
            <text:p>-2,674706</text:p>
          </table:table-cell>
          <table:table-cell table:number-columns-repeated="1019"/>
        </table:table-row>
        <table:table-row table:style-name="ro1">
          <table:table-cell office:value-type="float" office:value="150.003113">
            <text:p>150,003113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205504">
            <text:p>0,205504</text:p>
          </table:table-cell>
          <table:table-cell office:value-type="float" office:value="-2.674706">
            <text:p>-2,674706</text:p>
          </table:table-cell>
          <table:table-cell table:number-columns-repeated="1019"/>
        </table:table-row>
        <table:table-row table:style-name="ro1">
          <table:table-cell office:value-type="float" office:value="150.003113">
            <text:p>150,003113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205504">
            <text:p>0,205504</text:p>
          </table:table-cell>
          <table:table-cell office:value-type="float" office:value="-2.693824">
            <text:p>-2,693824</text:p>
          </table:table-cell>
          <table:table-cell table:number-columns-repeated="1019"/>
        </table:table-row>
        <table:table-row table:style-name="ro1">
          <table:table-cell office:value-type="float" office:value="150.459045">
            <text:p>150,45904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06129">
            <text:p>0,206129</text:p>
          </table:table-cell>
          <table:table-cell office:value-type="float" office:value="-2.693824">
            <text:p>-2,693824</text:p>
          </table:table-cell>
          <table:table-cell table:number-columns-repeated="1019"/>
        </table:table-row>
        <table:table-row table:style-name="ro1">
          <table:table-cell office:value-type="float" office:value="151.826859">
            <text:p>151,826859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208003">
            <text:p>0,208003</text:p>
          </table:table-cell>
          <table:table-cell office:value-type="float" office:value="-2.712941">
            <text:p>-2,712941</text:p>
          </table:table-cell>
          <table:table-cell table:number-columns-repeated="1019"/>
        </table:table-row>
        <table:table-row table:style-name="ro1">
          <table:table-cell office:value-type="float" office:value="151.826859">
            <text:p>151,826859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208003">
            <text:p>0,208003</text:p>
          </table:table-cell>
          <table:table-cell office:value-type="float" office:value="-2.712941">
            <text:p>-2,712941</text:p>
          </table:table-cell>
          <table:table-cell table:number-columns-repeated="1019"/>
        </table:table-row>
        <table:table-row table:style-name="ro1">
          <table:table-cell office:value-type="float" office:value="151.370926">
            <text:p>151,370926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07378">
            <text:p>0,207378</text:p>
          </table:table-cell>
          <table:table-cell office:value-type="float" office:value="-2.732059">
            <text:p>-2,732059</text:p>
          </table:table-cell>
          <table:table-cell table:number-columns-repeated="1019"/>
        </table:table-row>
        <table:table-row table:style-name="ro1">
          <table:table-cell office:value-type="float" office:value="151.370926">
            <text:p>151,370926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207378">
            <text:p>0,207378</text:p>
          </table:table-cell>
          <table:table-cell office:value-type="float" office:value="-2.732059">
            <text:p>-2,732059</text:p>
          </table:table-cell>
          <table:table-cell table:number-columns-repeated="1019"/>
        </table:table-row>
        <table:table-row table:style-name="ro1">
          <table:table-cell office:value-type="float" office:value="151.826859">
            <text:p>151,826859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208003">
            <text:p>0,208003</text:p>
          </table:table-cell>
          <table:table-cell office:value-type="float" office:value="-2.751176">
            <text:p>-2,751176</text:p>
          </table:table-cell>
          <table:table-cell table:number-columns-repeated="1019"/>
        </table:table-row>
        <table:table-row table:style-name="ro1">
          <table:table-cell office:value-type="float" office:value="151.826859">
            <text:p>151,826859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208003">
            <text:p>0,208003</text:p>
          </table:table-cell>
          <table:table-cell office:value-type="float" office:value="-2.751176">
            <text:p>-2,751176</text:p>
          </table:table-cell>
          <table:table-cell table:number-columns-repeated="1019"/>
        </table:table-row>
        <table:table-row table:style-name="ro1">
          <table:table-cell office:value-type="float" office:value="154.106537">
            <text:p>154,106537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211126">
            <text:p>0,211126</text:p>
          </table:table-cell>
          <table:table-cell office:value-type="float" office:value="-2.77">
            <text:p>-2,77</text:p>
          </table:table-cell>
          <table:table-cell table:number-columns-repeated="1019"/>
        </table:table-row>
        <table:table-row table:style-name="ro1">
          <table:table-cell office:value-type="float" office:value="154.106537">
            <text:p>154,106537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211126">
            <text:p>0,211126</text:p>
          </table:table-cell>
          <table:table-cell office:value-type="float" office:value="-2.77">
            <text:p>-2,77</text:p>
          </table:table-cell>
          <table:table-cell table:number-columns-repeated="1019"/>
        </table:table-row>
        <table:table-row table:style-name="ro1">
          <table:table-cell office:value-type="float" office:value="155.018417">
            <text:p>155,018417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212375">
            <text:p>0,212375</text:p>
          </table:table-cell>
          <table:table-cell office:value-type="float" office:value="-2.789412">
            <text:p>-2,789412</text:p>
          </table:table-cell>
          <table:table-cell table:number-columns-repeated="1019"/>
        </table:table-row>
        <table:table-row table:style-name="ro1">
          <table:table-cell office:value-type="float" office:value="155.018417">
            <text:p>155,018417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212375">
            <text:p>0,212375</text:p>
          </table:table-cell>
          <table:table-cell office:value-type="float" office:value="-2.789412">
            <text:p>-2,789412</text:p>
          </table:table-cell>
          <table:table-cell table:number-columns-repeated="1019"/>
        </table:table-row>
        <table:table-row table:style-name="ro1">
          <table:table-cell office:value-type="float" office:value="155.47435">
            <text:p>155,47435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213">
            <text:p>0,213</text:p>
          </table:table-cell>
          <table:table-cell office:value-type="float" office:value="-2.808529">
            <text:p>-2,808529</text:p>
          </table:table-cell>
          <table:table-cell table:number-columns-repeated="1019"/>
        </table:table-row>
        <table:table-row table:style-name="ro1">
          <table:table-cell office:value-type="float" office:value="155.47435">
            <text:p>155,47435</text:p>
          </table:table-cell>
          <table:table-cell office:value-type="float" office:value="-0.003236">
            <text:p>-0,003236</text:p>
          </table:table-cell>
          <table:table-cell office:value-type="float" office:value="-0.003205">
            <text:p>-0,003205</text:p>
          </table:table-cell>
          <table:table-cell office:value-type="float" office:value="0.213">
            <text:p>0,213</text:p>
          </table:table-cell>
          <table:table-cell office:value-type="float" office:value="-2.808529">
            <text:p>-2,808529</text:p>
          </table:table-cell>
          <table:table-cell table:number-columns-repeated="1019"/>
        </table:table-row>
        <table:table-row table:style-name="ro1">
          <table:table-cell office:value-type="float" office:value="155.930283">
            <text:p>155,930283</text:p>
          </table:table-cell>
          <table:table-cell office:value-type="float" office:value="-0.003236">
            <text:p>-0,003236</text:p>
          </table:table-cell>
          <table:table-cell office:value-type="float" office:value="-0.003205">
            <text:p>-0,003205</text:p>
          </table:table-cell>
          <table:table-cell office:value-type="float" office:value="0.213624">
            <text:p>0,213624</text:p>
          </table:table-cell>
          <table:table-cell office:value-type="float" office:value="-2.828824">
            <text:p>-2,828824</text:p>
          </table:table-cell>
          <table:table-cell table:number-columns-repeated="1019"/>
        </table:table-row>
        <table:table-row table:style-name="ro1">
          <table:table-cell office:value-type="float" office:value="155.930283">
            <text:p>155,93028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13624">
            <text:p>0,213624</text:p>
          </table:table-cell>
          <table:table-cell office:value-type="float" office:value="-2.828824">
            <text:p>-2,828824</text:p>
          </table:table-cell>
          <table:table-cell table:number-columns-repeated="1019"/>
        </table:table-row>
        <table:table-row table:style-name="ro1">
          <table:table-cell office:value-type="float" office:value="156.842163">
            <text:p>156,84216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14874">
            <text:p>0,214874</text:p>
          </table:table-cell>
          <table:table-cell office:value-type="float" office:value="-2.848529">
            <text:p>-2,848529</text:p>
          </table:table-cell>
          <table:table-cell table:number-columns-repeated="1019"/>
        </table:table-row>
        <table:table-row table:style-name="ro1">
          <table:table-cell office:value-type="float" office:value="156.842163">
            <text:p>156,842163</text:p>
          </table:table-cell>
          <table:table-cell office:value-type="float" office:value="-0.003238">
            <text:p>-0,003238</text:p>
          </table:table-cell>
          <table:table-cell office:value-type="float" office:value="-0.0032">
            <text:p>-0,0032</text:p>
          </table:table-cell>
          <table:table-cell office:value-type="float" office:value="0.214874">
            <text:p>0,214874</text:p>
          </table:table-cell>
          <table:table-cell office:value-type="float" office:value="-2.848529">
            <text:p>-2,848529</text:p>
          </table:table-cell>
          <table:table-cell table:number-columns-repeated="1019"/>
        </table:table-row>
        <table:table-row table:style-name="ro1">
          <table:table-cell office:value-type="float" office:value="158.665909">
            <text:p>158,66590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17372">
            <text:p>0,217372</text:p>
          </table:table-cell>
          <table:table-cell office:value-type="float" office:value="-2.867941">
            <text:p>-2,867941</text:p>
          </table:table-cell>
          <table:table-cell table:number-columns-repeated="1019"/>
        </table:table-row>
        <table:table-row table:style-name="ro1">
          <table:table-cell office:value-type="float" office:value="158.665909">
            <text:p>158,665909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217372">
            <text:p>0,217372</text:p>
          </table:table-cell>
          <table:table-cell office:value-type="float" office:value="-2.867941">
            <text:p>-2,867941</text:p>
          </table:table-cell>
          <table:table-cell table:number-columns-repeated="1019"/>
        </table:table-row>
        <table:table-row table:style-name="ro1">
          <table:table-cell office:value-type="float" office:value="158.665909">
            <text:p>158,665909</text:p>
          </table:table-cell>
          <table:table-cell office:value-type="float" office:value="-0.003239">
            <text:p>-0,003239</text:p>
          </table:table-cell>
          <table:table-cell office:value-type="float" office:value="-0.003201">
            <text:p>-0,003201</text:p>
          </table:table-cell>
          <table:table-cell office:value-type="float" office:value="0.217372">
            <text:p>0,217372</text:p>
          </table:table-cell>
          <table:table-cell office:value-type="float" office:value="-2.887647">
            <text:p>-2,887647</text:p>
          </table:table-cell>
          <table:table-cell table:number-columns-repeated="1019"/>
        </table:table-row>
        <table:table-row table:style-name="ro1">
          <table:table-cell office:value-type="float" office:value="158.665909">
            <text:p>158,66590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17372">
            <text:p>0,217372</text:p>
          </table:table-cell>
          <table:table-cell office:value-type="float" office:value="-2.887647">
            <text:p>-2,887647</text:p>
          </table:table-cell>
          <table:table-cell table:number-columns-repeated="1019"/>
        </table:table-row>
        <table:table-row table:style-name="ro1">
          <table:table-cell office:value-type="float" office:value="160.033722">
            <text:p>160,03372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19246">
            <text:p>0,219246</text:p>
          </table:table-cell>
          <table:table-cell office:value-type="float" office:value="-2.907647">
            <text:p>-2,907647</text:p>
          </table:table-cell>
          <table:table-cell table:number-columns-repeated="1019"/>
        </table:table-row>
        <table:table-row table:style-name="ro1">
          <table:table-cell office:value-type="float" office:value="160.033722">
            <text:p>160,033722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219246">
            <text:p>0,219246</text:p>
          </table:table-cell>
          <table:table-cell office:value-type="float" office:value="-2.907647">
            <text:p>-2,907647</text:p>
          </table:table-cell>
          <table:table-cell table:number-columns-repeated="1019"/>
        </table:table-row>
        <table:table-row table:style-name="ro1">
          <table:table-cell office:value-type="float" office:value="161.40152">
            <text:p>161,40152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22112">
            <text:p>0,22112</text:p>
          </table:table-cell>
          <table:table-cell office:value-type="float" office:value="-2.926177">
            <text:p>-2,926177</text:p>
          </table:table-cell>
          <table:table-cell table:number-columns-repeated="1019"/>
        </table:table-row>
        <table:table-row table:style-name="ro1">
          <table:table-cell office:value-type="float" office:value="161.40152">
            <text:p>161,40152</text:p>
          </table:table-cell>
          <table:table-cell office:value-type="float" office:value="-0.003238">
            <text:p>-0,003238</text:p>
          </table:table-cell>
          <table:table-cell office:value-type="float" office:value="-0.0032">
            <text:p>-0,0032</text:p>
          </table:table-cell>
          <table:table-cell office:value-type="float" office:value="0.22112">
            <text:p>0,22112</text:p>
          </table:table-cell>
          <table:table-cell office:value-type="float" office:value="-2.945">
            <text:p>-2,945</text:p>
          </table:table-cell>
          <table:table-cell table:number-columns-repeated="1019"/>
        </table:table-row>
        <table:table-row table:style-name="ro1">
          <table:table-cell office:value-type="float" office:value="161.40152">
            <text:p>161,40152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22112">
            <text:p>0,22112</text:p>
          </table:table-cell>
          <table:table-cell office:value-type="float" office:value="-2.945">
            <text:p>-2,945</text:p>
          </table:table-cell>
          <table:table-cell table:number-columns-repeated="1019"/>
        </table:table-row>
        <table:table-row table:style-name="ro1">
          <table:table-cell office:value-type="float" office:value="161.40152">
            <text:p>161,40152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2112">
            <text:p>0,22112</text:p>
          </table:table-cell>
          <table:table-cell office:value-type="float" office:value="-2.964412">
            <text:p>-2,964412</text:p>
          </table:table-cell>
          <table:table-cell table:number-columns-repeated="1019"/>
        </table:table-row>
        <table:table-row table:style-name="ro1">
          <table:table-cell office:value-type="float" office:value="161.40152">
            <text:p>161,40152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22112">
            <text:p>0,22112</text:p>
          </table:table-cell>
          <table:table-cell office:value-type="float" office:value="-2.964412">
            <text:p>-2,964412</text:p>
          </table:table-cell>
          <table:table-cell table:number-columns-repeated="1019"/>
        </table:table-row>
        <table:table-row table:style-name="ro1">
          <table:table-cell office:value-type="float" office:value="162.3134">
            <text:p>162,3134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222369">
            <text:p>0,222369</text:p>
          </table:table-cell>
          <table:table-cell office:value-type="float" office:value="-2.983235">
            <text:p>-2,983235</text:p>
          </table:table-cell>
          <table:table-cell table:number-columns-repeated="1019"/>
        </table:table-row>
        <table:table-row table:style-name="ro1">
          <table:table-cell office:value-type="float" office:value="162.3134">
            <text:p>162,3134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22369">
            <text:p>0,222369</text:p>
          </table:table-cell>
          <table:table-cell office:value-type="float" office:value="-2.983235">
            <text:p>-2,983235</text:p>
          </table:table-cell>
          <table:table-cell table:number-columns-repeated="1019"/>
        </table:table-row>
        <table:table-row table:style-name="ro1">
          <table:table-cell office:value-type="float" office:value="164.593079">
            <text:p>164,593079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225493">
            <text:p>0,225493</text:p>
          </table:table-cell>
          <table:table-cell office:value-type="float" office:value="-3.002941">
            <text:p>-3,002941</text:p>
          </table:table-cell>
          <table:table-cell table:number-columns-repeated="1019"/>
        </table:table-row>
        <table:table-row table:style-name="ro1">
          <table:table-cell office:value-type="float" office:value="164.593079">
            <text:p>164,593079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225493">
            <text:p>0,225493</text:p>
          </table:table-cell>
          <table:table-cell office:value-type="float" office:value="-3.002941">
            <text:p>-3,002941</text:p>
          </table:table-cell>
          <table:table-cell table:number-columns-repeated="1019"/>
        </table:table-row>
        <table:table-row table:style-name="ro1">
          <table:table-cell office:value-type="float" office:value="165.049026">
            <text:p>165,049026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226117">
            <text:p>0,226117</text:p>
          </table:table-cell>
          <table:table-cell office:value-type="float" office:value="-3.021471">
            <text:p>-3,021471</text:p>
          </table:table-cell>
          <table:table-cell table:number-columns-repeated="1019"/>
        </table:table-row>
        <table:table-row table:style-name="ro1">
          <table:table-cell office:value-type="float" office:value="165.049026">
            <text:p>165,04902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226117">
            <text:p>0,226117</text:p>
          </table:table-cell>
          <table:table-cell office:value-type="float" office:value="-3.021471">
            <text:p>-3,021471</text:p>
          </table:table-cell>
          <table:table-cell table:number-columns-repeated="1019"/>
        </table:table-row>
        <table:table-row table:style-name="ro1">
          <table:table-cell office:value-type="float" office:value="165.504959">
            <text:p>165,50495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26742">
            <text:p>0,226742</text:p>
          </table:table-cell>
          <table:table-cell office:value-type="float" office:value="-3.040588">
            <text:p>-3,040588</text:p>
          </table:table-cell>
          <table:table-cell table:number-columns-repeated="1019"/>
        </table:table-row>
        <table:table-row table:style-name="ro1">
          <table:table-cell office:value-type="float" office:value="165.504959">
            <text:p>165,504959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226742">
            <text:p>0,226742</text:p>
          </table:table-cell>
          <table:table-cell office:value-type="float" office:value="-3.040588">
            <text:p>-3,040588</text:p>
          </table:table-cell>
          <table:table-cell table:number-columns-repeated="1019"/>
        </table:table-row>
        <table:table-row table:style-name="ro1">
          <table:table-cell office:value-type="float" office:value="166.416824">
            <text:p>166,416824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227991">
            <text:p>0,227991</text:p>
          </table:table-cell>
          <table:table-cell office:value-type="float" office:value="-3.06">
            <text:p>-3,06</text:p>
          </table:table-cell>
          <table:table-cell table:number-columns-repeated="1019"/>
        </table:table-row>
        <table:table-row table:style-name="ro1">
          <table:table-cell office:value-type="float" office:value="166.416824">
            <text:p>166,41682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27991">
            <text:p>0,227991</text:p>
          </table:table-cell>
          <table:table-cell office:value-type="float" office:value="-3.06">
            <text:p>-3,06</text:p>
          </table:table-cell>
          <table:table-cell table:number-columns-repeated="1019"/>
        </table:table-row>
        <table:table-row table:style-name="ro1">
          <table:table-cell office:value-type="float" office:value="166.872772">
            <text:p>166,87277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28616">
            <text:p>0,228616</text:p>
          </table:table-cell>
          <table:table-cell office:value-type="float" office:value="-3.079118">
            <text:p>-3,079118</text:p>
          </table:table-cell>
          <table:table-cell table:number-columns-repeated="1019"/>
        </table:table-row>
        <table:table-row table:style-name="ro1">
          <table:table-cell office:value-type="float" office:value="166.872772">
            <text:p>166,872772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228616">
            <text:p>0,228616</text:p>
          </table:table-cell>
          <table:table-cell office:value-type="float" office:value="-3.079118">
            <text:p>-3,079118</text:p>
          </table:table-cell>
          <table:table-cell table:number-columns-repeated="1019"/>
        </table:table-row>
        <table:table-row table:style-name="ro1">
          <table:table-cell office:value-type="float" office:value="168.24057">
            <text:p>168,2405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3049">
            <text:p>0,23049</text:p>
          </table:table-cell>
          <table:table-cell office:value-type="float" office:value="-3.098235">
            <text:p>-3,098235</text:p>
          </table:table-cell>
          <table:table-cell table:number-columns-repeated="1019"/>
        </table:table-row>
        <table:table-row table:style-name="ro1">
          <table:table-cell office:value-type="float" office:value="168.24057">
            <text:p>168,24057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23049">
            <text:p>0,23049</text:p>
          </table:table-cell>
          <table:table-cell office:value-type="float" office:value="-3.098235">
            <text:p>-3,098235</text:p>
          </table:table-cell>
          <table:table-cell table:number-columns-repeated="1019"/>
        </table:table-row>
        <table:table-row table:style-name="ro1">
          <table:table-cell office:value-type="float" office:value="169.152451">
            <text:p>169,152451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231739">
            <text:p>0,231739</text:p>
          </table:table-cell>
          <table:table-cell office:value-type="float" office:value="-3.117647">
            <text:p>-3,117647</text:p>
          </table:table-cell>
          <table:table-cell table:number-columns-repeated="1019"/>
        </table:table-row>
        <table:table-row table:style-name="ro1">
          <table:table-cell office:value-type="float" office:value="169.152451">
            <text:p>169,15245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31739">
            <text:p>0,231739</text:p>
          </table:table-cell>
          <table:table-cell office:value-type="float" office:value="-3.117647">
            <text:p>-3,117647</text:p>
          </table:table-cell>
          <table:table-cell table:number-columns-repeated="1019"/>
        </table:table-row>
        <table:table-row table:style-name="ro1">
          <table:table-cell office:value-type="float" office:value="170.976196">
            <text:p>170,97619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34237">
            <text:p>0,234237</text:p>
          </table:table-cell>
          <table:table-cell office:value-type="float" office:value="-3.137353">
            <text:p>-3,137353</text:p>
          </table:table-cell>
          <table:table-cell table:number-columns-repeated="1019"/>
        </table:table-row>
        <table:table-row table:style-name="ro1">
          <table:table-cell office:value-type="float" office:value="170.976196">
            <text:p>170,976196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234237">
            <text:p>0,234237</text:p>
          </table:table-cell>
          <table:table-cell office:value-type="float" office:value="-3.137353">
            <text:p>-3,137353</text:p>
          </table:table-cell>
          <table:table-cell table:number-columns-repeated="1019"/>
        </table:table-row>
        <table:table-row table:style-name="ro1">
          <table:table-cell office:value-type="float" office:value="171.888062">
            <text:p>171,88806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35487">
            <text:p>0,235487</text:p>
          </table:table-cell>
          <table:table-cell office:value-type="float" office:value="-3.157647">
            <text:p>-3,157647</text:p>
          </table:table-cell>
          <table:table-cell table:number-columns-repeated="1019"/>
        </table:table-row>
        <table:table-row table:style-name="ro1">
          <table:table-cell office:value-type="float" office:value="171.888062">
            <text:p>171,88806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235487">
            <text:p>0,235487</text:p>
          </table:table-cell>
          <table:table-cell office:value-type="float" office:value="-3.157647">
            <text:p>-3,157647</text:p>
          </table:table-cell>
          <table:table-cell table:number-columns-repeated="1019"/>
        </table:table-row>
        <table:table-row table:style-name="ro1">
          <table:table-cell office:value-type="float" office:value="171.432129">
            <text:p>171,43212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34862">
            <text:p>0,234862</text:p>
          </table:table-cell>
          <table:table-cell office:value-type="float" office:value="-3.175882">
            <text:p>-3,175882</text:p>
          </table:table-cell>
          <table:table-cell table:number-columns-repeated="1019"/>
        </table:table-row>
        <table:table-row table:style-name="ro1">
          <table:table-cell office:value-type="float" office:value="171.432129">
            <text:p>171,432129</text:p>
          </table:table-cell>
          <table:table-cell office:value-type="float" office:value="-0.003236">
            <text:p>-0,003236</text:p>
          </table:table-cell>
          <table:table-cell office:value-type="float" office:value="-0.003205">
            <text:p>-0,003205</text:p>
          </table:table-cell>
          <table:table-cell office:value-type="float" office:value="0.234862">
            <text:p>0,234862</text:p>
          </table:table-cell>
          <table:table-cell office:value-type="float" office:value="-3.195">
            <text:p>-3,195</text:p>
          </table:table-cell>
          <table:table-cell table:number-columns-repeated="1019"/>
        </table:table-row>
        <table:table-row table:style-name="ro1">
          <table:table-cell office:value-type="float" office:value="172.344009">
            <text:p>172,34400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36111">
            <text:p>0,236111</text:p>
          </table:table-cell>
          <table:table-cell office:value-type="float" office:value="-3.195">
            <text:p>-3,195</text:p>
          </table:table-cell>
          <table:table-cell table:number-columns-repeated="1019"/>
        </table:table-row>
        <table:table-row table:style-name="ro1">
          <table:table-cell office:value-type="float" office:value="172.344009">
            <text:p>172,34400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36111">
            <text:p>0,236111</text:p>
          </table:table-cell>
          <table:table-cell office:value-type="float" office:value="-3.214706">
            <text:p>-3,214706</text:p>
          </table:table-cell>
          <table:table-cell table:number-columns-repeated="1019"/>
        </table:table-row>
        <table:table-row table:style-name="ro1">
          <table:table-cell office:value-type="float" office:value="173.255875">
            <text:p>173,255875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237361">
            <text:p>0,237361</text:p>
          </table:table-cell>
          <table:table-cell office:value-type="float" office:value="-3.214706">
            <text:p>-3,214706</text:p>
          </table:table-cell>
          <table:table-cell table:number-columns-repeated="1019"/>
        </table:table-row>
        <table:table-row table:style-name="ro1">
          <table:table-cell office:value-type="float" office:value="173.711807">
            <text:p>173,711807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237985">
            <text:p>0,237985</text:p>
          </table:table-cell>
          <table:table-cell office:value-type="float" office:value="-3.232941">
            <text:p>-3,232941</text:p>
          </table:table-cell>
          <table:table-cell table:number-columns-repeated="1019"/>
        </table:table-row>
        <table:table-row table:style-name="ro1">
          <table:table-cell office:value-type="float" office:value="173.711807">
            <text:p>173,711807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37985">
            <text:p>0,237985</text:p>
          </table:table-cell>
          <table:table-cell office:value-type="float" office:value="-3.232941">
            <text:p>-3,232941</text:p>
          </table:table-cell>
          <table:table-cell table:number-columns-repeated="1019"/>
        </table:table-row>
        <table:table-row table:style-name="ro1">
          <table:table-cell office:value-type="float" office:value="175.07962">
            <text:p>175,07962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239859">
            <text:p>0,239859</text:p>
          </table:table-cell>
          <table:table-cell office:value-type="float" office:value="-3.252059">
            <text:p>-3,252059</text:p>
          </table:table-cell>
          <table:table-cell table:number-columns-repeated="1019"/>
        </table:table-row>
        <table:table-row table:style-name="ro1">
          <table:table-cell office:value-type="float" office:value="175.07962">
            <text:p>175,0796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39859">
            <text:p>0,239859</text:p>
          </table:table-cell>
          <table:table-cell office:value-type="float" office:value="-3.252059">
            <text:p>-3,252059</text:p>
          </table:table-cell>
          <table:table-cell table:number-columns-repeated="1019"/>
        </table:table-row>
        <table:table-row table:style-name="ro1">
          <table:table-cell office:value-type="float" office:value="175.07962">
            <text:p>175,0796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239859">
            <text:p>0,239859</text:p>
          </table:table-cell>
          <table:table-cell office:value-type="float" office:value="-3.271471">
            <text:p>-3,271471</text:p>
          </table:table-cell>
          <table:table-cell table:number-columns-repeated="1019"/>
        </table:table-row>
        <table:table-row table:style-name="ro1">
          <table:table-cell office:value-type="float" office:value="175.07962">
            <text:p>175,07962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39859">
            <text:p>0,239859</text:p>
          </table:table-cell>
          <table:table-cell office:value-type="float" office:value="-3.271471">
            <text:p>-3,271471</text:p>
          </table:table-cell>
          <table:table-cell table:number-columns-repeated="1019"/>
        </table:table-row>
        <table:table-row table:style-name="ro1">
          <table:table-cell office:value-type="float" office:value="178.271179">
            <text:p>178,27117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44232">
            <text:p>0,244232</text:p>
          </table:table-cell>
          <table:table-cell office:value-type="float" office:value="-3.290588">
            <text:p>-3,290588</text:p>
          </table:table-cell>
          <table:table-cell table:number-columns-repeated="1019"/>
        </table:table-row>
        <table:table-row table:style-name="ro1">
          <table:table-cell office:value-type="float" office:value="178.271179">
            <text:p>178,271179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244232">
            <text:p>0,244232</text:p>
          </table:table-cell>
          <table:table-cell office:value-type="float" office:value="-3.290588">
            <text:p>-3,290588</text:p>
          </table:table-cell>
          <table:table-cell table:number-columns-repeated="1019"/>
        </table:table-row>
        <table:table-row table:style-name="ro1">
          <table:table-cell office:value-type="float" office:value="177.359299">
            <text:p>177,359299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42982">
            <text:p>0,242982</text:p>
          </table:table-cell>
          <table:table-cell office:value-type="float" office:value="-3.309706">
            <text:p>-3,309706</text:p>
          </table:table-cell>
          <table:table-cell table:number-columns-repeated="1019"/>
        </table:table-row>
        <table:table-row table:style-name="ro1">
          <table:table-cell office:value-type="float" office:value="177.359299">
            <text:p>177,359299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242982">
            <text:p>0,242982</text:p>
          </table:table-cell>
          <table:table-cell office:value-type="float" office:value="-3.309706">
            <text:p>-3,309706</text:p>
          </table:table-cell>
          <table:table-cell table:number-columns-repeated="1019"/>
        </table:table-row>
        <table:table-row table:style-name="ro1">
          <table:table-cell office:value-type="float" office:value="178.727112">
            <text:p>178,727112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244856">
            <text:p>0,244856</text:p>
          </table:table-cell>
          <table:table-cell office:value-type="float" office:value="-3.329118">
            <text:p>-3,329118</text:p>
          </table:table-cell>
          <table:table-cell table:number-columns-repeated="1019"/>
        </table:table-row>
        <table:table-row table:style-name="ro1">
          <table:table-cell office:value-type="float" office:value="178.727112">
            <text:p>178,727112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244856">
            <text:p>0,244856</text:p>
          </table:table-cell>
          <table:table-cell office:value-type="float" office:value="-3.329118">
            <text:p>-3,329118</text:p>
          </table:table-cell>
          <table:table-cell table:number-columns-repeated="1019"/>
        </table:table-row>
        <table:table-row table:style-name="ro1">
          <table:table-cell office:value-type="float" office:value="179.183044">
            <text:p>179,18304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245481">
            <text:p>0,245481</text:p>
          </table:table-cell>
          <table:table-cell office:value-type="float" office:value="-3.348529">
            <text:p>-3,348529</text:p>
          </table:table-cell>
          <table:table-cell table:number-columns-repeated="1019"/>
        </table:table-row>
        <table:table-row table:style-name="ro1">
          <table:table-cell office:value-type="float" office:value="179.183044">
            <text:p>179,183044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45481">
            <text:p>0,245481</text:p>
          </table:table-cell>
          <table:table-cell office:value-type="float" office:value="-3.348529">
            <text:p>-3,348529</text:p>
          </table:table-cell>
          <table:table-cell table:number-columns-repeated="1019"/>
        </table:table-row>
        <table:table-row table:style-name="ro1">
          <table:table-cell office:value-type="float" office:value="179.638992">
            <text:p>179,638992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246105">
            <text:p>0,246105</text:p>
          </table:table-cell>
          <table:table-cell office:value-type="float" office:value="-3.367647">
            <text:p>-3,367647</text:p>
          </table:table-cell>
          <table:table-cell table:number-columns-repeated="1019"/>
        </table:table-row>
        <table:table-row table:style-name="ro1">
          <table:table-cell office:value-type="float" office:value="179.638992">
            <text:p>179,63899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246105">
            <text:p>0,246105</text:p>
          </table:table-cell>
          <table:table-cell office:value-type="float" office:value="-3.367647">
            <text:p>-3,367647</text:p>
          </table:table-cell>
          <table:table-cell table:number-columns-repeated="1019"/>
        </table:table-row>
        <table:table-row table:style-name="ro1">
          <table:table-cell office:value-type="float" office:value="181.918671">
            <text:p>181,91867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49229">
            <text:p>0,249229</text:p>
          </table:table-cell>
          <table:table-cell office:value-type="float" office:value="-3.387647">
            <text:p>-3,387647</text:p>
          </table:table-cell>
          <table:table-cell table:number-columns-repeated="1019"/>
        </table:table-row>
        <table:table-row table:style-name="ro1">
          <table:table-cell office:value-type="float" office:value="181.918671">
            <text:p>181,91867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49229">
            <text:p>0,249229</text:p>
          </table:table-cell>
          <table:table-cell office:value-type="float" office:value="-3.387647">
            <text:p>-3,387647</text:p>
          </table:table-cell>
          <table:table-cell table:number-columns-repeated="1019"/>
        </table:table-row>
        <table:table-row table:style-name="ro1">
          <table:table-cell office:value-type="float" office:value="182.830536">
            <text:p>182,830536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250478">
            <text:p>0,250478</text:p>
          </table:table-cell>
          <table:table-cell office:value-type="float" office:value="-3.407941">
            <text:p>-3,407941</text:p>
          </table:table-cell>
          <table:table-cell table:number-columns-repeated="1019"/>
        </table:table-row>
        <table:table-row table:style-name="ro1">
          <table:table-cell office:value-type="float" office:value="182.830536">
            <text:p>182,830536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250478">
            <text:p>0,250478</text:p>
          </table:table-cell>
          <table:table-cell office:value-type="float" office:value="-3.407941">
            <text:p>-3,407941</text:p>
          </table:table-cell>
          <table:table-cell table:number-columns-repeated="1019"/>
        </table:table-row>
        <table:table-row table:style-name="ro1">
          <table:table-cell office:value-type="float" office:value="183.286484">
            <text:p>183,286484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251102">
            <text:p>0,251102</text:p>
          </table:table-cell>
          <table:table-cell office:value-type="float" office:value="-3.426177">
            <text:p>-3,426177</text:p>
          </table:table-cell>
          <table:table-cell table:number-columns-repeated="1019"/>
        </table:table-row>
        <table:table-row table:style-name="ro1">
          <table:table-cell office:value-type="float" office:value="183.286484">
            <text:p>183,28648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51102">
            <text:p>0,251102</text:p>
          </table:table-cell>
          <table:table-cell office:value-type="float" office:value="-3.426177">
            <text:p>-3,426177</text:p>
          </table:table-cell>
          <table:table-cell table:number-columns-repeated="1019"/>
        </table:table-row>
        <table:table-row table:style-name="ro1">
          <table:table-cell office:value-type="float" office:value="184.198349">
            <text:p>184,19834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52352">
            <text:p>0,252352</text:p>
          </table:table-cell>
          <table:table-cell office:value-type="float" office:value="-3.445294">
            <text:p>-3,445294</text:p>
          </table:table-cell>
          <table:table-cell table:number-columns-repeated="1019"/>
        </table:table-row>
        <table:table-row table:style-name="ro1">
          <table:table-cell office:value-type="float" office:value="184.198349">
            <text:p>184,198349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252352">
            <text:p>0,252352</text:p>
          </table:table-cell>
          <table:table-cell office:value-type="float" office:value="-3.465294">
            <text:p>-3,465294</text:p>
          </table:table-cell>
          <table:table-cell table:number-columns-repeated="1019"/>
        </table:table-row>
        <table:table-row table:style-name="ro1">
          <table:table-cell office:value-type="float" office:value="185.566162">
            <text:p>185,566162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254226">
            <text:p>0,254226</text:p>
          </table:table-cell>
          <table:table-cell office:value-type="float" office:value="-3.465294">
            <text:p>-3,465294</text:p>
          </table:table-cell>
          <table:table-cell table:number-columns-repeated="1019"/>
        </table:table-row>
        <table:table-row table:style-name="ro1">
          <table:table-cell office:value-type="float" office:value="185.566162">
            <text:p>185,56616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254226">
            <text:p>0,254226</text:p>
          </table:table-cell>
          <table:table-cell office:value-type="float" office:value="-3.483824">
            <text:p>-3,483824</text:p>
          </table:table-cell>
          <table:table-cell table:number-columns-repeated="1019"/>
        </table:table-row>
        <table:table-row table:style-name="ro1">
          <table:table-cell office:value-type="float" office:value="185.566162">
            <text:p>185,566162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254226">
            <text:p>0,254226</text:p>
          </table:table-cell>
          <table:table-cell office:value-type="float" office:value="-3.483824">
            <text:p>-3,483824</text:p>
          </table:table-cell>
          <table:table-cell table:number-columns-repeated="1019"/>
        </table:table-row>
        <table:table-row table:style-name="ro1">
          <table:table-cell office:value-type="float" office:value="186.478043">
            <text:p>186,478043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55475">
            <text:p>0,255475</text:p>
          </table:table-cell>
          <table:table-cell office:value-type="float" office:value="-3.503235">
            <text:p>-3,503235</text:p>
          </table:table-cell>
          <table:table-cell table:number-columns-repeated="1019"/>
        </table:table-row>
        <table:table-row table:style-name="ro1">
          <table:table-cell office:value-type="float" office:value="186.478043">
            <text:p>186,478043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255475">
            <text:p>0,255475</text:p>
          </table:table-cell>
          <table:table-cell office:value-type="float" office:value="-3.503235">
            <text:p>-3,503235</text:p>
          </table:table-cell>
          <table:table-cell table:number-columns-repeated="1019"/>
        </table:table-row>
        <table:table-row table:style-name="ro1">
          <table:table-cell office:value-type="float" office:value="186.933975">
            <text:p>186,933975</text:p>
          </table:table-cell>
          <table:table-cell office:value-type="float" office:value="-0.003237">
            <text:p>-0,003237</text:p>
          </table:table-cell>
          <table:table-cell office:value-type="float" office:value="-0.003205">
            <text:p>-0,003205</text:p>
          </table:table-cell>
          <table:table-cell office:value-type="float" office:value="0.2561">
            <text:p>0,2561</text:p>
          </table:table-cell>
          <table:table-cell office:value-type="float" office:value="-3.522647">
            <text:p>-3,522647</text:p>
          </table:table-cell>
          <table:table-cell table:number-columns-repeated="1019"/>
        </table:table-row>
        <table:table-row table:style-name="ro1">
          <table:table-cell office:value-type="float" office:value="186.933975">
            <text:p>186,933975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2561">
            <text:p>0,2561</text:p>
          </table:table-cell>
          <table:table-cell office:value-type="float" office:value="-3.522647">
            <text:p>-3,522647</text:p>
          </table:table-cell>
          <table:table-cell table:number-columns-repeated="1019"/>
        </table:table-row>
        <table:table-row table:style-name="ro1">
          <table:table-cell office:value-type="float" office:value="187.84584">
            <text:p>187,84584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257349">
            <text:p>0,257349</text:p>
          </table:table-cell>
          <table:table-cell office:value-type="float" office:value="-3.541471">
            <text:p>-3,541471</text:p>
          </table:table-cell>
          <table:table-cell table:number-columns-repeated="1019"/>
        </table:table-row>
        <table:table-row table:style-name="ro1">
          <table:table-cell office:value-type="float" office:value="187.84584">
            <text:p>187,84584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57349">
            <text:p>0,257349</text:p>
          </table:table-cell>
          <table:table-cell office:value-type="float" office:value="-3.541471">
            <text:p>-3,541471</text:p>
          </table:table-cell>
          <table:table-cell table:number-columns-repeated="1019"/>
        </table:table-row>
        <table:table-row table:style-name="ro1">
          <table:table-cell office:value-type="float" office:value="188.757721">
            <text:p>188,757721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58598">
            <text:p>0,258598</text:p>
          </table:table-cell>
          <table:table-cell office:value-type="float" office:value="-3.560882">
            <text:p>-3,560882</text:p>
          </table:table-cell>
          <table:table-cell table:number-columns-repeated="1019"/>
        </table:table-row>
        <table:table-row table:style-name="ro1">
          <table:table-cell office:value-type="float" office:value="188.757721">
            <text:p>188,757721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58598">
            <text:p>0,258598</text:p>
          </table:table-cell>
          <table:table-cell office:value-type="float" office:value="-3.560882">
            <text:p>-3,560882</text:p>
          </table:table-cell>
          <table:table-cell table:number-columns-repeated="1019"/>
        </table:table-row>
        <table:table-row table:style-name="ro1">
          <table:table-cell office:value-type="float" office:value="188.757721">
            <text:p>188,757721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258598">
            <text:p>0,258598</text:p>
          </table:table-cell>
          <table:table-cell office:value-type="float" office:value="-3.579412">
            <text:p>-3,579412</text:p>
          </table:table-cell>
          <table:table-cell table:number-columns-repeated="1019"/>
        </table:table-row>
        <table:table-row table:style-name="ro1">
          <table:table-cell office:value-type="float" office:value="188.757721">
            <text:p>188,757721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258598">
            <text:p>0,258598</text:p>
          </table:table-cell>
          <table:table-cell office:value-type="float" office:value="-3.579412">
            <text:p>-3,579412</text:p>
          </table:table-cell>
          <table:table-cell table:number-columns-repeated="1019"/>
        </table:table-row>
        <table:table-row table:style-name="ro1">
          <table:table-cell office:value-type="float" office:value="190.125534">
            <text:p>190,12553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60472">
            <text:p>0,260472</text:p>
          </table:table-cell>
          <table:table-cell office:value-type="float" office:value="-3.598529">
            <text:p>-3,598529</text:p>
          </table:table-cell>
          <table:table-cell table:number-columns-repeated="1019"/>
        </table:table-row>
        <table:table-row table:style-name="ro1">
          <table:table-cell office:value-type="float" office:value="190.125534">
            <text:p>190,125534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260472">
            <text:p>0,260472</text:p>
          </table:table-cell>
          <table:table-cell office:value-type="float" office:value="-3.598529">
            <text:p>-3,598529</text:p>
          </table:table-cell>
          <table:table-cell table:number-columns-repeated="1019"/>
        </table:table-row>
        <table:table-row table:style-name="ro1">
          <table:table-cell office:value-type="float" office:value="191.94928">
            <text:p>191,9492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262971">
            <text:p>0,262971</text:p>
          </table:table-cell>
          <table:table-cell office:value-type="float" office:value="-3.617647">
            <text:p>-3,617647</text:p>
          </table:table-cell>
          <table:table-cell table:number-columns-repeated="1019"/>
        </table:table-row>
        <table:table-row table:style-name="ro1">
          <table:table-cell office:value-type="float" office:value="191.94928">
            <text:p>191,9492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62971">
            <text:p>0,262971</text:p>
          </table:table-cell>
          <table:table-cell office:value-type="float" office:value="-3.617647">
            <text:p>-3,617647</text:p>
          </table:table-cell>
          <table:table-cell table:number-columns-repeated="1019"/>
        </table:table-row>
        <table:table-row table:style-name="ro1">
          <table:table-cell office:value-type="float" office:value="192.405212">
            <text:p>192,40521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263595">
            <text:p>0,263595</text:p>
          </table:table-cell>
          <table:table-cell office:value-type="float" office:value="-3.638529">
            <text:p>-3,638529</text:p>
          </table:table-cell>
          <table:table-cell table:number-columns-repeated="1019"/>
        </table:table-row>
        <table:table-row table:style-name="ro1">
          <table:table-cell office:value-type="float" office:value="192.405212">
            <text:p>192,40521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63595">
            <text:p>0,263595</text:p>
          </table:table-cell>
          <table:table-cell office:value-type="float" office:value="-3.638529">
            <text:p>-3,638529</text:p>
          </table:table-cell>
          <table:table-cell table:number-columns-repeated="1019"/>
        </table:table-row>
        <table:table-row table:style-name="ro1">
          <table:table-cell office:value-type="float" office:value="193.317078">
            <text:p>193,31707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64844">
            <text:p>0,264844</text:p>
          </table:table-cell>
          <table:table-cell office:value-type="float" office:value="-3.657059">
            <text:p>-3,657059</text:p>
          </table:table-cell>
          <table:table-cell table:number-columns-repeated="1019"/>
        </table:table-row>
        <table:table-row table:style-name="ro1">
          <table:table-cell office:value-type="float" office:value="193.317078">
            <text:p>193,317078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264844">
            <text:p>0,264844</text:p>
          </table:table-cell>
          <table:table-cell office:value-type="float" office:value="-3.657059">
            <text:p>-3,657059</text:p>
          </table:table-cell>
          <table:table-cell table:number-columns-repeated="1019"/>
        </table:table-row>
        <table:table-row table:style-name="ro1">
          <table:table-cell office:value-type="float" office:value="193.773026">
            <text:p>193,773026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65469">
            <text:p>0,265469</text:p>
          </table:table-cell>
          <table:table-cell office:value-type="float" office:value="-3.675882">
            <text:p>-3,675882</text:p>
          </table:table-cell>
          <table:table-cell table:number-columns-repeated="1019"/>
        </table:table-row>
        <table:table-row table:style-name="ro1">
          <table:table-cell office:value-type="float" office:value="193.773026">
            <text:p>193,77302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265469">
            <text:p>0,265469</text:p>
          </table:table-cell>
          <table:table-cell office:value-type="float" office:value="-3.694412">
            <text:p>-3,694412</text:p>
          </table:table-cell>
          <table:table-cell table:number-columns-repeated="1019"/>
        </table:table-row>
        <table:table-row table:style-name="ro1">
          <table:table-cell office:value-type="float" office:value="195.140823">
            <text:p>195,140823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67343">
            <text:p>0,267343</text:p>
          </table:table-cell>
          <table:table-cell office:value-type="float" office:value="-3.694412">
            <text:p>-3,694412</text:p>
          </table:table-cell>
          <table:table-cell table:number-columns-repeated="1019"/>
        </table:table-row>
        <table:table-row table:style-name="ro1">
          <table:table-cell office:value-type="float" office:value="195.140823">
            <text:p>195,140823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67343">
            <text:p>0,267343</text:p>
          </table:table-cell>
          <table:table-cell office:value-type="float" office:value="-3.713235">
            <text:p>-3,713235</text:p>
          </table:table-cell>
          <table:table-cell table:number-columns-repeated="1019"/>
        </table:table-row>
        <table:table-row table:style-name="ro1">
          <table:table-cell office:value-type="float" office:value="194.684891">
            <text:p>194,684891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266718">
            <text:p>0,266718</text:p>
          </table:table-cell>
          <table:table-cell office:value-type="float" office:value="-3.713235">
            <text:p>-3,713235</text:p>
          </table:table-cell>
          <table:table-cell table:number-columns-repeated="1019"/>
        </table:table-row>
        <table:table-row table:style-name="ro1">
          <table:table-cell office:value-type="float" office:value="195.596771">
            <text:p>195,596771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267968">
            <text:p>0,267968</text:p>
          </table:table-cell>
          <table:table-cell office:value-type="float" office:value="-3.732941">
            <text:p>-3,732941</text:p>
          </table:table-cell>
          <table:table-cell table:number-columns-repeated="1019"/>
        </table:table-row>
        <table:table-row table:style-name="ro1">
          <table:table-cell office:value-type="float" office:value="195.596771">
            <text:p>195,596771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267968">
            <text:p>0,267968</text:p>
          </table:table-cell>
          <table:table-cell office:value-type="float" office:value="-3.732941">
            <text:p>-3,732941</text:p>
          </table:table-cell>
          <table:table-cell table:number-columns-repeated="1019"/>
        </table:table-row>
        <table:table-row table:style-name="ro1">
          <table:table-cell office:value-type="float" office:value="196.964569">
            <text:p>196,96456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69841">
            <text:p>0,269841</text:p>
          </table:table-cell>
          <table:table-cell office:value-type="float" office:value="-3.751471">
            <text:p>-3,751471</text:p>
          </table:table-cell>
          <table:table-cell table:number-columns-repeated="1019"/>
        </table:table-row>
        <table:table-row table:style-name="ro1">
          <table:table-cell office:value-type="float" office:value="196.964569">
            <text:p>196,96456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69841">
            <text:p>0,269841</text:p>
          </table:table-cell>
          <table:table-cell office:value-type="float" office:value="-3.751471">
            <text:p>-3,751471</text:p>
          </table:table-cell>
          <table:table-cell table:number-columns-repeated="1019"/>
        </table:table-row>
        <table:table-row table:style-name="ro1">
          <table:table-cell office:value-type="float" office:value="197.87645">
            <text:p>197,8764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71091">
            <text:p>0,271091</text:p>
          </table:table-cell>
          <table:table-cell office:value-type="float" office:value="-3.770882">
            <text:p>-3,770882</text:p>
          </table:table-cell>
          <table:table-cell table:number-columns-repeated="1019"/>
        </table:table-row>
        <table:table-row table:style-name="ro1">
          <table:table-cell office:value-type="float" office:value="197.87645">
            <text:p>197,87645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271091">
            <text:p>0,271091</text:p>
          </table:table-cell>
          <table:table-cell office:value-type="float" office:value="-3.770882">
            <text:p>-3,770882</text:p>
          </table:table-cell>
          <table:table-cell table:number-columns-repeated="1019"/>
        </table:table-row>
        <table:table-row table:style-name="ro1">
          <table:table-cell office:value-type="float" office:value="197.87645">
            <text:p>197,87645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271091">
            <text:p>0,271091</text:p>
          </table:table-cell>
          <table:table-cell office:value-type="float" office:value="-3.789706">
            <text:p>-3,789706</text:p>
          </table:table-cell>
          <table:table-cell table:number-columns-repeated="1019"/>
        </table:table-row>
        <table:table-row table:style-name="ro1">
          <table:table-cell office:value-type="float" office:value="197.87645">
            <text:p>197,8764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71091">
            <text:p>0,271091</text:p>
          </table:table-cell>
          <table:table-cell office:value-type="float" office:value="-3.789706">
            <text:p>-3,789706</text:p>
          </table:table-cell>
          <table:table-cell table:number-columns-repeated="1019"/>
        </table:table-row>
        <table:table-row table:style-name="ro1">
          <table:table-cell office:value-type="float" office:value="199.700195">
            <text:p>199,700195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273589">
            <text:p>0,273589</text:p>
          </table:table-cell>
          <table:table-cell office:value-type="float" office:value="-3.809118">
            <text:p>-3,809118</text:p>
          </table:table-cell>
          <table:table-cell table:number-columns-repeated="1019"/>
        </table:table-row>
        <table:table-row table:style-name="ro1">
          <table:table-cell office:value-type="float" office:value="199.700195">
            <text:p>199,700195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273589">
            <text:p>0,273589</text:p>
          </table:table-cell>
          <table:table-cell office:value-type="float" office:value="-3.809118">
            <text:p>-3,809118</text:p>
          </table:table-cell>
          <table:table-cell table:number-columns-repeated="1019"/>
        </table:table-row>
        <table:table-row table:style-name="ro1">
          <table:table-cell office:value-type="float" office:value="200.612061">
            <text:p>200,612061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74839">
            <text:p>0,274839</text:p>
          </table:table-cell>
          <table:table-cell office:value-type="float" office:value="-3.828824">
            <text:p>-3,828824</text:p>
          </table:table-cell>
          <table:table-cell table:number-columns-repeated="1019"/>
        </table:table-row>
        <table:table-row table:style-name="ro1">
          <table:table-cell office:value-type="float" office:value="200.612061">
            <text:p>200,612061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274839">
            <text:p>0,274839</text:p>
          </table:table-cell>
          <table:table-cell office:value-type="float" office:value="-3.828824">
            <text:p>-3,828824</text:p>
          </table:table-cell>
          <table:table-cell table:number-columns-repeated="1019"/>
        </table:table-row>
        <table:table-row table:style-name="ro1">
          <table:table-cell office:value-type="float" office:value="200.612061">
            <text:p>200,612061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74839">
            <text:p>0,274839</text:p>
          </table:table-cell>
          <table:table-cell office:value-type="float" office:value="-3.848529">
            <text:p>-3,848529</text:p>
          </table:table-cell>
          <table:table-cell table:number-columns-repeated="1019"/>
        </table:table-row>
        <table:table-row table:style-name="ro1">
          <table:table-cell office:value-type="float" office:value="200.612061">
            <text:p>200,612061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74839">
            <text:p>0,274839</text:p>
          </table:table-cell>
          <table:table-cell office:value-type="float" office:value="-3.848529">
            <text:p>-3,848529</text:p>
          </table:table-cell>
          <table:table-cell table:number-columns-repeated="1019"/>
        </table:table-row>
        <table:table-row table:style-name="ro1">
          <table:table-cell office:value-type="float" office:value="201.523941">
            <text:p>201,523941</text:p>
          </table:table-cell>
          <table:table-cell office:value-type="float" office:value="-0.003235">
            <text:p>-0,003235</text:p>
          </table:table-cell>
          <table:table-cell office:value-type="float" office:value="-0.003205">
            <text:p>-0,003205</text:p>
          </table:table-cell>
          <table:table-cell office:value-type="float" office:value="0.276088">
            <text:p>0,276088</text:p>
          </table:table-cell>
          <table:table-cell office:value-type="float" office:value="-3.867941">
            <text:p>-3,867941</text:p>
          </table:table-cell>
          <table:table-cell table:number-columns-repeated="1019"/>
        </table:table-row>
        <table:table-row table:style-name="ro1">
          <table:table-cell office:value-type="float" office:value="201.523941">
            <text:p>201,523941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76088">
            <text:p>0,276088</text:p>
          </table:table-cell>
          <table:table-cell office:value-type="float" office:value="-3.867941">
            <text:p>-3,867941</text:p>
          </table:table-cell>
          <table:table-cell table:number-columns-repeated="1019"/>
        </table:table-row>
        <table:table-row table:style-name="ro1">
          <table:table-cell office:value-type="float" office:value="201.523941">
            <text:p>201,523941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276088">
            <text:p>0,276088</text:p>
          </table:table-cell>
          <table:table-cell office:value-type="float" office:value="-3.887059">
            <text:p>-3,887059</text:p>
          </table:table-cell>
          <table:table-cell table:number-columns-repeated="1019"/>
        </table:table-row>
        <table:table-row table:style-name="ro1">
          <table:table-cell office:value-type="float" office:value="201.523941">
            <text:p>201,523941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76088">
            <text:p>0,276088</text:p>
          </table:table-cell>
          <table:table-cell office:value-type="float" office:value="-3.887059">
            <text:p>-3,887059</text:p>
          </table:table-cell>
          <table:table-cell table:number-columns-repeated="1019"/>
        </table:table-row>
        <table:table-row table:style-name="ro1">
          <table:table-cell office:value-type="float" office:value="202.435806">
            <text:p>202,435806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277337">
            <text:p>0,277337</text:p>
          </table:table-cell>
          <table:table-cell office:value-type="float" office:value="-3.906765">
            <text:p>-3,906765</text:p>
          </table:table-cell>
          <table:table-cell table:number-columns-repeated="1019"/>
        </table:table-row>
        <table:table-row table:style-name="ro1">
          <table:table-cell office:value-type="float" office:value="202.435806">
            <text:p>202,435806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277337">
            <text:p>0,277337</text:p>
          </table:table-cell>
          <table:table-cell office:value-type="float" office:value="-3.906765">
            <text:p>-3,906765</text:p>
          </table:table-cell>
          <table:table-cell table:number-columns-repeated="1019"/>
        </table:table-row>
        <table:table-row table:style-name="ro1">
          <table:table-cell office:value-type="float" office:value="203.803619">
            <text:p>203,803619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279211">
            <text:p>0,279211</text:p>
          </table:table-cell>
          <table:table-cell office:value-type="float" office:value="-3.924706">
            <text:p>-3,924706</text:p>
          </table:table-cell>
          <table:table-cell table:number-columns-repeated="1019"/>
        </table:table-row>
        <table:table-row table:style-name="ro1">
          <table:table-cell office:value-type="float" office:value="203.803619">
            <text:p>203,80361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79211">
            <text:p>0,279211</text:p>
          </table:table-cell>
          <table:table-cell office:value-type="float" office:value="-3.943824">
            <text:p>-3,943824</text:p>
          </table:table-cell>
          <table:table-cell table:number-columns-repeated="1019"/>
        </table:table-row>
        <table:table-row table:style-name="ro1">
          <table:table-cell office:value-type="float" office:value="204.259552">
            <text:p>204,259552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79836">
            <text:p>0,279836</text:p>
          </table:table-cell>
          <table:table-cell office:value-type="float" office:value="-3.943824">
            <text:p>-3,943824</text:p>
          </table:table-cell>
          <table:table-cell table:number-columns-repeated="1019"/>
        </table:table-row>
        <table:table-row table:style-name="ro1">
          <table:table-cell office:value-type="float" office:value="204.259552">
            <text:p>204,259552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79836">
            <text:p>0,279836</text:p>
          </table:table-cell>
          <table:table-cell office:value-type="float" office:value="-3.962941">
            <text:p>-3,962941</text:p>
          </table:table-cell>
          <table:table-cell table:number-columns-repeated="1019"/>
        </table:table-row>
        <table:table-row table:style-name="ro1">
          <table:table-cell office:value-type="float" office:value="204.259552">
            <text:p>204,25955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79836">
            <text:p>0,279836</text:p>
          </table:table-cell>
          <table:table-cell office:value-type="float" office:value="-3.962941">
            <text:p>-3,962941</text:p>
          </table:table-cell>
          <table:table-cell table:number-columns-repeated="1019"/>
        </table:table-row>
        <table:table-row table:style-name="ro1">
          <table:table-cell office:value-type="float" office:value="205.627365">
            <text:p>205,627365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281709">
            <text:p>0,281709</text:p>
          </table:table-cell>
          <table:table-cell office:value-type="float" office:value="-3.982647">
            <text:p>-3,982647</text:p>
          </table:table-cell>
          <table:table-cell table:number-columns-repeated="1019"/>
        </table:table-row>
        <table:table-row table:style-name="ro1">
          <table:table-cell office:value-type="float" office:value="205.627365">
            <text:p>205,62736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81709">
            <text:p>0,281709</text:p>
          </table:table-cell>
          <table:table-cell office:value-type="float" office:value="-3.982647">
            <text:p>-3,982647</text:p>
          </table:table-cell>
          <table:table-cell table:number-columns-repeated="1019"/>
        </table:table-row>
        <table:table-row table:style-name="ro1">
          <table:table-cell office:value-type="float" office:value="206.083313">
            <text:p>206,083313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82334">
            <text:p>0,282334</text:p>
          </table:table-cell>
          <table:table-cell office:value-type="float" office:value="-4.001471">
            <text:p>-4,001471</text:p>
          </table:table-cell>
          <table:table-cell table:number-columns-repeated="1019"/>
        </table:table-row>
        <table:table-row table:style-name="ro1">
          <table:table-cell office:value-type="float" office:value="206.083313">
            <text:p>206,083313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282334">
            <text:p>0,282334</text:p>
          </table:table-cell>
          <table:table-cell office:value-type="float" office:value="-4.001471">
            <text:p>-4,001471</text:p>
          </table:table-cell>
          <table:table-cell table:number-columns-repeated="1019"/>
        </table:table-row>
        <table:table-row table:style-name="ro1">
          <table:table-cell office:value-type="float" office:value="206.995178">
            <text:p>206,99517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83583">
            <text:p>0,283583</text:p>
          </table:table-cell>
          <table:table-cell office:value-type="float" office:value="-4.020882">
            <text:p>-4,020882</text:p>
          </table:table-cell>
          <table:table-cell table:number-columns-repeated="1019"/>
        </table:table-row>
        <table:table-row table:style-name="ro1">
          <table:table-cell office:value-type="float" office:value="206.995178">
            <text:p>206,99517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83583">
            <text:p>0,283583</text:p>
          </table:table-cell>
          <table:table-cell office:value-type="float" office:value="-4.020882">
            <text:p>-4,020882</text:p>
          </table:table-cell>
          <table:table-cell table:number-columns-repeated="1019"/>
        </table:table-row>
        <table:table-row table:style-name="ro1">
          <table:table-cell office:value-type="float" office:value="208.362991">
            <text:p>208,362991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85457">
            <text:p>0,285457</text:p>
          </table:table-cell>
          <table:table-cell office:value-type="float" office:value="-4.04">
            <text:p>-4,04</text:p>
          </table:table-cell>
          <table:table-cell table:number-columns-repeated="1019"/>
        </table:table-row>
        <table:table-row table:style-name="ro1">
          <table:table-cell office:value-type="float" office:value="208.362991">
            <text:p>208,362991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285457">
            <text:p>0,285457</text:p>
          </table:table-cell>
          <table:table-cell office:value-type="float" office:value="-4.04">
            <text:p>-4,04</text:p>
          </table:table-cell>
          <table:table-cell table:number-columns-repeated="1019"/>
        </table:table-row>
        <table:table-row table:style-name="ro1">
          <table:table-cell office:value-type="float" office:value="208.362991">
            <text:p>208,362991</text:p>
          </table:table-cell>
          <table:table-cell office:value-type="float" office:value="-0.003236">
            <text:p>-0,003236</text:p>
          </table:table-cell>
          <table:table-cell office:value-type="float" office:value="-0.003207">
            <text:p>-0,003207</text:p>
          </table:table-cell>
          <table:table-cell office:value-type="float" office:value="0.285457">
            <text:p>0,285457</text:p>
          </table:table-cell>
          <table:table-cell office:value-type="float" office:value="-4.057941">
            <text:p>-4,057941</text:p>
          </table:table-cell>
          <table:table-cell table:number-columns-repeated="1019"/>
        </table:table-row>
        <table:table-row table:style-name="ro1">
          <table:table-cell office:value-type="float" office:value="208.362991">
            <text:p>208,362991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285457">
            <text:p>0,285457</text:p>
          </table:table-cell>
          <table:table-cell office:value-type="float" office:value="-4.057941">
            <text:p>-4,057941</text:p>
          </table:table-cell>
          <table:table-cell table:number-columns-repeated="1019"/>
        </table:table-row>
        <table:table-row table:style-name="ro1">
          <table:table-cell office:value-type="float" office:value="209.730804">
            <text:p>209,730804</text:p>
          </table:table-cell>
          <table:table-cell office:value-type="float" office:value="-0.003239">
            <text:p>-0,003239</text:p>
          </table:table-cell>
          <table:table-cell office:value-type="float" office:value="-0.003203">
            <text:p>-0,003203</text:p>
          </table:table-cell>
          <table:table-cell office:value-type="float" office:value="0.287331">
            <text:p>0,287331</text:p>
          </table:table-cell>
          <table:table-cell office:value-type="float" office:value="-4.077941">
            <text:p>-4,077941</text:p>
          </table:table-cell>
          <table:table-cell table:number-columns-repeated="1019"/>
        </table:table-row>
        <table:table-row table:style-name="ro1">
          <table:table-cell office:value-type="float" office:value="209.730804">
            <text:p>209,73080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87331">
            <text:p>0,287331</text:p>
          </table:table-cell>
          <table:table-cell office:value-type="float" office:value="-4.077941">
            <text:p>-4,077941</text:p>
          </table:table-cell>
          <table:table-cell table:number-columns-repeated="1019"/>
        </table:table-row>
        <table:table-row table:style-name="ro1">
          <table:table-cell office:value-type="float" office:value="209.274857">
            <text:p>209,274857</text:p>
          </table:table-cell>
          <table:table-cell office:value-type="float" office:value="-0.003238">
            <text:p>-0,003238</text:p>
          </table:table-cell>
          <table:table-cell office:value-type="float" office:value="-0.003197">
            <text:p>-0,003197</text:p>
          </table:table-cell>
          <table:table-cell office:value-type="float" office:value="0.286707">
            <text:p>0,286707</text:p>
          </table:table-cell>
          <table:table-cell office:value-type="float" office:value="-4.097353">
            <text:p>-4,097353</text:p>
          </table:table-cell>
          <table:table-cell table:number-columns-repeated="1019"/>
        </table:table-row>
        <table:table-row table:style-name="ro1">
          <table:table-cell office:value-type="float" office:value="209.274857">
            <text:p>209,27485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86707">
            <text:p>0,286707</text:p>
          </table:table-cell>
          <table:table-cell office:value-type="float" office:value="-4.097353">
            <text:p>-4,097353</text:p>
          </table:table-cell>
          <table:table-cell table:number-columns-repeated="1019"/>
        </table:table-row>
        <table:table-row table:style-name="ro1">
          <table:table-cell office:value-type="float" office:value="211.098602">
            <text:p>211,098602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89205">
            <text:p>0,289205</text:p>
          </table:table-cell>
          <table:table-cell office:value-type="float" office:value="-4.117059">
            <text:p>-4,117059</text:p>
          </table:table-cell>
          <table:table-cell table:number-columns-repeated="1019"/>
        </table:table-row>
        <table:table-row table:style-name="ro1">
          <table:table-cell office:value-type="float" office:value="211.098602">
            <text:p>211,098602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289205">
            <text:p>0,289205</text:p>
          </table:table-cell>
          <table:table-cell office:value-type="float" office:value="-4.117059">
            <text:p>-4,117059</text:p>
          </table:table-cell>
          <table:table-cell table:number-columns-repeated="1019"/>
        </table:table-row>
        <table:table-row table:style-name="ro1">
          <table:table-cell office:value-type="float" office:value="211.098602">
            <text:p>211,09860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89205">
            <text:p>0,289205</text:p>
          </table:table-cell>
          <table:table-cell office:value-type="float" office:value="-4.137059">
            <text:p>-4,137059</text:p>
          </table:table-cell>
          <table:table-cell table:number-columns-repeated="1019"/>
        </table:table-row>
        <table:table-row table:style-name="ro1">
          <table:table-cell office:value-type="float" office:value="211.098602">
            <text:p>211,09860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89205">
            <text:p>0,289205</text:p>
          </table:table-cell>
          <table:table-cell office:value-type="float" office:value="-4.137059">
            <text:p>-4,137059</text:p>
          </table:table-cell>
          <table:table-cell table:number-columns-repeated="1019"/>
        </table:table-row>
        <table:table-row table:style-name="ro1">
          <table:table-cell office:value-type="float" office:value="212.466415">
            <text:p>212,466415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91079">
            <text:p>0,291079</text:p>
          </table:table-cell>
          <table:table-cell office:value-type="float" office:value="-4.156765">
            <text:p>-4,156765</text:p>
          </table:table-cell>
          <table:table-cell table:number-columns-repeated="1019"/>
        </table:table-row>
        <table:table-row table:style-name="ro1">
          <table:table-cell office:value-type="float" office:value="212.466415">
            <text:p>212,466415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91079">
            <text:p>0,291079</text:p>
          </table:table-cell>
          <table:table-cell office:value-type="float" office:value="-4.156765">
            <text:p>-4,156765</text:p>
          </table:table-cell>
          <table:table-cell table:number-columns-repeated="1019"/>
        </table:table-row>
        <table:table-row table:style-name="ro1">
          <table:table-cell office:value-type="float" office:value="212.922348">
            <text:p>212,922348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291704">
            <text:p>0,291704</text:p>
          </table:table-cell>
          <table:table-cell office:value-type="float" office:value="-4.177353">
            <text:p>-4,177353</text:p>
          </table:table-cell>
          <table:table-cell table:number-columns-repeated="1019"/>
        </table:table-row>
        <table:table-row table:style-name="ro1">
          <table:table-cell office:value-type="float" office:value="212.922348">
            <text:p>212,92234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91704">
            <text:p>0,291704</text:p>
          </table:table-cell>
          <table:table-cell office:value-type="float" office:value="-4.177353">
            <text:p>-4,177353</text:p>
          </table:table-cell>
          <table:table-cell table:number-columns-repeated="1019"/>
        </table:table-row>
        <table:table-row table:style-name="ro1">
          <table:table-cell office:value-type="float" office:value="212.922348">
            <text:p>212,922348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291704">
            <text:p>0,291704</text:p>
          </table:table-cell>
          <table:table-cell office:value-type="float" office:value="-4.197353">
            <text:p>-4,197353</text:p>
          </table:table-cell>
          <table:table-cell table:number-columns-repeated="1019"/>
        </table:table-row>
        <table:table-row table:style-name="ro1">
          <table:table-cell office:value-type="float" office:value="212.922348">
            <text:p>212,92234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91704">
            <text:p>0,291704</text:p>
          </table:table-cell>
          <table:table-cell office:value-type="float" office:value="-4.197353">
            <text:p>-4,197353</text:p>
          </table:table-cell>
          <table:table-cell table:number-columns-repeated="1019"/>
        </table:table-row>
        <table:table-row table:style-name="ro1">
          <table:table-cell office:value-type="float" office:value="214.290161">
            <text:p>214,290161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293578">
            <text:p>0,293578</text:p>
          </table:table-cell>
          <table:table-cell office:value-type="float" office:value="-4.215588">
            <text:p>-4,215588</text:p>
          </table:table-cell>
          <table:table-cell table:number-columns-repeated="1019"/>
        </table:table-row>
        <table:table-row table:style-name="ro1">
          <table:table-cell office:value-type="float" office:value="214.290161">
            <text:p>214,290161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93578">
            <text:p>0,293578</text:p>
          </table:table-cell>
          <table:table-cell office:value-type="float" office:value="-4.215588">
            <text:p>-4,215588</text:p>
          </table:table-cell>
          <table:table-cell table:number-columns-repeated="1019"/>
        </table:table-row>
        <table:table-row table:style-name="ro1">
          <table:table-cell office:value-type="float" office:value="215.202042">
            <text:p>215,20204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94827">
            <text:p>0,294827</text:p>
          </table:table-cell>
          <table:table-cell office:value-type="float" office:value="-4.235">
            <text:p>-4,235</text:p>
          </table:table-cell>
          <table:table-cell table:number-columns-repeated="1019"/>
        </table:table-row>
        <table:table-row table:style-name="ro1">
          <table:table-cell office:value-type="float" office:value="215.202042">
            <text:p>215,202042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294827">
            <text:p>0,294827</text:p>
          </table:table-cell>
          <table:table-cell office:value-type="float" office:value="-4.254117">
            <text:p>-4,254117</text:p>
          </table:table-cell>
          <table:table-cell table:number-columns-repeated="1019"/>
        </table:table-row>
        <table:table-row table:style-name="ro1">
          <table:table-cell office:value-type="float" office:value="215.657974">
            <text:p>215,65797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95451">
            <text:p>0,295451</text:p>
          </table:table-cell>
          <table:table-cell office:value-type="float" office:value="-4.254117">
            <text:p>-4,254117</text:p>
          </table:table-cell>
          <table:table-cell table:number-columns-repeated="1019"/>
        </table:table-row>
        <table:table-row table:style-name="ro1">
          <table:table-cell office:value-type="float" office:value="215.657974">
            <text:p>215,657974</text:p>
          </table:table-cell>
          <table:table-cell office:value-type="float" office:value="-0.003237">
            <text:p>-0,003237</text:p>
          </table:table-cell>
          <table:table-cell office:value-type="float" office:value="-0.003205">
            <text:p>-0,003205</text:p>
          </table:table-cell>
          <table:table-cell office:value-type="float" office:value="0.295451">
            <text:p>0,295451</text:p>
          </table:table-cell>
          <table:table-cell office:value-type="float" office:value="-4.272941">
            <text:p>-4,272941</text:p>
          </table:table-cell>
          <table:table-cell table:number-columns-repeated="1019"/>
        </table:table-row>
        <table:table-row table:style-name="ro1">
          <table:table-cell office:value-type="float" office:value="216.113907">
            <text:p>216,113907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296076">
            <text:p>0,296076</text:p>
          </table:table-cell>
          <table:table-cell office:value-type="float" office:value="-4.272941">
            <text:p>-4,272941</text:p>
          </table:table-cell>
          <table:table-cell table:number-columns-repeated="1019"/>
        </table:table-row>
        <table:table-row table:style-name="ro1">
          <table:table-cell office:value-type="float" office:value="216.113907">
            <text:p>216,113907</text:p>
          </table:table-cell>
          <table:table-cell office:value-type="float" office:value="-0.003237">
            <text:p>-0,003237</text:p>
          </table:table-cell>
          <table:table-cell office:value-type="float" office:value="-0.003205">
            <text:p>-0,003205</text:p>
          </table:table-cell>
          <table:table-cell office:value-type="float" office:value="0.296076">
            <text:p>0,296076</text:p>
          </table:table-cell>
          <table:table-cell office:value-type="float" office:value="-4.292353">
            <text:p>-4,292353</text:p>
          </table:table-cell>
          <table:table-cell table:number-columns-repeated="1019"/>
        </table:table-row>
        <table:table-row table:style-name="ro1">
          <table:table-cell office:value-type="float" office:value="216.113907">
            <text:p>216,113907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96076">
            <text:p>0,296076</text:p>
          </table:table-cell>
          <table:table-cell office:value-type="float" office:value="-4.292353">
            <text:p>-4,292353</text:p>
          </table:table-cell>
          <table:table-cell table:number-columns-repeated="1019"/>
        </table:table-row>
        <table:table-row table:style-name="ro1">
          <table:table-cell office:value-type="float" office:value="216.569839">
            <text:p>216,569839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296701">
            <text:p>0,296701</text:p>
          </table:table-cell>
          <table:table-cell office:value-type="float" office:value="-4.311176">
            <text:p>-4,311176</text:p>
          </table:table-cell>
          <table:table-cell table:number-columns-repeated="1019"/>
        </table:table-row>
        <table:table-row table:style-name="ro1">
          <table:table-cell office:value-type="float" office:value="216.569839">
            <text:p>216,56983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296701">
            <text:p>0,296701</text:p>
          </table:table-cell>
          <table:table-cell office:value-type="float" office:value="-4.311176">
            <text:p>-4,311176</text:p>
          </table:table-cell>
          <table:table-cell table:number-columns-repeated="1019"/>
        </table:table-row>
        <table:table-row table:style-name="ro1">
          <table:table-cell office:value-type="float" office:value="218.393585">
            <text:p>218,393585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299199">
            <text:p>0,299199</text:p>
          </table:table-cell>
          <table:table-cell office:value-type="float" office:value="-4.330588">
            <text:p>-4,330588</text:p>
          </table:table-cell>
          <table:table-cell table:number-columns-repeated="1019"/>
        </table:table-row>
        <table:table-row table:style-name="ro1">
          <table:table-cell office:value-type="float" office:value="218.393585">
            <text:p>218,39358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99199">
            <text:p>0,299199</text:p>
          </table:table-cell>
          <table:table-cell office:value-type="float" office:value="-4.330588">
            <text:p>-4,330588</text:p>
          </table:table-cell>
          <table:table-cell table:number-columns-repeated="1019"/>
        </table:table-row>
        <table:table-row table:style-name="ro1">
          <table:table-cell office:value-type="float" office:value="218.849533">
            <text:p>218,849533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299824">
            <text:p>0,299824</text:p>
          </table:table-cell>
          <table:table-cell office:value-type="float" office:value="-4.35">
            <text:p>-4,35</text:p>
          </table:table-cell>
          <table:table-cell table:number-columns-repeated="1019"/>
        </table:table-row>
        <table:table-row table:style-name="ro1">
          <table:table-cell office:value-type="float" office:value="218.849533">
            <text:p>218,84953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99824">
            <text:p>0,299824</text:p>
          </table:table-cell>
          <table:table-cell office:value-type="float" office:value="-4.35">
            <text:p>-4,35</text:p>
          </table:table-cell>
          <table:table-cell table:number-columns-repeated="1019"/>
        </table:table-row>
        <table:table-row table:style-name="ro1">
          <table:table-cell office:value-type="float" office:value="218.849533">
            <text:p>218,84953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99824">
            <text:p>0,299824</text:p>
          </table:table-cell>
          <table:table-cell office:value-type="float" office:value="-4.35">
            <text:p>-4,35</text:p>
          </table:table-cell>
          <table:table-cell table:number-columns-repeated="1019"/>
        </table:table-row>
        <table:table-row table:style-name="ro1">
          <table:table-cell office:value-type="float" office:value="218.393585">
            <text:p>218,393585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299199">
            <text:p>0,299199</text:p>
          </table:table-cell>
          <table:table-cell office:value-type="float" office:value="-4.375588">
            <text:p>-4,375588</text:p>
          </table:table-cell>
          <table:table-cell table:number-columns-repeated="1019"/>
        </table:table-row>
        <table:table-row table:style-name="ro1">
          <table:table-cell office:value-type="float" office:value="218.393585">
            <text:p>218,393585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299199">
            <text:p>0,299199</text:p>
          </table:table-cell>
          <table:table-cell office:value-type="float" office:value="-4.375588">
            <text:p>-4,375588</text:p>
          </table:table-cell>
          <table:table-cell table:number-columns-repeated="1019"/>
        </table:table-row>
        <table:table-row table:style-name="ro1">
          <table:table-cell office:value-type="float" office:value="219.305466">
            <text:p>219,305466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00448">
            <text:p>0,300448</text:p>
          </table:table-cell>
          <table:table-cell office:value-type="float" office:value="-4.398235">
            <text:p>-4,398235</text:p>
          </table:table-cell>
          <table:table-cell table:number-columns-repeated="1019"/>
        </table:table-row>
        <table:table-row table:style-name="ro1">
          <table:table-cell office:value-type="float" office:value="219.305466">
            <text:p>219,305466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00448">
            <text:p>0,300448</text:p>
          </table:table-cell>
          <table:table-cell office:value-type="float" office:value="-4.398235">
            <text:p>-4,398235</text:p>
          </table:table-cell>
          <table:table-cell table:number-columns-repeated="1019"/>
        </table:table-row>
        <table:table-row table:style-name="ro1">
          <table:table-cell office:value-type="float" office:value="219.305466">
            <text:p>219,305466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00448">
            <text:p>0,300448</text:p>
          </table:table-cell>
          <table:table-cell office:value-type="float" office:value="-4.417647">
            <text:p>-4,417647</text:p>
          </table:table-cell>
          <table:table-cell table:number-columns-repeated="1019"/>
        </table:table-row>
        <table:table-row table:style-name="ro1">
          <table:table-cell office:value-type="float" office:value="219.305466">
            <text:p>219,305466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00448">
            <text:p>0,300448</text:p>
          </table:table-cell>
          <table:table-cell office:value-type="float" office:value="-4.417647">
            <text:p>-4,417647</text:p>
          </table:table-cell>
          <table:table-cell table:number-columns-repeated="1019"/>
        </table:table-row>
        <table:table-row table:style-name="ro1">
          <table:table-cell office:value-type="float" office:value="220.673279">
            <text:p>220,673279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302322">
            <text:p>0,302322</text:p>
          </table:table-cell>
          <table:table-cell office:value-type="float" office:value="-4.436765">
            <text:p>-4,436765</text:p>
          </table:table-cell>
          <table:table-cell table:number-columns-repeated="1019"/>
        </table:table-row>
        <table:table-row table:style-name="ro1">
          <table:table-cell office:value-type="float" office:value="220.673279">
            <text:p>220,67327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02322">
            <text:p>0,302322</text:p>
          </table:table-cell>
          <table:table-cell office:value-type="float" office:value="-4.436765">
            <text:p>-4,436765</text:p>
          </table:table-cell>
          <table:table-cell table:number-columns-repeated="1019"/>
        </table:table-row>
        <table:table-row table:style-name="ro1">
          <table:table-cell office:value-type="float" office:value="221.585144">
            <text:p>221,58514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03572">
            <text:p>0,303572</text:p>
          </table:table-cell>
          <table:table-cell office:value-type="float" office:value="-4.457353">
            <text:p>-4,457353</text:p>
          </table:table-cell>
          <table:table-cell table:number-columns-repeated="1019"/>
        </table:table-row>
        <table:table-row table:style-name="ro1">
          <table:table-cell office:value-type="float" office:value="221.585144">
            <text:p>221,585144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03572">
            <text:p>0,303572</text:p>
          </table:table-cell>
          <table:table-cell office:value-type="float" office:value="-4.457353">
            <text:p>-4,457353</text:p>
          </table:table-cell>
          <table:table-cell table:number-columns-repeated="1019"/>
        </table:table-row>
        <table:table-row table:style-name="ro1">
          <table:table-cell office:value-type="float" office:value="220.673279">
            <text:p>220,673279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302322">
            <text:p>0,302322</text:p>
          </table:table-cell>
          <table:table-cell office:value-type="float" office:value="-4.477353">
            <text:p>-4,477353</text:p>
          </table:table-cell>
          <table:table-cell table:number-columns-repeated="1019"/>
        </table:table-row>
        <table:table-row table:style-name="ro1">
          <table:table-cell office:value-type="float" office:value="220.673279">
            <text:p>220,67327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02322">
            <text:p>0,302322</text:p>
          </table:table-cell>
          <table:table-cell office:value-type="float" office:value="-4.477353">
            <text:p>-4,477353</text:p>
          </table:table-cell>
          <table:table-cell table:number-columns-repeated="1019"/>
        </table:table-row>
        <table:table-row table:style-name="ro1">
          <table:table-cell office:value-type="float" office:value="223.40889">
            <text:p>223,40889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0607">
            <text:p>0,30607</text:p>
          </table:table-cell>
          <table:table-cell office:value-type="float" office:value="-4.497059">
            <text:p>-4,497059</text:p>
          </table:table-cell>
          <table:table-cell table:number-columns-repeated="1019"/>
        </table:table-row>
        <table:table-row table:style-name="ro1">
          <table:table-cell office:value-type="float" office:value="223.40889">
            <text:p>223,4088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0607">
            <text:p>0,30607</text:p>
          </table:table-cell>
          <table:table-cell office:value-type="float" office:value="-4.497059">
            <text:p>-4,497059</text:p>
          </table:table-cell>
          <table:table-cell table:number-columns-repeated="1019"/>
        </table:table-row>
        <table:table-row table:style-name="ro1">
          <table:table-cell office:value-type="float" office:value="223.40889">
            <text:p>223,4088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0607">
            <text:p>0,30607</text:p>
          </table:table-cell>
          <table:table-cell office:value-type="float" office:value="-4.516765">
            <text:p>-4,516765</text:p>
          </table:table-cell>
          <table:table-cell table:number-columns-repeated="1019"/>
        </table:table-row>
        <table:table-row table:style-name="ro1">
          <table:table-cell office:value-type="float" office:value="223.40889">
            <text:p>223,40889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30607">
            <text:p>0,30607</text:p>
          </table:table-cell>
          <table:table-cell office:value-type="float" office:value="-4.516765">
            <text:p>-4,516765</text:p>
          </table:table-cell>
          <table:table-cell table:number-columns-repeated="1019"/>
        </table:table-row>
        <table:table-row table:style-name="ro1">
          <table:table-cell office:value-type="float" office:value="223.40889">
            <text:p>223,4088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0607">
            <text:p>0,30607</text:p>
          </table:table-cell>
          <table:table-cell office:value-type="float" office:value="-4.536765">
            <text:p>-4,536765</text:p>
          </table:table-cell>
          <table:table-cell table:number-columns-repeated="1019"/>
        </table:table-row>
        <table:table-row table:style-name="ro1">
          <table:table-cell office:value-type="float" office:value="223.40889">
            <text:p>223,40889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0607">
            <text:p>0,30607</text:p>
          </table:table-cell>
          <table:table-cell office:value-type="float" office:value="-4.536765">
            <text:p>-4,536765</text:p>
          </table:table-cell>
          <table:table-cell table:number-columns-repeated="1019"/>
        </table:table-row>
        <table:table-row table:style-name="ro1">
          <table:table-cell office:value-type="float" office:value="224.776703">
            <text:p>224,776703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07944">
            <text:p>0,307944</text:p>
          </table:table-cell>
          <table:table-cell office:value-type="float" office:value="-4.556765">
            <text:p>-4,556765</text:p>
          </table:table-cell>
          <table:table-cell table:number-columns-repeated="1019"/>
        </table:table-row>
        <table:table-row table:style-name="ro1">
          <table:table-cell office:value-type="float" office:value="224.776703">
            <text:p>224,776703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07944">
            <text:p>0,307944</text:p>
          </table:table-cell>
          <table:table-cell office:value-type="float" office:value="-4.556765">
            <text:p>-4,556765</text:p>
          </table:table-cell>
          <table:table-cell table:number-columns-repeated="1019"/>
        </table:table-row>
        <table:table-row table:style-name="ro1">
          <table:table-cell office:value-type="float" office:value="220.217331">
            <text:p>220,21733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01698">
            <text:p>0,301698</text:p>
          </table:table-cell>
          <table:table-cell office:value-type="float" office:value="-4.575588">
            <text:p>-4,575588</text:p>
          </table:table-cell>
          <table:table-cell table:number-columns-repeated="1019"/>
        </table:table-row>
        <table:table-row table:style-name="ro1">
          <table:table-cell office:value-type="float" office:value="220.217331">
            <text:p>220,21733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01698">
            <text:p>0,301698</text:p>
          </table:table-cell>
          <table:table-cell office:value-type="float" office:value="-4.575588">
            <text:p>-4,575588</text:p>
          </table:table-cell>
          <table:table-cell table:number-columns-repeated="1019"/>
        </table:table-row>
        <table:table-row table:style-name="ro1">
          <table:table-cell office:value-type="float" office:value="218.849533">
            <text:p>218,84953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99824">
            <text:p>0,299824</text:p>
          </table:table-cell>
          <table:table-cell office:value-type="float" office:value="-4.595">
            <text:p>-4,595</text:p>
          </table:table-cell>
          <table:table-cell table:number-columns-repeated="1019"/>
        </table:table-row>
        <table:table-row table:style-name="ro1">
          <table:table-cell office:value-type="float" office:value="218.849533">
            <text:p>218,849533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299824">
            <text:p>0,299824</text:p>
          </table:table-cell>
          <table:table-cell office:value-type="float" office:value="-4.613529">
            <text:p>-4,613529</text:p>
          </table:table-cell>
          <table:table-cell table:number-columns-repeated="1019"/>
        </table:table-row>
        <table:table-row table:style-name="ro1">
          <table:table-cell office:value-type="float" office:value="220.217331">
            <text:p>220,217331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01698">
            <text:p>0,301698</text:p>
          </table:table-cell>
          <table:table-cell office:value-type="float" office:value="-4.613529">
            <text:p>-4,613529</text:p>
          </table:table-cell>
          <table:table-cell table:number-columns-repeated="1019"/>
        </table:table-row>
        <table:table-row table:style-name="ro1">
          <table:table-cell office:value-type="float" office:value="220.217331">
            <text:p>220,217331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01698">
            <text:p>0,301698</text:p>
          </table:table-cell>
          <table:table-cell office:value-type="float" office:value="-4.632941">
            <text:p>-4,632941</text:p>
          </table:table-cell>
          <table:table-cell table:number-columns-repeated="1019"/>
        </table:table-row>
        <table:table-row table:style-name="ro1">
          <table:table-cell office:value-type="float" office:value="221.129211">
            <text:p>221,129211</text:p>
          </table:table-cell>
          <table:table-cell office:value-type="float" office:value="-0.00324">
            <text:p>-0,00324</text:p>
          </table:table-cell>
          <table:table-cell office:value-type="float" office:value="-0.003201">
            <text:p>-0,003201</text:p>
          </table:table-cell>
          <table:table-cell office:value-type="float" office:value="0.302947">
            <text:p>0,302947</text:p>
          </table:table-cell>
          <table:table-cell office:value-type="float" office:value="-4.632941">
            <text:p>-4,632941</text:p>
          </table:table-cell>
          <table:table-cell table:number-columns-repeated="1019"/>
        </table:table-row>
        <table:table-row table:style-name="ro1">
          <table:table-cell office:value-type="float" office:value="222.952957">
            <text:p>222,952957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05446">
            <text:p>0,305446</text:p>
          </table:table-cell>
          <table:table-cell office:value-type="float" office:value="-4.652059">
            <text:p>-4,652059</text:p>
          </table:table-cell>
          <table:table-cell table:number-columns-repeated="1019"/>
        </table:table-row>
        <table:table-row table:style-name="ro1">
          <table:table-cell office:value-type="float" office:value="222.952957">
            <text:p>222,952957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05446">
            <text:p>0,305446</text:p>
          </table:table-cell>
          <table:table-cell office:value-type="float" office:value="-4.652059">
            <text:p>-4,652059</text:p>
          </table:table-cell>
          <table:table-cell table:number-columns-repeated="1019"/>
        </table:table-row>
        <table:table-row table:style-name="ro1">
          <table:table-cell office:value-type="float" office:value="222.497025">
            <text:p>222,497025</text:p>
          </table:table-cell>
          <table:table-cell office:value-type="float" office:value="-0.00324">
            <text:p>-0,00324</text:p>
          </table:table-cell>
          <table:table-cell office:value-type="float" office:value="-0.003202">
            <text:p>-0,003202</text:p>
          </table:table-cell>
          <table:table-cell office:value-type="float" office:value="0.304821">
            <text:p>0,304821</text:p>
          </table:table-cell>
          <table:table-cell office:value-type="float" office:value="-4.671765">
            <text:p>-4,671765</text:p>
          </table:table-cell>
          <table:table-cell table:number-columns-repeated="1019"/>
        </table:table-row>
        <table:table-row table:style-name="ro1">
          <table:table-cell office:value-type="float" office:value="222.497025">
            <text:p>222,49702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04821">
            <text:p>0,304821</text:p>
          </table:table-cell>
          <table:table-cell office:value-type="float" office:value="-4.671765">
            <text:p>-4,671765</text:p>
          </table:table-cell>
          <table:table-cell table:number-columns-repeated="1019"/>
        </table:table-row>
        <table:table-row table:style-name="ro1">
          <table:table-cell office:value-type="float" office:value="223.40889">
            <text:p>223,40889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0607">
            <text:p>0,30607</text:p>
          </table:table-cell>
          <table:table-cell office:value-type="float" office:value="-4.690882">
            <text:p>-4,690882</text:p>
          </table:table-cell>
          <table:table-cell table:number-columns-repeated="1019"/>
        </table:table-row>
        <table:table-row table:style-name="ro1">
          <table:table-cell office:value-type="float" office:value="223.40889">
            <text:p>223,4088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0607">
            <text:p>0,30607</text:p>
          </table:table-cell>
          <table:table-cell office:value-type="float" office:value="-4.690882">
            <text:p>-4,690882</text:p>
          </table:table-cell>
          <table:table-cell table:number-columns-repeated="1019"/>
        </table:table-row>
        <table:table-row table:style-name="ro1">
          <table:table-cell office:value-type="float" office:value="225.232635">
            <text:p>225,232635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08569">
            <text:p>0,308569</text:p>
          </table:table-cell>
          <table:table-cell office:value-type="float" office:value="-4.709706">
            <text:p>-4,709706</text:p>
          </table:table-cell>
          <table:table-cell table:number-columns-repeated="1019"/>
        </table:table-row>
        <table:table-row table:style-name="ro1">
          <table:table-cell office:value-type="float" office:value="225.232635">
            <text:p>225,232635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08569">
            <text:p>0,308569</text:p>
          </table:table-cell>
          <table:table-cell office:value-type="float" office:value="-4.709706">
            <text:p>-4,709706</text:p>
          </table:table-cell>
          <table:table-cell table:number-columns-repeated="1019"/>
        </table:table-row>
        <table:table-row table:style-name="ro1">
          <table:table-cell office:value-type="float" office:value="223.864822">
            <text:p>223,864822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06695">
            <text:p>0,306695</text:p>
          </table:table-cell>
          <table:table-cell office:value-type="float" office:value="-4.728529">
            <text:p>-4,728529</text:p>
          </table:table-cell>
          <table:table-cell table:number-columns-repeated="1019"/>
        </table:table-row>
        <table:table-row table:style-name="ro1">
          <table:table-cell office:value-type="float" office:value="223.864822">
            <text:p>223,864822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06695">
            <text:p>0,306695</text:p>
          </table:table-cell>
          <table:table-cell office:value-type="float" office:value="-4.728529">
            <text:p>-4,728529</text:p>
          </table:table-cell>
          <table:table-cell table:number-columns-repeated="1019"/>
        </table:table-row>
        <table:table-row table:style-name="ro1">
          <table:table-cell office:value-type="float" office:value="226.144516">
            <text:p>226,14451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09818">
            <text:p>0,309818</text:p>
          </table:table-cell>
          <table:table-cell office:value-type="float" office:value="-4.747941">
            <text:p>-4,747941</text:p>
          </table:table-cell>
          <table:table-cell table:number-columns-repeated="1019"/>
        </table:table-row>
        <table:table-row table:style-name="ro1">
          <table:table-cell office:value-type="float" office:value="226.144516">
            <text:p>226,14451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09818">
            <text:p>0,309818</text:p>
          </table:table-cell>
          <table:table-cell office:value-type="float" office:value="-4.747941">
            <text:p>-4,747941</text:p>
          </table:table-cell>
          <table:table-cell table:number-columns-repeated="1019"/>
        </table:table-row>
        <table:table-row table:style-name="ro1">
          <table:table-cell office:value-type="float" office:value="226.144516">
            <text:p>226,14451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09818">
            <text:p>0,309818</text:p>
          </table:table-cell>
          <table:table-cell office:value-type="float" office:value="-4.767059">
            <text:p>-4,767059</text:p>
          </table:table-cell>
          <table:table-cell table:number-columns-repeated="1019"/>
        </table:table-row>
        <table:table-row table:style-name="ro1">
          <table:table-cell office:value-type="float" office:value="226.144516">
            <text:p>226,14451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09818">
            <text:p>0,309818</text:p>
          </table:table-cell>
          <table:table-cell office:value-type="float" office:value="-4.767059">
            <text:p>-4,767059</text:p>
          </table:table-cell>
          <table:table-cell table:number-columns-repeated="1019"/>
        </table:table-row>
        <table:table-row table:style-name="ro1">
          <table:table-cell office:value-type="float" office:value="227.512329">
            <text:p>227,51232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11692">
            <text:p>0,311692</text:p>
          </table:table-cell>
          <table:table-cell office:value-type="float" office:value="-4.78647">
            <text:p>-4,78647</text:p>
          </table:table-cell>
          <table:table-cell table:number-columns-repeated="1019"/>
        </table:table-row>
        <table:table-row table:style-name="ro1">
          <table:table-cell office:value-type="float" office:value="227.512329">
            <text:p>227,51232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11692">
            <text:p>0,311692</text:p>
          </table:table-cell>
          <table:table-cell office:value-type="float" office:value="-4.78647">
            <text:p>-4,78647</text:p>
          </table:table-cell>
          <table:table-cell table:number-columns-repeated="1019"/>
        </table:table-row>
        <table:table-row table:style-name="ro1">
          <table:table-cell office:value-type="float" office:value="227.512329">
            <text:p>227,51232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11692">
            <text:p>0,311692</text:p>
          </table:table-cell>
          <table:table-cell office:value-type="float" office:value="-4.806765">
            <text:p>-4,806765</text:p>
          </table:table-cell>
          <table:table-cell table:number-columns-repeated="1019"/>
        </table:table-row>
        <table:table-row table:style-name="ro1">
          <table:table-cell office:value-type="float" office:value="227.512329">
            <text:p>227,51232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11692">
            <text:p>0,311692</text:p>
          </table:table-cell>
          <table:table-cell office:value-type="float" office:value="-4.806765">
            <text:p>-4,806765</text:p>
          </table:table-cell>
          <table:table-cell table:number-columns-repeated="1019"/>
        </table:table-row>
        <table:table-row table:style-name="ro1">
          <table:table-cell office:value-type="float" office:value="228.424194">
            <text:p>228,424194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12941">
            <text:p>0,312941</text:p>
          </table:table-cell>
          <table:table-cell office:value-type="float" office:value="-4.827353">
            <text:p>-4,827353</text:p>
          </table:table-cell>
          <table:table-cell table:number-columns-repeated="1019"/>
        </table:table-row>
        <table:table-row table:style-name="ro1">
          <table:table-cell office:value-type="float" office:value="228.424194">
            <text:p>228,424194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12941">
            <text:p>0,312941</text:p>
          </table:table-cell>
          <table:table-cell office:value-type="float" office:value="-4.827353">
            <text:p>-4,827353</text:p>
          </table:table-cell>
          <table:table-cell table:number-columns-repeated="1019"/>
        </table:table-row>
        <table:table-row table:style-name="ro1">
          <table:table-cell office:value-type="float" office:value="229.792007">
            <text:p>229,792007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14815">
            <text:p>0,314815</text:p>
          </table:table-cell>
          <table:table-cell office:value-type="float" office:value="-4.846765">
            <text:p>-4,846765</text:p>
          </table:table-cell>
          <table:table-cell table:number-columns-repeated="1019"/>
        </table:table-row>
        <table:table-row table:style-name="ro1">
          <table:table-cell office:value-type="float" office:value="229.792007">
            <text:p>229,792007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14815">
            <text:p>0,314815</text:p>
          </table:table-cell>
          <table:table-cell office:value-type="float" office:value="-4.846765">
            <text:p>-4,846765</text:p>
          </table:table-cell>
          <table:table-cell table:number-columns-repeated="1019"/>
        </table:table-row>
        <table:table-row table:style-name="ro1">
          <table:table-cell office:value-type="float" office:value="229.336075">
            <text:p>229,33607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1419">
            <text:p>0,31419</text:p>
          </table:table-cell>
          <table:table-cell office:value-type="float" office:value="-4.866471">
            <text:p>-4,866471</text:p>
          </table:table-cell>
          <table:table-cell table:number-columns-repeated="1019"/>
        </table:table-row>
        <table:table-row table:style-name="ro1">
          <table:table-cell office:value-type="float" office:value="229.336075">
            <text:p>229,33607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1419">
            <text:p>0,31419</text:p>
          </table:table-cell>
          <table:table-cell office:value-type="float" office:value="-4.866471">
            <text:p>-4,866471</text:p>
          </table:table-cell>
          <table:table-cell table:number-columns-repeated="1019"/>
        </table:table-row>
        <table:table-row table:style-name="ro1">
          <table:table-cell office:value-type="float" office:value="230.703873">
            <text:p>230,703873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16064">
            <text:p>0,316064</text:p>
          </table:table-cell>
          <table:table-cell office:value-type="float" office:value="-4.886471">
            <text:p>-4,886471</text:p>
          </table:table-cell>
          <table:table-cell table:number-columns-repeated="1019"/>
        </table:table-row>
        <table:table-row table:style-name="ro1">
          <table:table-cell office:value-type="float" office:value="230.703873">
            <text:p>230,703873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16064">
            <text:p>0,316064</text:p>
          </table:table-cell>
          <table:table-cell office:value-type="float" office:value="-4.886471">
            <text:p>-4,886471</text:p>
          </table:table-cell>
          <table:table-cell table:number-columns-repeated="1019"/>
        </table:table-row>
        <table:table-row table:style-name="ro1">
          <table:table-cell office:value-type="float" office:value="232.527618">
            <text:p>232,527618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18563">
            <text:p>0,318563</text:p>
          </table:table-cell>
          <table:table-cell office:value-type="float" office:value="-4.906177">
            <text:p>-4,906177</text:p>
          </table:table-cell>
          <table:table-cell table:number-columns-repeated="1019"/>
        </table:table-row>
        <table:table-row table:style-name="ro1">
          <table:table-cell office:value-type="float" office:value="232.527618">
            <text:p>232,52761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18563">
            <text:p>0,318563</text:p>
          </table:table-cell>
          <table:table-cell office:value-type="float" office:value="-4.906177">
            <text:p>-4,906177</text:p>
          </table:table-cell>
          <table:table-cell table:number-columns-repeated="1019"/>
        </table:table-row>
        <table:table-row table:style-name="ro1">
          <table:table-cell office:value-type="float" office:value="232.071686">
            <text:p>232,071686</text:p>
          </table:table-cell>
          <table:table-cell office:value-type="float" office:value="-0.003239">
            <text:p>-0,003239</text:p>
          </table:table-cell>
          <table:table-cell office:value-type="float" office:value="-0.003203">
            <text:p>-0,003203</text:p>
          </table:table-cell>
          <table:table-cell office:value-type="float" office:value="0.317938">
            <text:p>0,317938</text:p>
          </table:table-cell>
          <table:table-cell office:value-type="float" office:value="-4.926177">
            <text:p>-4,926177</text:p>
          </table:table-cell>
          <table:table-cell table:number-columns-repeated="1019"/>
        </table:table-row>
        <table:table-row table:style-name="ro1">
          <table:table-cell office:value-type="float" office:value="232.071686">
            <text:p>232,071686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317938">
            <text:p>0,317938</text:p>
          </table:table-cell>
          <table:table-cell office:value-type="float" office:value="-4.926177">
            <text:p>-4,926177</text:p>
          </table:table-cell>
          <table:table-cell table:number-columns-repeated="1019"/>
        </table:table-row>
        <table:table-row table:style-name="ro1">
          <table:table-cell office:value-type="float" office:value="232.071686">
            <text:p>232,071686</text:p>
          </table:table-cell>
          <table:table-cell office:value-type="float" office:value="-0.003235">
            <text:p>-0,003235</text:p>
          </table:table-cell>
          <table:table-cell office:value-type="float" office:value="-0.003208">
            <text:p>-0,003208</text:p>
          </table:table-cell>
          <table:table-cell office:value-type="float" office:value="0.317938">
            <text:p>0,317938</text:p>
          </table:table-cell>
          <table:table-cell office:value-type="float" office:value="-4.946177">
            <text:p>-4,946177</text:p>
          </table:table-cell>
          <table:table-cell table:number-columns-repeated="1019"/>
        </table:table-row>
        <table:table-row table:style-name="ro1">
          <table:table-cell office:value-type="float" office:value="232.071686">
            <text:p>232,071686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17938">
            <text:p>0,317938</text:p>
          </table:table-cell>
          <table:table-cell office:value-type="float" office:value="-4.946177">
            <text:p>-4,946177</text:p>
          </table:table-cell>
          <table:table-cell table:number-columns-repeated="1019"/>
        </table:table-row>
        <table:table-row table:style-name="ro1">
          <table:table-cell office:value-type="float" office:value="232.527618">
            <text:p>232,527618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18563">
            <text:p>0,318563</text:p>
          </table:table-cell>
          <table:table-cell office:value-type="float" office:value="-4.965">
            <text:p>-4,965</text:p>
          </table:table-cell>
          <table:table-cell table:number-columns-repeated="1019"/>
        </table:table-row>
        <table:table-row table:style-name="ro1">
          <table:table-cell office:value-type="float" office:value="232.527618">
            <text:p>232,52761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18563">
            <text:p>0,318563</text:p>
          </table:table-cell>
          <table:table-cell office:value-type="float" office:value="-4.965">
            <text:p>-4,965</text:p>
          </table:table-cell>
          <table:table-cell table:number-columns-repeated="1019"/>
        </table:table-row>
        <table:table-row table:style-name="ro1">
          <table:table-cell office:value-type="float" office:value="232.983566">
            <text:p>232,983566</text:p>
          </table:table-cell>
          <table:table-cell office:value-type="float" office:value="-0.003239">
            <text:p>-0,003239</text:p>
          </table:table-cell>
          <table:table-cell office:value-type="float" office:value="-0.0032">
            <text:p>-0,0032</text:p>
          </table:table-cell>
          <table:table-cell office:value-type="float" office:value="0.319187">
            <text:p>0,319187</text:p>
          </table:table-cell>
          <table:table-cell office:value-type="float" office:value="-4.985">
            <text:p>-4,985</text:p>
          </table:table-cell>
          <table:table-cell table:number-columns-repeated="1019"/>
        </table:table-row>
        <table:table-row table:style-name="ro1">
          <table:table-cell office:value-type="float" office:value="232.983566">
            <text:p>232,983566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19187">
            <text:p>0,319187</text:p>
          </table:table-cell>
          <table:table-cell office:value-type="float" office:value="-5.00353">
            <text:p>-5,00353</text:p>
          </table:table-cell>
          <table:table-cell table:number-columns-repeated="1019"/>
        </table:table-row>
        <table:table-row table:style-name="ro1">
          <table:table-cell office:value-type="float" office:value="233.895432">
            <text:p>233,89543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20437">
            <text:p>0,320437</text:p>
          </table:table-cell>
          <table:table-cell office:value-type="float" office:value="-5.00353">
            <text:p>-5,00353</text:p>
          </table:table-cell>
          <table:table-cell table:number-columns-repeated="1019"/>
        </table:table-row>
        <table:table-row table:style-name="ro1">
          <table:table-cell office:value-type="float" office:value="233.895432">
            <text:p>233,89543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20437">
            <text:p>0,320437</text:p>
          </table:table-cell>
          <table:table-cell office:value-type="float" office:value="-5.023235">
            <text:p>-5,023235</text:p>
          </table:table-cell>
          <table:table-cell table:number-columns-repeated="1019"/>
        </table:table-row>
        <table:table-row table:style-name="ro1">
          <table:table-cell office:value-type="float" office:value="234.807312">
            <text:p>234,807312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21686">
            <text:p>0,321686</text:p>
          </table:table-cell>
          <table:table-cell office:value-type="float" office:value="-5.023235">
            <text:p>-5,023235</text:p>
          </table:table-cell>
          <table:table-cell table:number-columns-repeated="1019"/>
        </table:table-row>
        <table:table-row table:style-name="ro1">
          <table:table-cell office:value-type="float" office:value="234.807312">
            <text:p>234,807312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21686">
            <text:p>0,321686</text:p>
          </table:table-cell>
          <table:table-cell office:value-type="float" office:value="-5.042353">
            <text:p>-5,042353</text:p>
          </table:table-cell>
          <table:table-cell table:number-columns-repeated="1019"/>
        </table:table-row>
        <table:table-row table:style-name="ro1">
          <table:table-cell office:value-type="float" office:value="234.807312">
            <text:p>234,807312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21686">
            <text:p>0,321686</text:p>
          </table:table-cell>
          <table:table-cell office:value-type="float" office:value="-5.042353">
            <text:p>-5,042353</text:p>
          </table:table-cell>
          <table:table-cell table:number-columns-repeated="1019"/>
        </table:table-row>
        <table:table-row table:style-name="ro1">
          <table:table-cell office:value-type="float" office:value="236.17511">
            <text:p>236,17511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2356">
            <text:p>0,32356</text:p>
          </table:table-cell>
          <table:table-cell office:value-type="float" office:value="-5.061176">
            <text:p>-5,061176</text:p>
          </table:table-cell>
          <table:table-cell table:number-columns-repeated="1019"/>
        </table:table-row>
        <table:table-row table:style-name="ro1">
          <table:table-cell office:value-type="float" office:value="236.17511">
            <text:p>236,17511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2356">
            <text:p>0,32356</text:p>
          </table:table-cell>
          <table:table-cell office:value-type="float" office:value="-5.061176">
            <text:p>-5,061176</text:p>
          </table:table-cell>
          <table:table-cell table:number-columns-repeated="1019"/>
        </table:table-row>
        <table:table-row table:style-name="ro1">
          <table:table-cell office:value-type="float" office:value="237.08699">
            <text:p>237,08699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24809">
            <text:p>0,324809</text:p>
          </table:table-cell>
          <table:table-cell office:value-type="float" office:value="-5.080294">
            <text:p>-5,080294</text:p>
          </table:table-cell>
          <table:table-cell table:number-columns-repeated="1019"/>
        </table:table-row>
        <table:table-row table:style-name="ro1">
          <table:table-cell office:value-type="float" office:value="237.08699">
            <text:p>237,08699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24809">
            <text:p>0,324809</text:p>
          </table:table-cell>
          <table:table-cell office:value-type="float" office:value="-5.080294">
            <text:p>-5,080294</text:p>
          </table:table-cell>
          <table:table-cell table:number-columns-repeated="1019"/>
        </table:table-row>
        <table:table-row table:style-name="ro1">
          <table:table-cell office:value-type="float" office:value="237.08699">
            <text:p>237,0869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24809">
            <text:p>0,324809</text:p>
          </table:table-cell>
          <table:table-cell office:value-type="float" office:value="-5.099412">
            <text:p>-5,099412</text:p>
          </table:table-cell>
          <table:table-cell table:number-columns-repeated="1019"/>
        </table:table-row>
        <table:table-row table:style-name="ro1">
          <table:table-cell office:value-type="float" office:value="237.08699">
            <text:p>237,08699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24809">
            <text:p>0,324809</text:p>
          </table:table-cell>
          <table:table-cell office:value-type="float" office:value="-5.099412">
            <text:p>-5,099412</text:p>
          </table:table-cell>
          <table:table-cell table:number-columns-repeated="1019"/>
        </table:table-row>
        <table:table-row table:style-name="ro1">
          <table:table-cell office:value-type="float" office:value="237.542923">
            <text:p>237,542923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25434">
            <text:p>0,325434</text:p>
          </table:table-cell>
          <table:table-cell office:value-type="float" office:value="-5.118235">
            <text:p>-5,118235</text:p>
          </table:table-cell>
          <table:table-cell table:number-columns-repeated="1019"/>
        </table:table-row>
        <table:table-row table:style-name="ro1">
          <table:table-cell office:value-type="float" office:value="237.542923">
            <text:p>237,542923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25434">
            <text:p>0,325434</text:p>
          </table:table-cell>
          <table:table-cell office:value-type="float" office:value="-5.118235">
            <text:p>-5,118235</text:p>
          </table:table-cell>
          <table:table-cell table:number-columns-repeated="1019"/>
        </table:table-row>
        <table:table-row table:style-name="ro1">
          <table:table-cell office:value-type="float" office:value="237.998856">
            <text:p>237,998856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26058">
            <text:p>0,326058</text:p>
          </table:table-cell>
          <table:table-cell office:value-type="float" office:value="-5.137353">
            <text:p>-5,137353</text:p>
          </table:table-cell>
          <table:table-cell table:number-columns-repeated="1019"/>
        </table:table-row>
        <table:table-row table:style-name="ro1">
          <table:table-cell office:value-type="float" office:value="237.998856">
            <text:p>237,99885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26058">
            <text:p>0,326058</text:p>
          </table:table-cell>
          <table:table-cell office:value-type="float" office:value="-5.137353">
            <text:p>-5,137353</text:p>
          </table:table-cell>
          <table:table-cell table:number-columns-repeated="1019"/>
        </table:table-row>
        <table:table-row table:style-name="ro1">
          <table:table-cell office:value-type="float" office:value="237.542923">
            <text:p>237,542923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25434">
            <text:p>0,325434</text:p>
          </table:table-cell>
          <table:table-cell office:value-type="float" office:value="-5.156765">
            <text:p>-5,156765</text:p>
          </table:table-cell>
          <table:table-cell table:number-columns-repeated="1019"/>
        </table:table-row>
        <table:table-row table:style-name="ro1">
          <table:table-cell office:value-type="float" office:value="237.542923">
            <text:p>237,542923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325434">
            <text:p>0,325434</text:p>
          </table:table-cell>
          <table:table-cell office:value-type="float" office:value="-5.156765">
            <text:p>-5,156765</text:p>
          </table:table-cell>
          <table:table-cell table:number-columns-repeated="1019"/>
        </table:table-row>
        <table:table-row table:style-name="ro1">
          <table:table-cell office:value-type="float" office:value="238.454803">
            <text:p>238,454803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26683">
            <text:p>0,326683</text:p>
          </table:table-cell>
          <table:table-cell office:value-type="float" office:value="-5.176764">
            <text:p>-5,176764</text:p>
          </table:table-cell>
          <table:table-cell table:number-columns-repeated="1019"/>
        </table:table-row>
        <table:table-row table:style-name="ro1">
          <table:table-cell office:value-type="float" office:value="238.454803">
            <text:p>238,454803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26683">
            <text:p>0,326683</text:p>
          </table:table-cell>
          <table:table-cell office:value-type="float" office:value="-5.176764">
            <text:p>-5,176764</text:p>
          </table:table-cell>
          <table:table-cell table:number-columns-repeated="1019"/>
        </table:table-row>
        <table:table-row table:style-name="ro1">
          <table:table-cell office:value-type="float" office:value="238.910736">
            <text:p>238,91073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27308">
            <text:p>0,327308</text:p>
          </table:table-cell>
          <table:table-cell office:value-type="float" office:value="-5.196471">
            <text:p>-5,196471</text:p>
          </table:table-cell>
          <table:table-cell table:number-columns-repeated="1019"/>
        </table:table-row>
        <table:table-row table:style-name="ro1">
          <table:table-cell office:value-type="float" office:value="238.910736">
            <text:p>238,910736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27308">
            <text:p>0,327308</text:p>
          </table:table-cell>
          <table:table-cell office:value-type="float" office:value="-5.196471">
            <text:p>-5,196471</text:p>
          </table:table-cell>
          <table:table-cell table:number-columns-repeated="1019"/>
        </table:table-row>
        <table:table-row table:style-name="ro1">
          <table:table-cell office:value-type="float" office:value="240.278549">
            <text:p>240,278549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29182">
            <text:p>0,329182</text:p>
          </table:table-cell>
          <table:table-cell office:value-type="float" office:value="-5.216765">
            <text:p>-5,216765</text:p>
          </table:table-cell>
          <table:table-cell table:number-columns-repeated="1019"/>
        </table:table-row>
        <table:table-row table:style-name="ro1">
          <table:table-cell office:value-type="float" office:value="240.278549">
            <text:p>240,27854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29182">
            <text:p>0,329182</text:p>
          </table:table-cell>
          <table:table-cell office:value-type="float" office:value="-5.216765">
            <text:p>-5,216765</text:p>
          </table:table-cell>
          <table:table-cell table:number-columns-repeated="1019"/>
        </table:table-row>
        <table:table-row table:style-name="ro1">
          <table:table-cell office:value-type="float" office:value="241.190414">
            <text:p>241,19041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30431">
            <text:p>0,330431</text:p>
          </table:table-cell>
          <table:table-cell office:value-type="float" office:value="-5.234706">
            <text:p>-5,234706</text:p>
          </table:table-cell>
          <table:table-cell table:number-columns-repeated="1019"/>
        </table:table-row>
        <table:table-row table:style-name="ro1">
          <table:table-cell office:value-type="float" office:value="241.190414">
            <text:p>241,190414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30431">
            <text:p>0,330431</text:p>
          </table:table-cell>
          <table:table-cell office:value-type="float" office:value="-5.253235">
            <text:p>-5,253235</text:p>
          </table:table-cell>
          <table:table-cell table:number-columns-repeated="1019"/>
        </table:table-row>
        <table:table-row table:style-name="ro1">
          <table:table-cell office:value-type="float" office:value="241.190414">
            <text:p>241,190414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30431">
            <text:p>0,330431</text:p>
          </table:table-cell>
          <table:table-cell office:value-type="float" office:value="-5.253235">
            <text:p>-5,253235</text:p>
          </table:table-cell>
          <table:table-cell table:number-columns-repeated="1019"/>
        </table:table-row>
        <table:table-row table:style-name="ro1">
          <table:table-cell office:value-type="float" office:value="241.190414">
            <text:p>241,19041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30431">
            <text:p>0,330431</text:p>
          </table:table-cell>
          <table:table-cell office:value-type="float" office:value="-5.272353">
            <text:p>-5,272353</text:p>
          </table:table-cell>
          <table:table-cell table:number-columns-repeated="1019"/>
        </table:table-row>
        <table:table-row table:style-name="ro1">
          <table:table-cell office:value-type="float" office:value="240.734482">
            <text:p>240,734482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29806">
            <text:p>0,329806</text:p>
          </table:table-cell>
          <table:table-cell office:value-type="float" office:value="-5.272353">
            <text:p>-5,272353</text:p>
          </table:table-cell>
          <table:table-cell table:number-columns-repeated="1019"/>
        </table:table-row>
        <table:table-row table:style-name="ro1">
          <table:table-cell office:value-type="float" office:value="242.102295">
            <text:p>242,102295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3168">
            <text:p>0,33168</text:p>
          </table:table-cell>
          <table:table-cell office:value-type="float" office:value="-5.291471">
            <text:p>-5,291471</text:p>
          </table:table-cell>
          <table:table-cell table:number-columns-repeated="1019"/>
        </table:table-row>
        <table:table-row table:style-name="ro1">
          <table:table-cell office:value-type="float" office:value="242.102295">
            <text:p>242,10229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3168">
            <text:p>0,33168</text:p>
          </table:table-cell>
          <table:table-cell office:value-type="float" office:value="-5.291471">
            <text:p>-5,291471</text:p>
          </table:table-cell>
          <table:table-cell table:number-columns-repeated="1019"/>
        </table:table-row>
        <table:table-row table:style-name="ro1">
          <table:table-cell office:value-type="float" office:value="241.646347">
            <text:p>241,646347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331055">
            <text:p>0,331055</text:p>
          </table:table-cell>
          <table:table-cell office:value-type="float" office:value="-5.310883">
            <text:p>-5,310883</text:p>
          </table:table-cell>
          <table:table-cell table:number-columns-repeated="1019"/>
        </table:table-row>
        <table:table-row table:style-name="ro1">
          <table:table-cell office:value-type="float" office:value="241.646347">
            <text:p>241,646347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31055">
            <text:p>0,331055</text:p>
          </table:table-cell>
          <table:table-cell office:value-type="float" office:value="-5.310883">
            <text:p>-5,310883</text:p>
          </table:table-cell>
          <table:table-cell table:number-columns-repeated="1019"/>
        </table:table-row>
        <table:table-row table:style-name="ro1">
          <table:table-cell office:value-type="float" office:value="241.646347">
            <text:p>241,646347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31055">
            <text:p>0,331055</text:p>
          </table:table-cell>
          <table:table-cell office:value-type="float" office:value="-5.330294">
            <text:p>-5,330294</text:p>
          </table:table-cell>
          <table:table-cell table:number-columns-repeated="1019"/>
        </table:table-row>
        <table:table-row table:style-name="ro1">
          <table:table-cell office:value-type="float" office:value="241.646347">
            <text:p>241,64634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31055">
            <text:p>0,331055</text:p>
          </table:table-cell>
          <table:table-cell office:value-type="float" office:value="-5.330294">
            <text:p>-5,330294</text:p>
          </table:table-cell>
          <table:table-cell table:number-columns-repeated="1019"/>
        </table:table-row>
        <table:table-row table:style-name="ro1">
          <table:table-cell office:value-type="float" office:value="242.558228">
            <text:p>242,558228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32305">
            <text:p>0,332305</text:p>
          </table:table-cell>
          <table:table-cell office:value-type="float" office:value="-5.348824">
            <text:p>-5,348824</text:p>
          </table:table-cell>
          <table:table-cell table:number-columns-repeated="1019"/>
        </table:table-row>
        <table:table-row table:style-name="ro1">
          <table:table-cell office:value-type="float" office:value="242.558228">
            <text:p>242,558228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32305">
            <text:p>0,332305</text:p>
          </table:table-cell>
          <table:table-cell office:value-type="float" office:value="-5.348824">
            <text:p>-5,348824</text:p>
          </table:table-cell>
          <table:table-cell table:number-columns-repeated="1019"/>
        </table:table-row>
        <table:table-row table:style-name="ro1">
          <table:table-cell office:value-type="float" office:value="243.01416">
            <text:p>243,01416</text:p>
          </table:table-cell>
          <table:table-cell office:value-type="float" office:value="-0.003238">
            <text:p>-0,003238</text:p>
          </table:table-cell>
          <table:table-cell office:value-type="float" office:value="-0.0032">
            <text:p>-0,0032</text:p>
          </table:table-cell>
          <table:table-cell office:value-type="float" office:value="0.332929">
            <text:p>0,332929</text:p>
          </table:table-cell>
          <table:table-cell office:value-type="float" office:value="-5.368529">
            <text:p>-5,368529</text:p>
          </table:table-cell>
          <table:table-cell table:number-columns-repeated="1019"/>
        </table:table-row>
        <table:table-row table:style-name="ro1">
          <table:table-cell office:value-type="float" office:value="243.01416">
            <text:p>243,0141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32929">
            <text:p>0,332929</text:p>
          </table:table-cell>
          <table:table-cell office:value-type="float" office:value="-5.368529">
            <text:p>-5,368529</text:p>
          </table:table-cell>
          <table:table-cell table:number-columns-repeated="1019"/>
        </table:table-row>
        <table:table-row table:style-name="ro1">
          <table:table-cell office:value-type="float" office:value="243.01416">
            <text:p>243,01416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32929">
            <text:p>0,332929</text:p>
          </table:table-cell>
          <table:table-cell office:value-type="float" office:value="-5.387647">
            <text:p>-5,387647</text:p>
          </table:table-cell>
          <table:table-cell table:number-columns-repeated="1019"/>
        </table:table-row>
        <table:table-row table:style-name="ro1">
          <table:table-cell office:value-type="float" office:value="243.01416">
            <text:p>243,01416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32929">
            <text:p>0,332929</text:p>
          </table:table-cell>
          <table:table-cell office:value-type="float" office:value="-5.387647">
            <text:p>-5,387647</text:p>
          </table:table-cell>
          <table:table-cell table:number-columns-repeated="1019"/>
        </table:table-row>
        <table:table-row table:style-name="ro1">
          <table:table-cell office:value-type="float" office:value="244.381973">
            <text:p>244,381973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34803">
            <text:p>0,334803</text:p>
          </table:table-cell>
          <table:table-cell office:value-type="float" office:value="-5.406765">
            <text:p>-5,406765</text:p>
          </table:table-cell>
          <table:table-cell table:number-columns-repeated="1019"/>
        </table:table-row>
        <table:table-row table:style-name="ro1">
          <table:table-cell office:value-type="float" office:value="244.381973">
            <text:p>244,381973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34803">
            <text:p>0,334803</text:p>
          </table:table-cell>
          <table:table-cell office:value-type="float" office:value="-5.406765">
            <text:p>-5,406765</text:p>
          </table:table-cell>
          <table:table-cell table:number-columns-repeated="1019"/>
        </table:table-row>
        <table:table-row table:style-name="ro1">
          <table:table-cell office:value-type="float" office:value="243.926041">
            <text:p>243,926041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34179">
            <text:p>0,334179</text:p>
          </table:table-cell>
          <table:table-cell office:value-type="float" office:value="-5.426764">
            <text:p>-5,426764</text:p>
          </table:table-cell>
          <table:table-cell table:number-columns-repeated="1019"/>
        </table:table-row>
        <table:table-row table:style-name="ro1">
          <table:table-cell office:value-type="float" office:value="243.926041">
            <text:p>243,92604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34179">
            <text:p>0,334179</text:p>
          </table:table-cell>
          <table:table-cell office:value-type="float" office:value="-5.426764">
            <text:p>-5,426764</text:p>
          </table:table-cell>
          <table:table-cell table:number-columns-repeated="1019"/>
        </table:table-row>
        <table:table-row table:style-name="ro1">
          <table:table-cell office:value-type="float" office:value="244.837906">
            <text:p>244,837906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335428">
            <text:p>0,335428</text:p>
          </table:table-cell>
          <table:table-cell office:value-type="float" office:value="-5.446764">
            <text:p>-5,446764</text:p>
          </table:table-cell>
          <table:table-cell table:number-columns-repeated="1019"/>
        </table:table-row>
        <table:table-row table:style-name="ro1">
          <table:table-cell office:value-type="float" office:value="244.837906">
            <text:p>244,837906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35428">
            <text:p>0,335428</text:p>
          </table:table-cell>
          <table:table-cell office:value-type="float" office:value="-5.446764">
            <text:p>-5,446764</text:p>
          </table:table-cell>
          <table:table-cell table:number-columns-repeated="1019"/>
        </table:table-row>
        <table:table-row table:style-name="ro1">
          <table:table-cell office:value-type="float" office:value="245.749786">
            <text:p>245,749786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36677">
            <text:p>0,336677</text:p>
          </table:table-cell>
          <table:table-cell office:value-type="float" office:value="-5.465882">
            <text:p>-5,465882</text:p>
          </table:table-cell>
          <table:table-cell table:number-columns-repeated="1019"/>
        </table:table-row>
        <table:table-row table:style-name="ro1">
          <table:table-cell office:value-type="float" office:value="245.749786">
            <text:p>245,749786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36677">
            <text:p>0,336677</text:p>
          </table:table-cell>
          <table:table-cell office:value-type="float" office:value="-5.465882">
            <text:p>-5,465882</text:p>
          </table:table-cell>
          <table:table-cell table:number-columns-repeated="1019"/>
        </table:table-row>
        <table:table-row table:style-name="ro1">
          <table:table-cell office:value-type="float" office:value="245.749786">
            <text:p>245,749786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36677">
            <text:p>0,336677</text:p>
          </table:table-cell>
          <table:table-cell office:value-type="float" office:value="-5.486176">
            <text:p>-5,486176</text:p>
          </table:table-cell>
          <table:table-cell table:number-columns-repeated="1019"/>
        </table:table-row>
        <table:table-row table:style-name="ro1">
          <table:table-cell office:value-type="float" office:value="245.749786">
            <text:p>245,74978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36677">
            <text:p>0,336677</text:p>
          </table:table-cell>
          <table:table-cell office:value-type="float" office:value="-5.486176">
            <text:p>-5,486176</text:p>
          </table:table-cell>
          <table:table-cell table:number-columns-repeated="1019"/>
        </table:table-row>
        <table:table-row table:style-name="ro1">
          <table:table-cell office:value-type="float" office:value="246.205719">
            <text:p>246,205719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37302">
            <text:p>0,337302</text:p>
          </table:table-cell>
          <table:table-cell office:value-type="float" office:value="-5.504412">
            <text:p>-5,504412</text:p>
          </table:table-cell>
          <table:table-cell table:number-columns-repeated="1019"/>
        </table:table-row>
        <table:table-row table:style-name="ro1">
          <table:table-cell office:value-type="float" office:value="246.205719">
            <text:p>246,205719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37302">
            <text:p>0,337302</text:p>
          </table:table-cell>
          <table:table-cell office:value-type="float" office:value="-5.523235">
            <text:p>-5,523235</text:p>
          </table:table-cell>
          <table:table-cell table:number-columns-repeated="1019"/>
        </table:table-row>
        <table:table-row table:style-name="ro1">
          <table:table-cell office:value-type="float" office:value="246.205719">
            <text:p>246,205719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37302">
            <text:p>0,337302</text:p>
          </table:table-cell>
          <table:table-cell office:value-type="float" office:value="-5.523235">
            <text:p>-5,523235</text:p>
          </table:table-cell>
          <table:table-cell table:number-columns-repeated="1019"/>
        </table:table-row>
        <table:table-row table:style-name="ro1">
          <table:table-cell office:value-type="float" office:value="246.205719">
            <text:p>246,205719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37302">
            <text:p>0,337302</text:p>
          </table:table-cell>
          <table:table-cell office:value-type="float" office:value="-5.542647">
            <text:p>-5,542647</text:p>
          </table:table-cell>
          <table:table-cell table:number-columns-repeated="1019"/>
        </table:table-row>
        <table:table-row table:style-name="ro1">
          <table:table-cell office:value-type="float" office:value="246.661652">
            <text:p>246,66165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37926">
            <text:p>0,337926</text:p>
          </table:table-cell>
          <table:table-cell office:value-type="float" office:value="-5.542647">
            <text:p>-5,542647</text:p>
          </table:table-cell>
          <table:table-cell table:number-columns-repeated="1019"/>
        </table:table-row>
        <table:table-row table:style-name="ro1">
          <table:table-cell office:value-type="float" office:value="246.661652">
            <text:p>246,66165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37926">
            <text:p>0,337926</text:p>
          </table:table-cell>
          <table:table-cell office:value-type="float" office:value="-5.561765">
            <text:p>-5,561765</text:p>
          </table:table-cell>
          <table:table-cell table:number-columns-repeated="1019"/>
        </table:table-row>
        <table:table-row table:style-name="ro1">
          <table:table-cell office:value-type="float" office:value="246.661652">
            <text:p>246,661652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37926">
            <text:p>0,337926</text:p>
          </table:table-cell>
          <table:table-cell office:value-type="float" office:value="-5.561765">
            <text:p>-5,561765</text:p>
          </table:table-cell>
          <table:table-cell table:number-columns-repeated="1019"/>
        </table:table-row>
        <table:table-row table:style-name="ro1">
          <table:table-cell office:value-type="float" office:value="247.117599">
            <text:p>247,117599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38551">
            <text:p>0,338551</text:p>
          </table:table-cell>
          <table:table-cell office:value-type="float" office:value="-5.580588">
            <text:p>-5,580588</text:p>
          </table:table-cell>
          <table:table-cell table:number-columns-repeated="1019"/>
        </table:table-row>
        <table:table-row table:style-name="ro1">
          <table:table-cell office:value-type="float" office:value="247.117599">
            <text:p>247,117599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38551">
            <text:p>0,338551</text:p>
          </table:table-cell>
          <table:table-cell office:value-type="float" office:value="-5.580588">
            <text:p>-5,580588</text:p>
          </table:table-cell>
          <table:table-cell table:number-columns-repeated="1019"/>
        </table:table-row>
        <table:table-row table:style-name="ro1">
          <table:table-cell office:value-type="float" office:value="247.117599">
            <text:p>247,117599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38551">
            <text:p>0,338551</text:p>
          </table:table-cell>
          <table:table-cell office:value-type="float" office:value="-5.599706">
            <text:p>-5,599706</text:p>
          </table:table-cell>
          <table:table-cell table:number-columns-repeated="1019"/>
        </table:table-row>
        <table:table-row table:style-name="ro1">
          <table:table-cell office:value-type="float" office:value="247.117599">
            <text:p>247,11759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38551">
            <text:p>0,338551</text:p>
          </table:table-cell>
          <table:table-cell office:value-type="float" office:value="-5.599706">
            <text:p>-5,599706</text:p>
          </table:table-cell>
          <table:table-cell table:number-columns-repeated="1019"/>
        </table:table-row>
        <table:table-row table:style-name="ro1">
          <table:table-cell office:value-type="float" office:value="249.397278">
            <text:p>249,397278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41674">
            <text:p>0,341674</text:p>
          </table:table-cell>
          <table:table-cell office:value-type="float" office:value="-5.618824">
            <text:p>-5,618824</text:p>
          </table:table-cell>
          <table:table-cell table:number-columns-repeated="1019"/>
        </table:table-row>
        <table:table-row table:style-name="ro1">
          <table:table-cell office:value-type="float" office:value="249.397278">
            <text:p>249,397278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41674">
            <text:p>0,341674</text:p>
          </table:table-cell>
          <table:table-cell office:value-type="float" office:value="-5.618824">
            <text:p>-5,618824</text:p>
          </table:table-cell>
          <table:table-cell table:number-columns-repeated="1019"/>
        </table:table-row>
        <table:table-row table:style-name="ro1">
          <table:table-cell office:value-type="float" office:value="248.941345">
            <text:p>248,941345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4105">
            <text:p>0,34105</text:p>
          </table:table-cell>
          <table:table-cell office:value-type="float" office:value="-5.637941">
            <text:p>-5,637941</text:p>
          </table:table-cell>
          <table:table-cell table:number-columns-repeated="1019"/>
        </table:table-row>
        <table:table-row table:style-name="ro1">
          <table:table-cell office:value-type="float" office:value="248.941345">
            <text:p>248,941345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4105">
            <text:p>0,34105</text:p>
          </table:table-cell>
          <table:table-cell office:value-type="float" office:value="-5.637941">
            <text:p>-5,637941</text:p>
          </table:table-cell>
          <table:table-cell table:number-columns-repeated="1019"/>
        </table:table-row>
        <table:table-row table:style-name="ro1">
          <table:table-cell office:value-type="float" office:value="249.397278">
            <text:p>249,39727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41674">
            <text:p>0,341674</text:p>
          </table:table-cell>
          <table:table-cell office:value-type="float" office:value="-5.657059">
            <text:p>-5,657059</text:p>
          </table:table-cell>
          <table:table-cell table:number-columns-repeated="1019"/>
        </table:table-row>
        <table:table-row table:style-name="ro1">
          <table:table-cell office:value-type="float" office:value="249.397278">
            <text:p>249,39727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41674">
            <text:p>0,341674</text:p>
          </table:table-cell>
          <table:table-cell office:value-type="float" office:value="-5.657059">
            <text:p>-5,657059</text:p>
          </table:table-cell>
          <table:table-cell table:number-columns-repeated="1019"/>
        </table:table-row>
        <table:table-row table:style-name="ro1">
          <table:table-cell office:value-type="float" office:value="250.309143">
            <text:p>250,309143</text:p>
          </table:table-cell>
          <table:table-cell office:value-type="float" office:value="-0.003239">
            <text:p>-0,003239</text:p>
          </table:table-cell>
          <table:table-cell office:value-type="float" office:value="-0.003201">
            <text:p>-0,003201</text:p>
          </table:table-cell>
          <table:table-cell office:value-type="float" office:value="0.342924">
            <text:p>0,342924</text:p>
          </table:table-cell>
          <table:table-cell office:value-type="float" office:value="-5.676764">
            <text:p>-5,676764</text:p>
          </table:table-cell>
          <table:table-cell table:number-columns-repeated="1019"/>
        </table:table-row>
        <table:table-row table:style-name="ro1">
          <table:table-cell office:value-type="float" office:value="250.309143">
            <text:p>250,309143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42924">
            <text:p>0,342924</text:p>
          </table:table-cell>
          <table:table-cell office:value-type="float" office:value="-5.676764">
            <text:p>-5,676764</text:p>
          </table:table-cell>
          <table:table-cell table:number-columns-repeated="1019"/>
        </table:table-row>
        <table:table-row table:style-name="ro1">
          <table:table-cell office:value-type="float" office:value="249.85321">
            <text:p>249,85321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42299">
            <text:p>0,342299</text:p>
          </table:table-cell>
          <table:table-cell office:value-type="float" office:value="-5.696764">
            <text:p>-5,696764</text:p>
          </table:table-cell>
          <table:table-cell table:number-columns-repeated="1019"/>
        </table:table-row>
        <table:table-row table:style-name="ro1">
          <table:table-cell office:value-type="float" office:value="249.85321">
            <text:p>249,85321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42299">
            <text:p>0,342299</text:p>
          </table:table-cell>
          <table:table-cell office:value-type="float" office:value="-5.696764">
            <text:p>-5,696764</text:p>
          </table:table-cell>
          <table:table-cell table:number-columns-repeated="1019"/>
        </table:table-row>
        <table:table-row table:style-name="ro1">
          <table:table-cell office:value-type="float" office:value="250.765091">
            <text:p>250,765091</text:p>
          </table:table-cell>
          <table:table-cell office:value-type="float" office:value="-0.003235">
            <text:p>-0,003235</text:p>
          </table:table-cell>
          <table:table-cell office:value-type="float" office:value="-0.003205">
            <text:p>-0,003205</text:p>
          </table:table-cell>
          <table:table-cell office:value-type="float" office:value="0.343548">
            <text:p>0,343548</text:p>
          </table:table-cell>
          <table:table-cell office:value-type="float" office:value="-5.715588">
            <text:p>-5,715588</text:p>
          </table:table-cell>
          <table:table-cell table:number-columns-repeated="1019"/>
        </table:table-row>
        <table:table-row table:style-name="ro1">
          <table:table-cell office:value-type="float" office:value="250.765091">
            <text:p>250,76509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43548">
            <text:p>0,343548</text:p>
          </table:table-cell>
          <table:table-cell office:value-type="float" office:value="-5.715588">
            <text:p>-5,715588</text:p>
          </table:table-cell>
          <table:table-cell table:number-columns-repeated="1019"/>
        </table:table-row>
        <table:table-row table:style-name="ro1">
          <table:table-cell office:value-type="float" office:value="251.676956">
            <text:p>251,676956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44797">
            <text:p>0,344797</text:p>
          </table:table-cell>
          <table:table-cell office:value-type="float" office:value="-5.735882">
            <text:p>-5,735882</text:p>
          </table:table-cell>
          <table:table-cell table:number-columns-repeated="1019"/>
        </table:table-row>
        <table:table-row table:style-name="ro1">
          <table:table-cell office:value-type="float" office:value="251.676956">
            <text:p>251,676956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44797">
            <text:p>0,344797</text:p>
          </table:table-cell>
          <table:table-cell office:value-type="float" office:value="-5.735882">
            <text:p>-5,735882</text:p>
          </table:table-cell>
          <table:table-cell table:number-columns-repeated="1019"/>
        </table:table-row>
        <table:table-row table:style-name="ro1">
          <table:table-cell office:value-type="float" office:value="251.221024">
            <text:p>251,221024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44173">
            <text:p>0,344173</text:p>
          </table:table-cell>
          <table:table-cell office:value-type="float" office:value="-5.754412">
            <text:p>-5,754412</text:p>
          </table:table-cell>
          <table:table-cell table:number-columns-repeated="1019"/>
        </table:table-row>
        <table:table-row table:style-name="ro1">
          <table:table-cell office:value-type="float" office:value="251.221024">
            <text:p>251,221024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44173">
            <text:p>0,344173</text:p>
          </table:table-cell>
          <table:table-cell office:value-type="float" office:value="-5.772941">
            <text:p>-5,772941</text:p>
          </table:table-cell>
          <table:table-cell table:number-columns-repeated="1019"/>
        </table:table-row>
        <table:table-row table:style-name="ro1">
          <table:table-cell office:value-type="float" office:value="251.221024">
            <text:p>251,221024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44173">
            <text:p>0,344173</text:p>
          </table:table-cell>
          <table:table-cell office:value-type="float" office:value="-5.772941">
            <text:p>-5,772941</text:p>
          </table:table-cell>
          <table:table-cell table:number-columns-repeated="1019"/>
        </table:table-row>
        <table:table-row table:style-name="ro1">
          <table:table-cell office:value-type="float" office:value="251.221024">
            <text:p>251,221024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44173">
            <text:p>0,344173</text:p>
          </table:table-cell>
          <table:table-cell office:value-type="float" office:value="-5.792353">
            <text:p>-5,792353</text:p>
          </table:table-cell>
          <table:table-cell table:number-columns-repeated="1019"/>
        </table:table-row>
        <table:table-row table:style-name="ro1">
          <table:table-cell office:value-type="float" office:value="250.765091">
            <text:p>250,76509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43548">
            <text:p>0,343548</text:p>
          </table:table-cell>
          <table:table-cell office:value-type="float" office:value="-5.792353">
            <text:p>-5,792353</text:p>
          </table:table-cell>
          <table:table-cell table:number-columns-repeated="1019"/>
        </table:table-row>
        <table:table-row table:style-name="ro1">
          <table:table-cell office:value-type="float" office:value="251.676956">
            <text:p>251,67695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44797">
            <text:p>0,344797</text:p>
          </table:table-cell>
          <table:table-cell office:value-type="float" office:value="-5.811765">
            <text:p>-5,811765</text:p>
          </table:table-cell>
          <table:table-cell table:number-columns-repeated="1019"/>
        </table:table-row>
        <table:table-row table:style-name="ro1">
          <table:table-cell office:value-type="float" office:value="251.676956">
            <text:p>251,67695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44797">
            <text:p>0,344797</text:p>
          </table:table-cell>
          <table:table-cell office:value-type="float" office:value="-5.811765">
            <text:p>-5,811765</text:p>
          </table:table-cell>
          <table:table-cell table:number-columns-repeated="1019"/>
        </table:table-row>
        <table:table-row table:style-name="ro1">
          <table:table-cell office:value-type="float" office:value="252.588837">
            <text:p>252,588837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46047">
            <text:p>0,346047</text:p>
          </table:table-cell>
          <table:table-cell office:value-type="float" office:value="-5.830588">
            <text:p>-5,830588</text:p>
          </table:table-cell>
          <table:table-cell table:number-columns-repeated="1019"/>
        </table:table-row>
        <table:table-row table:style-name="ro1">
          <table:table-cell office:value-type="float" office:value="252.588837">
            <text:p>252,58883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46047">
            <text:p>0,346047</text:p>
          </table:table-cell>
          <table:table-cell office:value-type="float" office:value="-5.830588">
            <text:p>-5,830588</text:p>
          </table:table-cell>
          <table:table-cell table:number-columns-repeated="1019"/>
        </table:table-row>
        <table:table-row table:style-name="ro1">
          <table:table-cell office:value-type="float" office:value="252.588837">
            <text:p>252,588837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46047">
            <text:p>0,346047</text:p>
          </table:table-cell>
          <table:table-cell office:value-type="float" office:value="-5.85">
            <text:p>-5,85</text:p>
          </table:table-cell>
          <table:table-cell table:number-columns-repeated="1019"/>
        </table:table-row>
        <table:table-row table:style-name="ro1">
          <table:table-cell office:value-type="float" office:value="252.588837">
            <text:p>252,588837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46047">
            <text:p>0,346047</text:p>
          </table:table-cell>
          <table:table-cell office:value-type="float" office:value="-5.85">
            <text:p>-5,85</text:p>
          </table:table-cell>
          <table:table-cell table:number-columns-repeated="1019"/>
        </table:table-row>
        <table:table-row table:style-name="ro1">
          <table:table-cell office:value-type="float" office:value="254.412582">
            <text:p>254,41258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48545">
            <text:p>0,348545</text:p>
          </table:table-cell>
          <table:table-cell office:value-type="float" office:value="-5.869412">
            <text:p>-5,869412</text:p>
          </table:table-cell>
          <table:table-cell table:number-columns-repeated="1019"/>
        </table:table-row>
        <table:table-row table:style-name="ro1">
          <table:table-cell office:value-type="float" office:value="254.412582">
            <text:p>254,412582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48545">
            <text:p>0,348545</text:p>
          </table:table-cell>
          <table:table-cell office:value-type="float" office:value="-5.869412">
            <text:p>-5,869412</text:p>
          </table:table-cell>
          <table:table-cell table:number-columns-repeated="1019"/>
        </table:table-row>
        <table:table-row table:style-name="ro1">
          <table:table-cell office:value-type="float" office:value="253.044769">
            <text:p>253,044769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46671">
            <text:p>0,346671</text:p>
          </table:table-cell>
          <table:table-cell office:value-type="float" office:value="-5.888235">
            <text:p>-5,888235</text:p>
          </table:table-cell>
          <table:table-cell table:number-columns-repeated="1019"/>
        </table:table-row>
        <table:table-row table:style-name="ro1">
          <table:table-cell office:value-type="float" office:value="253.044769">
            <text:p>253,04476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46671">
            <text:p>0,346671</text:p>
          </table:table-cell>
          <table:table-cell office:value-type="float" office:value="-5.888235">
            <text:p>-5,888235</text:p>
          </table:table-cell>
          <table:table-cell table:number-columns-repeated="1019"/>
        </table:table-row>
        <table:table-row table:style-name="ro1">
          <table:table-cell office:value-type="float" office:value="254.412582">
            <text:p>254,412582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48545">
            <text:p>0,348545</text:p>
          </table:table-cell>
          <table:table-cell office:value-type="float" office:value="-5.907353">
            <text:p>-5,907353</text:p>
          </table:table-cell>
          <table:table-cell table:number-columns-repeated="1019"/>
        </table:table-row>
        <table:table-row table:style-name="ro1">
          <table:table-cell office:value-type="float" office:value="254.412582">
            <text:p>254,412582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48545">
            <text:p>0,348545</text:p>
          </table:table-cell>
          <table:table-cell office:value-type="float" office:value="-5.907353">
            <text:p>-5,907353</text:p>
          </table:table-cell>
          <table:table-cell table:number-columns-repeated="1019"/>
        </table:table-row>
        <table:table-row table:style-name="ro1">
          <table:table-cell office:value-type="float" office:value="253.500702">
            <text:p>253,50070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47296">
            <text:p>0,347296</text:p>
          </table:table-cell>
          <table:table-cell office:value-type="float" office:value="-5.926471">
            <text:p>-5,926471</text:p>
          </table:table-cell>
          <table:table-cell table:number-columns-repeated="1019"/>
        </table:table-row>
        <table:table-row table:style-name="ro1">
          <table:table-cell office:value-type="float" office:value="253.500702">
            <text:p>253,50070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47296">
            <text:p>0,347296</text:p>
          </table:table-cell>
          <table:table-cell office:value-type="float" office:value="-5.926471">
            <text:p>-5,926471</text:p>
          </table:table-cell>
          <table:table-cell table:number-columns-repeated="1019"/>
        </table:table-row>
        <table:table-row table:style-name="ro1">
          <table:table-cell office:value-type="float" office:value="254.412582">
            <text:p>254,41258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48545">
            <text:p>0,348545</text:p>
          </table:table-cell>
          <table:table-cell office:value-type="float" office:value="-5.945588">
            <text:p>-5,945588</text:p>
          </table:table-cell>
          <table:table-cell table:number-columns-repeated="1019"/>
        </table:table-row>
        <table:table-row table:style-name="ro1">
          <table:table-cell office:value-type="float" office:value="254.412582">
            <text:p>254,412582</text:p>
          </table:table-cell>
          <table:table-cell office:value-type="float" office:value="-0.003237">
            <text:p>-0,003237</text:p>
          </table:table-cell>
          <table:table-cell office:value-type="float" office:value="-0.003198">
            <text:p>-0,003198</text:p>
          </table:table-cell>
          <table:table-cell office:value-type="float" office:value="0.348545">
            <text:p>0,348545</text:p>
          </table:table-cell>
          <table:table-cell office:value-type="float" office:value="-5.945588">
            <text:p>-5,945588</text:p>
          </table:table-cell>
          <table:table-cell table:number-columns-repeated="1019"/>
        </table:table-row>
        <table:table-row table:style-name="ro1">
          <table:table-cell office:value-type="float" office:value="255.78038">
            <text:p>255,7803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50419">
            <text:p>0,350419</text:p>
          </table:table-cell>
          <table:table-cell office:value-type="float" office:value="-5.965882">
            <text:p>-5,965882</text:p>
          </table:table-cell>
          <table:table-cell table:number-columns-repeated="1019"/>
        </table:table-row>
        <table:table-row table:style-name="ro1">
          <table:table-cell office:value-type="float" office:value="255.78038">
            <text:p>255,7803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50419">
            <text:p>0,350419</text:p>
          </table:table-cell>
          <table:table-cell office:value-type="float" office:value="-5.965882">
            <text:p>-5,965882</text:p>
          </table:table-cell>
          <table:table-cell table:number-columns-repeated="1019"/>
        </table:table-row>
        <table:table-row table:style-name="ro1">
          <table:table-cell office:value-type="float" office:value="256.236328">
            <text:p>256,236328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51044">
            <text:p>0,351044</text:p>
          </table:table-cell>
          <table:table-cell office:value-type="float" office:value="-5.984412">
            <text:p>-5,984412</text:p>
          </table:table-cell>
          <table:table-cell table:number-columns-repeated="1019"/>
        </table:table-row>
        <table:table-row table:style-name="ro1">
          <table:table-cell office:value-type="float" office:value="256.236328">
            <text:p>256,23632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51044">
            <text:p>0,351044</text:p>
          </table:table-cell>
          <table:table-cell office:value-type="float" office:value="-5.984412">
            <text:p>-5,984412</text:p>
          </table:table-cell>
          <table:table-cell table:number-columns-repeated="1019"/>
        </table:table-row>
        <table:table-row table:style-name="ro1">
          <table:table-cell office:value-type="float" office:value="255.324448">
            <text:p>255,32444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49795">
            <text:p>0,349795</text:p>
          </table:table-cell>
          <table:table-cell office:value-type="float" office:value="-6.004412">
            <text:p>-6,004412</text:p>
          </table:table-cell>
          <table:table-cell table:number-columns-repeated="1019"/>
        </table:table-row>
        <table:table-row table:style-name="ro1">
          <table:table-cell office:value-type="float" office:value="255.324448">
            <text:p>255,32444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49795">
            <text:p>0,349795</text:p>
          </table:table-cell>
          <table:table-cell office:value-type="float" office:value="-6.004412">
            <text:p>-6,004412</text:p>
          </table:table-cell>
          <table:table-cell table:number-columns-repeated="1019"/>
        </table:table-row>
        <table:table-row table:style-name="ro1">
          <table:table-cell office:value-type="float" office:value="255.78038">
            <text:p>255,7803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50419">
            <text:p>0,350419</text:p>
          </table:table-cell>
          <table:table-cell office:value-type="float" office:value="-6.023235">
            <text:p>-6,023235</text:p>
          </table:table-cell>
          <table:table-cell table:number-columns-repeated="1019"/>
        </table:table-row>
        <table:table-row table:style-name="ro1">
          <table:table-cell office:value-type="float" office:value="255.78038">
            <text:p>255,7803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50419">
            <text:p>0,350419</text:p>
          </table:table-cell>
          <table:table-cell office:value-type="float" office:value="-6.042353">
            <text:p>-6,042353</text:p>
          </table:table-cell>
          <table:table-cell table:number-columns-repeated="1019"/>
        </table:table-row>
        <table:table-row table:style-name="ro1">
          <table:table-cell office:value-type="float" office:value="256.692261">
            <text:p>256,692261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51668">
            <text:p>0,351668</text:p>
          </table:table-cell>
          <table:table-cell office:value-type="float" office:value="-6.042353">
            <text:p>-6,042353</text:p>
          </table:table-cell>
          <table:table-cell table:number-columns-repeated="1019"/>
        </table:table-row>
        <table:table-row table:style-name="ro1">
          <table:table-cell office:value-type="float" office:value="256.236328">
            <text:p>256,236328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51044">
            <text:p>0,351044</text:p>
          </table:table-cell>
          <table:table-cell office:value-type="float" office:value="-6.061176">
            <text:p>-6,061176</text:p>
          </table:table-cell>
          <table:table-cell table:number-columns-repeated="1019"/>
        </table:table-row>
        <table:table-row table:style-name="ro1">
          <table:table-cell office:value-type="float" office:value="256.236328">
            <text:p>256,23632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51044">
            <text:p>0,351044</text:p>
          </table:table-cell>
          <table:table-cell office:value-type="float" office:value="-6.061176">
            <text:p>-6,061176</text:p>
          </table:table-cell>
          <table:table-cell table:number-columns-repeated="1019"/>
        </table:table-row>
        <table:table-row table:style-name="ro1">
          <table:table-cell office:value-type="float" office:value="255.324448">
            <text:p>255,32444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49795">
            <text:p>0,349795</text:p>
          </table:table-cell>
          <table:table-cell office:value-type="float" office:value="-6.080588">
            <text:p>-6,080588</text:p>
          </table:table-cell>
          <table:table-cell table:number-columns-repeated="1019"/>
        </table:table-row>
        <table:table-row table:style-name="ro1">
          <table:table-cell office:value-type="float" office:value="255.324448">
            <text:p>255,32444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49795">
            <text:p>0,349795</text:p>
          </table:table-cell>
          <table:table-cell office:value-type="float" office:value="-6.080588">
            <text:p>-6,080588</text:p>
          </table:table-cell>
          <table:table-cell table:number-columns-repeated="1019"/>
        </table:table-row>
        <table:table-row table:style-name="ro1">
          <table:table-cell office:value-type="float" office:value="257.604126">
            <text:p>257,604126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52918">
            <text:p>0,352918</text:p>
          </table:table-cell>
          <table:table-cell office:value-type="float" office:value="-6.099412">
            <text:p>-6,099412</text:p>
          </table:table-cell>
          <table:table-cell table:number-columns-repeated="1019"/>
        </table:table-row>
        <table:table-row table:style-name="ro1">
          <table:table-cell office:value-type="float" office:value="257.604126">
            <text:p>257,604126</text:p>
          </table:table-cell>
          <table:table-cell office:value-type="float" office:value="-0.003233">
            <text:p>-0,003233</text:p>
          </table:table-cell>
          <table:table-cell office:value-type="float" office:value="-0.003204">
            <text:p>-0,003204</text:p>
          </table:table-cell>
          <table:table-cell office:value-type="float" office:value="0.352918">
            <text:p>0,352918</text:p>
          </table:table-cell>
          <table:table-cell office:value-type="float" office:value="-6.099412">
            <text:p>-6,099412</text:p>
          </table:table-cell>
          <table:table-cell table:number-columns-repeated="1019"/>
        </table:table-row>
        <table:table-row table:style-name="ro1">
          <table:table-cell office:value-type="float" office:value="256.692261">
            <text:p>256,692261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51668">
            <text:p>0,351668</text:p>
          </table:table-cell>
          <table:table-cell office:value-type="float" office:value="-6.118529">
            <text:p>-6,118529</text:p>
          </table:table-cell>
          <table:table-cell table:number-columns-repeated="1019"/>
        </table:table-row>
        <table:table-row table:style-name="ro1">
          <table:table-cell office:value-type="float" office:value="256.692261">
            <text:p>256,692261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51668">
            <text:p>0,351668</text:p>
          </table:table-cell>
          <table:table-cell office:value-type="float" office:value="-6.118529">
            <text:p>-6,118529</text:p>
          </table:table-cell>
          <table:table-cell table:number-columns-repeated="1019"/>
        </table:table-row>
        <table:table-row table:style-name="ro1">
          <table:table-cell office:value-type="float" office:value="256.692261">
            <text:p>256,692261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51668">
            <text:p>0,351668</text:p>
          </table:table-cell>
          <table:table-cell office:value-type="float" office:value="-6.137941">
            <text:p>-6,137941</text:p>
          </table:table-cell>
          <table:table-cell table:number-columns-repeated="1019"/>
        </table:table-row>
        <table:table-row table:style-name="ro1">
          <table:table-cell office:value-type="float" office:value="256.692261">
            <text:p>256,692261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51668">
            <text:p>0,351668</text:p>
          </table:table-cell>
          <table:table-cell office:value-type="float" office:value="-6.137941">
            <text:p>-6,137941</text:p>
          </table:table-cell>
          <table:table-cell table:number-columns-repeated="1019"/>
        </table:table-row>
        <table:table-row table:style-name="ro1">
          <table:table-cell office:value-type="float" office:value="257.148193">
            <text:p>257,148193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52293">
            <text:p>0,352293</text:p>
          </table:table-cell>
          <table:table-cell office:value-type="float" office:value="-6.157059">
            <text:p>-6,157059</text:p>
          </table:table-cell>
          <table:table-cell table:number-columns-repeated="1019"/>
        </table:table-row>
        <table:table-row table:style-name="ro1">
          <table:table-cell office:value-type="float" office:value="257.148193">
            <text:p>257,14819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52293">
            <text:p>0,352293</text:p>
          </table:table-cell>
          <table:table-cell office:value-type="float" office:value="-6.157059">
            <text:p>-6,157059</text:p>
          </table:table-cell>
          <table:table-cell table:number-columns-repeated="1019"/>
        </table:table-row>
        <table:table-row table:style-name="ro1">
          <table:table-cell office:value-type="float" office:value="256.692261">
            <text:p>256,69226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51668">
            <text:p>0,351668</text:p>
          </table:table-cell>
          <table:table-cell office:value-type="float" office:value="-6.175882">
            <text:p>-6,175882</text:p>
          </table:table-cell>
          <table:table-cell table:number-columns-repeated="1019"/>
        </table:table-row>
        <table:table-row table:style-name="ro1">
          <table:table-cell office:value-type="float" office:value="256.692261">
            <text:p>256,692261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51668">
            <text:p>0,351668</text:p>
          </table:table-cell>
          <table:table-cell office:value-type="float" office:value="-6.175882">
            <text:p>-6,175882</text:p>
          </table:table-cell>
          <table:table-cell table:number-columns-repeated="1019"/>
        </table:table-row>
        <table:table-row table:style-name="ro1">
          <table:table-cell office:value-type="float" office:value="258.515991">
            <text:p>258,51599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54167">
            <text:p>0,354167</text:p>
          </table:table-cell>
          <table:table-cell office:value-type="float" office:value="-6.195588">
            <text:p>-6,195588</text:p>
          </table:table-cell>
          <table:table-cell table:number-columns-repeated="1019"/>
        </table:table-row>
        <table:table-row table:style-name="ro1">
          <table:table-cell office:value-type="float" office:value="258.515991">
            <text:p>258,515991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54167">
            <text:p>0,354167</text:p>
          </table:table-cell>
          <table:table-cell office:value-type="float" office:value="-6.195588">
            <text:p>-6,195588</text:p>
          </table:table-cell>
          <table:table-cell table:number-columns-repeated="1019"/>
        </table:table-row>
        <table:table-row table:style-name="ro1">
          <table:table-cell office:value-type="float" office:value="258.060059">
            <text:p>258,06005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53542">
            <text:p>0,353542</text:p>
          </table:table-cell>
          <table:table-cell office:value-type="float" office:value="-6.214412">
            <text:p>-6,214412</text:p>
          </table:table-cell>
          <table:table-cell table:number-columns-repeated="1019"/>
        </table:table-row>
        <table:table-row table:style-name="ro1">
          <table:table-cell office:value-type="float" office:value="258.060059">
            <text:p>258,06005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53542">
            <text:p>0,353542</text:p>
          </table:table-cell>
          <table:table-cell office:value-type="float" office:value="-6.214412">
            <text:p>-6,214412</text:p>
          </table:table-cell>
          <table:table-cell table:number-columns-repeated="1019"/>
        </table:table-row>
        <table:table-row table:style-name="ro1">
          <table:table-cell office:value-type="float" office:value="258.515991">
            <text:p>258,515991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54167">
            <text:p>0,354167</text:p>
          </table:table-cell>
          <table:table-cell office:value-type="float" office:value="-6.234118">
            <text:p>-6,234118</text:p>
          </table:table-cell>
          <table:table-cell table:number-columns-repeated="1019"/>
        </table:table-row>
        <table:table-row table:style-name="ro1">
          <table:table-cell office:value-type="float" office:value="258.515991">
            <text:p>258,515991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54167">
            <text:p>0,354167</text:p>
          </table:table-cell>
          <table:table-cell office:value-type="float" office:value="-6.252647">
            <text:p>-6,252647</text:p>
          </table:table-cell>
          <table:table-cell table:number-columns-repeated="1019"/>
        </table:table-row>
        <table:table-row table:style-name="ro1">
          <table:table-cell office:value-type="float" office:value="258.971954">
            <text:p>258,971954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54792">
            <text:p>0,354792</text:p>
          </table:table-cell>
          <table:table-cell office:value-type="float" office:value="-6.252647">
            <text:p>-6,252647</text:p>
          </table:table-cell>
          <table:table-cell table:number-columns-repeated="1019"/>
        </table:table-row>
        <table:table-row table:style-name="ro1">
          <table:table-cell office:value-type="float" office:value="258.971954">
            <text:p>258,97195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54792">
            <text:p>0,354792</text:p>
          </table:table-cell>
          <table:table-cell office:value-type="float" office:value="-6.271765">
            <text:p>-6,271765</text:p>
          </table:table-cell>
          <table:table-cell table:number-columns-repeated="1019"/>
        </table:table-row>
        <table:table-row table:style-name="ro1">
          <table:table-cell office:value-type="float" office:value="259.427887">
            <text:p>259,42788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55416">
            <text:p>0,355416</text:p>
          </table:table-cell>
          <table:table-cell office:value-type="float" office:value="-6.271765">
            <text:p>-6,271765</text:p>
          </table:table-cell>
          <table:table-cell table:number-columns-repeated="1019"/>
        </table:table-row>
        <table:table-row table:style-name="ro1">
          <table:table-cell office:value-type="float" office:value="260.339752">
            <text:p>260,33975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56665">
            <text:p>0,356665</text:p>
          </table:table-cell>
          <table:table-cell office:value-type="float" office:value="-6.290883">
            <text:p>-6,290883</text:p>
          </table:table-cell>
          <table:table-cell table:number-columns-repeated="1019"/>
        </table:table-row>
        <table:table-row table:style-name="ro1">
          <table:table-cell office:value-type="float" office:value="260.339752">
            <text:p>260,339752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56665">
            <text:p>0,356665</text:p>
          </table:table-cell>
          <table:table-cell office:value-type="float" office:value="-6.290883">
            <text:p>-6,290883</text:p>
          </table:table-cell>
          <table:table-cell table:number-columns-repeated="1019"/>
        </table:table-row>
        <table:table-row table:style-name="ro1">
          <table:table-cell office:value-type="float" office:value="260.339752">
            <text:p>260,33975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56665">
            <text:p>0,356665</text:p>
          </table:table-cell>
          <table:table-cell office:value-type="float" office:value="-6.310294">
            <text:p>-6,310294</text:p>
          </table:table-cell>
          <table:table-cell table:number-columns-repeated="1019"/>
        </table:table-row>
        <table:table-row table:style-name="ro1">
          <table:table-cell office:value-type="float" office:value="260.339752">
            <text:p>260,339752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56665">
            <text:p>0,356665</text:p>
          </table:table-cell>
          <table:table-cell office:value-type="float" office:value="-6.310294">
            <text:p>-6,310294</text:p>
          </table:table-cell>
          <table:table-cell table:number-columns-repeated="1019"/>
        </table:table-row>
        <table:table-row table:style-name="ro1">
          <table:table-cell office:value-type="float" office:value="259.88382">
            <text:p>259,88382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56041">
            <text:p>0,356041</text:p>
          </table:table-cell>
          <table:table-cell office:value-type="float" office:value="-6.329706">
            <text:p>-6,329706</text:p>
          </table:table-cell>
          <table:table-cell table:number-columns-repeated="1019"/>
        </table:table-row>
        <table:table-row table:style-name="ro1">
          <table:table-cell office:value-type="float" office:value="259.88382">
            <text:p>259,88382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56041">
            <text:p>0,356041</text:p>
          </table:table-cell>
          <table:table-cell office:value-type="float" office:value="-6.329706">
            <text:p>-6,329706</text:p>
          </table:table-cell>
          <table:table-cell table:number-columns-repeated="1019"/>
        </table:table-row>
        <table:table-row table:style-name="ro1">
          <table:table-cell office:value-type="float" office:value="260.339752">
            <text:p>260,339752</text:p>
          </table:table-cell>
          <table:table-cell office:value-type="float" office:value="-0.003233">
            <text:p>-0,003233</text:p>
          </table:table-cell>
          <table:table-cell office:value-type="float" office:value="-0.003204">
            <text:p>-0,003204</text:p>
          </table:table-cell>
          <table:table-cell office:value-type="float" office:value="0.356665">
            <text:p>0,356665</text:p>
          </table:table-cell>
          <table:table-cell office:value-type="float" office:value="-6.349118">
            <text:p>-6,349118</text:p>
          </table:table-cell>
          <table:table-cell table:number-columns-repeated="1019"/>
        </table:table-row>
        <table:table-row table:style-name="ro1">
          <table:table-cell office:value-type="float" office:value="260.339752">
            <text:p>260,33975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56665">
            <text:p>0,356665</text:p>
          </table:table-cell>
          <table:table-cell office:value-type="float" office:value="-6.349118">
            <text:p>-6,349118</text:p>
          </table:table-cell>
          <table:table-cell table:number-columns-repeated="1019"/>
        </table:table-row>
        <table:table-row table:style-name="ro1">
          <table:table-cell office:value-type="float" office:value="259.88382">
            <text:p>259,8838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56041">
            <text:p>0,356041</text:p>
          </table:table-cell>
          <table:table-cell office:value-type="float" office:value="-6.367941">
            <text:p>-6,367941</text:p>
          </table:table-cell>
          <table:table-cell table:number-columns-repeated="1019"/>
        </table:table-row>
        <table:table-row table:style-name="ro1">
          <table:table-cell office:value-type="float" office:value="259.88382">
            <text:p>259,88382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56041">
            <text:p>0,356041</text:p>
          </table:table-cell>
          <table:table-cell office:value-type="float" office:value="-6.367941">
            <text:p>-6,367941</text:p>
          </table:table-cell>
          <table:table-cell table:number-columns-repeated="1019"/>
        </table:table-row>
        <table:table-row table:style-name="ro1">
          <table:table-cell office:value-type="float" office:value="260.795685">
            <text:p>260,795685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5729">
            <text:p>0,35729</text:p>
          </table:table-cell>
          <table:table-cell office:value-type="float" office:value="-6.387353">
            <text:p>-6,387353</text:p>
          </table:table-cell>
          <table:table-cell table:number-columns-repeated="1019"/>
        </table:table-row>
        <table:table-row table:style-name="ro1">
          <table:table-cell office:value-type="float" office:value="260.795685">
            <text:p>260,795685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5729">
            <text:p>0,35729</text:p>
          </table:table-cell>
          <table:table-cell office:value-type="float" office:value="-6.387353">
            <text:p>-6,387353</text:p>
          </table:table-cell>
          <table:table-cell table:number-columns-repeated="1019"/>
        </table:table-row>
        <table:table-row table:style-name="ro1">
          <table:table-cell office:value-type="float" office:value="260.795685">
            <text:p>260,795685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5729">
            <text:p>0,35729</text:p>
          </table:table-cell>
          <table:table-cell office:value-type="float" office:value="-6.405882">
            <text:p>-6,405882</text:p>
          </table:table-cell>
          <table:table-cell table:number-columns-repeated="1019"/>
        </table:table-row>
        <table:table-row table:style-name="ro1">
          <table:table-cell office:value-type="float" office:value="260.795685">
            <text:p>260,795685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5729">
            <text:p>0,35729</text:p>
          </table:table-cell>
          <table:table-cell office:value-type="float" office:value="-6.405882">
            <text:p>-6,405882</text:p>
          </table:table-cell>
          <table:table-cell table:number-columns-repeated="1019"/>
        </table:table-row>
        <table:table-row table:style-name="ro1">
          <table:table-cell office:value-type="float" office:value="260.795685">
            <text:p>260,795685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5729">
            <text:p>0,35729</text:p>
          </table:table-cell>
          <table:table-cell office:value-type="float" office:value="-6.426177">
            <text:p>-6,426177</text:p>
          </table:table-cell>
          <table:table-cell table:number-columns-repeated="1019"/>
        </table:table-row>
        <table:table-row table:style-name="ro1">
          <table:table-cell office:value-type="float" office:value="260.795685">
            <text:p>260,795685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5729">
            <text:p>0,35729</text:p>
          </table:table-cell>
          <table:table-cell office:value-type="float" office:value="-6.426177">
            <text:p>-6,426177</text:p>
          </table:table-cell>
          <table:table-cell table:number-columns-repeated="1019"/>
        </table:table-row>
        <table:table-row table:style-name="ro1">
          <table:table-cell office:value-type="float" office:value="261.70755">
            <text:p>261,70755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58539">
            <text:p>0,358539</text:p>
          </table:table-cell>
          <table:table-cell office:value-type="float" office:value="-6.445588">
            <text:p>-6,445588</text:p>
          </table:table-cell>
          <table:table-cell table:number-columns-repeated="1019"/>
        </table:table-row>
        <table:table-row table:style-name="ro1">
          <table:table-cell office:value-type="float" office:value="261.70755">
            <text:p>261,70755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58539">
            <text:p>0,358539</text:p>
          </table:table-cell>
          <table:table-cell office:value-type="float" office:value="-6.445588">
            <text:p>-6,445588</text:p>
          </table:table-cell>
          <table:table-cell table:number-columns-repeated="1019"/>
        </table:table-row>
        <table:table-row table:style-name="ro1">
          <table:table-cell office:value-type="float" office:value="262.619446">
            <text:p>262,61944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59789">
            <text:p>0,359789</text:p>
          </table:table-cell>
          <table:table-cell office:value-type="float" office:value="-6.465294">
            <text:p>-6,465294</text:p>
          </table:table-cell>
          <table:table-cell table:number-columns-repeated="1019"/>
        </table:table-row>
        <table:table-row table:style-name="ro1">
          <table:table-cell office:value-type="float" office:value="262.619446">
            <text:p>262,619446</text:p>
          </table:table-cell>
          <table:table-cell office:value-type="float" office:value="-0.003237">
            <text:p>-0,003237</text:p>
          </table:table-cell>
          <table:table-cell office:value-type="float" office:value="-0.003205">
            <text:p>-0,003205</text:p>
          </table:table-cell>
          <table:table-cell office:value-type="float" office:value="0.359789">
            <text:p>0,359789</text:p>
          </table:table-cell>
          <table:table-cell office:value-type="float" office:value="-6.465294">
            <text:p>-6,465294</text:p>
          </table:table-cell>
          <table:table-cell table:number-columns-repeated="1019"/>
        </table:table-row>
        <table:table-row table:style-name="ro1">
          <table:table-cell office:value-type="float" office:value="262.619446">
            <text:p>262,619446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59789">
            <text:p>0,359789</text:p>
          </table:table-cell>
          <table:table-cell office:value-type="float" office:value="-6.485588">
            <text:p>-6,485588</text:p>
          </table:table-cell>
          <table:table-cell table:number-columns-repeated="1019"/>
        </table:table-row>
        <table:table-row table:style-name="ro1">
          <table:table-cell office:value-type="float" office:value="262.619446">
            <text:p>262,619446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59789">
            <text:p>0,359789</text:p>
          </table:table-cell>
          <table:table-cell office:value-type="float" office:value="-6.485588">
            <text:p>-6,485588</text:p>
          </table:table-cell>
          <table:table-cell table:number-columns-repeated="1019"/>
        </table:table-row>
        <table:table-row table:style-name="ro1">
          <table:table-cell office:value-type="float" office:value="262.163483">
            <text:p>262,16348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59164">
            <text:p>0,359164</text:p>
          </table:table-cell>
          <table:table-cell office:value-type="float" office:value="-6.505294">
            <text:p>-6,505294</text:p>
          </table:table-cell>
          <table:table-cell table:number-columns-repeated="1019"/>
        </table:table-row>
        <table:table-row table:style-name="ro1">
          <table:table-cell office:value-type="float" office:value="262.163483">
            <text:p>262,163483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59164">
            <text:p>0,359164</text:p>
          </table:table-cell>
          <table:table-cell office:value-type="float" office:value="-6.505294">
            <text:p>-6,505294</text:p>
          </table:table-cell>
          <table:table-cell table:number-columns-repeated="1019"/>
        </table:table-row>
        <table:table-row table:style-name="ro1">
          <table:table-cell office:value-type="float" office:value="262.163483">
            <text:p>262,16348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59164">
            <text:p>0,359164</text:p>
          </table:table-cell>
          <table:table-cell office:value-type="float" office:value="-6.525294">
            <text:p>-6,525294</text:p>
          </table:table-cell>
          <table:table-cell table:number-columns-repeated="1019"/>
        </table:table-row>
        <table:table-row table:style-name="ro1">
          <table:table-cell office:value-type="float" office:value="262.163483">
            <text:p>262,163483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59164">
            <text:p>0,359164</text:p>
          </table:table-cell>
          <table:table-cell office:value-type="float" office:value="-6.525294">
            <text:p>-6,525294</text:p>
          </table:table-cell>
          <table:table-cell table:number-columns-repeated="1019"/>
        </table:table-row>
        <table:table-row table:style-name="ro1">
          <table:table-cell office:value-type="float" office:value="263.075378">
            <text:p>263,07537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60413">
            <text:p>0,360413</text:p>
          </table:table-cell>
          <table:table-cell office:value-type="float" office:value="-6.545588">
            <text:p>-6,545588</text:p>
          </table:table-cell>
          <table:table-cell table:number-columns-repeated="1019"/>
        </table:table-row>
        <table:table-row table:style-name="ro1">
          <table:table-cell office:value-type="float" office:value="263.075378">
            <text:p>263,075378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60413">
            <text:p>0,360413</text:p>
          </table:table-cell>
          <table:table-cell office:value-type="float" office:value="-6.545588">
            <text:p>-6,545588</text:p>
          </table:table-cell>
          <table:table-cell table:number-columns-repeated="1019"/>
        </table:table-row>
        <table:table-row table:style-name="ro1">
          <table:table-cell office:value-type="float" office:value="262.619446">
            <text:p>262,619446</text:p>
          </table:table-cell>
          <table:table-cell office:value-type="float" office:value="-0.00324">
            <text:p>-0,00324</text:p>
          </table:table-cell>
          <table:table-cell office:value-type="float" office:value="-0.003201">
            <text:p>-0,003201</text:p>
          </table:table-cell>
          <table:table-cell office:value-type="float" office:value="0.359789">
            <text:p>0,359789</text:p>
          </table:table-cell>
          <table:table-cell office:value-type="float" office:value="-6.565294">
            <text:p>-6,565294</text:p>
          </table:table-cell>
          <table:table-cell table:number-columns-repeated="1019"/>
        </table:table-row>
        <table:table-row table:style-name="ro1">
          <table:table-cell office:value-type="float" office:value="262.619446">
            <text:p>262,61944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59789">
            <text:p>0,359789</text:p>
          </table:table-cell>
          <table:table-cell office:value-type="float" office:value="-6.565294">
            <text:p>-6,565294</text:p>
          </table:table-cell>
          <table:table-cell table:number-columns-repeated="1019"/>
        </table:table-row>
        <table:table-row table:style-name="ro1">
          <table:table-cell office:value-type="float" office:value="262.619446">
            <text:p>262,619446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359789">
            <text:p>0,359789</text:p>
          </table:table-cell>
          <table:table-cell office:value-type="float" office:value="-6.584117">
            <text:p>-6,584117</text:p>
          </table:table-cell>
          <table:table-cell table:number-columns-repeated="1019"/>
        </table:table-row>
        <table:table-row table:style-name="ro1">
          <table:table-cell office:value-type="float" office:value="262.619446">
            <text:p>262,61944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59789">
            <text:p>0,359789</text:p>
          </table:table-cell>
          <table:table-cell office:value-type="float" office:value="-6.602647">
            <text:p>-6,602647</text:p>
          </table:table-cell>
          <table:table-cell table:number-columns-repeated="1019"/>
        </table:table-row>
        <table:table-row table:style-name="ro1">
          <table:table-cell office:value-type="float" office:value="263.075378">
            <text:p>263,075378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60413">
            <text:p>0,360413</text:p>
          </table:table-cell>
          <table:table-cell office:value-type="float" office:value="-6.602647">
            <text:p>-6,602647</text:p>
          </table:table-cell>
          <table:table-cell table:number-columns-repeated="1019"/>
        </table:table-row>
        <table:table-row table:style-name="ro1">
          <table:table-cell office:value-type="float" office:value="263.075378">
            <text:p>263,07537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60413">
            <text:p>0,360413</text:p>
          </table:table-cell>
          <table:table-cell office:value-type="float" office:value="-6.621765">
            <text:p>-6,621765</text:p>
          </table:table-cell>
          <table:table-cell table:number-columns-repeated="1019"/>
        </table:table-row>
        <table:table-row table:style-name="ro1">
          <table:table-cell office:value-type="float" office:value="263.987244">
            <text:p>263,987244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61663">
            <text:p>0,361663</text:p>
          </table:table-cell>
          <table:table-cell office:value-type="float" office:value="-6.621765">
            <text:p>-6,621765</text:p>
          </table:table-cell>
          <table:table-cell table:number-columns-repeated="1019"/>
        </table:table-row>
        <table:table-row table:style-name="ro1">
          <table:table-cell office:value-type="float" office:value="263.987244">
            <text:p>263,987244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61663">
            <text:p>0,361663</text:p>
          </table:table-cell>
          <table:table-cell office:value-type="float" office:value="-6.641177">
            <text:p>-6,641177</text:p>
          </table:table-cell>
          <table:table-cell table:number-columns-repeated="1019"/>
        </table:table-row>
        <table:table-row table:style-name="ro1">
          <table:table-cell office:value-type="float" office:value="263.531311">
            <text:p>263,531311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61038">
            <text:p>0,361038</text:p>
          </table:table-cell>
          <table:table-cell office:value-type="float" office:value="-6.641177">
            <text:p>-6,641177</text:p>
          </table:table-cell>
          <table:table-cell table:number-columns-repeated="1019"/>
        </table:table-row>
        <table:table-row table:style-name="ro1">
          <table:table-cell office:value-type="float" office:value="263.531311">
            <text:p>263,531311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61038">
            <text:p>0,361038</text:p>
          </table:table-cell>
          <table:table-cell office:value-type="float" office:value="-6.66">
            <text:p>-6,66</text:p>
          </table:table-cell>
          <table:table-cell table:number-columns-repeated="1019"/>
        </table:table-row>
        <table:table-row table:style-name="ro1">
          <table:table-cell office:value-type="float" office:value="263.531311">
            <text:p>263,531311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61038">
            <text:p>0,361038</text:p>
          </table:table-cell>
          <table:table-cell office:value-type="float" office:value="-6.66">
            <text:p>-6,66</text:p>
          </table:table-cell>
          <table:table-cell table:number-columns-repeated="1019"/>
        </table:table-row>
        <table:table-row table:style-name="ro1">
          <table:table-cell office:value-type="float" office:value="263.075378">
            <text:p>263,07537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60413">
            <text:p>0,360413</text:p>
          </table:table-cell>
          <table:table-cell office:value-type="float" office:value="-6.679412">
            <text:p>-6,679412</text:p>
          </table:table-cell>
          <table:table-cell table:number-columns-repeated="1019"/>
        </table:table-row>
        <table:table-row table:style-name="ro1">
          <table:table-cell office:value-type="float" office:value="263.075378">
            <text:p>263,075378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60413">
            <text:p>0,360413</text:p>
          </table:table-cell>
          <table:table-cell office:value-type="float" office:value="-6.679412">
            <text:p>-6,679412</text:p>
          </table:table-cell>
          <table:table-cell table:number-columns-repeated="1019"/>
        </table:table-row>
        <table:table-row table:style-name="ro1">
          <table:table-cell office:value-type="float" office:value="263.987244">
            <text:p>263,98724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61663">
            <text:p>0,361663</text:p>
          </table:table-cell>
          <table:table-cell office:value-type="float" office:value="-6.698236">
            <text:p>-6,698236</text:p>
          </table:table-cell>
          <table:table-cell table:number-columns-repeated="1019"/>
        </table:table-row>
        <table:table-row table:style-name="ro1">
          <table:table-cell office:value-type="float" office:value="263.987244">
            <text:p>263,98724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1663">
            <text:p>0,361663</text:p>
          </table:table-cell>
          <table:table-cell office:value-type="float" office:value="-6.698236">
            <text:p>-6,698236</text:p>
          </table:table-cell>
          <table:table-cell table:number-columns-repeated="1019"/>
        </table:table-row>
        <table:table-row table:style-name="ro1">
          <table:table-cell office:value-type="float" office:value="265.355042">
            <text:p>265,355042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63536">
            <text:p>0,363536</text:p>
          </table:table-cell>
          <table:table-cell office:value-type="float" office:value="-6.717353">
            <text:p>-6,717353</text:p>
          </table:table-cell>
          <table:table-cell table:number-columns-repeated="1019"/>
        </table:table-row>
        <table:table-row table:style-name="ro1">
          <table:table-cell office:value-type="float" office:value="265.355042">
            <text:p>265,355042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63536">
            <text:p>0,363536</text:p>
          </table:table-cell>
          <table:table-cell office:value-type="float" office:value="-6.717353">
            <text:p>-6,717353</text:p>
          </table:table-cell>
          <table:table-cell table:number-columns-repeated="1019"/>
        </table:table-row>
        <table:table-row table:style-name="ro1">
          <table:table-cell office:value-type="float" office:value="264.443176">
            <text:p>264,443176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62287">
            <text:p>0,362287</text:p>
          </table:table-cell>
          <table:table-cell office:value-type="float" office:value="-6.736471">
            <text:p>-6,736471</text:p>
          </table:table-cell>
          <table:table-cell table:number-columns-repeated="1019"/>
        </table:table-row>
        <table:table-row table:style-name="ro1">
          <table:table-cell office:value-type="float" office:value="264.443176">
            <text:p>264,443176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62287">
            <text:p>0,362287</text:p>
          </table:table-cell>
          <table:table-cell office:value-type="float" office:value="-6.736471">
            <text:p>-6,736471</text:p>
          </table:table-cell>
          <table:table-cell table:number-columns-repeated="1019"/>
        </table:table-row>
        <table:table-row table:style-name="ro1">
          <table:table-cell office:value-type="float" office:value="264.899109">
            <text:p>264,899109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62912">
            <text:p>0,362912</text:p>
          </table:table-cell>
          <table:table-cell office:value-type="float" office:value="-6.755882">
            <text:p>-6,755882</text:p>
          </table:table-cell>
          <table:table-cell table:number-columns-repeated="1019"/>
        </table:table-row>
        <table:table-row table:style-name="ro1">
          <table:table-cell office:value-type="float" office:value="264.899109">
            <text:p>264,899109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62912">
            <text:p>0,362912</text:p>
          </table:table-cell>
          <table:table-cell office:value-type="float" office:value="-6.755882">
            <text:p>-6,755882</text:p>
          </table:table-cell>
          <table:table-cell table:number-columns-repeated="1019"/>
        </table:table-row>
        <table:table-row table:style-name="ro1">
          <table:table-cell office:value-type="float" office:value="265.355042">
            <text:p>265,355042</text:p>
          </table:table-cell>
          <table:table-cell office:value-type="float" office:value="-0.003238">
            <text:p>-0,003238</text:p>
          </table:table-cell>
          <table:table-cell office:value-type="float" office:value="-0.0032">
            <text:p>-0,0032</text:p>
          </table:table-cell>
          <table:table-cell office:value-type="float" office:value="0.363536">
            <text:p>0,363536</text:p>
          </table:table-cell>
          <table:table-cell office:value-type="float" office:value="-6.775">
            <text:p>-6,775</text:p>
          </table:table-cell>
          <table:table-cell table:number-columns-repeated="1019"/>
        </table:table-row>
        <table:table-row table:style-name="ro1">
          <table:table-cell office:value-type="float" office:value="265.355042">
            <text:p>265,35504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63536">
            <text:p>0,363536</text:p>
          </table:table-cell>
          <table:table-cell office:value-type="float" office:value="-6.775">
            <text:p>-6,775</text:p>
          </table:table-cell>
          <table:table-cell table:number-columns-repeated="1019"/>
        </table:table-row>
        <table:table-row table:style-name="ro1">
          <table:table-cell office:value-type="float" office:value="265.355042">
            <text:p>265,35504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63536">
            <text:p>0,363536</text:p>
          </table:table-cell>
          <table:table-cell office:value-type="float" office:value="-6.794706">
            <text:p>-6,794706</text:p>
          </table:table-cell>
          <table:table-cell table:number-columns-repeated="1019"/>
        </table:table-row>
        <table:table-row table:style-name="ro1">
          <table:table-cell office:value-type="float" office:value="265.355042">
            <text:p>265,355042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63536">
            <text:p>0,363536</text:p>
          </table:table-cell>
          <table:table-cell office:value-type="float" office:value="-6.794706">
            <text:p>-6,794706</text:p>
          </table:table-cell>
          <table:table-cell table:number-columns-repeated="1019"/>
        </table:table-row>
        <table:table-row table:style-name="ro1">
          <table:table-cell office:value-type="float" office:value="264.899109">
            <text:p>264,899109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62912">
            <text:p>0,362912</text:p>
          </table:table-cell>
          <table:table-cell office:value-type="float" office:value="-6.813824">
            <text:p>-6,813824</text:p>
          </table:table-cell>
          <table:table-cell table:number-columns-repeated="1019"/>
        </table:table-row>
        <table:table-row table:style-name="ro1">
          <table:table-cell office:value-type="float" office:value="264.899109">
            <text:p>264,899109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62912">
            <text:p>0,362912</text:p>
          </table:table-cell>
          <table:table-cell office:value-type="float" office:value="-6.813824">
            <text:p>-6,813824</text:p>
          </table:table-cell>
          <table:table-cell table:number-columns-repeated="1019"/>
        </table:table-row>
        <table:table-row table:style-name="ro1">
          <table:table-cell office:value-type="float" office:value="265.355042">
            <text:p>265,355042</text:p>
          </table:table-cell>
          <table:table-cell office:value-type="float" office:value="-0.003235">
            <text:p>-0,003235</text:p>
          </table:table-cell>
          <table:table-cell office:value-type="float" office:value="-0.003205">
            <text:p>-0,003205</text:p>
          </table:table-cell>
          <table:table-cell office:value-type="float" office:value="0.363536">
            <text:p>0,363536</text:p>
          </table:table-cell>
          <table:table-cell office:value-type="float" office:value="-6.833235">
            <text:p>-6,833235</text:p>
          </table:table-cell>
          <table:table-cell table:number-columns-repeated="1019"/>
        </table:table-row>
        <table:table-row table:style-name="ro1">
          <table:table-cell office:value-type="float" office:value="265.355042">
            <text:p>265,35504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63536">
            <text:p>0,363536</text:p>
          </table:table-cell>
          <table:table-cell office:value-type="float" office:value="-6.852353">
            <text:p>-6,852353</text:p>
          </table:table-cell>
          <table:table-cell table:number-columns-repeated="1019"/>
        </table:table-row>
        <table:table-row table:style-name="ro1">
          <table:table-cell office:value-type="float" office:value="265.810974">
            <text:p>265,810974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64161">
            <text:p>0,364161</text:p>
          </table:table-cell>
          <table:table-cell office:value-type="float" office:value="-6.852353">
            <text:p>-6,852353</text:p>
          </table:table-cell>
          <table:table-cell table:number-columns-repeated="1019"/>
        </table:table-row>
        <table:table-row table:style-name="ro1">
          <table:table-cell office:value-type="float" office:value="265.810974">
            <text:p>265,810974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64161">
            <text:p>0,364161</text:p>
          </table:table-cell>
          <table:table-cell office:value-type="float" office:value="-6.871765">
            <text:p>-6,871765</text:p>
          </table:table-cell>
          <table:table-cell table:number-columns-repeated="1019"/>
        </table:table-row>
        <table:table-row table:style-name="ro1">
          <table:table-cell office:value-type="float" office:value="266.72287">
            <text:p>266,72287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36541">
            <text:p>0,36541</text:p>
          </table:table-cell>
          <table:table-cell office:value-type="float" office:value="-6.871765">
            <text:p>-6,871765</text:p>
          </table:table-cell>
          <table:table-cell table:number-columns-repeated="1019"/>
        </table:table-row>
        <table:table-row table:style-name="ro1">
          <table:table-cell office:value-type="float" office:value="266.72287">
            <text:p>266,72287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36541">
            <text:p>0,36541</text:p>
          </table:table-cell>
          <table:table-cell office:value-type="float" office:value="-6.890588">
            <text:p>-6,890588</text:p>
          </table:table-cell>
          <table:table-cell table:number-columns-repeated="1019"/>
        </table:table-row>
        <table:table-row table:style-name="ro1">
          <table:table-cell office:value-type="float" office:value="265.810974">
            <text:p>265,81097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64161">
            <text:p>0,364161</text:p>
          </table:table-cell>
          <table:table-cell office:value-type="float" office:value="-6.890588">
            <text:p>-6,890588</text:p>
          </table:table-cell>
          <table:table-cell table:number-columns-repeated="1019"/>
        </table:table-row>
        <table:table-row table:style-name="ro1">
          <table:table-cell office:value-type="float" office:value="265.810974">
            <text:p>265,810974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64161">
            <text:p>0,364161</text:p>
          </table:table-cell>
          <table:table-cell office:value-type="float" office:value="-6.91">
            <text:p>-6,91</text:p>
          </table:table-cell>
          <table:table-cell table:number-columns-repeated="1019"/>
        </table:table-row>
        <table:table-row table:style-name="ro1">
          <table:table-cell office:value-type="float" office:value="265.810974">
            <text:p>265,810974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64161">
            <text:p>0,364161</text:p>
          </table:table-cell>
          <table:table-cell office:value-type="float" office:value="-6.91">
            <text:p>-6,91</text:p>
          </table:table-cell>
          <table:table-cell table:number-columns-repeated="1019"/>
        </table:table-row>
        <table:table-row table:style-name="ro1">
          <table:table-cell office:value-type="float" office:value="266.72287">
            <text:p>266,72287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6541">
            <text:p>0,36541</text:p>
          </table:table-cell>
          <table:table-cell office:value-type="float" office:value="-6.929118">
            <text:p>-6,929118</text:p>
          </table:table-cell>
          <table:table-cell table:number-columns-repeated="1019"/>
        </table:table-row>
        <table:table-row table:style-name="ro1">
          <table:table-cell office:value-type="float" office:value="266.72287">
            <text:p>266,72287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6541">
            <text:p>0,36541</text:p>
          </table:table-cell>
          <table:table-cell office:value-type="float" office:value="-6.929118">
            <text:p>-6,929118</text:p>
          </table:table-cell>
          <table:table-cell table:number-columns-repeated="1019"/>
        </table:table-row>
        <table:table-row table:style-name="ro1">
          <table:table-cell office:value-type="float" office:value="265.810974">
            <text:p>265,81097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64161">
            <text:p>0,364161</text:p>
          </table:table-cell>
          <table:table-cell office:value-type="float" office:value="-6.947941">
            <text:p>-6,947941</text:p>
          </table:table-cell>
          <table:table-cell table:number-columns-repeated="1019"/>
        </table:table-row>
        <table:table-row table:style-name="ro1">
          <table:table-cell office:value-type="float" office:value="265.810974">
            <text:p>265,810974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64161">
            <text:p>0,364161</text:p>
          </table:table-cell>
          <table:table-cell office:value-type="float" office:value="-6.947941">
            <text:p>-6,947941</text:p>
          </table:table-cell>
          <table:table-cell table:number-columns-repeated="1019"/>
        </table:table-row>
        <table:table-row table:style-name="ro1">
          <table:table-cell office:value-type="float" office:value="266.72287">
            <text:p>266,72287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6541">
            <text:p>0,36541</text:p>
          </table:table-cell>
          <table:table-cell office:value-type="float" office:value="-6.967059">
            <text:p>-6,967059</text:p>
          </table:table-cell>
          <table:table-cell table:number-columns-repeated="1019"/>
        </table:table-row>
        <table:table-row table:style-name="ro1">
          <table:table-cell office:value-type="float" office:value="266.72287">
            <text:p>266,72287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6541">
            <text:p>0,36541</text:p>
          </table:table-cell>
          <table:table-cell office:value-type="float" office:value="-6.967059">
            <text:p>-6,967059</text:p>
          </table:table-cell>
          <table:table-cell table:number-columns-repeated="1019"/>
        </table:table-row>
        <table:table-row table:style-name="ro1">
          <table:table-cell office:value-type="float" office:value="266.72287">
            <text:p>266,72287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6541">
            <text:p>0,36541</text:p>
          </table:table-cell>
          <table:table-cell office:value-type="float" office:value="-6.986176">
            <text:p>-6,986176</text:p>
          </table:table-cell>
          <table:table-cell table:number-columns-repeated="1019"/>
        </table:table-row>
        <table:table-row table:style-name="ro1">
          <table:table-cell office:value-type="float" office:value="266.72287">
            <text:p>266,72287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6541">
            <text:p>0,36541</text:p>
          </table:table-cell>
          <table:table-cell office:value-type="float" office:value="-6.986176">
            <text:p>-6,986176</text:p>
          </table:table-cell>
          <table:table-cell table:number-columns-repeated="1019"/>
        </table:table-row>
        <table:table-row table:style-name="ro1">
          <table:table-cell office:value-type="float" office:value="267.178802">
            <text:p>267,17880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66035">
            <text:p>0,366035</text:p>
          </table:table-cell>
          <table:table-cell office:value-type="float" office:value="-7.005294">
            <text:p>-7,005294</text:p>
          </table:table-cell>
          <table:table-cell table:number-columns-repeated="1019"/>
        </table:table-row>
        <table:table-row table:style-name="ro1">
          <table:table-cell office:value-type="float" office:value="267.178802">
            <text:p>267,17880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66035">
            <text:p>0,366035</text:p>
          </table:table-cell>
          <table:table-cell office:value-type="float" office:value="-7.005294">
            <text:p>-7,005294</text:p>
          </table:table-cell>
          <table:table-cell table:number-columns-repeated="1019"/>
        </table:table-row>
        <table:table-row table:style-name="ro1">
          <table:table-cell office:value-type="float" office:value="267.178802">
            <text:p>267,17880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66035">
            <text:p>0,366035</text:p>
          </table:table-cell>
          <table:table-cell office:value-type="float" office:value="-7.025">
            <text:p>-7,025</text:p>
          </table:table-cell>
          <table:table-cell table:number-columns-repeated="1019"/>
        </table:table-row>
        <table:table-row table:style-name="ro1">
          <table:table-cell office:value-type="float" office:value="267.178802">
            <text:p>267,17880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66035">
            <text:p>0,366035</text:p>
          </table:table-cell>
          <table:table-cell office:value-type="float" office:value="-7.025">
            <text:p>-7,025</text:p>
          </table:table-cell>
          <table:table-cell table:number-columns-repeated="1019"/>
        </table:table-row>
        <table:table-row table:style-name="ro1">
          <table:table-cell office:value-type="float" office:value="267.178802">
            <text:p>267,178802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66035">
            <text:p>0,366035</text:p>
          </table:table-cell>
          <table:table-cell office:value-type="float" office:value="-7.044706">
            <text:p>-7,044706</text:p>
          </table:table-cell>
          <table:table-cell table:number-columns-repeated="1019"/>
        </table:table-row>
        <table:table-row table:style-name="ro1">
          <table:table-cell office:value-type="float" office:value="267.178802">
            <text:p>267,17880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66035">
            <text:p>0,366035</text:p>
          </table:table-cell>
          <table:table-cell office:value-type="float" office:value="-7.044706">
            <text:p>-7,044706</text:p>
          </table:table-cell>
          <table:table-cell table:number-columns-repeated="1019"/>
        </table:table-row>
        <table:table-row table:style-name="ro1">
          <table:table-cell office:value-type="float" office:value="267.634735">
            <text:p>267,634735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6666">
            <text:p>0,36666</text:p>
          </table:table-cell>
          <table:table-cell office:value-type="float" office:value="-7.065">
            <text:p>-7,065</text:p>
          </table:table-cell>
          <table:table-cell table:number-columns-repeated="1019"/>
        </table:table-row>
        <table:table-row table:style-name="ro1">
          <table:table-cell office:value-type="float" office:value="267.634735">
            <text:p>267,63473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666">
            <text:p>0,36666</text:p>
          </table:table-cell>
          <table:table-cell office:value-type="float" office:value="-7.065">
            <text:p>-7,065</text:p>
          </table:table-cell>
          <table:table-cell table:number-columns-repeated="1019"/>
        </table:table-row>
        <table:table-row table:style-name="ro1">
          <table:table-cell office:value-type="float" office:value="268.5466">
            <text:p>268,5466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67909">
            <text:p>0,367909</text:p>
          </table:table-cell>
          <table:table-cell office:value-type="float" office:value="-7.083235">
            <text:p>-7,083235</text:p>
          </table:table-cell>
          <table:table-cell table:number-columns-repeated="1019"/>
        </table:table-row>
        <table:table-row table:style-name="ro1">
          <table:table-cell office:value-type="float" office:value="268.5466">
            <text:p>268,5466</text:p>
          </table:table-cell>
          <table:table-cell office:value-type="float" office:value="-0.003236">
            <text:p>-0,003236</text:p>
          </table:table-cell>
          <table:table-cell office:value-type="float" office:value="-0.003205">
            <text:p>-0,003205</text:p>
          </table:table-cell>
          <table:table-cell office:value-type="float" office:value="0.367909">
            <text:p>0,367909</text:p>
          </table:table-cell>
          <table:table-cell office:value-type="float" office:value="-7.102059">
            <text:p>-7,102059</text:p>
          </table:table-cell>
          <table:table-cell table:number-columns-repeated="1019"/>
        </table:table-row>
        <table:table-row table:style-name="ro1">
          <table:table-cell office:value-type="float" office:value="268.090668">
            <text:p>268,090668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367284">
            <text:p>0,367284</text:p>
          </table:table-cell>
          <table:table-cell office:value-type="float" office:value="-7.102059">
            <text:p>-7,102059</text:p>
          </table:table-cell>
          <table:table-cell table:number-columns-repeated="1019"/>
        </table:table-row>
        <table:table-row table:style-name="ro1">
          <table:table-cell office:value-type="float" office:value="268.090668">
            <text:p>268,090668</text:p>
          </table:table-cell>
          <table:table-cell office:value-type="float" office:value="-0.003239">
            <text:p>-0,003239</text:p>
          </table:table-cell>
          <table:table-cell office:value-type="float" office:value="-0.003203">
            <text:p>-0,003203</text:p>
          </table:table-cell>
          <table:table-cell office:value-type="float" office:value="0.367284">
            <text:p>0,367284</text:p>
          </table:table-cell>
          <table:table-cell office:value-type="float" office:value="-7.12147">
            <text:p>-7,12147</text:p>
          </table:table-cell>
          <table:table-cell table:number-columns-repeated="1019"/>
        </table:table-row>
        <table:table-row table:style-name="ro1">
          <table:table-cell office:value-type="float" office:value="267.634735">
            <text:p>267,634735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6666">
            <text:p>0,36666</text:p>
          </table:table-cell>
          <table:table-cell office:value-type="float" office:value="-7.12147">
            <text:p>-7,12147</text:p>
          </table:table-cell>
          <table:table-cell table:number-columns-repeated="1019"/>
        </table:table-row>
        <table:table-row table:style-name="ro1">
          <table:table-cell office:value-type="float" office:value="268.5466">
            <text:p>268,5466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67909">
            <text:p>0,367909</text:p>
          </table:table-cell>
          <table:table-cell office:value-type="float" office:value="-7.140882">
            <text:p>-7,140882</text:p>
          </table:table-cell>
          <table:table-cell table:number-columns-repeated="1019"/>
        </table:table-row>
        <table:table-row table:style-name="ro1">
          <table:table-cell office:value-type="float" office:value="268.5466">
            <text:p>268,5466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67909">
            <text:p>0,367909</text:p>
          </table:table-cell>
          <table:table-cell office:value-type="float" office:value="-7.140882">
            <text:p>-7,140882</text:p>
          </table:table-cell>
          <table:table-cell table:number-columns-repeated="1019"/>
        </table:table-row>
        <table:table-row table:style-name="ro1">
          <table:table-cell office:value-type="float" office:value="268.5466">
            <text:p>268,5466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67909">
            <text:p>0,367909</text:p>
          </table:table-cell>
          <table:table-cell office:value-type="float" office:value="-7.159706">
            <text:p>-7,159706</text:p>
          </table:table-cell>
          <table:table-cell table:number-columns-repeated="1019"/>
        </table:table-row>
        <table:table-row table:style-name="ro1">
          <table:table-cell office:value-type="float" office:value="268.5466">
            <text:p>268,5466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67909">
            <text:p>0,367909</text:p>
          </table:table-cell>
          <table:table-cell office:value-type="float" office:value="-7.159706">
            <text:p>-7,159706</text:p>
          </table:table-cell>
          <table:table-cell table:number-columns-repeated="1019"/>
        </table:table-row>
        <table:table-row table:style-name="ro1">
          <table:table-cell office:value-type="float" office:value="269.002533">
            <text:p>269,002533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368533">
            <text:p>0,368533</text:p>
          </table:table-cell>
          <table:table-cell office:value-type="float" office:value="-7.179118">
            <text:p>-7,179118</text:p>
          </table:table-cell>
          <table:table-cell table:number-columns-repeated="1019"/>
        </table:table-row>
        <table:table-row table:style-name="ro1">
          <table:table-cell office:value-type="float" office:value="269.002533">
            <text:p>269,002533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68533">
            <text:p>0,368533</text:p>
          </table:table-cell>
          <table:table-cell office:value-type="float" office:value="-7.179118">
            <text:p>-7,179118</text:p>
          </table:table-cell>
          <table:table-cell table:number-columns-repeated="1019"/>
        </table:table-row>
        <table:table-row table:style-name="ro1">
          <table:table-cell office:value-type="float" office:value="269.458496">
            <text:p>269,45849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69158">
            <text:p>0,369158</text:p>
          </table:table-cell>
          <table:table-cell office:value-type="float" office:value="-7.198236">
            <text:p>-7,198236</text:p>
          </table:table-cell>
          <table:table-cell table:number-columns-repeated="1019"/>
        </table:table-row>
        <table:table-row table:style-name="ro1">
          <table:table-cell office:value-type="float" office:value="269.458496">
            <text:p>269,458496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69158">
            <text:p>0,369158</text:p>
          </table:table-cell>
          <table:table-cell office:value-type="float" office:value="-7.198236">
            <text:p>-7,198236</text:p>
          </table:table-cell>
          <table:table-cell table:number-columns-repeated="1019"/>
        </table:table-row>
        <table:table-row table:style-name="ro1">
          <table:table-cell office:value-type="float" office:value="269.002533">
            <text:p>269,00253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68533">
            <text:p>0,368533</text:p>
          </table:table-cell>
          <table:table-cell office:value-type="float" office:value="-7.217059">
            <text:p>-7,217059</text:p>
          </table:table-cell>
          <table:table-cell table:number-columns-repeated="1019"/>
        </table:table-row>
        <table:table-row table:style-name="ro1">
          <table:table-cell office:value-type="float" office:value="269.002533">
            <text:p>269,00253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8533">
            <text:p>0,368533</text:p>
          </table:table-cell>
          <table:table-cell office:value-type="float" office:value="-7.217059">
            <text:p>-7,217059</text:p>
          </table:table-cell>
          <table:table-cell table:number-columns-repeated="1019"/>
        </table:table-row>
        <table:table-row table:style-name="ro1">
          <table:table-cell office:value-type="float" office:value="269.458496">
            <text:p>269,45849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9158">
            <text:p>0,369158</text:p>
          </table:table-cell>
          <table:table-cell office:value-type="float" office:value="-7.236765">
            <text:p>-7,236765</text:p>
          </table:table-cell>
          <table:table-cell table:number-columns-repeated="1019"/>
        </table:table-row>
        <table:table-row table:style-name="ro1">
          <table:table-cell office:value-type="float" office:value="269.458496">
            <text:p>269,45849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9158">
            <text:p>0,369158</text:p>
          </table:table-cell>
          <table:table-cell office:value-type="float" office:value="-7.236765">
            <text:p>-7,236765</text:p>
          </table:table-cell>
          <table:table-cell table:number-columns-repeated="1019"/>
        </table:table-row>
        <table:table-row table:style-name="ro1">
          <table:table-cell office:value-type="float" office:value="269.914429">
            <text:p>269,91442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9783">
            <text:p>0,369783</text:p>
          </table:table-cell>
          <table:table-cell office:value-type="float" office:value="-7.255588">
            <text:p>-7,255588</text:p>
          </table:table-cell>
          <table:table-cell table:number-columns-repeated="1019"/>
        </table:table-row>
        <table:table-row table:style-name="ro1">
          <table:table-cell office:value-type="float" office:value="269.914429">
            <text:p>269,91442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9783">
            <text:p>0,369783</text:p>
          </table:table-cell>
          <table:table-cell office:value-type="float" office:value="-7.255588">
            <text:p>-7,255588</text:p>
          </table:table-cell>
          <table:table-cell table:number-columns-repeated="1019"/>
        </table:table-row>
        <table:table-row table:style-name="ro1">
          <table:table-cell office:value-type="float" office:value="269.002533">
            <text:p>269,00253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8533">
            <text:p>0,368533</text:p>
          </table:table-cell>
          <table:table-cell office:value-type="float" office:value="-7.274706">
            <text:p>-7,274706</text:p>
          </table:table-cell>
          <table:table-cell table:number-columns-repeated="1019"/>
        </table:table-row>
        <table:table-row table:style-name="ro1">
          <table:table-cell office:value-type="float" office:value="269.002533">
            <text:p>269,002533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68533">
            <text:p>0,368533</text:p>
          </table:table-cell>
          <table:table-cell office:value-type="float" office:value="-7.274706">
            <text:p>-7,274706</text:p>
          </table:table-cell>
          <table:table-cell table:number-columns-repeated="1019"/>
        </table:table-row>
        <table:table-row table:style-name="ro1">
          <table:table-cell office:value-type="float" office:value="269.458496">
            <text:p>269,458496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69158">
            <text:p>0,369158</text:p>
          </table:table-cell>
          <table:table-cell office:value-type="float" office:value="-7.294412">
            <text:p>-7,294412</text:p>
          </table:table-cell>
          <table:table-cell table:number-columns-repeated="1019"/>
        </table:table-row>
        <table:table-row table:style-name="ro1">
          <table:table-cell office:value-type="float" office:value="269.458496">
            <text:p>269,458496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69158">
            <text:p>0,369158</text:p>
          </table:table-cell>
          <table:table-cell office:value-type="float" office:value="-7.294412">
            <text:p>-7,294412</text:p>
          </table:table-cell>
          <table:table-cell table:number-columns-repeated="1019"/>
        </table:table-row>
        <table:table-row table:style-name="ro1">
          <table:table-cell office:value-type="float" office:value="269.002533">
            <text:p>269,002533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68533">
            <text:p>0,368533</text:p>
          </table:table-cell>
          <table:table-cell office:value-type="float" office:value="-7.313824">
            <text:p>-7,313824</text:p>
          </table:table-cell>
          <table:table-cell table:number-columns-repeated="1019"/>
        </table:table-row>
        <table:table-row table:style-name="ro1">
          <table:table-cell office:value-type="float" office:value="269.002533">
            <text:p>269,002533</text:p>
          </table:table-cell>
          <table:table-cell office:value-type="float" office:value="-0.003238">
            <text:p>-0,003238</text:p>
          </table:table-cell>
          <table:table-cell office:value-type="float" office:value="-0.003205">
            <text:p>-0,003205</text:p>
          </table:table-cell>
          <table:table-cell office:value-type="float" office:value="0.368533">
            <text:p>0,368533</text:p>
          </table:table-cell>
          <table:table-cell office:value-type="float" office:value="-7.313824">
            <text:p>-7,313824</text:p>
          </table:table-cell>
          <table:table-cell table:number-columns-repeated="1019"/>
        </table:table-row>
        <table:table-row table:style-name="ro1">
          <table:table-cell office:value-type="float" office:value="269.458496">
            <text:p>269,458496</text:p>
          </table:table-cell>
          <table:table-cell office:value-type="float" office:value="-0.003238">
            <text:p>-0,003238</text:p>
          </table:table-cell>
          <table:table-cell office:value-type="float" office:value="-0.003205">
            <text:p>-0,003205</text:p>
          </table:table-cell>
          <table:table-cell office:value-type="float" office:value="0.369158">
            <text:p>0,369158</text:p>
          </table:table-cell>
          <table:table-cell office:value-type="float" office:value="-7.333529">
            <text:p>-7,333529</text:p>
          </table:table-cell>
          <table:table-cell table:number-columns-repeated="1019"/>
        </table:table-row>
        <table:table-row table:style-name="ro1">
          <table:table-cell office:value-type="float" office:value="269.458496">
            <text:p>269,458496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69158">
            <text:p>0,369158</text:p>
          </table:table-cell>
          <table:table-cell office:value-type="float" office:value="-7.352647">
            <text:p>-7,352647</text:p>
          </table:table-cell>
          <table:table-cell table:number-columns-repeated="1019"/>
        </table:table-row>
        <table:table-row table:style-name="ro1">
          <table:table-cell office:value-type="float" office:value="269.914429">
            <text:p>269,914429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69783">
            <text:p>0,369783</text:p>
          </table:table-cell>
          <table:table-cell office:value-type="float" office:value="-7.352647">
            <text:p>-7,352647</text:p>
          </table:table-cell>
          <table:table-cell table:number-columns-repeated="1019"/>
        </table:table-row>
        <table:table-row table:style-name="ro1">
          <table:table-cell office:value-type="float" office:value="269.914429">
            <text:p>269,914429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69783">
            <text:p>0,369783</text:p>
          </table:table-cell>
          <table:table-cell office:value-type="float" office:value="-7.371176">
            <text:p>-7,371176</text:p>
          </table:table-cell>
          <table:table-cell table:number-columns-repeated="1019"/>
        </table:table-row>
        <table:table-row table:style-name="ro1">
          <table:table-cell office:value-type="float" office:value="269.914429">
            <text:p>269,91442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69783">
            <text:p>0,369783</text:p>
          </table:table-cell>
          <table:table-cell office:value-type="float" office:value="-7.371176">
            <text:p>-7,371176</text:p>
          </table:table-cell>
          <table:table-cell table:number-columns-repeated="1019"/>
        </table:table-row>
        <table:table-row table:style-name="ro1">
          <table:table-cell office:value-type="float" office:value="269.458496">
            <text:p>269,458496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69158">
            <text:p>0,369158</text:p>
          </table:table-cell>
          <table:table-cell office:value-type="float" office:value="-7.390588">
            <text:p>-7,390588</text:p>
          </table:table-cell>
          <table:table-cell table:number-columns-repeated="1019"/>
        </table:table-row>
        <table:table-row table:style-name="ro1">
          <table:table-cell office:value-type="float" office:value="269.458496">
            <text:p>269,458496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69158">
            <text:p>0,369158</text:p>
          </table:table-cell>
          <table:table-cell office:value-type="float" office:value="-7.390588">
            <text:p>-7,390588</text:p>
          </table:table-cell>
          <table:table-cell table:number-columns-repeated="1019"/>
        </table:table-row>
        <table:table-row table:style-name="ro1">
          <table:table-cell office:value-type="float" office:value="270.826294">
            <text:p>270,826294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71032">
            <text:p>0,371032</text:p>
          </table:table-cell>
          <table:table-cell office:value-type="float" office:value="-7.409706">
            <text:p>-7,409706</text:p>
          </table:table-cell>
          <table:table-cell table:number-columns-repeated="1019"/>
        </table:table-row>
        <table:table-row table:style-name="ro1">
          <table:table-cell office:value-type="float" office:value="270.826294">
            <text:p>270,826294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71032">
            <text:p>0,371032</text:p>
          </table:table-cell>
          <table:table-cell office:value-type="float" office:value="-7.409706">
            <text:p>-7,409706</text:p>
          </table:table-cell>
          <table:table-cell table:number-columns-repeated="1019"/>
        </table:table-row>
        <table:table-row table:style-name="ro1">
          <table:table-cell office:value-type="float" office:value="269.914429">
            <text:p>269,91442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69783">
            <text:p>0,369783</text:p>
          </table:table-cell>
          <table:table-cell office:value-type="float" office:value="-7.428529">
            <text:p>-7,428529</text:p>
          </table:table-cell>
          <table:table-cell table:number-columns-repeated="1019"/>
        </table:table-row>
        <table:table-row table:style-name="ro1">
          <table:table-cell office:value-type="float" office:value="269.914429">
            <text:p>269,91442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69783">
            <text:p>0,369783</text:p>
          </table:table-cell>
          <table:table-cell office:value-type="float" office:value="-7.428529">
            <text:p>-7,428529</text:p>
          </table:table-cell>
          <table:table-cell table:number-columns-repeated="1019"/>
        </table:table-row>
        <table:table-row table:style-name="ro1">
          <table:table-cell office:value-type="float" office:value="271.282227">
            <text:p>271,282227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71657">
            <text:p>0,371657</text:p>
          </table:table-cell>
          <table:table-cell office:value-type="float" office:value="-7.447647">
            <text:p>-7,447647</text:p>
          </table:table-cell>
          <table:table-cell table:number-columns-repeated="1019"/>
        </table:table-row>
        <table:table-row table:style-name="ro1">
          <table:table-cell office:value-type="float" office:value="271.282227">
            <text:p>271,282227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71657">
            <text:p>0,371657</text:p>
          </table:table-cell>
          <table:table-cell office:value-type="float" office:value="-7.447647">
            <text:p>-7,447647</text:p>
          </table:table-cell>
          <table:table-cell table:number-columns-repeated="1019"/>
        </table:table-row>
        <table:table-row table:style-name="ro1">
          <table:table-cell office:value-type="float" office:value="270.826294">
            <text:p>270,826294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71032">
            <text:p>0,371032</text:p>
          </table:table-cell>
          <table:table-cell office:value-type="float" office:value="-7.467059">
            <text:p>-7,467059</text:p>
          </table:table-cell>
          <table:table-cell table:number-columns-repeated="1019"/>
        </table:table-row>
        <table:table-row table:style-name="ro1">
          <table:table-cell office:value-type="float" office:value="270.826294">
            <text:p>270,82629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71032">
            <text:p>0,371032</text:p>
          </table:table-cell>
          <table:table-cell office:value-type="float" office:value="-7.467059">
            <text:p>-7,467059</text:p>
          </table:table-cell>
          <table:table-cell table:number-columns-repeated="1019"/>
        </table:table-row>
        <table:table-row table:style-name="ro1">
          <table:table-cell office:value-type="float" office:value="271.282227">
            <text:p>271,282227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71657">
            <text:p>0,371657</text:p>
          </table:table-cell>
          <table:table-cell office:value-type="float" office:value="-7.486176">
            <text:p>-7,486176</text:p>
          </table:table-cell>
          <table:table-cell table:number-columns-repeated="1019"/>
        </table:table-row>
        <table:table-row table:style-name="ro1">
          <table:table-cell office:value-type="float" office:value="271.282227">
            <text:p>271,282227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71657">
            <text:p>0,371657</text:p>
          </table:table-cell>
          <table:table-cell office:value-type="float" office:value="-7.486176">
            <text:p>-7,486176</text:p>
          </table:table-cell>
          <table:table-cell table:number-columns-repeated="1019"/>
        </table:table-row>
        <table:table-row table:style-name="ro1">
          <table:table-cell office:value-type="float" office:value="271.738159">
            <text:p>271,738159</text:p>
          </table:table-cell>
          <table:table-cell office:value-type="float" office:value="-0.003239">
            <text:p>-0,003239</text:p>
          </table:table-cell>
          <table:table-cell office:value-type="float" office:value="-0.003204">
            <text:p>-0,003204</text:p>
          </table:table-cell>
          <table:table-cell office:value-type="float" office:value="0.372281">
            <text:p>0,372281</text:p>
          </table:table-cell>
          <table:table-cell office:value-type="float" office:value="-7.505588">
            <text:p>-7,505588</text:p>
          </table:table-cell>
          <table:table-cell table:number-columns-repeated="1019"/>
        </table:table-row>
        <table:table-row table:style-name="ro1">
          <table:table-cell office:value-type="float" office:value="271.738159">
            <text:p>271,738159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72281">
            <text:p>0,372281</text:p>
          </table:table-cell>
          <table:table-cell office:value-type="float" office:value="-7.505588">
            <text:p>-7,505588</text:p>
          </table:table-cell>
          <table:table-cell table:number-columns-repeated="1019"/>
        </table:table-row>
        <table:table-row table:style-name="ro1">
          <table:table-cell office:value-type="float" office:value="272.194092">
            <text:p>272,194092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72906">
            <text:p>0,372906</text:p>
          </table:table-cell>
          <table:table-cell office:value-type="float" office:value="-7.525">
            <text:p>-7,525</text:p>
          </table:table-cell>
          <table:table-cell table:number-columns-repeated="1019"/>
        </table:table-row>
        <table:table-row table:style-name="ro1">
          <table:table-cell office:value-type="float" office:value="272.194092">
            <text:p>272,19409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72906">
            <text:p>0,372906</text:p>
          </table:table-cell>
          <table:table-cell office:value-type="float" office:value="-7.525">
            <text:p>-7,525</text:p>
          </table:table-cell>
          <table:table-cell table:number-columns-repeated="1019"/>
        </table:table-row>
        <table:table-row table:style-name="ro1">
          <table:table-cell office:value-type="float" office:value="271.282227">
            <text:p>271,28222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1657">
            <text:p>0,371657</text:p>
          </table:table-cell>
          <table:table-cell office:value-type="float" office:value="-7.545">
            <text:p>-7,545</text:p>
          </table:table-cell>
          <table:table-cell table:number-columns-repeated="1019"/>
        </table:table-row>
        <table:table-row table:style-name="ro1">
          <table:table-cell office:value-type="float" office:value="271.282227">
            <text:p>271,282227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71657">
            <text:p>0,371657</text:p>
          </table:table-cell>
          <table:table-cell office:value-type="float" office:value="-7.545">
            <text:p>-7,545</text:p>
          </table:table-cell>
          <table:table-cell table:number-columns-repeated="1019"/>
        </table:table-row>
        <table:table-row table:style-name="ro1">
          <table:table-cell office:value-type="float" office:value="272.650024">
            <text:p>272,65002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73531">
            <text:p>0,373531</text:p>
          </table:table-cell>
          <table:table-cell office:value-type="float" office:value="-7.565294">
            <text:p>-7,565294</text:p>
          </table:table-cell>
          <table:table-cell table:number-columns-repeated="1019"/>
        </table:table-row>
        <table:table-row table:style-name="ro1">
          <table:table-cell office:value-type="float" office:value="272.650024">
            <text:p>272,650024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73531">
            <text:p>0,373531</text:p>
          </table:table-cell>
          <table:table-cell office:value-type="float" office:value="-7.565294">
            <text:p>-7,565294</text:p>
          </table:table-cell>
          <table:table-cell table:number-columns-repeated="1019"/>
        </table:table-row>
        <table:table-row table:style-name="ro1">
          <table:table-cell office:value-type="float" office:value="272.194092">
            <text:p>272,194092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72906">
            <text:p>0,372906</text:p>
          </table:table-cell>
          <table:table-cell office:value-type="float" office:value="-7.584706">
            <text:p>-7,584706</text:p>
          </table:table-cell>
          <table:table-cell table:number-columns-repeated="1019"/>
        </table:table-row>
        <table:table-row table:style-name="ro1">
          <table:table-cell office:value-type="float" office:value="272.194092">
            <text:p>272,194092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72906">
            <text:p>0,372906</text:p>
          </table:table-cell>
          <table:table-cell office:value-type="float" office:value="-7.584706">
            <text:p>-7,584706</text:p>
          </table:table-cell>
          <table:table-cell table:number-columns-repeated="1019"/>
        </table:table-row>
        <table:table-row table:style-name="ro1">
          <table:table-cell office:value-type="float" office:value="271.738159">
            <text:p>271,738159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72281">
            <text:p>0,372281</text:p>
          </table:table-cell>
          <table:table-cell office:value-type="float" office:value="-7.605">
            <text:p>-7,605</text:p>
          </table:table-cell>
          <table:table-cell table:number-columns-repeated="1019"/>
        </table:table-row>
        <table:table-row table:style-name="ro1">
          <table:table-cell office:value-type="float" office:value="271.738159">
            <text:p>271,738159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72281">
            <text:p>0,372281</text:p>
          </table:table-cell>
          <table:table-cell office:value-type="float" office:value="-7.622353">
            <text:p>-7,622353</text:p>
          </table:table-cell>
          <table:table-cell table:number-columns-repeated="1019"/>
        </table:table-row>
        <table:table-row table:style-name="ro1">
          <table:table-cell office:value-type="float" office:value="271.738159">
            <text:p>271,738159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72281">
            <text:p>0,372281</text:p>
          </table:table-cell>
          <table:table-cell office:value-type="float" office:value="-7.622353">
            <text:p>-7,622353</text:p>
          </table:table-cell>
          <table:table-cell table:number-columns-repeated="1019"/>
        </table:table-row>
        <table:table-row table:style-name="ro1">
          <table:table-cell office:value-type="float" office:value="271.738159">
            <text:p>271,73815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72281">
            <text:p>0,372281</text:p>
          </table:table-cell>
          <table:table-cell office:value-type="float" office:value="-7.64147">
            <text:p>-7,64147</text:p>
          </table:table-cell>
          <table:table-cell table:number-columns-repeated="1019"/>
        </table:table-row>
        <table:table-row table:style-name="ro1">
          <table:table-cell office:value-type="float" office:value="272.194092">
            <text:p>272,194092</text:p>
          </table:table-cell>
          <table:table-cell office:value-type="float" office:value="-0.003236">
            <text:p>-0,003236</text:p>
          </table:table-cell>
          <table:table-cell office:value-type="float" office:value="-0.003205">
            <text:p>-0,003205</text:p>
          </table:table-cell>
          <table:table-cell office:value-type="float" office:value="0.372906">
            <text:p>0,372906</text:p>
          </table:table-cell>
          <table:table-cell office:value-type="float" office:value="-7.64147">
            <text:p>-7,64147</text:p>
          </table:table-cell>
          <table:table-cell table:number-columns-repeated="1019"/>
        </table:table-row>
        <table:table-row table:style-name="ro1">
          <table:table-cell office:value-type="float" office:value="272.194092">
            <text:p>272,194092</text:p>
          </table:table-cell>
          <table:table-cell office:value-type="float" office:value="-0.003236">
            <text:p>-0,003236</text:p>
          </table:table-cell>
          <table:table-cell office:value-type="float" office:value="-0.003205">
            <text:p>-0,003205</text:p>
          </table:table-cell>
          <table:table-cell office:value-type="float" office:value="0.372906">
            <text:p>0,372906</text:p>
          </table:table-cell>
          <table:table-cell office:value-type="float" office:value="-7.661177">
            <text:p>-7,661177</text:p>
          </table:table-cell>
          <table:table-cell table:number-columns-repeated="1019"/>
        </table:table-row>
        <table:table-row table:style-name="ro1">
          <table:table-cell office:value-type="float" office:value="272.650024">
            <text:p>272,65002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73531">
            <text:p>0,373531</text:p>
          </table:table-cell>
          <table:table-cell office:value-type="float" office:value="-7.661177">
            <text:p>-7,661177</text:p>
          </table:table-cell>
          <table:table-cell table:number-columns-repeated="1019"/>
        </table:table-row>
        <table:table-row table:style-name="ro1">
          <table:table-cell office:value-type="float" office:value="272.194092">
            <text:p>272,194092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72906">
            <text:p>0,372906</text:p>
          </table:table-cell>
          <table:table-cell office:value-type="float" office:value="-7.680294">
            <text:p>-7,680294</text:p>
          </table:table-cell>
          <table:table-cell table:number-columns-repeated="1019"/>
        </table:table-row>
        <table:table-row table:style-name="ro1">
          <table:table-cell office:value-type="float" office:value="272.194092">
            <text:p>272,194092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72906">
            <text:p>0,372906</text:p>
          </table:table-cell>
          <table:table-cell office:value-type="float" office:value="-7.680294">
            <text:p>-7,680294</text:p>
          </table:table-cell>
          <table:table-cell table:number-columns-repeated="1019"/>
        </table:table-row>
        <table:table-row table:style-name="ro1">
          <table:table-cell office:value-type="float" office:value="273.105988">
            <text:p>273,10598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74155">
            <text:p>0,374155</text:p>
          </table:table-cell>
          <table:table-cell office:value-type="float" office:value="-7.699118">
            <text:p>-7,699118</text:p>
          </table:table-cell>
          <table:table-cell table:number-columns-repeated="1019"/>
        </table:table-row>
        <table:table-row table:style-name="ro1">
          <table:table-cell office:value-type="float" office:value="273.105988">
            <text:p>273,10598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74155">
            <text:p>0,374155</text:p>
          </table:table-cell>
          <table:table-cell office:value-type="float" office:value="-7.699118">
            <text:p>-7,699118</text:p>
          </table:table-cell>
          <table:table-cell table:number-columns-repeated="1019"/>
        </table:table-row>
        <table:table-row table:style-name="ro1">
          <table:table-cell office:value-type="float" office:value="273.56192">
            <text:p>273,56192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7478">
            <text:p>0,37478</text:p>
          </table:table-cell>
          <table:table-cell office:value-type="float" office:value="-7.718529">
            <text:p>-7,718529</text:p>
          </table:table-cell>
          <table:table-cell table:number-columns-repeated="1019"/>
        </table:table-row>
        <table:table-row table:style-name="ro1">
          <table:table-cell office:value-type="float" office:value="273.56192">
            <text:p>273,56192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7478">
            <text:p>0,37478</text:p>
          </table:table-cell>
          <table:table-cell office:value-type="float" office:value="-7.718529">
            <text:p>-7,718529</text:p>
          </table:table-cell>
          <table:table-cell table:number-columns-repeated="1019"/>
        </table:table-row>
        <table:table-row table:style-name="ro1">
          <table:table-cell office:value-type="float" office:value="272.650024">
            <text:p>272,650024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73531">
            <text:p>0,373531</text:p>
          </table:table-cell>
          <table:table-cell office:value-type="float" office:value="-7.737353">
            <text:p>-7,737353</text:p>
          </table:table-cell>
          <table:table-cell table:number-columns-repeated="1019"/>
        </table:table-row>
        <table:table-row table:style-name="ro1">
          <table:table-cell office:value-type="float" office:value="272.650024">
            <text:p>272,65002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73531">
            <text:p>0,373531</text:p>
          </table:table-cell>
          <table:table-cell office:value-type="float" office:value="-7.737353">
            <text:p>-7,737353</text:p>
          </table:table-cell>
          <table:table-cell table:number-columns-repeated="1019"/>
        </table:table-row>
        <table:table-row table:style-name="ro1">
          <table:table-cell office:value-type="float" office:value="271.738159">
            <text:p>271,73815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72281">
            <text:p>0,372281</text:p>
          </table:table-cell>
          <table:table-cell office:value-type="float" office:value="-7.756176">
            <text:p>-7,756176</text:p>
          </table:table-cell>
          <table:table-cell table:number-columns-repeated="1019"/>
        </table:table-row>
        <table:table-row table:style-name="ro1">
          <table:table-cell office:value-type="float" office:value="271.738159">
            <text:p>271,738159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72281">
            <text:p>0,372281</text:p>
          </table:table-cell>
          <table:table-cell office:value-type="float" office:value="-7.756176">
            <text:p>-7,756176</text:p>
          </table:table-cell>
          <table:table-cell table:number-columns-repeated="1019"/>
        </table:table-row>
        <table:table-row table:style-name="ro1">
          <table:table-cell office:value-type="float" office:value="273.105988">
            <text:p>273,105988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74155">
            <text:p>0,374155</text:p>
          </table:table-cell>
          <table:table-cell office:value-type="float" office:value="-7.775">
            <text:p>-7,775</text:p>
          </table:table-cell>
          <table:table-cell table:number-columns-repeated="1019"/>
        </table:table-row>
        <table:table-row table:style-name="ro1">
          <table:table-cell office:value-type="float" office:value="273.105988">
            <text:p>273,10598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74155">
            <text:p>0,374155</text:p>
          </table:table-cell>
          <table:table-cell office:value-type="float" office:value="-7.775">
            <text:p>-7,775</text:p>
          </table:table-cell>
          <table:table-cell table:number-columns-repeated="1019"/>
        </table:table-row>
        <table:table-row table:style-name="ro1">
          <table:table-cell office:value-type="float" office:value="273.56192">
            <text:p>273,5619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7478">
            <text:p>0,37478</text:p>
          </table:table-cell>
          <table:table-cell office:value-type="float" office:value="-7.794412">
            <text:p>-7,794412</text:p>
          </table:table-cell>
          <table:table-cell table:number-columns-repeated="1019"/>
        </table:table-row>
        <table:table-row table:style-name="ro1">
          <table:table-cell office:value-type="float" office:value="273.56192">
            <text:p>273,56192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7478">
            <text:p>0,37478</text:p>
          </table:table-cell>
          <table:table-cell office:value-type="float" office:value="-7.794412">
            <text:p>-7,794412</text:p>
          </table:table-cell>
          <table:table-cell table:number-columns-repeated="1019"/>
        </table:table-row>
        <table:table-row table:style-name="ro1">
          <table:table-cell office:value-type="float" office:value="273.105988">
            <text:p>273,10598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74155">
            <text:p>0,374155</text:p>
          </table:table-cell>
          <table:table-cell office:value-type="float" office:value="-7.814706">
            <text:p>-7,814706</text:p>
          </table:table-cell>
          <table:table-cell table:number-columns-repeated="1019"/>
        </table:table-row>
        <table:table-row table:style-name="ro1">
          <table:table-cell office:value-type="float" office:value="273.105988">
            <text:p>273,10598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74155">
            <text:p>0,374155</text:p>
          </table:table-cell>
          <table:table-cell office:value-type="float" office:value="-7.814706">
            <text:p>-7,814706</text:p>
          </table:table-cell>
          <table:table-cell table:number-columns-repeated="1019"/>
        </table:table-row>
        <table:table-row table:style-name="ro1">
          <table:table-cell office:value-type="float" office:value="273.105988">
            <text:p>273,105988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74155">
            <text:p>0,374155</text:p>
          </table:table-cell>
          <table:table-cell office:value-type="float" office:value="-7.834706">
            <text:p>-7,834706</text:p>
          </table:table-cell>
          <table:table-cell table:number-columns-repeated="1019"/>
        </table:table-row>
        <table:table-row table:style-name="ro1">
          <table:table-cell office:value-type="float" office:value="273.105988">
            <text:p>273,10598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4155">
            <text:p>0,374155</text:p>
          </table:table-cell>
          <table:table-cell office:value-type="float" office:value="-7.834706">
            <text:p>-7,834706</text:p>
          </table:table-cell>
          <table:table-cell table:number-columns-repeated="1019"/>
        </table:table-row>
        <table:table-row table:style-name="ro1">
          <table:table-cell office:value-type="float" office:value="274.017853">
            <text:p>274,017853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75404">
            <text:p>0,375404</text:p>
          </table:table-cell>
          <table:table-cell office:value-type="float" office:value="-7.854706">
            <text:p>-7,854706</text:p>
          </table:table-cell>
          <table:table-cell table:number-columns-repeated="1019"/>
        </table:table-row>
        <table:table-row table:style-name="ro1">
          <table:table-cell office:value-type="float" office:value="274.017853">
            <text:p>274,01785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5404">
            <text:p>0,375404</text:p>
          </table:table-cell>
          <table:table-cell office:value-type="float" office:value="-7.854706">
            <text:p>-7,854706</text:p>
          </table:table-cell>
          <table:table-cell table:number-columns-repeated="1019"/>
        </table:table-row>
        <table:table-row table:style-name="ro1">
          <table:table-cell office:value-type="float" office:value="274.017853">
            <text:p>274,017853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75404">
            <text:p>0,375404</text:p>
          </table:table-cell>
          <table:table-cell office:value-type="float" office:value="-7.874706">
            <text:p>-7,874706</text:p>
          </table:table-cell>
          <table:table-cell table:number-columns-repeated="1019"/>
        </table:table-row>
        <table:table-row table:style-name="ro1">
          <table:table-cell office:value-type="float" office:value="274.017853">
            <text:p>274,017853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75404">
            <text:p>0,375404</text:p>
          </table:table-cell>
          <table:table-cell office:value-type="float" office:value="-7.874706">
            <text:p>-7,874706</text:p>
          </table:table-cell>
          <table:table-cell table:number-columns-repeated="1019"/>
        </table:table-row>
        <table:table-row table:style-name="ro1">
          <table:table-cell office:value-type="float" office:value="273.56192">
            <text:p>273,56192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7478">
            <text:p>0,37478</text:p>
          </table:table-cell>
          <table:table-cell office:value-type="float" office:value="-7.893235">
            <text:p>-7,893235</text:p>
          </table:table-cell>
          <table:table-cell table:number-columns-repeated="1019"/>
        </table:table-row>
        <table:table-row table:style-name="ro1">
          <table:table-cell office:value-type="float" office:value="273.56192">
            <text:p>273,56192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7478">
            <text:p>0,37478</text:p>
          </table:table-cell>
          <table:table-cell office:value-type="float" office:value="-7.912353">
            <text:p>-7,912353</text:p>
          </table:table-cell>
          <table:table-cell table:number-columns-repeated="1019"/>
        </table:table-row>
        <table:table-row table:style-name="ro1">
          <table:table-cell office:value-type="float" office:value="273.56192">
            <text:p>273,56192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7478">
            <text:p>0,37478</text:p>
          </table:table-cell>
          <table:table-cell office:value-type="float" office:value="-7.912353">
            <text:p>-7,912353</text:p>
          </table:table-cell>
          <table:table-cell table:number-columns-repeated="1019"/>
        </table:table-row>
        <table:table-row table:style-name="ro1">
          <table:table-cell office:value-type="float" office:value="273.56192">
            <text:p>273,5619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7478">
            <text:p>0,37478</text:p>
          </table:table-cell>
          <table:table-cell office:value-type="float" office:value="-7.930882">
            <text:p>-7,930882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76029">
            <text:p>0,376029</text:p>
          </table:table-cell>
          <table:table-cell office:value-type="float" office:value="-7.930882">
            <text:p>-7,930882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76029">
            <text:p>0,376029</text:p>
          </table:table-cell>
          <table:table-cell office:value-type="float" office:value="-7.950294">
            <text:p>-7,950294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76029">
            <text:p>0,376029</text:p>
          </table:table-cell>
          <table:table-cell office:value-type="float" office:value="-7.950294">
            <text:p>-7,950294</text:p>
          </table:table-cell>
          <table:table-cell table:number-columns-repeated="1019"/>
        </table:table-row>
        <table:table-row table:style-name="ro1">
          <table:table-cell office:value-type="float" office:value="274.929718">
            <text:p>274,92971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76654">
            <text:p>0,376654</text:p>
          </table:table-cell>
          <table:table-cell office:value-type="float" office:value="-7.969706">
            <text:p>-7,969706</text:p>
          </table:table-cell>
          <table:table-cell table:number-columns-repeated="1019"/>
        </table:table-row>
        <table:table-row table:style-name="ro1">
          <table:table-cell office:value-type="float" office:value="274.929718">
            <text:p>274,929718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76654">
            <text:p>0,376654</text:p>
          </table:table-cell>
          <table:table-cell office:value-type="float" office:value="-7.969706">
            <text:p>-7,969706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76029">
            <text:p>0,376029</text:p>
          </table:table-cell>
          <table:table-cell office:value-type="float" office:value="-7.988529">
            <text:p>-7,988529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76029">
            <text:p>0,376029</text:p>
          </table:table-cell>
          <table:table-cell office:value-type="float" office:value="-7.988529">
            <text:p>-7,988529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76029">
            <text:p>0,376029</text:p>
          </table:table-cell>
          <table:table-cell office:value-type="float" office:value="-8.007941">
            <text:p>-8,007941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76029">
            <text:p>0,376029</text:p>
          </table:table-cell>
          <table:table-cell office:value-type="float" office:value="-8.007941">
            <text:p>-8,007941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76029">
            <text:p>0,376029</text:p>
          </table:table-cell>
          <table:table-cell office:value-type="float" office:value="-8.027059">
            <text:p>-8,027059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76029">
            <text:p>0,376029</text:p>
          </table:table-cell>
          <table:table-cell office:value-type="float" office:value="-8.027059">
            <text:p>-8,027059</text:p>
          </table:table-cell>
          <table:table-cell table:number-columns-repeated="1019"/>
        </table:table-row>
        <table:table-row table:style-name="ro1">
          <table:table-cell office:value-type="float" office:value="275.385651">
            <text:p>275,385651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377278">
            <text:p>0,377278</text:p>
          </table:table-cell>
          <table:table-cell office:value-type="float" office:value="-8.045882">
            <text:p>-8,045882</text:p>
          </table:table-cell>
          <table:table-cell table:number-columns-repeated="1019"/>
        </table:table-row>
        <table:table-row table:style-name="ro1">
          <table:table-cell office:value-type="float" office:value="275.385651">
            <text:p>275,385651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77278">
            <text:p>0,377278</text:p>
          </table:table-cell>
          <table:table-cell office:value-type="float" office:value="-8.045882">
            <text:p>-8,045882</text:p>
          </table:table-cell>
          <table:table-cell table:number-columns-repeated="1019"/>
        </table:table-row>
        <table:table-row table:style-name="ro1">
          <table:table-cell office:value-type="float" office:value="275.385651">
            <text:p>275,385651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77278">
            <text:p>0,377278</text:p>
          </table:table-cell>
          <table:table-cell office:value-type="float" office:value="-8.065294">
            <text:p>-8,065294</text:p>
          </table:table-cell>
          <table:table-cell table:number-columns-repeated="1019"/>
        </table:table-row>
        <table:table-row table:style-name="ro1">
          <table:table-cell office:value-type="float" office:value="275.385651">
            <text:p>275,385651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77278">
            <text:p>0,377278</text:p>
          </table:table-cell>
          <table:table-cell office:value-type="float" office:value="-8.065294">
            <text:p>-8,065294</text:p>
          </table:table-cell>
          <table:table-cell table:number-columns-repeated="1019"/>
        </table:table-row>
        <table:table-row table:style-name="ro1">
          <table:table-cell office:value-type="float" office:value="274.929718">
            <text:p>274,929718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76654">
            <text:p>0,376654</text:p>
          </table:table-cell>
          <table:table-cell office:value-type="float" office:value="-8.085">
            <text:p>-8,085</text:p>
          </table:table-cell>
          <table:table-cell table:number-columns-repeated="1019"/>
        </table:table-row>
        <table:table-row table:style-name="ro1">
          <table:table-cell office:value-type="float" office:value="274.929718">
            <text:p>274,92971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76654">
            <text:p>0,376654</text:p>
          </table:table-cell>
          <table:table-cell office:value-type="float" office:value="-8.085">
            <text:p>-8,085</text:p>
          </table:table-cell>
          <table:table-cell table:number-columns-repeated="1019"/>
        </table:table-row>
        <table:table-row table:style-name="ro1">
          <table:table-cell office:value-type="float" office:value="275.385651">
            <text:p>275,38565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77278">
            <text:p>0,377278</text:p>
          </table:table-cell>
          <table:table-cell office:value-type="float" office:value="-8.104706">
            <text:p>-8,104706</text:p>
          </table:table-cell>
          <table:table-cell table:number-columns-repeated="1019"/>
        </table:table-row>
        <table:table-row table:style-name="ro1">
          <table:table-cell office:value-type="float" office:value="275.385651">
            <text:p>275,385651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77278">
            <text:p>0,377278</text:p>
          </table:table-cell>
          <table:table-cell office:value-type="float" office:value="-8.104706">
            <text:p>-8,104706</text:p>
          </table:table-cell>
          <table:table-cell table:number-columns-repeated="1019"/>
        </table:table-row>
        <table:table-row table:style-name="ro1">
          <table:table-cell office:value-type="float" office:value="274.929718">
            <text:p>274,92971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76654">
            <text:p>0,376654</text:p>
          </table:table-cell>
          <table:table-cell office:value-type="float" office:value="-8.124118">
            <text:p>-8,124118</text:p>
          </table:table-cell>
          <table:table-cell table:number-columns-repeated="1019"/>
        </table:table-row>
        <table:table-row table:style-name="ro1">
          <table:table-cell office:value-type="float" office:value="274.929718">
            <text:p>274,92971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76654">
            <text:p>0,376654</text:p>
          </table:table-cell>
          <table:table-cell office:value-type="float" office:value="-8.124118">
            <text:p>-8,124118</text:p>
          </table:table-cell>
          <table:table-cell table:number-columns-repeated="1019"/>
        </table:table-row>
        <table:table-row table:style-name="ro1">
          <table:table-cell office:value-type="float" office:value="274.929718">
            <text:p>274,92971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76654">
            <text:p>0,376654</text:p>
          </table:table-cell>
          <table:table-cell office:value-type="float" office:value="-8.144412">
            <text:p>-8,144412</text:p>
          </table:table-cell>
          <table:table-cell table:number-columns-repeated="1019"/>
        </table:table-row>
        <table:table-row table:style-name="ro1">
          <table:table-cell office:value-type="float" office:value="274.929718">
            <text:p>274,92971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76654">
            <text:p>0,376654</text:p>
          </table:table-cell>
          <table:table-cell office:value-type="float" office:value="-8.144412">
            <text:p>-8,144412</text:p>
          </table:table-cell>
          <table:table-cell table:number-columns-repeated="1019"/>
        </table:table-row>
        <table:table-row table:style-name="ro1">
          <table:table-cell office:value-type="float" office:value="276.297516">
            <text:p>276,29751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78528">
            <text:p>0,378528</text:p>
          </table:table-cell>
          <table:table-cell office:value-type="float" office:value="-8.164412">
            <text:p>-8,164412</text:p>
          </table:table-cell>
          <table:table-cell table:number-columns-repeated="1019"/>
        </table:table-row>
        <table:table-row table:style-name="ro1">
          <table:table-cell office:value-type="float" office:value="276.297516">
            <text:p>276,297516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78528">
            <text:p>0,378528</text:p>
          </table:table-cell>
          <table:table-cell office:value-type="float" office:value="-8.164412">
            <text:p>-8,164412</text:p>
          </table:table-cell>
          <table:table-cell table:number-columns-repeated="1019"/>
        </table:table-row>
        <table:table-row table:style-name="ro1">
          <table:table-cell office:value-type="float" office:value="275.841583">
            <text:p>275,841583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77903">
            <text:p>0,377903</text:p>
          </table:table-cell>
          <table:table-cell office:value-type="float" office:value="-8.184706">
            <text:p>-8,184706</text:p>
          </table:table-cell>
          <table:table-cell table:number-columns-repeated="1019"/>
        </table:table-row>
        <table:table-row table:style-name="ro1">
          <table:table-cell office:value-type="float" office:value="275.841583">
            <text:p>275,841583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77903">
            <text:p>0,377903</text:p>
          </table:table-cell>
          <table:table-cell office:value-type="float" office:value="-8.184706">
            <text:p>-8,184706</text:p>
          </table:table-cell>
          <table:table-cell table:number-columns-repeated="1019"/>
        </table:table-row>
        <table:table-row table:style-name="ro1">
          <table:table-cell office:value-type="float" office:value="275.841583">
            <text:p>275,841583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77903">
            <text:p>0,377903</text:p>
          </table:table-cell>
          <table:table-cell office:value-type="float" office:value="-8.204706">
            <text:p>-8,204706</text:p>
          </table:table-cell>
          <table:table-cell table:number-columns-repeated="1019"/>
        </table:table-row>
        <table:table-row table:style-name="ro1">
          <table:table-cell office:value-type="float" office:value="275.841583">
            <text:p>275,841583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77903">
            <text:p>0,377903</text:p>
          </table:table-cell>
          <table:table-cell office:value-type="float" office:value="-8.204706">
            <text:p>-8,204706</text:p>
          </table:table-cell>
          <table:table-cell table:number-columns-repeated="1019"/>
        </table:table-row>
        <table:table-row table:style-name="ro1">
          <table:table-cell office:value-type="float" office:value="276.297516">
            <text:p>276,297516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78528">
            <text:p>0,378528</text:p>
          </table:table-cell>
          <table:table-cell office:value-type="float" office:value="-8.224412">
            <text:p>-8,224412</text:p>
          </table:table-cell>
          <table:table-cell table:number-columns-repeated="1019"/>
        </table:table-row>
        <table:table-row table:style-name="ro1">
          <table:table-cell office:value-type="float" office:value="276.297516">
            <text:p>276,29751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78528">
            <text:p>0,378528</text:p>
          </table:table-cell>
          <table:table-cell office:value-type="float" office:value="-8.224412">
            <text:p>-8,224412</text:p>
          </table:table-cell>
          <table:table-cell table:number-columns-repeated="1019"/>
        </table:table-row>
        <table:table-row table:style-name="ro1">
          <table:table-cell office:value-type="float" office:value="276.297516">
            <text:p>276,29751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78528">
            <text:p>0,378528</text:p>
          </table:table-cell>
          <table:table-cell office:value-type="float" office:value="-8.244118">
            <text:p>-8,244118</text:p>
          </table:table-cell>
          <table:table-cell table:number-columns-repeated="1019"/>
        </table:table-row>
        <table:table-row table:style-name="ro1">
          <table:table-cell office:value-type="float" office:value="276.297516">
            <text:p>276,29751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78528">
            <text:p>0,378528</text:p>
          </table:table-cell>
          <table:table-cell office:value-type="float" office:value="-8.244118">
            <text:p>-8,244118</text:p>
          </table:table-cell>
          <table:table-cell table:number-columns-repeated="1019"/>
        </table:table-row>
        <table:table-row table:style-name="ro1">
          <table:table-cell office:value-type="float" office:value="275.841583">
            <text:p>275,841583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77903">
            <text:p>0,377903</text:p>
          </table:table-cell>
          <table:table-cell office:value-type="float" office:value="-8.264117">
            <text:p>-8,264117</text:p>
          </table:table-cell>
          <table:table-cell table:number-columns-repeated="1019"/>
        </table:table-row>
        <table:table-row table:style-name="ro1">
          <table:table-cell office:value-type="float" office:value="275.841583">
            <text:p>275,841583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77903">
            <text:p>0,377903</text:p>
          </table:table-cell>
          <table:table-cell office:value-type="float" office:value="-8.264117">
            <text:p>-8,264117</text:p>
          </table:table-cell>
          <table:table-cell table:number-columns-repeated="1019"/>
        </table:table-row>
        <table:table-row table:style-name="ro1">
          <table:table-cell office:value-type="float" office:value="274.929718">
            <text:p>274,929718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76654">
            <text:p>0,376654</text:p>
          </table:table-cell>
          <table:table-cell office:value-type="float" office:value="-8.282941">
            <text:p>-8,282941</text:p>
          </table:table-cell>
          <table:table-cell table:number-columns-repeated="1019"/>
        </table:table-row>
        <table:table-row table:style-name="ro1">
          <table:table-cell office:value-type="float" office:value="274.929718">
            <text:p>274,929718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76654">
            <text:p>0,376654</text:p>
          </table:table-cell>
          <table:table-cell office:value-type="float" office:value="-8.301176">
            <text:p>-8,301176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79152">
            <text:p>0,379152</text:p>
          </table:table-cell>
          <table:table-cell office:value-type="float" office:value="-8.301176">
            <text:p>-8,301176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79152">
            <text:p>0,379152</text:p>
          </table:table-cell>
          <table:table-cell office:value-type="float" office:value="-8.320588">
            <text:p>-8,320588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79152">
            <text:p>0,379152</text:p>
          </table:table-cell>
          <table:table-cell office:value-type="float" office:value="-8.320588">
            <text:p>-8,320588</text:p>
          </table:table-cell>
          <table:table-cell table:number-columns-repeated="1019"/>
        </table:table-row>
        <table:table-row table:style-name="ro1">
          <table:table-cell office:value-type="float" office:value="275.841583">
            <text:p>275,841583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77903">
            <text:p>0,377903</text:p>
          </table:table-cell>
          <table:table-cell office:value-type="float" office:value="-8.34">
            <text:p>-8,34</text:p>
          </table:table-cell>
          <table:table-cell table:number-columns-repeated="1019"/>
        </table:table-row>
        <table:table-row table:style-name="ro1">
          <table:table-cell office:value-type="float" office:value="275.841583">
            <text:p>275,84158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77903">
            <text:p>0,377903</text:p>
          </table:table-cell>
          <table:table-cell office:value-type="float" office:value="-8.34">
            <text:p>-8,34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79152">
            <text:p>0,379152</text:p>
          </table:table-cell>
          <table:table-cell office:value-type="float" office:value="-8.359118">
            <text:p>-8,359118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39">
            <text:p>-0,003239</text:p>
          </table:table-cell>
          <table:table-cell office:value-type="float" office:value="-0.003203">
            <text:p>-0,003203</text:p>
          </table:table-cell>
          <table:table-cell office:value-type="float" office:value="0.379152">
            <text:p>0,379152</text:p>
          </table:table-cell>
          <table:table-cell office:value-type="float" office:value="-8.359118">
            <text:p>-8,359118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39">
            <text:p>-0,003239</text:p>
          </table:table-cell>
          <table:table-cell office:value-type="float" office:value="-0.003203">
            <text:p>-0,003203</text:p>
          </table:table-cell>
          <table:table-cell office:value-type="float" office:value="0.379152">
            <text:p>0,379152</text:p>
          </table:table-cell>
          <table:table-cell office:value-type="float" office:value="-8.37853">
            <text:p>-8,37853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79152">
            <text:p>0,379152</text:p>
          </table:table-cell>
          <table:table-cell office:value-type="float" office:value="-8.37853">
            <text:p>-8,37853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80402">
            <text:p>0,380402</text:p>
          </table:table-cell>
          <table:table-cell office:value-type="float" office:value="-8.397058">
            <text:p>-8,397058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0402">
            <text:p>0,380402</text:p>
          </table:table-cell>
          <table:table-cell office:value-type="float" office:value="-8.397058">
            <text:p>-8,397058</text:p>
          </table:table-cell>
          <table:table-cell table:number-columns-repeated="1019"/>
        </table:table-row>
        <table:table-row table:style-name="ro1">
          <table:table-cell office:value-type="float" office:value="276.297516">
            <text:p>276,297516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78528">
            <text:p>0,378528</text:p>
          </table:table-cell>
          <table:table-cell office:value-type="float" office:value="-8.416471">
            <text:p>-8,416471</text:p>
          </table:table-cell>
          <table:table-cell table:number-columns-repeated="1019"/>
        </table:table-row>
        <table:table-row table:style-name="ro1">
          <table:table-cell office:value-type="float" office:value="276.297516">
            <text:p>276,29751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78528">
            <text:p>0,378528</text:p>
          </table:table-cell>
          <table:table-cell office:value-type="float" office:value="-8.416471">
            <text:p>-8,416471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79152">
            <text:p>0,379152</text:p>
          </table:table-cell>
          <table:table-cell office:value-type="float" office:value="-8.435588">
            <text:p>-8,435588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79152">
            <text:p>0,379152</text:p>
          </table:table-cell>
          <table:table-cell office:value-type="float" office:value="-8.435588">
            <text:p>-8,435588</text:p>
          </table:table-cell>
          <table:table-cell table:number-columns-repeated="1019"/>
        </table:table-row>
        <table:table-row table:style-name="ro1">
          <table:table-cell office:value-type="float" office:value="277.209412">
            <text:p>277,209412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79777">
            <text:p>0,379777</text:p>
          </table:table-cell>
          <table:table-cell office:value-type="float" office:value="-8.454706">
            <text:p>-8,454706</text:p>
          </table:table-cell>
          <table:table-cell table:number-columns-repeated="1019"/>
        </table:table-row>
        <table:table-row table:style-name="ro1">
          <table:table-cell office:value-type="float" office:value="277.209412">
            <text:p>277,20941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79777">
            <text:p>0,379777</text:p>
          </table:table-cell>
          <table:table-cell office:value-type="float" office:value="-8.454706">
            <text:p>-8,454706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79152">
            <text:p>0,379152</text:p>
          </table:table-cell>
          <table:table-cell office:value-type="float" office:value="-8.473824">
            <text:p>-8,473824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79152">
            <text:p>0,379152</text:p>
          </table:table-cell>
          <table:table-cell office:value-type="float" office:value="-8.473824">
            <text:p>-8,473824</text:p>
          </table:table-cell>
          <table:table-cell table:number-columns-repeated="1019"/>
        </table:table-row>
        <table:table-row table:style-name="ro1">
          <table:table-cell office:value-type="float" office:value="277.209412">
            <text:p>277,20941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9777">
            <text:p>0,379777</text:p>
          </table:table-cell>
          <table:table-cell office:value-type="float" office:value="-8.494118">
            <text:p>-8,494118</text:p>
          </table:table-cell>
          <table:table-cell table:number-columns-repeated="1019"/>
        </table:table-row>
        <table:table-row table:style-name="ro1">
          <table:table-cell office:value-type="float" office:value="277.209412">
            <text:p>277,20941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79777">
            <text:p>0,379777</text:p>
          </table:table-cell>
          <table:table-cell office:value-type="float" office:value="-8.494118">
            <text:p>-8,494118</text:p>
          </table:table-cell>
          <table:table-cell table:number-columns-repeated="1019"/>
        </table:table-row>
        <table:table-row table:style-name="ro1">
          <table:table-cell office:value-type="float" office:value="278.121277">
            <text:p>278,121277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1026">
            <text:p>0,381026</text:p>
          </table:table-cell>
          <table:table-cell office:value-type="float" office:value="-8.514412">
            <text:p>-8,514412</text:p>
          </table:table-cell>
          <table:table-cell table:number-columns-repeated="1019"/>
        </table:table-row>
        <table:table-row table:style-name="ro1">
          <table:table-cell office:value-type="float" office:value="278.121277">
            <text:p>278,121277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81026">
            <text:p>0,381026</text:p>
          </table:table-cell>
          <table:table-cell office:value-type="float" office:value="-8.514412">
            <text:p>-8,514412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80402">
            <text:p>0,380402</text:p>
          </table:table-cell>
          <table:table-cell office:value-type="float" office:value="-8.534118">
            <text:p>-8,534118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80402">
            <text:p>0,380402</text:p>
          </table:table-cell>
          <table:table-cell office:value-type="float" office:value="-8.534118">
            <text:p>-8,534118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80402">
            <text:p>0,380402</text:p>
          </table:table-cell>
          <table:table-cell office:value-type="float" office:value="-8.554117">
            <text:p>-8,554117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0402">
            <text:p>0,380402</text:p>
          </table:table-cell>
          <table:table-cell office:value-type="float" office:value="-8.554117">
            <text:p>-8,554117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0402">
            <text:p>0,380402</text:p>
          </table:table-cell>
          <table:table-cell office:value-type="float" office:value="-8.572059">
            <text:p>-8,572059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80402">
            <text:p>0,380402</text:p>
          </table:table-cell>
          <table:table-cell office:value-type="float" office:value="-8.591471">
            <text:p>-8,591471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79152">
            <text:p>0,379152</text:p>
          </table:table-cell>
          <table:table-cell office:value-type="float" office:value="-8.591471">
            <text:p>-8,591471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9152">
            <text:p>0,379152</text:p>
          </table:table-cell>
          <table:table-cell office:value-type="float" office:value="-8.610588">
            <text:p>-8,610588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0402">
            <text:p>0,380402</text:p>
          </table:table-cell>
          <table:table-cell office:value-type="float" office:value="-8.610588">
            <text:p>-8,610588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80402">
            <text:p>0,380402</text:p>
          </table:table-cell>
          <table:table-cell office:value-type="float" office:value="-8.629705">
            <text:p>-8,629705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0402">
            <text:p>0,380402</text:p>
          </table:table-cell>
          <table:table-cell office:value-type="float" office:value="-8.629705">
            <text:p>-8,629705</text:p>
          </table:table-cell>
          <table:table-cell table:number-columns-repeated="1019"/>
        </table:table-row>
        <table:table-row table:style-name="ro1">
          <table:table-cell office:value-type="float" office:value="277.209412">
            <text:p>277,20941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9777">
            <text:p>0,379777</text:p>
          </table:table-cell>
          <table:table-cell office:value-type="float" office:value="-8.648824">
            <text:p>-8,648824</text:p>
          </table:table-cell>
          <table:table-cell table:number-columns-repeated="1019"/>
        </table:table-row>
        <table:table-row table:style-name="ro1">
          <table:table-cell office:value-type="float" office:value="277.209412">
            <text:p>277,20941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79777">
            <text:p>0,379777</text:p>
          </table:table-cell>
          <table:table-cell office:value-type="float" office:value="-8.648824">
            <text:p>-8,648824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0402">
            <text:p>0,380402</text:p>
          </table:table-cell>
          <table:table-cell office:value-type="float" office:value="-8.667647">
            <text:p>-8,667647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0402">
            <text:p>0,380402</text:p>
          </table:table-cell>
          <table:table-cell office:value-type="float" office:value="-8.667647">
            <text:p>-8,667647</text:p>
          </table:table-cell>
          <table:table-cell table:number-columns-repeated="1019"/>
        </table:table-row>
        <table:table-row table:style-name="ro1">
          <table:table-cell office:value-type="float" office:value="278.121277">
            <text:p>278,121277</text:p>
          </table:table-cell>
          <table:table-cell office:value-type="float" office:value="-0.003238">
            <text:p>-0,003238</text:p>
          </table:table-cell>
          <table:table-cell office:value-type="float" office:value="-0.0032">
            <text:p>-0,0032</text:p>
          </table:table-cell>
          <table:table-cell office:value-type="float" office:value="0.381026">
            <text:p>0,381026</text:p>
          </table:table-cell>
          <table:table-cell office:value-type="float" office:value="-8.687353">
            <text:p>-8,687353</text:p>
          </table:table-cell>
          <table:table-cell table:number-columns-repeated="1019"/>
        </table:table-row>
        <table:table-row table:style-name="ro1">
          <table:table-cell office:value-type="float" office:value="278.121277">
            <text:p>278,121277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1026">
            <text:p>0,381026</text:p>
          </table:table-cell>
          <table:table-cell office:value-type="float" office:value="-8.687353">
            <text:p>-8,687353</text:p>
          </table:table-cell>
          <table:table-cell table:number-columns-repeated="1019"/>
        </table:table-row>
        <table:table-row table:style-name="ro1">
          <table:table-cell office:value-type="float" office:value="278.121277">
            <text:p>278,121277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1026">
            <text:p>0,381026</text:p>
          </table:table-cell>
          <table:table-cell office:value-type="float" office:value="-8.70647">
            <text:p>-8,70647</text:p>
          </table:table-cell>
          <table:table-cell table:number-columns-repeated="1019"/>
        </table:table-row>
        <table:table-row table:style-name="ro1">
          <table:table-cell office:value-type="float" office:value="278.121277">
            <text:p>278,12127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1026">
            <text:p>0,381026</text:p>
          </table:table-cell>
          <table:table-cell office:value-type="float" office:value="-8.70647">
            <text:p>-8,70647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0402">
            <text:p>0,380402</text:p>
          </table:table-cell>
          <table:table-cell office:value-type="float" office:value="-8.725294">
            <text:p>-8,725294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0402">
            <text:p>0,380402</text:p>
          </table:table-cell>
          <table:table-cell office:value-type="float" office:value="-8.725294">
            <text:p>-8,725294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1651">
            <text:p>0,381651</text:p>
          </table:table-cell>
          <table:table-cell office:value-type="float" office:value="-8.744411">
            <text:p>-8,744411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1651">
            <text:p>0,381651</text:p>
          </table:table-cell>
          <table:table-cell office:value-type="float" office:value="-8.744411">
            <text:p>-8,744411</text:p>
          </table:table-cell>
          <table:table-cell table:number-columns-repeated="1019"/>
        </table:table-row>
        <table:table-row table:style-name="ro1">
          <table:table-cell office:value-type="float" office:value="278.121277">
            <text:p>278,121277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1026">
            <text:p>0,381026</text:p>
          </table:table-cell>
          <table:table-cell office:value-type="float" office:value="-8.764117">
            <text:p>-8,764117</text:p>
          </table:table-cell>
          <table:table-cell table:number-columns-repeated="1019"/>
        </table:table-row>
        <table:table-row table:style-name="ro1">
          <table:table-cell office:value-type="float" office:value="278.121277">
            <text:p>278,12127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1026">
            <text:p>0,381026</text:p>
          </table:table-cell>
          <table:table-cell office:value-type="float" office:value="-8.764117">
            <text:p>-8,764117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0402">
            <text:p>0,380402</text:p>
          </table:table-cell>
          <table:table-cell office:value-type="float" office:value="-8.783824">
            <text:p>-8,783824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0402">
            <text:p>0,380402</text:p>
          </table:table-cell>
          <table:table-cell office:value-type="float" office:value="-8.783824">
            <text:p>-8,783824</text:p>
          </table:table-cell>
          <table:table-cell table:number-columns-repeated="1019"/>
        </table:table-row>
        <table:table-row table:style-name="ro1">
          <table:table-cell office:value-type="float" office:value="278.121277">
            <text:p>278,121277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1026">
            <text:p>0,381026</text:p>
          </table:table-cell>
          <table:table-cell office:value-type="float" office:value="-8.803823">
            <text:p>-8,803823</text:p>
          </table:table-cell>
          <table:table-cell table:number-columns-repeated="1019"/>
        </table:table-row>
        <table:table-row table:style-name="ro1">
          <table:table-cell office:value-type="float" office:value="278.121277">
            <text:p>278,12127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1026">
            <text:p>0,381026</text:p>
          </table:table-cell>
          <table:table-cell office:value-type="float" office:value="-8.803823">
            <text:p>-8,803823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1651">
            <text:p>0,381651</text:p>
          </table:table-cell>
          <table:table-cell office:value-type="float" office:value="-8.822941">
            <text:p>-8,822941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1651">
            <text:p>0,381651</text:p>
          </table:table-cell>
          <table:table-cell office:value-type="float" office:value="-8.822941">
            <text:p>-8,822941</text:p>
          </table:table-cell>
          <table:table-cell table:number-columns-repeated="1019"/>
        </table:table-row>
        <table:table-row table:style-name="ro1">
          <table:table-cell office:value-type="float" office:value="278.121277">
            <text:p>278,12127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1026">
            <text:p>0,381026</text:p>
          </table:table-cell>
          <table:table-cell office:value-type="float" office:value="-8.842353">
            <text:p>-8,842353</text:p>
          </table:table-cell>
          <table:table-cell table:number-columns-repeated="1019"/>
        </table:table-row>
        <table:table-row table:style-name="ro1">
          <table:table-cell office:value-type="float" office:value="278.121277">
            <text:p>278,121277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1026">
            <text:p>0,381026</text:p>
          </table:table-cell>
          <table:table-cell office:value-type="float" office:value="-8.861765">
            <text:p>-8,861765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2275">
            <text:p>0,382275</text:p>
          </table:table-cell>
          <table:table-cell office:value-type="float" office:value="-8.861765">
            <text:p>-8,861765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2275">
            <text:p>0,382275</text:p>
          </table:table-cell>
          <table:table-cell office:value-type="float" office:value="-8.880589">
            <text:p>-8,880589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1651">
            <text:p>0,381651</text:p>
          </table:table-cell>
          <table:table-cell office:value-type="float" office:value="-8.880589">
            <text:p>-8,880589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2275">
            <text:p>0,382275</text:p>
          </table:table-cell>
          <table:table-cell office:value-type="float" office:value="-8.899706">
            <text:p>-8,899706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82275">
            <text:p>0,382275</text:p>
          </table:table-cell>
          <table:table-cell office:value-type="float" office:value="-8.899706">
            <text:p>-8,899706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1651">
            <text:p>0,381651</text:p>
          </table:table-cell>
          <table:table-cell office:value-type="float" office:value="-8.918823">
            <text:p>-8,918823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1651">
            <text:p>0,381651</text:p>
          </table:table-cell>
          <table:table-cell office:value-type="float" office:value="-8.918823">
            <text:p>-8,918823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1651">
            <text:p>0,381651</text:p>
          </table:table-cell>
          <table:table-cell office:value-type="float" office:value="-8.937942">
            <text:p>-8,937942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1651">
            <text:p>0,381651</text:p>
          </table:table-cell>
          <table:table-cell office:value-type="float" office:value="-8.937942">
            <text:p>-8,937942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2275">
            <text:p>0,382275</text:p>
          </table:table-cell>
          <table:table-cell office:value-type="float" office:value="-8.956765">
            <text:p>-8,956765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2275">
            <text:p>0,382275</text:p>
          </table:table-cell>
          <table:table-cell office:value-type="float" office:value="-8.956765">
            <text:p>-8,956765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29">
            <text:p>0,3829</text:p>
          </table:table-cell>
          <table:table-cell office:value-type="float" office:value="-8.975883">
            <text:p>-8,975883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829">
            <text:p>0,3829</text:p>
          </table:table-cell>
          <table:table-cell office:value-type="float" office:value="-8.975883">
            <text:p>-8,975883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2275">
            <text:p>0,382275</text:p>
          </table:table-cell>
          <table:table-cell office:value-type="float" office:value="-8.995">
            <text:p>-8,995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82275">
            <text:p>0,382275</text:p>
          </table:table-cell>
          <table:table-cell office:value-type="float" office:value="-8.995">
            <text:p>-8,995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1651">
            <text:p>0,381651</text:p>
          </table:table-cell>
          <table:table-cell office:value-type="float" office:value="-9.014706">
            <text:p>-9,014706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35">
            <text:p>-0,003235</text:p>
          </table:table-cell>
          <table:table-cell office:value-type="float" office:value="-0.003205">
            <text:p>-0,003205</text:p>
          </table:table-cell>
          <table:table-cell office:value-type="float" office:value="0.381651">
            <text:p>0,381651</text:p>
          </table:table-cell>
          <table:table-cell office:value-type="float" office:value="-9.014706">
            <text:p>-9,014706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5">
            <text:p>-0,003235</text:p>
          </table:table-cell>
          <table:table-cell office:value-type="float" office:value="-0.003205">
            <text:p>-0,003205</text:p>
          </table:table-cell>
          <table:table-cell office:value-type="float" office:value="0.3829">
            <text:p>0,3829</text:p>
          </table:table-cell>
          <table:table-cell office:value-type="float" office:value="-9.035">
            <text:p>-9,035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829">
            <text:p>0,3829</text:p>
          </table:table-cell>
          <table:table-cell office:value-type="float" office:value="-9.035">
            <text:p>-9,035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81651">
            <text:p>0,381651</text:p>
          </table:table-cell>
          <table:table-cell office:value-type="float" office:value="-9.054706">
            <text:p>-9,054706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81651">
            <text:p>0,381651</text:p>
          </table:table-cell>
          <table:table-cell office:value-type="float" office:value="-9.054706">
            <text:p>-9,054706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829">
            <text:p>0,3829</text:p>
          </table:table-cell>
          <table:table-cell office:value-type="float" office:value="-9.074118">
            <text:p>-9,074118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829">
            <text:p>0,3829</text:p>
          </table:table-cell>
          <table:table-cell office:value-type="float" office:value="-9.074118">
            <text:p>-9,074118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829">
            <text:p>0,3829</text:p>
          </table:table-cell>
          <table:table-cell office:value-type="float" office:value="-9.094118">
            <text:p>-9,094118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29">
            <text:p>0,3829</text:p>
          </table:table-cell>
          <table:table-cell office:value-type="float" office:value="-9.094118">
            <text:p>-9,094118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29">
            <text:p>0,3829</text:p>
          </table:table-cell>
          <table:table-cell office:value-type="float" office:value="-9.113529">
            <text:p>-9,113529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5">
            <text:p>-0,003235</text:p>
          </table:table-cell>
          <table:table-cell office:value-type="float" office:value="-0.003205">
            <text:p>-0,003205</text:p>
          </table:table-cell>
          <table:table-cell office:value-type="float" office:value="0.3829">
            <text:p>0,3829</text:p>
          </table:table-cell>
          <table:table-cell office:value-type="float" office:value="-9.113529">
            <text:p>-9,113529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3829">
            <text:p>0,3829</text:p>
          </table:table-cell>
          <table:table-cell office:value-type="float" office:value="-9.133823">
            <text:p>-9,133823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829">
            <text:p>0,3829</text:p>
          </table:table-cell>
          <table:table-cell office:value-type="float" office:value="-9.133823">
            <text:p>-9,133823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84149">
            <text:p>0,384149</text:p>
          </table:table-cell>
          <table:table-cell office:value-type="float" office:value="-9.153529">
            <text:p>-9,153529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4149">
            <text:p>0,384149</text:p>
          </table:table-cell>
          <table:table-cell office:value-type="float" office:value="-9.153529">
            <text:p>-9,153529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384149">
            <text:p>0,384149</text:p>
          </table:table-cell>
          <table:table-cell office:value-type="float" office:value="-9.17353">
            <text:p>-9,17353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84149">
            <text:p>0,384149</text:p>
          </table:table-cell>
          <table:table-cell office:value-type="float" office:value="-9.17353">
            <text:p>-9,17353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83525">
            <text:p>0,383525</text:p>
          </table:table-cell>
          <table:table-cell office:value-type="float" office:value="-9.192059">
            <text:p>-9,192059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83525">
            <text:p>0,383525</text:p>
          </table:table-cell>
          <table:table-cell office:value-type="float" office:value="-9.211177">
            <text:p>-9,211177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83525">
            <text:p>0,383525</text:p>
          </table:table-cell>
          <table:table-cell office:value-type="float" office:value="-9.211177">
            <text:p>-9,211177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83525">
            <text:p>0,383525</text:p>
          </table:table-cell>
          <table:table-cell office:value-type="float" office:value="-9.23">
            <text:p>-9,23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384149">
            <text:p>0,384149</text:p>
          </table:table-cell>
          <table:table-cell office:value-type="float" office:value="-9.23">
            <text:p>-9,23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3525">
            <text:p>0,383525</text:p>
          </table:table-cell>
          <table:table-cell office:value-type="float" office:value="-9.249118">
            <text:p>-9,249118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83525">
            <text:p>0,383525</text:p>
          </table:table-cell>
          <table:table-cell office:value-type="float" office:value="-9.249118">
            <text:p>-9,249118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383525">
            <text:p>0,383525</text:p>
          </table:table-cell>
          <table:table-cell office:value-type="float" office:value="-9.268235">
            <text:p>-9,268235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3525">
            <text:p>0,383525</text:p>
          </table:table-cell>
          <table:table-cell office:value-type="float" office:value="-9.268235">
            <text:p>-9,268235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4149">
            <text:p>0,384149</text:p>
          </table:table-cell>
          <table:table-cell office:value-type="float" office:value="-9.287353">
            <text:p>-9,287353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84149">
            <text:p>0,384149</text:p>
          </table:table-cell>
          <table:table-cell office:value-type="float" office:value="-9.287353">
            <text:p>-9,287353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84149">
            <text:p>0,384149</text:p>
          </table:table-cell>
          <table:table-cell office:value-type="float" office:value="-9.306765">
            <text:p>-9,306765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384149">
            <text:p>0,384149</text:p>
          </table:table-cell>
          <table:table-cell office:value-type="float" office:value="-9.306765">
            <text:p>-9,306765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3525">
            <text:p>0,383525</text:p>
          </table:table-cell>
          <table:table-cell office:value-type="float" office:value="-9.325882">
            <text:p>-9,325882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3525">
            <text:p>0,383525</text:p>
          </table:table-cell>
          <table:table-cell office:value-type="float" office:value="-9.325882">
            <text:p>-9,325882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3829">
            <text:p>0,3829</text:p>
          </table:table-cell>
          <table:table-cell office:value-type="float" office:value="-9.345294">
            <text:p>-9,345294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29">
            <text:p>0,3829</text:p>
          </table:table-cell>
          <table:table-cell office:value-type="float" office:value="-9.345294">
            <text:p>-9,345294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4149">
            <text:p>0,384149</text:p>
          </table:table-cell>
          <table:table-cell office:value-type="float" office:value="-9.364411">
            <text:p>-9,364411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4149">
            <text:p>0,384149</text:p>
          </table:table-cell>
          <table:table-cell office:value-type="float" office:value="-9.364411">
            <text:p>-9,364411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4149">
            <text:p>0,384149</text:p>
          </table:table-cell>
          <table:table-cell office:value-type="float" office:value="-9.383823">
            <text:p>-9,383823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384149">
            <text:p>0,384149</text:p>
          </table:table-cell>
          <table:table-cell office:value-type="float" office:value="-9.383823">
            <text:p>-9,383823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384149">
            <text:p>0,384149</text:p>
          </table:table-cell>
          <table:table-cell office:value-type="float" office:value="-9.403824">
            <text:p>-9,403824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84149">
            <text:p>0,384149</text:p>
          </table:table-cell>
          <table:table-cell office:value-type="float" office:value="-9.403824">
            <text:p>-9,403824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829">
            <text:p>0,3829</text:p>
          </table:table-cell>
          <table:table-cell office:value-type="float" office:value="-9.42353">
            <text:p>-9,42353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29">
            <text:p>0,3829</text:p>
          </table:table-cell>
          <table:table-cell office:value-type="float" office:value="-9.42353">
            <text:p>-9,42353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4149">
            <text:p>0,384149</text:p>
          </table:table-cell>
          <table:table-cell office:value-type="float" office:value="-9.443235">
            <text:p>-9,443235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4149">
            <text:p>0,384149</text:p>
          </table:table-cell>
          <table:table-cell office:value-type="float" office:value="-9.443235">
            <text:p>-9,443235</text:p>
          </table:table-cell>
          <table:table-cell table:number-columns-repeated="1019"/>
        </table:table-row>
        <table:table-row table:style-name="ro1">
          <table:table-cell office:value-type="float" office:value="280.856903">
            <text:p>280,856903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4774">
            <text:p>0,384774</text:p>
          </table:table-cell>
          <table:table-cell office:value-type="float" office:value="-9.462059">
            <text:p>-9,462059</text:p>
          </table:table-cell>
          <table:table-cell table:number-columns-repeated="1019"/>
        </table:table-row>
        <table:table-row table:style-name="ro1">
          <table:table-cell office:value-type="float" office:value="280.856903">
            <text:p>280,85690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4774">
            <text:p>0,384774</text:p>
          </table:table-cell>
          <table:table-cell office:value-type="float" office:value="-9.480883">
            <text:p>-9,480883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4149">
            <text:p>0,384149</text:p>
          </table:table-cell>
          <table:table-cell office:value-type="float" office:value="-9.480883">
            <text:p>-9,480883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4149">
            <text:p>0,384149</text:p>
          </table:table-cell>
          <table:table-cell office:value-type="float" office:value="-9.5">
            <text:p>-9,5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6023">
            <text:p>0,386023</text:p>
          </table:table-cell>
          <table:table-cell office:value-type="float" office:value="-9.5">
            <text:p>-9,5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6023">
            <text:p>0,386023</text:p>
          </table:table-cell>
          <table:table-cell office:value-type="float" office:value="-9.519412">
            <text:p>-9,519412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4149">
            <text:p>0,384149</text:p>
          </table:table-cell>
          <table:table-cell office:value-type="float" office:value="-9.519412">
            <text:p>-9,519412</text:p>
          </table:table-cell>
          <table:table-cell table:number-columns-repeated="1019"/>
        </table:table-row>
        <table:table-row table:style-name="ro1">
          <table:table-cell office:value-type="float" office:value="281.312836">
            <text:p>281,312836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85399">
            <text:p>0,385399</text:p>
          </table:table-cell>
          <table:table-cell office:value-type="float" office:value="-9.538823">
            <text:p>-9,538823</text:p>
          </table:table-cell>
          <table:table-cell table:number-columns-repeated="1019"/>
        </table:table-row>
        <table:table-row table:style-name="ro1">
          <table:table-cell office:value-type="float" office:value="281.312836">
            <text:p>281,312836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85399">
            <text:p>0,385399</text:p>
          </table:table-cell>
          <table:table-cell office:value-type="float" office:value="-9.538823">
            <text:p>-9,538823</text:p>
          </table:table-cell>
          <table:table-cell table:number-columns-repeated="1019"/>
        </table:table-row>
        <table:table-row table:style-name="ro1">
          <table:table-cell office:value-type="float" office:value="280.856903">
            <text:p>280,856903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84774">
            <text:p>0,384774</text:p>
          </table:table-cell>
          <table:table-cell office:value-type="float" office:value="-9.557647">
            <text:p>-9,557647</text:p>
          </table:table-cell>
          <table:table-cell table:number-columns-repeated="1019"/>
        </table:table-row>
        <table:table-row table:style-name="ro1">
          <table:table-cell office:value-type="float" office:value="280.856903">
            <text:p>280,856903</text:p>
          </table:table-cell>
          <table:table-cell office:value-type="float" office:value="-0.00324">
            <text:p>-0,00324</text:p>
          </table:table-cell>
          <table:table-cell office:value-type="float" office:value="-0.003202">
            <text:p>-0,003202</text:p>
          </table:table-cell>
          <table:table-cell office:value-type="float" office:value="0.384774">
            <text:p>0,384774</text:p>
          </table:table-cell>
          <table:table-cell office:value-type="float" office:value="-9.557647">
            <text:p>-9,557647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3525">
            <text:p>0,383525</text:p>
          </table:table-cell>
          <table:table-cell office:value-type="float" office:value="-9.577059">
            <text:p>-9,577059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38">
            <text:p>-0,003238</text:p>
          </table:table-cell>
          <table:table-cell office:value-type="float" office:value="-0.0032">
            <text:p>-0,0032</text:p>
          </table:table-cell>
          <table:table-cell office:value-type="float" office:value="0.383525">
            <text:p>0,383525</text:p>
          </table:table-cell>
          <table:table-cell office:value-type="float" office:value="-9.577059">
            <text:p>-9,577059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83525">
            <text:p>0,383525</text:p>
          </table:table-cell>
          <table:table-cell office:value-type="float" office:value="-9.596176">
            <text:p>-9,596176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3525">
            <text:p>0,383525</text:p>
          </table:table-cell>
          <table:table-cell office:value-type="float" office:value="-9.596176">
            <text:p>-9,596176</text:p>
          </table:table-cell>
          <table:table-cell table:number-columns-repeated="1019"/>
        </table:table-row>
        <table:table-row table:style-name="ro1">
          <table:table-cell office:value-type="float" office:value="281.312836">
            <text:p>281,31283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5399">
            <text:p>0,385399</text:p>
          </table:table-cell>
          <table:table-cell office:value-type="float" office:value="-9.615">
            <text:p>-9,615</text:p>
          </table:table-cell>
          <table:table-cell table:number-columns-repeated="1019"/>
        </table:table-row>
        <table:table-row table:style-name="ro1">
          <table:table-cell office:value-type="float" office:value="281.312836">
            <text:p>281,31283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5399">
            <text:p>0,385399</text:p>
          </table:table-cell>
          <table:table-cell office:value-type="float" office:value="-9.615">
            <text:p>-9,615</text:p>
          </table:table-cell>
          <table:table-cell table:number-columns-repeated="1019"/>
        </table:table-row>
        <table:table-row table:style-name="ro1">
          <table:table-cell office:value-type="float" office:value="281.312836">
            <text:p>281,31283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5399">
            <text:p>0,385399</text:p>
          </table:table-cell>
          <table:table-cell office:value-type="float" office:value="-9.633823">
            <text:p>-9,633823</text:p>
          </table:table-cell>
          <table:table-cell table:number-columns-repeated="1019"/>
        </table:table-row>
        <table:table-row table:style-name="ro1">
          <table:table-cell office:value-type="float" office:value="281.312836">
            <text:p>281,312836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5399">
            <text:p>0,385399</text:p>
          </table:table-cell>
          <table:table-cell office:value-type="float" office:value="-9.633823">
            <text:p>-9,633823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6023">
            <text:p>0,386023</text:p>
          </table:table-cell>
          <table:table-cell office:value-type="float" office:value="-9.653235">
            <text:p>-9,653235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6023">
            <text:p>0,386023</text:p>
          </table:table-cell>
          <table:table-cell office:value-type="float" office:value="-9.653235">
            <text:p>-9,653235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86023">
            <text:p>0,386023</text:p>
          </table:table-cell>
          <table:table-cell office:value-type="float" office:value="-9.67353">
            <text:p>-9,67353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386023">
            <text:p>0,386023</text:p>
          </table:table-cell>
          <table:table-cell office:value-type="float" office:value="-9.67353">
            <text:p>-9,67353</text:p>
          </table:table-cell>
          <table:table-cell table:number-columns-repeated="1019"/>
        </table:table-row>
        <table:table-row table:style-name="ro1">
          <table:table-cell office:value-type="float" office:value="281.312836">
            <text:p>281,312836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5399">
            <text:p>0,385399</text:p>
          </table:table-cell>
          <table:table-cell office:value-type="float" office:value="-9.693235">
            <text:p>-9,693235</text:p>
          </table:table-cell>
          <table:table-cell table:number-columns-repeated="1019"/>
        </table:table-row>
        <table:table-row table:style-name="ro1">
          <table:table-cell office:value-type="float" office:value="281.312836">
            <text:p>281,312836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85399">
            <text:p>0,385399</text:p>
          </table:table-cell>
          <table:table-cell office:value-type="float" office:value="-9.693235">
            <text:p>-9,693235</text:p>
          </table:table-cell>
          <table:table-cell table:number-columns-repeated="1019"/>
        </table:table-row>
        <table:table-row table:style-name="ro1">
          <table:table-cell office:value-type="float" office:value="280.856903">
            <text:p>280,856903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4774">
            <text:p>0,384774</text:p>
          </table:table-cell>
          <table:table-cell office:value-type="float" office:value="-9.712647">
            <text:p>-9,712647</text:p>
          </table:table-cell>
          <table:table-cell table:number-columns-repeated="1019"/>
        </table:table-row>
        <table:table-row table:style-name="ro1">
          <table:table-cell office:value-type="float" office:value="280.856903">
            <text:p>280,856903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84774">
            <text:p>0,384774</text:p>
          </table:table-cell>
          <table:table-cell office:value-type="float" office:value="-9.712647">
            <text:p>-9,712647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86023">
            <text:p>0,386023</text:p>
          </table:table-cell>
          <table:table-cell office:value-type="float" office:value="-9.731471">
            <text:p>-9,731471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6023">
            <text:p>0,386023</text:p>
          </table:table-cell>
          <table:table-cell office:value-type="float" office:value="-9.750588">
            <text:p>-9,750588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6648">
            <text:p>0,386648</text:p>
          </table:table-cell>
          <table:table-cell office:value-type="float" office:value="-9.750588">
            <text:p>-9,750588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6648">
            <text:p>0,386648</text:p>
          </table:table-cell>
          <table:table-cell office:value-type="float" office:value="-9.769412">
            <text:p>-9,769412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86023">
            <text:p>0,386023</text:p>
          </table:table-cell>
          <table:table-cell office:value-type="float" office:value="-9.769412">
            <text:p>-9,769412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7272">
            <text:p>0,387272</text:p>
          </table:table-cell>
          <table:table-cell office:value-type="float" office:value="-9.788823">
            <text:p>-9,788823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35">
            <text:p>-0,003235</text:p>
          </table:table-cell>
          <table:table-cell office:value-type="float" office:value="-0.003205">
            <text:p>-0,003205</text:p>
          </table:table-cell>
          <table:table-cell office:value-type="float" office:value="0.387272">
            <text:p>0,387272</text:p>
          </table:table-cell>
          <table:table-cell office:value-type="float" office:value="-9.788823">
            <text:p>-9,788823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86648">
            <text:p>0,386648</text:p>
          </table:table-cell>
          <table:table-cell office:value-type="float" office:value="-9.807353">
            <text:p>-9,807353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386648">
            <text:p>0,386648</text:p>
          </table:table-cell>
          <table:table-cell office:value-type="float" office:value="-9.807353">
            <text:p>-9,807353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6648">
            <text:p>0,386648</text:p>
          </table:table-cell>
          <table:table-cell office:value-type="float" office:value="-9.827059">
            <text:p>-9,827059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6648">
            <text:p>0,386648</text:p>
          </table:table-cell>
          <table:table-cell office:value-type="float" office:value="-9.827059">
            <text:p>-9,827059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6648">
            <text:p>0,386648</text:p>
          </table:table-cell>
          <table:table-cell office:value-type="float" office:value="-9.845882">
            <text:p>-9,845882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6648">
            <text:p>0,386648</text:p>
          </table:table-cell>
          <table:table-cell office:value-type="float" office:value="-9.845882">
            <text:p>-9,845882</text:p>
          </table:table-cell>
          <table:table-cell table:number-columns-repeated="1019"/>
        </table:table-row>
        <table:table-row table:style-name="ro1">
          <table:table-cell office:value-type="float" office:value="281.312836">
            <text:p>281,31283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5399">
            <text:p>0,385399</text:p>
          </table:table-cell>
          <table:table-cell office:value-type="float" office:value="-9.865294">
            <text:p>-9,865294</text:p>
          </table:table-cell>
          <table:table-cell table:number-columns-repeated="1019"/>
        </table:table-row>
        <table:table-row table:style-name="ro1">
          <table:table-cell office:value-type="float" office:value="281.312836">
            <text:p>281,31283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5399">
            <text:p>0,385399</text:p>
          </table:table-cell>
          <table:table-cell office:value-type="float" office:value="-9.865294">
            <text:p>-9,865294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86023">
            <text:p>0,386023</text:p>
          </table:table-cell>
          <table:table-cell office:value-type="float" office:value="-9.884412">
            <text:p>-9,884412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6023">
            <text:p>0,386023</text:p>
          </table:table-cell>
          <table:table-cell office:value-type="float" office:value="-9.884412">
            <text:p>-9,884412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7272">
            <text:p>0,387272</text:p>
          </table:table-cell>
          <table:table-cell office:value-type="float" office:value="-9.903235">
            <text:p>-9,903235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7272">
            <text:p>0,387272</text:p>
          </table:table-cell>
          <table:table-cell office:value-type="float" office:value="-9.903235">
            <text:p>-9,903235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6648">
            <text:p>0,386648</text:p>
          </table:table-cell>
          <table:table-cell office:value-type="float" office:value="-9.92353">
            <text:p>-9,92353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6648">
            <text:p>0,386648</text:p>
          </table:table-cell>
          <table:table-cell office:value-type="float" office:value="-9.92353">
            <text:p>-9,92353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6023">
            <text:p>0,386023</text:p>
          </table:table-cell>
          <table:table-cell office:value-type="float" office:value="-9.942941">
            <text:p>-9,942941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86023">
            <text:p>0,386023</text:p>
          </table:table-cell>
          <table:table-cell office:value-type="float" office:value="-9.942941">
            <text:p>-9,942941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6023">
            <text:p>0,386023</text:p>
          </table:table-cell>
          <table:table-cell office:value-type="float" office:value="-9.961471">
            <text:p>-9,961471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386023">
            <text:p>0,386023</text:p>
          </table:table-cell>
          <table:table-cell office:value-type="float" office:value="-9.961471">
            <text:p>-9,961471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36">
            <text:p>-0,003236</text:p>
          </table:table-cell>
          <table:table-cell office:value-type="float" office:value="-0.003205">
            <text:p>-0,003205</text:p>
          </table:table-cell>
          <table:table-cell office:value-type="float" office:value="0.386023">
            <text:p>0,386023</text:p>
          </table:table-cell>
          <table:table-cell office:value-type="float" office:value="-9.981176">
            <text:p>-9,981176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6023">
            <text:p>0,386023</text:p>
          </table:table-cell>
          <table:table-cell office:value-type="float" office:value="-9.999706">
            <text:p>-9,999706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86648">
            <text:p>0,386648</text:p>
          </table:table-cell>
          <table:table-cell office:value-type="float" office:value="-9.999706">
            <text:p>-9,999706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6648">
            <text:p>0,386648</text:p>
          </table:table-cell>
          <table:table-cell office:value-type="float" office:value="-10.019117">
            <text:p>-10,019117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6648">
            <text:p>0,386648</text:p>
          </table:table-cell>
          <table:table-cell office:value-type="float" office:value="-10.019117">
            <text:p>-10,019117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6648">
            <text:p>0,386648</text:p>
          </table:table-cell>
          <table:table-cell office:value-type="float" office:value="-10.038236">
            <text:p>-10,038236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6648">
            <text:p>0,386648</text:p>
          </table:table-cell>
          <table:table-cell office:value-type="float" office:value="-10.038236">
            <text:p>-10,038236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3">
            <text:p>-0,003233</text:p>
          </table:table-cell>
          <table:table-cell office:value-type="float" office:value="-0.003207">
            <text:p>-0,003207</text:p>
          </table:table-cell>
          <table:table-cell office:value-type="float" office:value="0.387897">
            <text:p>0,387897</text:p>
          </table:table-cell>
          <table:table-cell office:value-type="float" office:value="-10.057059">
            <text:p>-10,057059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7897">
            <text:p>0,387897</text:p>
          </table:table-cell>
          <table:table-cell office:value-type="float" office:value="-10.057059">
            <text:p>-10,057059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87897">
            <text:p>0,387897</text:p>
          </table:table-cell>
          <table:table-cell office:value-type="float" office:value="-10.077059">
            <text:p>-10,077059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87897">
            <text:p>0,387897</text:p>
          </table:table-cell>
          <table:table-cell office:value-type="float" office:value="-10.077059">
            <text:p>-10,077059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6648">
            <text:p>0,386648</text:p>
          </table:table-cell>
          <table:table-cell office:value-type="float" office:value="-10.096176">
            <text:p>-10,096176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86648">
            <text:p>0,386648</text:p>
          </table:table-cell>
          <table:table-cell office:value-type="float" office:value="-10.096176">
            <text:p>-10,096176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86648">
            <text:p>0,386648</text:p>
          </table:table-cell>
          <table:table-cell office:value-type="float" office:value="-10.115294">
            <text:p>-10,115294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6648">
            <text:p>0,386648</text:p>
          </table:table-cell>
          <table:table-cell office:value-type="float" office:value="-10.115294">
            <text:p>-10,115294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9">
            <text:p>-0,003239</text:p>
          </table:table-cell>
          <table:table-cell office:value-type="float" office:value="-0.003201">
            <text:p>-0,003201</text:p>
          </table:table-cell>
          <table:table-cell office:value-type="float" office:value="0.387897">
            <text:p>0,387897</text:p>
          </table:table-cell>
          <table:table-cell office:value-type="float" office:value="-10.13353">
            <text:p>-10,13353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7897">
            <text:p>0,387897</text:p>
          </table:table-cell>
          <table:table-cell office:value-type="float" office:value="-10.13353">
            <text:p>-10,13353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8">
            <text:p>-0,003238</text:p>
          </table:table-cell>
          <table:table-cell office:value-type="float" office:value="-0.003205">
            <text:p>-0,003205</text:p>
          </table:table-cell>
          <table:table-cell office:value-type="float" office:value="0.387897">
            <text:p>0,387897</text:p>
          </table:table-cell>
          <table:table-cell office:value-type="float" office:value="-10.152941">
            <text:p>-10,152941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87897">
            <text:p>0,387897</text:p>
          </table:table-cell>
          <table:table-cell office:value-type="float" office:value="-10.152941">
            <text:p>-10,152941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9146">
            <text:p>0,389146</text:p>
          </table:table-cell>
          <table:table-cell office:value-type="float" office:value="-10.173235">
            <text:p>-10,173235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9146">
            <text:p>0,389146</text:p>
          </table:table-cell>
          <table:table-cell office:value-type="float" office:value="-10.173235">
            <text:p>-10,173235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9">
            <text:p>-0,003239</text:p>
          </table:table-cell>
          <table:table-cell office:value-type="float" office:value="-0.003203">
            <text:p>-0,003203</text:p>
          </table:table-cell>
          <table:table-cell office:value-type="float" office:value="0.386648">
            <text:p>0,386648</text:p>
          </table:table-cell>
          <table:table-cell office:value-type="float" office:value="-10.192647">
            <text:p>-10,192647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86648">
            <text:p>0,386648</text:p>
          </table:table-cell>
          <table:table-cell office:value-type="float" office:value="-10.192647">
            <text:p>-10,192647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87272">
            <text:p>0,387272</text:p>
          </table:table-cell>
          <table:table-cell office:value-type="float" office:value="-10.212059">
            <text:p>-10,212059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87272">
            <text:p>0,387272</text:p>
          </table:table-cell>
          <table:table-cell office:value-type="float" office:value="-10.212059">
            <text:p>-10,212059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">
            <text:p>-0,00324</text:p>
          </table:table-cell>
          <table:table-cell office:value-type="float" office:value="-0.003203">
            <text:p>-0,003203</text:p>
          </table:table-cell>
          <table:table-cell office:value-type="float" office:value="0.388522">
            <text:p>0,388522</text:p>
          </table:table-cell>
          <table:table-cell office:value-type="float" office:value="-10.231176">
            <text:p>-10,231176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0.250588">
            <text:p>-10,250588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6648">
            <text:p>0,386648</text:p>
          </table:table-cell>
          <table:table-cell office:value-type="float" office:value="-10.250588">
            <text:p>-10,250588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6648">
            <text:p>0,386648</text:p>
          </table:table-cell>
          <table:table-cell office:value-type="float" office:value="-10.269412">
            <text:p>-10,269412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7897">
            <text:p>0,387897</text:p>
          </table:table-cell>
          <table:table-cell office:value-type="float" office:value="-10.269412">
            <text:p>-10,269412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8522">
            <text:p>0,388522</text:p>
          </table:table-cell>
          <table:table-cell office:value-type="float" office:value="-10.288529">
            <text:p>-10,288529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8522">
            <text:p>0,388522</text:p>
          </table:table-cell>
          <table:table-cell office:value-type="float" office:value="-10.288529">
            <text:p>-10,288529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8522">
            <text:p>0,388522</text:p>
          </table:table-cell>
          <table:table-cell office:value-type="float" office:value="-10.307647">
            <text:p>-10,307647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8522">
            <text:p>0,388522</text:p>
          </table:table-cell>
          <table:table-cell office:value-type="float" office:value="-10.307647">
            <text:p>-10,307647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7272">
            <text:p>0,387272</text:p>
          </table:table-cell>
          <table:table-cell office:value-type="float" office:value="-10.326765">
            <text:p>-10,326765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387272">
            <text:p>0,387272</text:p>
          </table:table-cell>
          <table:table-cell office:value-type="float" office:value="-10.326765">
            <text:p>-10,326765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6">
            <text:p>-0,003236</text:p>
          </table:table-cell>
          <table:table-cell office:value-type="float" office:value="-0.003207">
            <text:p>-0,003207</text:p>
          </table:table-cell>
          <table:table-cell office:value-type="float" office:value="0.387897">
            <text:p>0,387897</text:p>
          </table:table-cell>
          <table:table-cell office:value-type="float" office:value="-10.346176">
            <text:p>-10,346176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7897">
            <text:p>0,387897</text:p>
          </table:table-cell>
          <table:table-cell office:value-type="float" office:value="-10.346176">
            <text:p>-10,346176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8522">
            <text:p>0,388522</text:p>
          </table:table-cell>
          <table:table-cell office:value-type="float" office:value="-10.365294">
            <text:p>-10,365294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0.365294">
            <text:p>-10,365294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9">
            <text:p>-0,003239</text:p>
          </table:table-cell>
          <table:table-cell office:value-type="float" office:value="-0.003203">
            <text:p>-0,003203</text:p>
          </table:table-cell>
          <table:table-cell office:value-type="float" office:value="0.387897">
            <text:p>0,387897</text:p>
          </table:table-cell>
          <table:table-cell office:value-type="float" office:value="-10.384412">
            <text:p>-10,384412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87897">
            <text:p>0,387897</text:p>
          </table:table-cell>
          <table:table-cell office:value-type="float" office:value="-10.384412">
            <text:p>-10,384412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87272">
            <text:p>0,387272</text:p>
          </table:table-cell>
          <table:table-cell office:value-type="float" office:value="-10.403529">
            <text:p>-10,403529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7272">
            <text:p>0,387272</text:p>
          </table:table-cell>
          <table:table-cell office:value-type="float" office:value="-10.403529">
            <text:p>-10,403529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9146">
            <text:p>0,389146</text:p>
          </table:table-cell>
          <table:table-cell office:value-type="float" office:value="-10.422941">
            <text:p>-10,422941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89146">
            <text:p>0,389146</text:p>
          </table:table-cell>
          <table:table-cell office:value-type="float" office:value="-10.422941">
            <text:p>-10,422941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89146">
            <text:p>0,389146</text:p>
          </table:table-cell>
          <table:table-cell office:value-type="float" office:value="-10.442647">
            <text:p>-10,442647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89146">
            <text:p>0,389146</text:p>
          </table:table-cell>
          <table:table-cell office:value-type="float" office:value="-10.442647">
            <text:p>-10,442647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88522">
            <text:p>0,388522</text:p>
          </table:table-cell>
          <table:table-cell office:value-type="float" office:value="-10.462647">
            <text:p>-10,462647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88522">
            <text:p>0,388522</text:p>
          </table:table-cell>
          <table:table-cell office:value-type="float" office:value="-10.462647">
            <text:p>-10,462647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89146">
            <text:p>0,389146</text:p>
          </table:table-cell>
          <table:table-cell office:value-type="float" office:value="-10.482647">
            <text:p>-10,482647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389146">
            <text:p>0,389146</text:p>
          </table:table-cell>
          <table:table-cell office:value-type="float" office:value="-10.482647">
            <text:p>-10,482647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88522">
            <text:p>0,388522</text:p>
          </table:table-cell>
          <table:table-cell office:value-type="float" office:value="-10.501471">
            <text:p>-10,501471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0.501471">
            <text:p>-10,501471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8522">
            <text:p>0,388522</text:p>
          </table:table-cell>
          <table:table-cell office:value-type="float" office:value="-10.520883">
            <text:p>-10,520883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0.540294">
            <text:p>-10,540294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8522">
            <text:p>0,388522</text:p>
          </table:table-cell>
          <table:table-cell office:value-type="float" office:value="-10.540294">
            <text:p>-10,540294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8522">
            <text:p>0,388522</text:p>
          </table:table-cell>
          <table:table-cell office:value-type="float" office:value="-10.559412">
            <text:p>-10,559412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89146">
            <text:p>0,389146</text:p>
          </table:table-cell>
          <table:table-cell office:value-type="float" office:value="-10.559412">
            <text:p>-10,559412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7">
            <text:p>-0,003237</text:p>
          </table:table-cell>
          <table:table-cell office:value-type="float" office:value="-0.003207">
            <text:p>-0,003207</text:p>
          </table:table-cell>
          <table:table-cell office:value-type="float" office:value="0.389146">
            <text:p>0,389146</text:p>
          </table:table-cell>
          <table:table-cell office:value-type="float" office:value="-10.578529">
            <text:p>-10,578529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2">
            <text:p>-0,003242</text:p>
          </table:table-cell>
          <table:table-cell office:value-type="float" office:value="-0.003204">
            <text:p>-0,003204</text:p>
          </table:table-cell>
          <table:table-cell office:value-type="float" office:value="0.389146">
            <text:p>0,389146</text:p>
          </table:table-cell>
          <table:table-cell office:value-type="float" office:value="-10.578529">
            <text:p>-10,578529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87897">
            <text:p>0,387897</text:p>
          </table:table-cell>
          <table:table-cell office:value-type="float" office:value="-10.597353">
            <text:p>-10,597353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7897">
            <text:p>0,387897</text:p>
          </table:table-cell>
          <table:table-cell office:value-type="float" office:value="-10.597353">
            <text:p>-10,597353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7897">
            <text:p>0,387897</text:p>
          </table:table-cell>
          <table:table-cell office:value-type="float" office:value="-10.61647">
            <text:p>-10,61647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87897">
            <text:p>0,387897</text:p>
          </table:table-cell>
          <table:table-cell office:value-type="float" office:value="-10.61647">
            <text:p>-10,61647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8522">
            <text:p>0,388522</text:p>
          </table:table-cell>
          <table:table-cell office:value-type="float" office:value="-10.635589">
            <text:p>-10,635589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8522">
            <text:p>0,388522</text:p>
          </table:table-cell>
          <table:table-cell office:value-type="float" office:value="-10.635589">
            <text:p>-10,635589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9146">
            <text:p>0,389146</text:p>
          </table:table-cell>
          <table:table-cell office:value-type="float" office:value="-10.654706">
            <text:p>-10,654706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0.654706">
            <text:p>-10,654706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0.673823">
            <text:p>-10,673823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0.673823">
            <text:p>-10,673823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0.693235">
            <text:p>-10,693235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9146">
            <text:p>0,389146</text:p>
          </table:table-cell>
          <table:table-cell office:value-type="float" office:value="-10.693235">
            <text:p>-10,693235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389146">
            <text:p>0,389146</text:p>
          </table:table-cell>
          <table:table-cell office:value-type="float" office:value="-10.713235">
            <text:p>-10,713235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89146">
            <text:p>0,389146</text:p>
          </table:table-cell>
          <table:table-cell office:value-type="float" office:value="-10.713235">
            <text:p>-10,713235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87897">
            <text:p>0,387897</text:p>
          </table:table-cell>
          <table:table-cell office:value-type="float" office:value="-10.732942">
            <text:p>-10,732942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7897">
            <text:p>0,387897</text:p>
          </table:table-cell>
          <table:table-cell office:value-type="float" office:value="-10.732942">
            <text:p>-10,732942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89146">
            <text:p>0,389146</text:p>
          </table:table-cell>
          <table:table-cell office:value-type="float" office:value="-10.752647">
            <text:p>-10,752647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89146">
            <text:p>0,389146</text:p>
          </table:table-cell>
          <table:table-cell office:value-type="float" office:value="-10.752647">
            <text:p>-10,752647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89146">
            <text:p>0,389146</text:p>
          </table:table-cell>
          <table:table-cell office:value-type="float" office:value="-10.771471">
            <text:p>-10,771471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5">
            <text:p>-0,003235</text:p>
          </table:table-cell>
          <table:table-cell office:value-type="float" office:value="-0.003205">
            <text:p>-0,003205</text:p>
          </table:table-cell>
          <table:table-cell office:value-type="float" office:value="0.389146">
            <text:p>0,389146</text:p>
          </table:table-cell>
          <table:table-cell office:value-type="float" office:value="-10.771471">
            <text:p>-10,771471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9146">
            <text:p>0,389146</text:p>
          </table:table-cell>
          <table:table-cell office:value-type="float" office:value="-10.790882">
            <text:p>-10,790882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9146">
            <text:p>0,389146</text:p>
          </table:table-cell>
          <table:table-cell office:value-type="float" office:value="-10.809706">
            <text:p>-10,809706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89146">
            <text:p>0,389146</text:p>
          </table:table-cell>
          <table:table-cell office:value-type="float" office:value="-10.809706">
            <text:p>-10,809706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9146">
            <text:p>0,389146</text:p>
          </table:table-cell>
          <table:table-cell office:value-type="float" office:value="-10.828823">
            <text:p>-10,828823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89146">
            <text:p>0,389146</text:p>
          </table:table-cell>
          <table:table-cell office:value-type="float" office:value="-10.828823">
            <text:p>-10,828823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0.847941">
            <text:p>-10,847941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89771">
            <text:p>0,389771</text:p>
          </table:table-cell>
          <table:table-cell office:value-type="float" office:value="-10.847941">
            <text:p>-10,847941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0.867647">
            <text:p>-10,867647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0.867647">
            <text:p>-10,867647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89146">
            <text:p>0,389146</text:p>
          </table:table-cell>
          <table:table-cell office:value-type="float" office:value="-10.886471">
            <text:p>-10,886471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9">
            <text:p>-0,003239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0.886471">
            <text:p>-10,886471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9771">
            <text:p>0,389771</text:p>
          </table:table-cell>
          <table:table-cell office:value-type="float" office:value="-10.905882">
            <text:p>-10,905882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0.905882">
            <text:p>-10,905882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0.925">
            <text:p>-10,925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0.925">
            <text:p>-10,925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9146">
            <text:p>0,389146</text:p>
          </table:table-cell>
          <table:table-cell office:value-type="float" office:value="-10.943529">
            <text:p>-10,943529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9146">
            <text:p>0,389146</text:p>
          </table:table-cell>
          <table:table-cell office:value-type="float" office:value="-10.943529">
            <text:p>-10,943529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0.962941">
            <text:p>-10,962941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0.962941">
            <text:p>-10,962941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389771">
            <text:p>0,389771</text:p>
          </table:table-cell>
          <table:table-cell office:value-type="float" office:value="-10.982942">
            <text:p>-10,982942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0.982942">
            <text:p>-10,982942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90396">
            <text:p>0,390396</text:p>
          </table:table-cell>
          <table:table-cell office:value-type="float" office:value="-11.002941">
            <text:p>-11,002941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1.002941">
            <text:p>-11,002941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9102">
            <text:p>0,39102</text:p>
          </table:table-cell>
          <table:table-cell office:value-type="float" office:value="-11.022942">
            <text:p>-11,022942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9102">
            <text:p>0,39102</text:p>
          </table:table-cell>
          <table:table-cell office:value-type="float" office:value="-11.022942">
            <text:p>-11,022942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1.042941">
            <text:p>-11,042941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1.042941">
            <text:p>-11,042941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8522">
            <text:p>0,388522</text:p>
          </table:table-cell>
          <table:table-cell office:value-type="float" office:value="-11.062647">
            <text:p>-11,062647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8522">
            <text:p>0,388522</text:p>
          </table:table-cell>
          <table:table-cell office:value-type="float" office:value="-11.062647">
            <text:p>-11,062647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9771">
            <text:p>0,389771</text:p>
          </table:table-cell>
          <table:table-cell office:value-type="float" office:value="-11.082941">
            <text:p>-11,082941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1.082941">
            <text:p>-11,082941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9146">
            <text:p>0,389146</text:p>
          </table:table-cell>
          <table:table-cell office:value-type="float" office:value="-11.102942">
            <text:p>-11,102942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89146">
            <text:p>0,389146</text:p>
          </table:table-cell>
          <table:table-cell office:value-type="float" office:value="-11.102942">
            <text:p>-11,102942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9771">
            <text:p>0,389771</text:p>
          </table:table-cell>
          <table:table-cell office:value-type="float" office:value="-11.122941">
            <text:p>-11,122941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89771">
            <text:p>0,389771</text:p>
          </table:table-cell>
          <table:table-cell office:value-type="float" office:value="-11.122941">
            <text:p>-11,122941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89146">
            <text:p>0,389146</text:p>
          </table:table-cell>
          <table:table-cell office:value-type="float" office:value="-11.142058">
            <text:p>-11,142058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1.142058">
            <text:p>-11,142058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89771">
            <text:p>0,389771</text:p>
          </table:table-cell>
          <table:table-cell office:value-type="float" office:value="-11.162941">
            <text:p>-11,162941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89771">
            <text:p>0,389771</text:p>
          </table:table-cell>
          <table:table-cell office:value-type="float" office:value="-11.162941">
            <text:p>-11,162941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9102">
            <text:p>0,39102</text:p>
          </table:table-cell>
          <table:table-cell office:value-type="float" office:value="-11.180882">
            <text:p>-11,180882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9102">
            <text:p>0,39102</text:p>
          </table:table-cell>
          <table:table-cell office:value-type="float" office:value="-11.2">
            <text:p>-11,2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90396">
            <text:p>0,390396</text:p>
          </table:table-cell>
          <table:table-cell office:value-type="float" office:value="-11.2">
            <text:p>-11,2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1.219412">
            <text:p>-11,219412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1.219412">
            <text:p>-11,219412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89146">
            <text:p>0,389146</text:p>
          </table:table-cell>
          <table:table-cell office:value-type="float" office:value="-11.238235">
            <text:p>-11,238235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89771">
            <text:p>0,389771</text:p>
          </table:table-cell>
          <table:table-cell office:value-type="float" office:value="-11.238235">
            <text:p>-11,238235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1.257059">
            <text:p>-11,257059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1.257059">
            <text:p>-11,257059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1.276176">
            <text:p>-11,276176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90396">
            <text:p>0,390396</text:p>
          </table:table-cell>
          <table:table-cell office:value-type="float" office:value="-11.276176">
            <text:p>-11,276176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90396">
            <text:p>0,390396</text:p>
          </table:table-cell>
          <table:table-cell office:value-type="float" office:value="-11.295588">
            <text:p>-11,295588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9">
            <text:p>-0,003239</text:p>
          </table:table-cell>
          <table:table-cell office:value-type="float" office:value="-0.003203">
            <text:p>-0,003203</text:p>
          </table:table-cell>
          <table:table-cell office:value-type="float" office:value="0.390396">
            <text:p>0,390396</text:p>
          </table:table-cell>
          <table:table-cell office:value-type="float" office:value="-11.295588">
            <text:p>-11,295588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9102">
            <text:p>0,39102</text:p>
          </table:table-cell>
          <table:table-cell office:value-type="float" office:value="-11.314706">
            <text:p>-11,314706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9102">
            <text:p>0,39102</text:p>
          </table:table-cell>
          <table:table-cell office:value-type="float" office:value="-11.314706">
            <text:p>-11,314706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91645">
            <text:p>0,391645</text:p>
          </table:table-cell>
          <table:table-cell office:value-type="float" office:value="-11.333823">
            <text:p>-11,333823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91645">
            <text:p>0,391645</text:p>
          </table:table-cell>
          <table:table-cell office:value-type="float" office:value="-11.333823">
            <text:p>-11,333823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91645">
            <text:p>0,391645</text:p>
          </table:table-cell>
          <table:table-cell office:value-type="float" office:value="-11.353235">
            <text:p>-11,353235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91645">
            <text:p>0,391645</text:p>
          </table:table-cell>
          <table:table-cell office:value-type="float" office:value="-11.353235">
            <text:p>-11,353235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0396">
            <text:p>0,390396</text:p>
          </table:table-cell>
          <table:table-cell office:value-type="float" office:value="-11.372353">
            <text:p>-11,372353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90396">
            <text:p>0,390396</text:p>
          </table:table-cell>
          <table:table-cell office:value-type="float" office:value="-11.372353">
            <text:p>-11,372353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102">
            <text:p>0,39102</text:p>
          </table:table-cell>
          <table:table-cell office:value-type="float" office:value="-11.392353">
            <text:p>-11,392353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9">
            <text:p>-0,003239</text:p>
          </table:table-cell>
          <table:table-cell office:value-type="float" office:value="-0.003203">
            <text:p>-0,003203</text:p>
          </table:table-cell>
          <table:table-cell office:value-type="float" office:value="0.39102">
            <text:p>0,39102</text:p>
          </table:table-cell>
          <table:table-cell office:value-type="float" office:value="-11.392353">
            <text:p>-11,392353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9102">
            <text:p>0,39102</text:p>
          </table:table-cell>
          <table:table-cell office:value-type="float" office:value="-11.412059">
            <text:p>-11,412059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9102">
            <text:p>0,39102</text:p>
          </table:table-cell>
          <table:table-cell office:value-type="float" office:value="-11.412059">
            <text:p>-11,412059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9227">
            <text:p>0,39227</text:p>
          </table:table-cell>
          <table:table-cell office:value-type="float" office:value="-11.43">
            <text:p>-11,43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9227">
            <text:p>0,39227</text:p>
          </table:table-cell>
          <table:table-cell office:value-type="float" office:value="-11.448824">
            <text:p>-11,448824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4">
            <text:p>-0,00324</text:p>
          </table:table-cell>
          <table:table-cell office:value-type="float" office:value="-0.003202">
            <text:p>-0,003202</text:p>
          </table:table-cell>
          <table:table-cell office:value-type="float" office:value="0.39102">
            <text:p>0,39102</text:p>
          </table:table-cell>
          <table:table-cell office:value-type="float" office:value="-11.448824">
            <text:p>-11,448824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9102">
            <text:p>0,39102</text:p>
          </table:table-cell>
          <table:table-cell office:value-type="float" office:value="-11.467941">
            <text:p>-11,467941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9102">
            <text:p>0,39102</text:p>
          </table:table-cell>
          <table:table-cell office:value-type="float" office:value="-11.467941">
            <text:p>-11,467941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9102">
            <text:p>0,39102</text:p>
          </table:table-cell>
          <table:table-cell office:value-type="float" office:value="-11.487059">
            <text:p>-11,487059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9102">
            <text:p>0,39102</text:p>
          </table:table-cell>
          <table:table-cell office:value-type="float" office:value="-11.487059">
            <text:p>-11,487059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9102">
            <text:p>0,39102</text:p>
          </table:table-cell>
          <table:table-cell office:value-type="float" office:value="-11.506471">
            <text:p>-11,506471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9102">
            <text:p>0,39102</text:p>
          </table:table-cell>
          <table:table-cell office:value-type="float" office:value="-11.506471">
            <text:p>-11,506471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90396">
            <text:p>0,390396</text:p>
          </table:table-cell>
          <table:table-cell office:value-type="float" office:value="-11.525883">
            <text:p>-11,525883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90396">
            <text:p>0,390396</text:p>
          </table:table-cell>
          <table:table-cell office:value-type="float" office:value="-11.525883">
            <text:p>-11,525883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9102">
            <text:p>0,39102</text:p>
          </table:table-cell>
          <table:table-cell office:value-type="float" office:value="-11.545">
            <text:p>-11,545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9102">
            <text:p>0,39102</text:p>
          </table:table-cell>
          <table:table-cell office:value-type="float" office:value="-11.545">
            <text:p>-11,545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39227">
            <text:p>0,39227</text:p>
          </table:table-cell>
          <table:table-cell office:value-type="float" office:value="-11.564117">
            <text:p>-11,564117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7">
            <text:p>-0,003237</text:p>
          </table:table-cell>
          <table:table-cell office:value-type="float" office:value="-0.003205">
            <text:p>-0,003205</text:p>
          </table:table-cell>
          <table:table-cell office:value-type="float" office:value="0.39227">
            <text:p>0,39227</text:p>
          </table:table-cell>
          <table:table-cell office:value-type="float" office:value="-11.564117">
            <text:p>-11,564117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91645">
            <text:p>0,391645</text:p>
          </table:table-cell>
          <table:table-cell office:value-type="float" office:value="-11.583236">
            <text:p>-11,583236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91645">
            <text:p>0,391645</text:p>
          </table:table-cell>
          <table:table-cell office:value-type="float" office:value="-11.583236">
            <text:p>-11,583236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9102">
            <text:p>0,39102</text:p>
          </table:table-cell>
          <table:table-cell office:value-type="float" office:value="-11.602058">
            <text:p>-11,602058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9102">
            <text:p>0,39102</text:p>
          </table:table-cell>
          <table:table-cell office:value-type="float" office:value="-11.602058">
            <text:p>-11,602058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92894">
            <text:p>0,392894</text:p>
          </table:table-cell>
          <table:table-cell office:value-type="float" office:value="-11.622353">
            <text:p>-11,622353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2894">
            <text:p>0,392894</text:p>
          </table:table-cell>
          <table:table-cell office:value-type="float" office:value="-11.622353">
            <text:p>-11,622353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92894">
            <text:p>0,392894</text:p>
          </table:table-cell>
          <table:table-cell office:value-type="float" office:value="-11.640588">
            <text:p>-11,640588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92894">
            <text:p>0,392894</text:p>
          </table:table-cell>
          <table:table-cell office:value-type="float" office:value="-11.640588">
            <text:p>-11,640588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9227">
            <text:p>0,39227</text:p>
          </table:table-cell>
          <table:table-cell office:value-type="float" office:value="-11.659706">
            <text:p>-11,659706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9227">
            <text:p>0,39227</text:p>
          </table:table-cell>
          <table:table-cell office:value-type="float" office:value="-11.679412">
            <text:p>-11,679412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91645">
            <text:p>0,391645</text:p>
          </table:table-cell>
          <table:table-cell office:value-type="float" office:value="-11.679412">
            <text:p>-11,679412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91645">
            <text:p>0,391645</text:p>
          </table:table-cell>
          <table:table-cell office:value-type="float" office:value="-11.698236">
            <text:p>-11,698236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91645">
            <text:p>0,391645</text:p>
          </table:table-cell>
          <table:table-cell office:value-type="float" office:value="-11.698236">
            <text:p>-11,698236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9227">
            <text:p>0,39227</text:p>
          </table:table-cell>
          <table:table-cell office:value-type="float" office:value="-11.717059">
            <text:p>-11,717059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9227">
            <text:p>0,39227</text:p>
          </table:table-cell>
          <table:table-cell office:value-type="float" office:value="-11.717059">
            <text:p>-11,717059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9227">
            <text:p>0,39227</text:p>
          </table:table-cell>
          <table:table-cell office:value-type="float" office:value="-11.736176">
            <text:p>-11,736176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9227">
            <text:p>0,39227</text:p>
          </table:table-cell>
          <table:table-cell office:value-type="float" office:value="-11.736176">
            <text:p>-11,736176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9227">
            <text:p>0,39227</text:p>
          </table:table-cell>
          <table:table-cell office:value-type="float" office:value="-11.755589">
            <text:p>-11,755589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9227">
            <text:p>0,39227</text:p>
          </table:table-cell>
          <table:table-cell office:value-type="float" office:value="-11.755589">
            <text:p>-11,755589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9227">
            <text:p>0,39227</text:p>
          </table:table-cell>
          <table:table-cell office:value-type="float" office:value="-11.774412">
            <text:p>-11,774412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9227">
            <text:p>0,39227</text:p>
          </table:table-cell>
          <table:table-cell office:value-type="float" office:value="-11.774412">
            <text:p>-11,774412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92894">
            <text:p>0,392894</text:p>
          </table:table-cell>
          <table:table-cell office:value-type="float" office:value="-11.793235">
            <text:p>-11,793235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92894">
            <text:p>0,392894</text:p>
          </table:table-cell>
          <table:table-cell office:value-type="float" office:value="-11.793235">
            <text:p>-11,793235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9227">
            <text:p>0,39227</text:p>
          </table:table-cell>
          <table:table-cell office:value-type="float" office:value="-11.812942">
            <text:p>-11,812942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9227">
            <text:p>0,39227</text:p>
          </table:table-cell>
          <table:table-cell office:value-type="float" office:value="-11.812942">
            <text:p>-11,812942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91645">
            <text:p>0,391645</text:p>
          </table:table-cell>
          <table:table-cell office:value-type="float" office:value="-11.832353">
            <text:p>-11,832353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91645">
            <text:p>0,391645</text:p>
          </table:table-cell>
          <table:table-cell office:value-type="float" office:value="-11.832353">
            <text:p>-11,832353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92894">
            <text:p>0,392894</text:p>
          </table:table-cell>
          <table:table-cell office:value-type="float" office:value="-11.852353">
            <text:p>-11,852353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392894">
            <text:p>0,392894</text:p>
          </table:table-cell>
          <table:table-cell office:value-type="float" office:value="-11.852353">
            <text:p>-11,852353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91645">
            <text:p>0,391645</text:p>
          </table:table-cell>
          <table:table-cell office:value-type="float" office:value="-11.872353">
            <text:p>-11,872353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91645">
            <text:p>0,391645</text:p>
          </table:table-cell>
          <table:table-cell office:value-type="float" office:value="-11.872353">
            <text:p>-11,872353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9102">
            <text:p>0,39102</text:p>
          </table:table-cell>
          <table:table-cell office:value-type="float" office:value="-11.892058">
            <text:p>-11,892058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9102">
            <text:p>0,39102</text:p>
          </table:table-cell>
          <table:table-cell office:value-type="float" office:value="-11.892058">
            <text:p>-11,892058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9">
            <text:p>-0,003239</text:p>
          </table:table-cell>
          <table:table-cell office:value-type="float" office:value="-0.003201">
            <text:p>-0,003201</text:p>
          </table:table-cell>
          <table:table-cell office:value-type="float" office:value="0.392894">
            <text:p>0,392894</text:p>
          </table:table-cell>
          <table:table-cell office:value-type="float" office:value="-11.910588">
            <text:p>-11,910588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92894">
            <text:p>0,392894</text:p>
          </table:table-cell>
          <table:table-cell office:value-type="float" office:value="-11.910588">
            <text:p>-11,910588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391645">
            <text:p>0,391645</text:p>
          </table:table-cell>
          <table:table-cell office:value-type="float" office:value="-11.930588">
            <text:p>-11,930588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91645">
            <text:p>0,391645</text:p>
          </table:table-cell>
          <table:table-cell office:value-type="float" office:value="-11.949118">
            <text:p>-11,949118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91645">
            <text:p>0,391645</text:p>
          </table:table-cell>
          <table:table-cell office:value-type="float" office:value="-11.949118">
            <text:p>-11,949118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91645">
            <text:p>0,391645</text:p>
          </table:table-cell>
          <table:table-cell office:value-type="float" office:value="-11.967941">
            <text:p>-11,967941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9227">
            <text:p>0,39227</text:p>
          </table:table-cell>
          <table:table-cell office:value-type="float" office:value="-11.967941">
            <text:p>-11,967941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9227">
            <text:p>0,39227</text:p>
          </table:table-cell>
          <table:table-cell office:value-type="float" office:value="-11.987647">
            <text:p>-11,987647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9227">
            <text:p>0,39227</text:p>
          </table:table-cell>
          <table:table-cell office:value-type="float" office:value="-11.987647">
            <text:p>-11,987647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9227">
            <text:p>0,39227</text:p>
          </table:table-cell>
          <table:table-cell office:value-type="float" office:value="-12.006471">
            <text:p>-12,006471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39227">
            <text:p>0,39227</text:p>
          </table:table-cell>
          <table:table-cell office:value-type="float" office:value="-12.006471">
            <text:p>-12,006471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91645">
            <text:p>0,391645</text:p>
          </table:table-cell>
          <table:table-cell office:value-type="float" office:value="-12.025883">
            <text:p>-12,025883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1645">
            <text:p>0,391645</text:p>
          </table:table-cell>
          <table:table-cell office:value-type="float" office:value="-12.025883">
            <text:p>-12,025883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9227">
            <text:p>0,39227</text:p>
          </table:table-cell>
          <table:table-cell office:value-type="float" office:value="-12.045">
            <text:p>-12,045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9227">
            <text:p>0,39227</text:p>
          </table:table-cell>
          <table:table-cell office:value-type="float" office:value="-12.045">
            <text:p>-12,045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9227">
            <text:p>0,39227</text:p>
          </table:table-cell>
          <table:table-cell office:value-type="float" office:value="-12.063824">
            <text:p>-12,063824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9227">
            <text:p>0,39227</text:p>
          </table:table-cell>
          <table:table-cell office:value-type="float" office:value="-12.063824">
            <text:p>-12,063824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9227">
            <text:p>0,39227</text:p>
          </table:table-cell>
          <table:table-cell office:value-type="float" office:value="-12.083236">
            <text:p>-12,083236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9227">
            <text:p>0,39227</text:p>
          </table:table-cell>
          <table:table-cell office:value-type="float" office:value="-12.083236">
            <text:p>-12,083236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92894">
            <text:p>0,392894</text:p>
          </table:table-cell>
          <table:table-cell office:value-type="float" office:value="-12.102353">
            <text:p>-12,102353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92894">
            <text:p>0,392894</text:p>
          </table:table-cell>
          <table:table-cell office:value-type="float" office:value="-12.102353">
            <text:p>-12,102353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9227">
            <text:p>0,39227</text:p>
          </table:table-cell>
          <table:table-cell office:value-type="float" office:value="-12.122059">
            <text:p>-12,122059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9227">
            <text:p>0,39227</text:p>
          </table:table-cell>
          <table:table-cell office:value-type="float" office:value="-12.122059">
            <text:p>-12,122059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92894">
            <text:p>0,392894</text:p>
          </table:table-cell>
          <table:table-cell office:value-type="float" office:value="-12.141765">
            <text:p>-12,141765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92894">
            <text:p>0,392894</text:p>
          </table:table-cell>
          <table:table-cell office:value-type="float" office:value="-12.141765">
            <text:p>-12,141765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39102">
            <text:p>0,39102</text:p>
          </table:table-cell>
          <table:table-cell office:value-type="float" office:value="-12.161765">
            <text:p>-12,161765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39102">
            <text:p>0,39102</text:p>
          </table:table-cell>
          <table:table-cell office:value-type="float" office:value="-12.161765">
            <text:p>-12,161765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9">
            <text:p>-0,003239</text:p>
          </table:table-cell>
          <table:table-cell office:value-type="float" office:value="-0.003201">
            <text:p>-0,003201</text:p>
          </table:table-cell>
          <table:table-cell office:value-type="float" office:value="0.392894">
            <text:p>0,392894</text:p>
          </table:table-cell>
          <table:table-cell office:value-type="float" office:value="-12.182059">
            <text:p>-12,182059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8">
            <text:p>-0,003238</text:p>
          </table:table-cell>
          <table:table-cell office:value-type="float" office:value="-0.003205">
            <text:p>-0,003205</text:p>
          </table:table-cell>
          <table:table-cell office:value-type="float" office:value="0.392894">
            <text:p>0,392894</text:p>
          </table:table-cell>
          <table:table-cell office:value-type="float" office:value="-12.182059">
            <text:p>-12,182059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91645">
            <text:p>0,391645</text:p>
          </table:table-cell>
          <table:table-cell office:value-type="float" office:value="-12.202353">
            <text:p>-12,202353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91645">
            <text:p>0,391645</text:p>
          </table:table-cell>
          <table:table-cell office:value-type="float" office:value="-12.202353">
            <text:p>-12,202353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91645">
            <text:p>0,391645</text:p>
          </table:table-cell>
          <table:table-cell office:value-type="float" office:value="-12.222059">
            <text:p>-12,222059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91645">
            <text:p>0,391645</text:p>
          </table:table-cell>
          <table:table-cell office:value-type="float" office:value="-12.222059">
            <text:p>-12,222059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7">
            <text:p>-0,003237</text:p>
          </table:table-cell>
          <table:table-cell office:value-type="float" office:value="-0.003198">
            <text:p>-0,003198</text:p>
          </table:table-cell>
          <table:table-cell office:value-type="float" office:value="0.39227">
            <text:p>0,39227</text:p>
          </table:table-cell>
          <table:table-cell office:value-type="float" office:value="-12.242059">
            <text:p>-12,242059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9227">
            <text:p>0,39227</text:p>
          </table:table-cell>
          <table:table-cell office:value-type="float" office:value="-12.242059">
            <text:p>-12,242059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9227">
            <text:p>0,39227</text:p>
          </table:table-cell>
          <table:table-cell office:value-type="float" office:value="-12.261765">
            <text:p>-12,261765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9227">
            <text:p>0,39227</text:p>
          </table:table-cell>
          <table:table-cell office:value-type="float" office:value="-12.261765">
            <text:p>-12,261765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92894">
            <text:p>0,392894</text:p>
          </table:table-cell>
          <table:table-cell office:value-type="float" office:value="-12.281177">
            <text:p>-12,281177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92894">
            <text:p>0,392894</text:p>
          </table:table-cell>
          <table:table-cell office:value-type="float" office:value="-12.281177">
            <text:p>-12,281177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9227">
            <text:p>0,39227</text:p>
          </table:table-cell>
          <table:table-cell office:value-type="float" office:value="-12.299706">
            <text:p>-12,299706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9227">
            <text:p>0,39227</text:p>
          </table:table-cell>
          <table:table-cell office:value-type="float" office:value="-12.318235">
            <text:p>-12,318235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91645">
            <text:p>0,391645</text:p>
          </table:table-cell>
          <table:table-cell office:value-type="float" office:value="-12.318235">
            <text:p>-12,318235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391645">
            <text:p>0,391645</text:p>
          </table:table-cell>
          <table:table-cell office:value-type="float" office:value="-12.337647">
            <text:p>-12,337647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91645">
            <text:p>0,391645</text:p>
          </table:table-cell>
          <table:table-cell office:value-type="float" office:value="-12.337647">
            <text:p>-12,337647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227">
            <text:p>0,39227</text:p>
          </table:table-cell>
          <table:table-cell office:value-type="float" office:value="-12.357059">
            <text:p>-12,357059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9227">
            <text:p>0,39227</text:p>
          </table:table-cell>
          <table:table-cell office:value-type="float" office:value="-12.357059">
            <text:p>-12,357059</text:p>
          </table:table-cell>
          <table:table-cell table:number-columns-repeated="1019"/>
        </table:table-row>
        <table:table-row table:style-name="ro1">
          <table:table-cell office:value-type="float" office:value="287.240021">
            <text:p>287,24002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93519">
            <text:p>0,393519</text:p>
          </table:table-cell>
          <table:table-cell office:value-type="float" office:value="-12.376177">
            <text:p>-12,376177</text:p>
          </table:table-cell>
          <table:table-cell table:number-columns-repeated="1019"/>
        </table:table-row>
        <table:table-row table:style-name="ro1">
          <table:table-cell office:value-type="float" office:value="287.240021">
            <text:p>287,240021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93519">
            <text:p>0,393519</text:p>
          </table:table-cell>
          <table:table-cell office:value-type="float" office:value="-12.376177">
            <text:p>-12,376177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91645">
            <text:p>0,391645</text:p>
          </table:table-cell>
          <table:table-cell office:value-type="float" office:value="-12.395294">
            <text:p>-12,395294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91645">
            <text:p>0,391645</text:p>
          </table:table-cell>
          <table:table-cell office:value-type="float" office:value="-12.395294">
            <text:p>-12,395294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92894">
            <text:p>0,392894</text:p>
          </table:table-cell>
          <table:table-cell office:value-type="float" office:value="-12.414706">
            <text:p>-12,414706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92894">
            <text:p>0,392894</text:p>
          </table:table-cell>
          <table:table-cell office:value-type="float" office:value="-12.414706">
            <text:p>-12,414706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91645">
            <text:p>0,391645</text:p>
          </table:table-cell>
          <table:table-cell office:value-type="float" office:value="-12.433235">
            <text:p>-12,433235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91645">
            <text:p>0,391645</text:p>
          </table:table-cell>
          <table:table-cell office:value-type="float" office:value="-12.433235">
            <text:p>-12,433235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392894">
            <text:p>0,392894</text:p>
          </table:table-cell>
          <table:table-cell office:value-type="float" office:value="-12.452353">
            <text:p>-12,452353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92894">
            <text:p>0,392894</text:p>
          </table:table-cell>
          <table:table-cell office:value-type="float" office:value="-12.452353">
            <text:p>-12,452353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9227">
            <text:p>0,39227</text:p>
          </table:table-cell>
          <table:table-cell office:value-type="float" office:value="-12.471471">
            <text:p>-12,471471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227">
            <text:p>0,39227</text:p>
          </table:table-cell>
          <table:table-cell office:value-type="float" office:value="-12.471471">
            <text:p>-12,471471</text:p>
          </table:table-cell>
          <table:table-cell table:number-columns-repeated="1019"/>
        </table:table-row>
        <table:table-row table:style-name="ro1">
          <table:table-cell office:value-type="float" office:value="287.240021">
            <text:p>287,240021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3519">
            <text:p>0,393519</text:p>
          </table:table-cell>
          <table:table-cell office:value-type="float" office:value="-12.491765">
            <text:p>-12,491765</text:p>
          </table:table-cell>
          <table:table-cell table:number-columns-repeated="1019"/>
        </table:table-row>
        <table:table-row table:style-name="ro1">
          <table:table-cell office:value-type="float" office:value="287.240021">
            <text:p>287,240021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93519">
            <text:p>0,393519</text:p>
          </table:table-cell>
          <table:table-cell office:value-type="float" office:value="-12.491765">
            <text:p>-12,491765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8">
            <text:p>-0,003238</text:p>
          </table:table-cell>
          <table:table-cell office:value-type="float" office:value="-0.003201">
            <text:p>-0,003201</text:p>
          </table:table-cell>
          <table:table-cell office:value-type="float" office:value="0.392894">
            <text:p>0,392894</text:p>
          </table:table-cell>
          <table:table-cell office:value-type="float" office:value="-12.511176">
            <text:p>-12,511176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92894">
            <text:p>0,392894</text:p>
          </table:table-cell>
          <table:table-cell office:value-type="float" office:value="-12.511176">
            <text:p>-12,511176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92894">
            <text:p>0,392894</text:p>
          </table:table-cell>
          <table:table-cell office:value-type="float" office:value="-12.531765">
            <text:p>-12,531765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92894">
            <text:p>0,392894</text:p>
          </table:table-cell>
          <table:table-cell office:value-type="float" office:value="-12.531765">
            <text:p>-12,531765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92894">
            <text:p>0,392894</text:p>
          </table:table-cell>
          <table:table-cell office:value-type="float" office:value="-12.551764">
            <text:p>-12,551764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92894">
            <text:p>0,392894</text:p>
          </table:table-cell>
          <table:table-cell office:value-type="float" office:value="-12.551764">
            <text:p>-12,551764</text:p>
          </table:table-cell>
          <table:table-cell table:number-columns-repeated="1019"/>
        </table:table-row>
        <table:table-row table:style-name="ro1">
          <table:table-cell office:value-type="float" office:value="287.695953">
            <text:p>287,695953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94143">
            <text:p>0,394143</text:p>
          </table:table-cell>
          <table:table-cell office:value-type="float" office:value="-12.571765">
            <text:p>-12,571765</text:p>
          </table:table-cell>
          <table:table-cell table:number-columns-repeated="1019"/>
        </table:table-row>
        <table:table-row table:style-name="ro1">
          <table:table-cell office:value-type="float" office:value="287.695953">
            <text:p>287,695953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94143">
            <text:p>0,394143</text:p>
          </table:table-cell>
          <table:table-cell office:value-type="float" office:value="-12.571765">
            <text:p>-12,571765</text:p>
          </table:table-cell>
          <table:table-cell table:number-columns-repeated="1019"/>
        </table:table-row>
        <table:table-row table:style-name="ro1">
          <table:table-cell office:value-type="float" office:value="287.240021">
            <text:p>287,24002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93519">
            <text:p>0,393519</text:p>
          </table:table-cell>
          <table:table-cell office:value-type="float" office:value="-12.591471">
            <text:p>-12,591471</text:p>
          </table:table-cell>
          <table:table-cell table:number-columns-repeated="1019"/>
        </table:table-row>
        <table:table-row table:style-name="ro1">
          <table:table-cell office:value-type="float" office:value="287.240021">
            <text:p>287,240021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93519">
            <text:p>0,393519</text:p>
          </table:table-cell>
          <table:table-cell office:value-type="float" office:value="-12.591471">
            <text:p>-12,591471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9">
            <text:p>-0,003239</text:p>
          </table:table-cell>
          <table:table-cell office:value-type="float" office:value="-0.003201">
            <text:p>-0,003201</text:p>
          </table:table-cell>
          <table:table-cell office:value-type="float" office:value="0.392894">
            <text:p>0,392894</text:p>
          </table:table-cell>
          <table:table-cell office:value-type="float" office:value="-12.61147">
            <text:p>-12,61147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9">
            <text:p>-0,003239</text:p>
          </table:table-cell>
          <table:table-cell office:value-type="float" office:value="-0.003204">
            <text:p>-0,003204</text:p>
          </table:table-cell>
          <table:table-cell office:value-type="float" office:value="0.392894">
            <text:p>0,392894</text:p>
          </table:table-cell>
          <table:table-cell office:value-type="float" office:value="-12.61147">
            <text:p>-12,61147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92894">
            <text:p>0,392894</text:p>
          </table:table-cell>
          <table:table-cell office:value-type="float" office:value="-12.631471">
            <text:p>-12,631471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92894">
            <text:p>0,392894</text:p>
          </table:table-cell>
          <table:table-cell office:value-type="float" office:value="-12.631471">
            <text:p>-12,631471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92894">
            <text:p>0,392894</text:p>
          </table:table-cell>
          <table:table-cell office:value-type="float" office:value="-12.65147">
            <text:p>-12,65147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9">
            <text:p>-0,003239</text:p>
          </table:table-cell>
          <table:table-cell office:value-type="float" office:value="-0.003204">
            <text:p>-0,003204</text:p>
          </table:table-cell>
          <table:table-cell office:value-type="float" office:value="0.392894">
            <text:p>0,392894</text:p>
          </table:table-cell>
          <table:table-cell office:value-type="float" office:value="-12.65147">
            <text:p>-12,65147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92894">
            <text:p>0,392894</text:p>
          </table:table-cell>
          <table:table-cell office:value-type="float" office:value="-12.671764">
            <text:p>-12,671764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92894">
            <text:p>0,392894</text:p>
          </table:table-cell>
          <table:table-cell office:value-type="float" office:value="-12.671764">
            <text:p>-12,671764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392894">
            <text:p>0,392894</text:p>
          </table:table-cell>
          <table:table-cell office:value-type="float" office:value="-12.69147">
            <text:p>-12,69147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92894">
            <text:p>0,392894</text:p>
          </table:table-cell>
          <table:table-cell office:value-type="float" office:value="-12.69147">
            <text:p>-12,69147</text:p>
          </table:table-cell>
          <table:table-cell table:number-columns-repeated="1019"/>
        </table:table-row>
        <table:table-row table:style-name="ro1">
          <table:table-cell office:value-type="float" office:value="287.240021">
            <text:p>287,240021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93519">
            <text:p>0,393519</text:p>
          </table:table-cell>
          <table:table-cell office:value-type="float" office:value="-12.711764">
            <text:p>-12,711764</text:p>
          </table:table-cell>
          <table:table-cell table:number-columns-repeated="1019"/>
        </table:table-row>
        <table:table-row table:style-name="ro1">
          <table:table-cell office:value-type="float" office:value="287.240021">
            <text:p>287,24002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93519">
            <text:p>0,393519</text:p>
          </table:table-cell>
          <table:table-cell office:value-type="float" office:value="-12.711764">
            <text:p>-12,711764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92894">
            <text:p>0,392894</text:p>
          </table:table-cell>
          <table:table-cell office:value-type="float" office:value="-12.732059">
            <text:p>-12,732059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92894">
            <text:p>0,392894</text:p>
          </table:table-cell>
          <table:table-cell office:value-type="float" office:value="-12.732059">
            <text:p>-12,732059</text:p>
          </table:table-cell>
          <table:table-cell table:number-columns-repeated="1019"/>
        </table:table-row>
        <table:table-row table:style-name="ro1">
          <table:table-cell office:value-type="float" office:value="287.695953">
            <text:p>287,695953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94143">
            <text:p>0,394143</text:p>
          </table:table-cell>
          <table:table-cell office:value-type="float" office:value="-12.751764">
            <text:p>-12,751764</text:p>
          </table:table-cell>
          <table:table-cell table:number-columns-repeated="1019"/>
        </table:table-row>
        <table:table-row table:style-name="ro1">
          <table:table-cell office:value-type="float" office:value="287.695953">
            <text:p>287,695953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394143">
            <text:p>0,394143</text:p>
          </table:table-cell>
          <table:table-cell office:value-type="float" office:value="-12.751764">
            <text:p>-12,751764</text:p>
          </table:table-cell>
          <table:table-cell table:number-columns-repeated="1019"/>
        </table:table-row>
        <table:table-row table:style-name="ro1">
          <table:table-cell office:value-type="float" office:value="287.240021">
            <text:p>287,240021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393519">
            <text:p>0,393519</text:p>
          </table:table-cell>
          <table:table-cell office:value-type="float" office:value="-12.77">
            <text:p>-12,77</text:p>
          </table:table-cell>
          <table:table-cell table:number-columns-repeated="1019"/>
        </table:table-row>
        <table:table-row table:style-name="ro1">
          <table:table-cell office:value-type="float" office:value="287.240021">
            <text:p>287,240021</text:p>
          </table:table-cell>
          <table:table-cell office:value-type="float" office:value="-0.003236">
            <text:p>-0,003236</text:p>
          </table:table-cell>
          <table:table-cell office:value-type="float" office:value="-0.003207">
            <text:p>-0,003207</text:p>
          </table:table-cell>
          <table:table-cell office:value-type="float" office:value="0.393519">
            <text:p>0,393519</text:p>
          </table:table-cell>
          <table:table-cell office:value-type="float" office:value="-12.77">
            <text:p>-12,77</text:p>
          </table:table-cell>
          <table:table-cell table:number-columns-repeated="1019"/>
        </table:table-row>
        <table:table-row table:style-name="ro1">
          <table:table-cell office:value-type="float" office:value="287.240021">
            <text:p>287,240021</text:p>
          </table:table-cell>
          <table:table-cell office:value-type="float" office:value="-0.003236">
            <text:p>-0,003236</text:p>
          </table:table-cell>
          <table:table-cell office:value-type="float" office:value="-0.003207">
            <text:p>-0,003207</text:p>
          </table:table-cell>
          <table:table-cell office:value-type="float" office:value="0.393519">
            <text:p>0,393519</text:p>
          </table:table-cell>
          <table:table-cell office:value-type="float" office:value="-12.789412">
            <text:p>-12,789412</text:p>
          </table:table-cell>
          <table:table-cell table:number-columns-repeated="1019"/>
        </table:table-row>
        <table:table-row table:style-name="ro1">
          <table:table-cell office:value-type="float" office:value="287.240021">
            <text:p>287,240021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93519">
            <text:p>0,393519</text:p>
          </table:table-cell>
          <table:table-cell office:value-type="float" office:value="-12.80853">
            <text:p>-12,80853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392894">
            <text:p>0,392894</text:p>
          </table:table-cell>
          <table:table-cell office:value-type="float" office:value="-12.80853">
            <text:p>-12,80853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392894">
            <text:p>0,392894</text:p>
          </table:table-cell>
          <table:table-cell office:value-type="float" office:value="-12.827647">
            <text:p>-12,827647</text:p>
          </table:table-cell>
          <table:table-cell table:number-columns-repeated="1019"/>
        </table:table-row>
        <table:table-row table:style-name="ro1">
          <table:table-cell office:value-type="float" office:value="286.784058">
            <text:p>286,784058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392894">
            <text:p>0,392894</text:p>
          </table:table-cell>
          <table:table-cell office:value-type="float" office:value="-12.827647">
            <text:p>-12,827647</text:p>
          </table:table-cell>
          <table:table-cell table:number-columns-repeated="1019"/>
        </table:table-row>
        <table:table-row table:style-name="ro1">
          <table:table-cell office:value-type="float" office:value="206.539246">
            <text:p>206,53924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82959">
            <text:p>0,282959</text:p>
          </table:table-cell>
          <table:table-cell office:value-type="float" office:value="-12.847353">
            <text:p>-12,847353</text:p>
          </table:table-cell>
          <table:table-cell table:number-columns-repeated="1019"/>
        </table:table-row>
        <table:table-row table:style-name="ro1">
          <table:table-cell office:value-type="float" office:value="206.539246">
            <text:p>206,539246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282959">
            <text:p>0,282959</text:p>
          </table:table-cell>
          <table:table-cell office:value-type="float" office:value="-12.847353">
            <text:p>-12,847353</text:p>
          </table:table-cell>
          <table:table-cell table:number-columns-repeated="1019"/>
        </table:table-row>
        <table:table-row table:style-name="ro1">
          <table:table-cell office:value-type="float" office:value="68.846413">
            <text:p>68,846413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09432">
            <text:p>0,09432</text:p>
          </table:table-cell>
          <table:table-cell office:value-type="float" office:value="-12.866177">
            <text:p>-12,866177</text:p>
          </table:table-cell>
          <table:table-cell table:number-columns-repeated="1019"/>
        </table:table-row>
        <table:table-row table:style-name="ro1">
          <table:table-cell office:value-type="float" office:value="68.846413">
            <text:p>68,846413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9432">
            <text:p>0,09432</text:p>
          </table:table-cell>
          <table:table-cell office:value-type="float" office:value="-12.866177">
            <text:p>-12,866177</text:p>
          </table:table-cell>
          <table:table-cell table:number-columns-repeated="1019"/>
        </table:table-row>
        <table:table-row table:style-name="ro1">
          <table:table-cell office:value-type="float" office:value="10.48654">
            <text:p>10,48654</text:p>
          </table:table-cell>
          <table:table-cell office:value-type="float" office:value="-0.003235">
            <text:p>-0,003235</text:p>
          </table:table-cell>
          <table:table-cell office:value-type="float" office:value="-0.003204">
            <text:p>-0,003204</text:p>
          </table:table-cell>
          <table:table-cell office:value-type="float" office:value="0.014367">
            <text:p>0,014367</text:p>
          </table:table-cell>
          <table:table-cell office:value-type="float" office:value="-12.884706">
            <text:p>-12,884706</text:p>
          </table:table-cell>
          <table:table-cell table:number-columns-repeated="1019"/>
        </table:table-row>
        <table:table-row table:style-name="ro1">
          <table:table-cell office:value-type="float" office:value="10.48654">
            <text:p>10,48654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14367">
            <text:p>0,014367</text:p>
          </table:table-cell>
          <table:table-cell office:value-type="float" office:value="-12.884706">
            <text:p>-12,884706</text:p>
          </table:table-cell>
          <table:table-cell table:number-columns-repeated="1019"/>
        </table:table-row>
        <table:table-row table:style-name="ro1">
          <table:table-cell office:value-type="float" office:value="4.103429">
            <text:p>4,103429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05622">
            <text:p>0,005622</text:p>
          </table:table-cell>
          <table:table-cell office:value-type="float" office:value="-12.904118">
            <text:p>-12,904118</text:p>
          </table:table-cell>
          <table:table-cell table:number-columns-repeated="1019"/>
        </table:table-row>
        <table:table-row table:style-name="ro1">
          <table:table-cell office:value-type="float" office:value="4.103429">
            <text:p>4,103429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005622">
            <text:p>0,005622</text:p>
          </table:table-cell>
          <table:table-cell office:value-type="float" office:value="-12.904118">
            <text:p>-12,904118</text:p>
          </table:table-cell>
          <table:table-cell table:number-columns-repeated="1019"/>
        </table:table-row>
        <table:table-row table:style-name="ro1">
          <table:table-cell office:value-type="float" office:value="4.559365">
            <text:p>4,559365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006246">
            <text:p>0,006246</text:p>
          </table:table-cell>
          <table:table-cell office:value-type="float" office:value="-12.922941">
            <text:p>-12,922941</text:p>
          </table:table-cell>
          <table:table-cell table:number-columns-repeated="1019"/>
        </table:table-row>
        <table:table-row table:style-name="ro1">
          <table:table-cell office:value-type="float" office:value="4.559365">
            <text:p>4,559365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006246">
            <text:p>0,006246</text:p>
          </table:table-cell>
          <table:table-cell office:value-type="float" office:value="-12.922941">
            <text:p>-12,922941</text:p>
          </table:table-cell>
          <table:table-cell table:number-columns-repeated="1019"/>
        </table:table-row>
        <table:table-row table:style-name="ro1">
          <table:table-cell office:value-type="float" office:value="5.471238">
            <text:p>5,471238</text:p>
          </table:table-cell>
          <table:table-cell office:value-type="float" office:value="-0.003232">
            <text:p>-0,003232</text:p>
          </table:table-cell>
          <table:table-cell office:value-type="float" office:value="-0.003203">
            <text:p>-0,003203</text:p>
          </table:table-cell>
          <table:table-cell office:value-type="float" office:value="0.007496">
            <text:p>0,007496</text:p>
          </table:table-cell>
          <table:table-cell office:value-type="float" office:value="-12.942353">
            <text:p>-12,942353</text:p>
          </table:table-cell>
          <table:table-cell table:number-columns-repeated="1019"/>
        </table:table-row>
        <table:table-row table:style-name="ro1">
          <table:table-cell office:value-type="float" office:value="5.471238">
            <text:p>5,47123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07496">
            <text:p>0,007496</text:p>
          </table:table-cell>
          <table:table-cell office:value-type="float" office:value="-12.942353">
            <text:p>-12,942353</text:p>
          </table:table-cell>
          <table:table-cell table:number-columns-repeated="1019"/>
        </table:table-row>
        <table:table-row table:style-name="ro1">
          <table:table-cell office:value-type="float" office:value="4.103429">
            <text:p>4,10342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05622">
            <text:p>0,005622</text:p>
          </table:table-cell>
          <table:table-cell office:value-type="float" office:value="-12.961177">
            <text:p>-12,961177</text:p>
          </table:table-cell>
          <table:table-cell table:number-columns-repeated="1019"/>
        </table:table-row>
        <table:table-row table:style-name="ro1">
          <table:table-cell office:value-type="float" office:value="4.103429">
            <text:p>4,103429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05622">
            <text:p>0,005622</text:p>
          </table:table-cell>
          <table:table-cell office:value-type="float" office:value="-12.961177">
            <text:p>-12,961177</text:p>
          </table:table-cell>
          <table:table-cell table:number-columns-repeated="1019"/>
        </table:table-row>
        <table:table-row table:style-name="ro1">
          <table:table-cell office:value-type="float" office:value="4.559365">
            <text:p>4,559365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06246">
            <text:p>0,006246</text:p>
          </table:table-cell>
          <table:table-cell office:value-type="float" office:value="-12.981471">
            <text:p>-12,981471</text:p>
          </table:table-cell>
          <table:table-cell table:number-columns-repeated="1019"/>
        </table:table-row>
        <table:table-row table:style-name="ro1">
          <table:table-cell office:value-type="float" office:value="4.559365">
            <text:p>4,559365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006246">
            <text:p>0,006246</text:p>
          </table:table-cell>
          <table:table-cell office:value-type="float" office:value="-12.981471">
            <text:p>-12,981471</text:p>
          </table:table-cell>
          <table:table-cell table:number-columns-repeated="1019"/>
        </table:table-row>
        <table:table-row table:style-name="ro1">
          <table:table-cell office:value-type="float" office:value="5.015302">
            <text:p>5,015302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006871">
            <text:p>0,006871</text:p>
          </table:table-cell>
          <table:table-cell office:value-type="float" office:value="-13.001471">
            <text:p>-13,001471</text:p>
          </table:table-cell>
          <table:table-cell table:number-columns-repeated="1019"/>
        </table:table-row>
        <table:table-row table:style-name="ro1">
          <table:table-cell office:value-type="float" office:value="5.015302">
            <text:p>5,01530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06871">
            <text:p>0,006871</text:p>
          </table:table-cell>
          <table:table-cell office:value-type="float" office:value="-13.001471">
            <text:p>-13,001471</text:p>
          </table:table-cell>
          <table:table-cell table:number-columns-repeated="1019"/>
        </table:table-row>
        <table:table-row table:style-name="ro1">
          <table:table-cell office:value-type="float" office:value="5.015302">
            <text:p>5,015302</text:p>
          </table:table-cell>
          <table:table-cell office:value-type="float" office:value="-0.003238">
            <text:p>-0,003238</text:p>
          </table:table-cell>
          <table:table-cell office:value-type="float" office:value="-0.003202">
            <text:p>-0,003202</text:p>
          </table:table-cell>
          <table:table-cell office:value-type="float" office:value="0.006871">
            <text:p>0,006871</text:p>
          </table:table-cell>
          <table:table-cell office:value-type="float" office:value="-13.021471">
            <text:p>-13,021471</text:p>
          </table:table-cell>
          <table:table-cell table:number-columns-repeated="1019"/>
        </table:table-row>
        <table:table-row table:style-name="ro1">
          <table:table-cell office:value-type="float" office:value="5.015302">
            <text:p>5,015302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06871">
            <text:p>0,006871</text:p>
          </table:table-cell>
          <table:table-cell office:value-type="float" office:value="-13.021471">
            <text:p>-13,021471</text:p>
          </table:table-cell>
          <table:table-cell table:number-columns-repeated="1019"/>
        </table:table-row>
        <table:table-row table:style-name="ro1">
          <table:table-cell office:value-type="float" office:value="5.471238">
            <text:p>5,471238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07496">
            <text:p>0,007496</text:p>
          </table:table-cell>
          <table:table-cell office:value-type="float" office:value="-13.041764">
            <text:p>-13,041764</text:p>
          </table:table-cell>
          <table:table-cell table:number-columns-repeated="1019"/>
        </table:table-row>
        <table:table-row table:style-name="ro1">
          <table:table-cell office:value-type="float" office:value="5.471238">
            <text:p>5,471238</text:p>
          </table:table-cell>
          <table:table-cell office:value-type="float" office:value="-0.003238">
            <text:p>-0,003238</text:p>
          </table:table-cell>
          <table:table-cell office:value-type="float" office:value="-0.003203">
            <text:p>-0,003203</text:p>
          </table:table-cell>
          <table:table-cell office:value-type="float" office:value="0.007496">
            <text:p>0,007496</text:p>
          </table:table-cell>
          <table:table-cell office:value-type="float" office:value="-13.041764">
            <text:p>-13,041764</text:p>
          </table:table-cell>
          <table:table-cell table:number-columns-repeated="1019"/>
        </table:table-row>
        <table:table-row table:style-name="ro1">
          <table:table-cell office:value-type="float" office:value="6.839048">
            <text:p>6,839048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09369">
            <text:p>0,009369</text:p>
          </table:table-cell>
          <table:table-cell office:value-type="float" office:value="-13.062058">
            <text:p>-13,062058</text:p>
          </table:table-cell>
          <table:table-cell table:number-columns-repeated="1019"/>
        </table:table-row>
        <table:table-row table:style-name="ro1">
          <table:table-cell office:value-type="float" office:value="6.839048">
            <text:p>6,839048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09369">
            <text:p>0,009369</text:p>
          </table:table-cell>
          <table:table-cell office:value-type="float" office:value="-13.062058">
            <text:p>-13,062058</text:p>
          </table:table-cell>
          <table:table-cell table:number-columns-repeated="1019"/>
        </table:table-row>
        <table:table-row table:style-name="ro1">
          <table:table-cell office:value-type="float" office:value="6.383111">
            <text:p>6,383111</text:p>
          </table:table-cell>
          <table:table-cell office:value-type="float" office:value="-0.003239">
            <text:p>-0,003239</text:p>
          </table:table-cell>
          <table:table-cell office:value-type="float" office:value="-0.003202">
            <text:p>-0,003202</text:p>
          </table:table-cell>
          <table:table-cell office:value-type="float" office:value="0.008745">
            <text:p>0,008745</text:p>
          </table:table-cell>
          <table:table-cell office:value-type="float" office:value="-13.082059">
            <text:p>-13,082059</text:p>
          </table:table-cell>
          <table:table-cell table:number-columns-repeated="1019"/>
        </table:table-row>
        <table:table-row table:style-name="ro1">
          <table:table-cell office:value-type="float" office:value="6.383111">
            <text:p>6,383111</text:p>
          </table:table-cell>
          <table:table-cell office:value-type="float" office:value="-0.003233">
            <text:p>-0,003233</text:p>
          </table:table-cell>
          <table:table-cell office:value-type="float" office:value="-0.003204">
            <text:p>-0,003204</text:p>
          </table:table-cell>
          <table:table-cell office:value-type="float" office:value="0.008745">
            <text:p>0,008745</text:p>
          </table:table-cell>
          <table:table-cell office:value-type="float" office:value="-13.082059">
            <text:p>-13,082059</text:p>
          </table:table-cell>
          <table:table-cell table:number-columns-repeated="1019"/>
        </table:table-row>
        <table:table-row table:style-name="ro1">
          <table:table-cell office:value-type="float" office:value="5.927175">
            <text:p>5,927175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0812">
            <text:p>0,00812</text:p>
          </table:table-cell>
          <table:table-cell office:value-type="float" office:value="-13.101176">
            <text:p>-13,101176</text:p>
          </table:table-cell>
          <table:table-cell table:number-columns-repeated="1019"/>
        </table:table-row>
        <table:table-row table:style-name="ro1">
          <table:table-cell office:value-type="float" office:value="5.927175">
            <text:p>5,927175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00812">
            <text:p>0,00812</text:p>
          </table:table-cell>
          <table:table-cell office:value-type="float" office:value="-13.101176">
            <text:p>-13,101176</text:p>
          </table:table-cell>
          <table:table-cell table:number-columns-repeated="1019"/>
        </table:table-row>
        <table:table-row table:style-name="ro1">
          <table:table-cell office:value-type="float" office:value="5.471238">
            <text:p>5,471238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007496">
            <text:p>0,007496</text:p>
          </table:table-cell>
          <table:table-cell office:value-type="float" office:value="-13.120882">
            <text:p>-13,120882</text:p>
          </table:table-cell>
          <table:table-cell table:number-columns-repeated="1019"/>
        </table:table-row>
        <table:table-row table:style-name="ro1">
          <table:table-cell office:value-type="float" office:value="5.471238">
            <text:p>5,47123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07496">
            <text:p>0,007496</text:p>
          </table:table-cell>
          <table:table-cell office:value-type="float" office:value="-13.120882">
            <text:p>-13,120882</text:p>
          </table:table-cell>
          <table:table-cell table:number-columns-repeated="1019"/>
        </table:table-row>
        <table:table-row table:style-name="ro1">
          <table:table-cell office:value-type="float" office:value="8.206858">
            <text:p>8,206858</text:p>
          </table:table-cell>
          <table:table-cell office:value-type="float" office:value="-0.003236">
            <text:p>-0,003236</text:p>
          </table:table-cell>
          <table:table-cell office:value-type="float" office:value="-0.003204">
            <text:p>-0,003204</text:p>
          </table:table-cell>
          <table:table-cell office:value-type="float" office:value="0.011243">
            <text:p>0,011243</text:p>
          </table:table-cell>
          <table:table-cell office:value-type="float" office:value="-13.141176">
            <text:p>-13,141176</text:p>
          </table:table-cell>
          <table:table-cell table:number-columns-repeated="1019"/>
        </table:table-row>
        <table:table-row table:style-name="ro1">
          <table:table-cell office:value-type="float" office:value="8.206858">
            <text:p>8,20685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11243">
            <text:p>0,011243</text:p>
          </table:table-cell>
          <table:table-cell office:value-type="float" office:value="-13.141176">
            <text:p>-13,141176</text:p>
          </table:table-cell>
          <table:table-cell table:number-columns-repeated="1019"/>
        </table:table-row>
        <table:table-row table:style-name="ro1">
          <table:table-cell office:value-type="float" office:value="8.206858">
            <text:p>8,206858</text:p>
          </table:table-cell>
          <table:table-cell office:value-type="float" office:value="-0.003237">
            <text:p>-0,003237</text:p>
          </table:table-cell>
          <table:table-cell office:value-type="float" office:value="-0.003204">
            <text:p>-0,003204</text:p>
          </table:table-cell>
          <table:table-cell office:value-type="float" office:value="0.011243">
            <text:p>0,011243</text:p>
          </table:table-cell>
          <table:table-cell office:value-type="float" office:value="-13.16147">
            <text:p>-13,16147</text:p>
          </table:table-cell>
          <table:table-cell table:number-columns-repeated="1019"/>
        </table:table-row>
        <table:table-row table:style-name="ro1">
          <table:table-cell office:value-type="float" office:value="8.206858">
            <text:p>8,20685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11243">
            <text:p>0,011243</text:p>
          </table:table-cell>
          <table:table-cell office:value-type="float" office:value="-13.16147">
            <text:p>-13,16147</text:p>
          </table:table-cell>
          <table:table-cell table:number-columns-repeated="1019"/>
        </table:table-row>
        <table:table-row table:style-name="ro1">
          <table:table-cell office:value-type="float" office:value="8.662794">
            <text:p>8,662794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011868">
            <text:p>0,011868</text:p>
          </table:table-cell>
          <table:table-cell office:value-type="float" office:value="-13.181176">
            <text:p>-13,181176</text:p>
          </table:table-cell>
          <table:table-cell table:number-columns-repeated="1019"/>
        </table:table-row>
        <table:table-row table:style-name="ro1">
          <table:table-cell office:value-type="float" office:value="8.662794">
            <text:p>8,662794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011868">
            <text:p>0,011868</text:p>
          </table:table-cell>
          <table:table-cell office:value-type="float" office:value="-13.181176">
            <text:p>-13,181176</text:p>
          </table:table-cell>
          <table:table-cell table:number-columns-repeated="1019"/>
        </table:table-row>
        <table:table-row table:style-name="ro1">
          <table:table-cell office:value-type="float" office:value="7.750921">
            <text:p>7,750921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010619">
            <text:p>0,010619</text:p>
          </table:table-cell>
          <table:table-cell office:value-type="float" office:value="-13.202353">
            <text:p>-13,202353</text:p>
          </table:table-cell>
          <table:table-cell table:number-columns-repeated="1019"/>
        </table:table-row>
        <table:table-row table:style-name="ro1">
          <table:table-cell office:value-type="float" office:value="7.750921">
            <text:p>7,750921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10619">
            <text:p>0,010619</text:p>
          </table:table-cell>
          <table:table-cell office:value-type="float" office:value="-13.202353">
            <text:p>-13,202353</text:p>
          </table:table-cell>
          <table:table-cell table:number-columns-repeated="1019"/>
        </table:table-row>
        <table:table-row table:style-name="ro1">
          <table:table-cell office:value-type="float" office:value="8.662794">
            <text:p>8,662794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11868">
            <text:p>0,011868</text:p>
          </table:table-cell>
          <table:table-cell office:value-type="float" office:value="-13.222059">
            <text:p>-13,222059</text:p>
          </table:table-cell>
          <table:table-cell table:number-columns-repeated="1019"/>
        </table:table-row>
        <table:table-row table:style-name="ro1">
          <table:table-cell office:value-type="float" office:value="8.662794">
            <text:p>8,662794</text:p>
          </table:table-cell>
          <table:table-cell office:value-type="float" office:value="-0.003238">
            <text:p>-0,003238</text:p>
          </table:table-cell>
          <table:table-cell office:value-type="float" office:value="-0.0032">
            <text:p>-0,0032</text:p>
          </table:table-cell>
          <table:table-cell office:value-type="float" office:value="0.011868">
            <text:p>0,011868</text:p>
          </table:table-cell>
          <table:table-cell office:value-type="float" office:value="-13.222059">
            <text:p>-13,222059</text:p>
          </table:table-cell>
          <table:table-cell table:number-columns-repeated="1019"/>
        </table:table-row>
        <table:table-row table:style-name="ro1">
          <table:table-cell office:value-type="float" office:value="9.118731">
            <text:p>9,118731</text:p>
          </table:table-cell>
          <table:table-cell office:value-type="float" office:value="-0.003238">
            <text:p>-0,003238</text:p>
          </table:table-cell>
          <table:table-cell office:value-type="float" office:value="-0.0032">
            <text:p>-0,0032</text:p>
          </table:table-cell>
          <table:table-cell office:value-type="float" office:value="0.012493">
            <text:p>0,012493</text:p>
          </table:table-cell>
          <table:table-cell office:value-type="float" office:value="-13.24147">
            <text:p>-13,24147</text:p>
          </table:table-cell>
          <table:table-cell table:number-columns-repeated="1019"/>
        </table:table-row>
        <table:table-row table:style-name="ro1">
          <table:table-cell office:value-type="float" office:value="9.118731">
            <text:p>9,118731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12493">
            <text:p>0,012493</text:p>
          </table:table-cell>
          <table:table-cell office:value-type="float" office:value="-13.24147">
            <text:p>-13,24147</text:p>
          </table:table-cell>
          <table:table-cell table:number-columns-repeated="1019"/>
        </table:table-row>
        <table:table-row table:style-name="ro1">
          <table:table-cell office:value-type="float" office:value="9.118731">
            <text:p>9,11873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12493">
            <text:p>0,012493</text:p>
          </table:table-cell>
          <table:table-cell office:value-type="float" office:value="-13.256176">
            <text:p>-13,256176</text:p>
          </table:table-cell>
          <table:table-cell table:number-columns-repeated="1019"/>
        </table:table-row>
        <table:table-row table:style-name="ro1">
          <table:table-cell office:value-type="float" office:value="9.118731">
            <text:p>9,118731</text:p>
          </table:table-cell>
          <table:table-cell office:value-type="float" office:value="-0.003237">
            <text:p>-0,003237</text:p>
          </table:table-cell>
          <table:table-cell office:value-type="float" office:value="-0.003202">
            <text:p>-0,003202</text:p>
          </table:table-cell>
          <table:table-cell office:value-type="float" office:value="0.012493">
            <text:p>0,012493</text:p>
          </table:table-cell>
          <table:table-cell office:value-type="float" office:value="-13.256176">
            <text:p>-13,256176</text:p>
          </table:table-cell>
          <table:table-cell table:number-columns-repeated="1019"/>
        </table:table-row>
        <table:table-row table:style-name="ro1">
          <table:table-cell office:value-type="float" office:value="8.206858">
            <text:p>8,206858</text:p>
          </table:table-cell>
          <table:table-cell office:value-type="float" office:value="-0.003236">
            <text:p>-0,003236</text:p>
          </table:table-cell>
          <table:table-cell office:value-type="float" office:value="-0.003203">
            <text:p>-0,003203</text:p>
          </table:table-cell>
          <table:table-cell office:value-type="float" office:value="0.011243">
            <text:p>0,011243</text:p>
          </table:table-cell>
          <table:table-cell office:value-type="float" office:value="-13.255882">
            <text:p>-13,255882</text:p>
          </table:table-cell>
          <table:table-cell table:number-columns-repeated="1019"/>
        </table:table-row>
        <table:table-row table:style-name="ro1">
          <table:table-cell office:value-type="float" office:value="8.206858">
            <text:p>8,206858</text:p>
          </table:table-cell>
          <table:table-cell office:value-type="float" office:value="-0.003237">
            <text:p>-0,003237</text:p>
          </table:table-cell>
          <table:table-cell office:value-type="float" office:value="-0.003203">
            <text:p>-0,003203</text:p>
          </table:table-cell>
          <table:table-cell office:value-type="float" office:value="0.011243">
            <text:p>0,011243</text:p>
          </table:table-cell>
          <table:table-cell office:value-type="float" office:value="-13.255882">
            <text:p>-13,255882</text:p>
          </table:table-cell>
          <table:table-cell table:number-columns-repeated="1019"/>
        </table:table-row>
        <table:table-row table:style-name="ro1">
          <table:table-cell office:value-type="float" office:value="10.030603">
            <text:p>10,03060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13742">
            <text:p>0,013742</text:p>
          </table:table-cell>
          <table:table-cell office:value-type="float" office:value="-13.255882">
            <text:p>-13,255882</text:p>
          </table:table-cell>
          <table:table-cell table:number-columns-repeated="1019"/>
        </table:table-row>
        <table:table-row table:style-name="ro1">
          <table:table-cell office:value-type="float" office:value="10.030603">
            <text:p>10,030603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13742">
            <text:p>0,013742</text:p>
          </table:table-cell>
          <table:table-cell office:value-type="float" office:value="-13.255882">
            <text:p>-13,255882</text:p>
          </table:table-cell>
          <table:table-cell table:number-columns-repeated="1019"/>
        </table:table-row>
        <table:table-row table:style-name="ro1">
          <table:table-cell office:value-type="float" office:value="9.574667">
            <text:p>9,574667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13117">
            <text:p>0,013117</text:p>
          </table:table-cell>
          <table:table-cell office:value-type="float" office:value="-13.255882">
            <text:p>-13,255882</text:p>
          </table:table-cell>
          <table:table-cell table:number-columns-repeated="1019"/>
        </table:table-row>
        <table:table-row table:style-name="ro1">
          <table:table-cell office:value-type="float" office:value="9.574667">
            <text:p>9,574667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013117">
            <text:p>0,013117</text:p>
          </table:table-cell>
          <table:table-cell office:value-type="float" office:value="-13.255882">
            <text:p>-13,255882</text:p>
          </table:table-cell>
          <table:table-cell table:number-columns-repeated="1019"/>
        </table:table-row>
        <table:table-row table:style-name="ro1">
          <table:table-cell office:value-type="float" office:value="11.398413">
            <text:p>11,398413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15616">
            <text:p>0,015616</text:p>
          </table:table-cell>
          <table:table-cell office:value-type="float" office:value="-13.255882">
            <text:p>-13,255882</text:p>
          </table:table-cell>
          <table:table-cell table:number-columns-repeated="1019"/>
        </table:table-row>
        <table:table-row table:style-name="ro1">
          <table:table-cell office:value-type="float" office:value="11.398413">
            <text:p>11,398413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015616">
            <text:p>0,015616</text:p>
          </table:table-cell>
          <table:table-cell office:value-type="float" office:value="-13.255882">
            <text:p>-13,255882</text:p>
          </table:table-cell>
          <table:table-cell table:number-columns-repeated="1019"/>
        </table:table-row>
        <table:table-row table:style-name="ro1">
          <table:table-cell office:value-type="float" office:value="9.574667">
            <text:p>9,574667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013117">
            <text:p>0,013117</text:p>
          </table:table-cell>
          <table:table-cell office:value-type="float" office:value="-13.255882">
            <text:p>-13,255882</text:p>
          </table:table-cell>
          <table:table-cell table:number-columns-repeated="1019"/>
        </table:table-row>
        <table:table-row table:style-name="ro1" table:number-rows-repeated="10472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23:42:34.27</dc:date>
    <meta:document-statistic meta:table-count="1" meta:cell-count="6841" meta:object-count="0"/>
    <meta:generator>LibreOffice/4.0.4.2$Windows_x86 LibreOffice_project/9e9821abd0ffdbc09cd8c52eaa574fa09eb08f2</meta:generator>
  </office:meta>
</office:document-meta>
</file>